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1" svg:font-family="Arial1"/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0.852in"/>
    </style:style>
    <style:style style:name="co15" style:family="table-column">
      <style:table-column-properties fo:break-before="auto" style:column-width="2.1736in"/>
    </style:style>
    <style:style style:name="co16" style:family="table-column">
      <style:table-column-properties fo:break-before="auto" style:column-width="0.3728in"/>
    </style:style>
    <style:style style:name="co17" style:family="table-column">
      <style:table-column-properties fo:break-before="auto" style:column-width="0.9634in"/>
    </style:style>
    <style:style style:name="co18" style:family="table-column">
      <style:table-column-properties fo:break-before="auto" style:column-width="0.6244in"/>
    </style:style>
    <style:style style:name="co19" style:family="table-column">
      <style:table-column-properties fo:break-before="auto" style:column-width="0.3709in"/>
    </style:style>
    <style:style style:name="co20" style:family="table-column">
      <style:table-column-properties fo:break-before="auto" style:column-width="0.4583in"/>
    </style:style>
    <style:style style:name="co21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5799in" fo:break-before="auto" style:use-optimal-row-height="true"/>
    </style:style>
    <style:style style:name="ro8" style:family="table-row">
      <style:table-row-properties style:row-height="0.7457in" fo:break-before="auto" style:use-optimal-row-height="true"/>
    </style:style>
    <style:style style:name="ro9" style:family="table-row">
      <style:table-row-properties style:row-height="0.4146in" fo:break-before="auto" style:use-optimal-row-height="true"/>
    </style:style>
    <style:style style:name="ro10" style:family="table-row">
      <style:table-row-properties style:row-height="0.2728in" fo:break-before="auto" style:use-optimal-row-height="true"/>
    </style:style>
    <style:style style:name="ro11" style:family="table-row">
      <style:table-row-properties style:row-height="0.8701in" fo:break-before="auto" style:use-optimal-row-height="true"/>
    </style:style>
    <style:style style:name="ro12" style:family="table-row">
      <style:table-row-properties style:row-height="0.9118in" fo:break-before="auto" style:use-optimal-row-height="true"/>
    </style:style>
    <style:style style:name="ro13" style:family="table-row">
      <style:table-row-properties style:row-height="1.2437in" fo:break-before="auto" style:use-optimal-row-height="true"/>
    </style:style>
    <style:style style:name="ro14" style:family="table-row">
      <style:table-row-properties style:row-height="1.4091in" fo:break-before="auto" style:use-optimal-row-height="true"/>
    </style:style>
    <style:style style:name="ro15" style:family="table-row">
      <style:table-row-properties style:row-height="1.078in" fo:break-before="auto" style:use-optimal-row-height="true"/>
    </style:style>
    <style:style style:name="ro16" style:family="table-row">
      <style:table-row-properties style:row-height="0.1783in" fo:break-before="auto" style:use-optimal-row-height="false"/>
    </style:style>
    <style:style style:name="ro17" style:family="table-row">
      <style:table-row-properties style:row-height="0.2555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0" style:family="table-cell" style:parent-style-name="Default">
      <style:text-properties fo:font-size="10pt" style:font-size-asian="10pt" style:font-size-complex="10pt"/>
    </style:style>
    <style:style style:name="ce39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2" style:family="table-cell" style:parent-style-name="Default">
      <style:table-cell-properties fo:padding="0.028in"/>
    </style:style>
    <style:style style:name="ce43" style:family="table-cell" style:parent-style-name="Default">
      <style:table-cell-properties fo:border="0.0008in solid #000000"/>
    </style:style>
    <style:style style:name="ce44" style:family="table-cell" style:parent-style-name="Default">
      <style:table-cell-properties fo:background-color="transparent" fo:border="0.0008in solid #000000"/>
    </style:style>
    <style:style style:name="ce45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5.G10"/>
    </style:style>
    <style:style style:name="ce46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8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49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0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1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2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size-asian="10pt" style:language-asian="zxx" style:country-asian="none" style:font-size-complex="10pt" style:language-complex="zxx" style:country-complex="none"/>
      <style:map style:condition="cell-content()&gt;0" style:apply-style-name="Absent" style:base-cell-address="Tong_Hop_Ngay_Nghi_2015.C2"/>
    </style:style>
    <style:style style:name="ce53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fo:font-style="normal" style:font-size-asian="10pt" style:language-asian="en" style:country-asian="US" style:font-style-asian="normal" style:font-size-complex="6.80000019073486pt" style:language-complex="en" style:country-complex="US" style:font-style-complex="normal"/>
      <style:map style:condition="cell-content()&gt;0" style:apply-style-name="Absent" style:base-cell-address="Tong_Hop_Ngay_Nghi_2015.C2"/>
    </style:style>
    <style:style style:name="ce56" style:family="table-cell" style:parent-style-name="Default">
      <style:table-cell-properties fo:wrap-option="wrap" fo:border="0.0008in solid #000000"/>
    </style:style>
    <style:style style:name="ce57" style:family="table-cell" style:parent-style-name="Default">
      <style:table-cell-properties fo:background-color="transparent"/>
    </style:style>
    <style:style style:name="ce58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9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60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2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6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4" style:family="table-cell" style:parent-style-name="Default" style:data-style-name="N1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5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fffcc" fo:border="0.0008in solid #000000" fo:padding="0.028in"/>
      <style:text-properties fo:color="#000000" style:font-name="Arial11" fo:font-weight="bold" style:font-name-asian="Arial11" style:language-asian="zh" style:country-asian="CN" style:font-style-asian="normal" style:font-weight-asian="bold" style:font-name-complex="Arial11" style:language-complex="hi" style:country-complex="IN" style:font-style-complex="normal" style:font-weight-complex="bold"/>
    </style:style>
    <style:style style:name="ce67" style:family="table-cell" style:parent-style-name="Default">
      <style:table-cell-properties fo:background-color="#ffffcc" fo:border="0.0008in solid #000000" fo:padding="0.028in"/>
      <style:text-properties fo:font-weight="bold" style:font-weight-asian="bold" style:font-weight-complex="bold"/>
    </style:style>
    <style:style style:name="ce68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69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1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2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7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4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75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7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8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7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0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81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3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4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8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6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87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9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0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2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93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9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9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9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97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98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99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0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4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0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08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09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10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1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5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1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19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20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21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2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ff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Thong_Tin_Ngay_Nghi_201506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5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1.3">
            <text:p>1.3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9" table:number-columns-repeated="1014"/>
          <table:table-cell table:style-name="ce30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1-01">
            <text:p>January 01, 2015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2">
            <text:p>0.2</text:p>
          </table:table-cell>
          <table:table-cell table:style-name="ce27" office:value-type="string">
            <text:p>Remove TienH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6-02">
            <text:p>June 02, 2015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3">
            <text:p>0.3</text:p>
          </table:table-cell>
          <table:table-cell table:style-name="ce27" office:value-type="string">
            <text:p>Update:</text:p>
            <text:p>- Remove HuongDT</text:p>
            <text:p>- Add rows to calculate no of off-work / working staffs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5-02-25">
            <text:p>February 25, 2015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4">
            <text:p>0.4</text:p>
          </table:table-cell>
          <table:table-cell table:style-name="ce27" office:value-type="string">
            <text:p>Update:</text:p>
            <text:p>- Remove CuongLT</text:p>
            <text:p>- Remove LinhPNT</text:p>
            <text:p>- Remove DungN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3-16">
            <text:p>March 16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5">
            <text:p>0.5</text:p>
          </table:table-cell>
          <table:table-cell table:style-name="ce27" office:value-type="string">
            <text:p>Update:</text:p>
            <text:p>- Remove HuyNN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4-03">
            <text:p>April 03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6">
            <text:p>0.6</text:p>
          </table:table-cell>
          <table:table-cell table:style-name="ce27" office:value-type="string">
            <text:p>Update:</text:p>
            <text:p>- Remove LocNPQ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4-14">
            <text:p>April 14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7">
            <text:p>0.7</text:p>
          </table:table-cell>
          <table:table-cell table:style-name="ce27" office:value-type="string">
            <text:p>Update:</text:p>
            <text:p>- Remove PhongV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4-24">
            <text:p>April 24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8">
            <text:p>0.8</text:p>
          </table:table-cell>
          <table:table-cell table:style-name="ce27" office:value-type="string">
            <text:p>Update:</text:p>
            <text:p>- Remove VietTH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4-27">
            <text:p>April 27, 2015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9">
            <text:p>0.9</text:p>
          </table:table-cell>
          <table:table-cell table:style-name="ce27" office:value-type="string">
            <text:p>Update:</text:p>
            <text:p>- Remove LocNP</text:p>
            <text:p>- Add ThoNX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5-29">
            <text:p>May 29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1">
            <text:p>1.0</text:p>
          </table:table-cell>
          <table:table-cell table:style-name="ce27" office:value-type="string">
            <text:p>Update:</text:p>
            <text:p>- Remove MinhHA, HangH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6-29">
            <text:p>June 29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1.1">
            <text:p>1.1</text:p>
          </table:table-cell>
          <table:table-cell table:style-name="ce27" office:value-type="string">
            <text:p>Update:</text:p>
            <text:p>- Remove ThoNX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7-15">
            <text:p>July 15, 2015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1.2">
            <text:p>1.2</text:p>
          </table:table-cell>
          <table:table-cell table:style-name="ce27" office:value-type="string">
            <text:p>Update:</text:p>
            <text:p>- Remove ChanhLH</text:p>
            <text:p>- Add ThangHM, MaiNTT, LoanNH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7-17">
            <text:p>July 17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1.3">
            <text:p>1.3</text:p>
          </table:table-cell>
          <table:table-cell table:style-name="ce27" office:value-type="string">
            <text:p>Update:</text:p>
            <text:p>- Remove LoanNH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7-23">
            <text:p>July 23, 2015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2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35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5" table:style-name="ta3" table:print="false">
        <table:table-column table:style-name="co12" table:default-cell-style-name="Default"/>
        <table:table-column table:style-name="co7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visibility="collapse" table:default-cell-style-name="Default"/>
        <table:table-column table:style-name="co7" table:default-cell-style-name="ce6"/>
        <table:table-column table:style-name="co7" table:number-columns-repeated="3" table:default-cell-style-name="Default"/>
        <table:table-column table:style-name="co15" table:default-cell-style-name="Default"/>
        <table:table-column table:style-name="co7" table:number-columns-repeated="1012" table:default-cell-style-name="Default"/>
        <table:table-row table:style-name="ro10">
          <table:table-cell table:style-name="ce39" office:value-type="string">
            <text:p>Tổng hợp ngày nghỉ 2015</text:p>
          </table:table-cell>
          <table:table-cell table:style-name="ce42" table:number-columns-repeated="6"/>
          <table:table-cell table:style-name="ce53"/>
          <table:table-cell table:style-name="ce42" table:number-columns-repeated="4"/>
          <table:table-cell table:number-columns-repeated="1012"/>
        </table:table-row>
        <table:table-row table:style-name="ro10" table:number-rows-repeated="4">
          <table:table-cell table:style-name="ce39"/>
          <table:table-cell table:style-name="ce42" table:number-columns-repeated="6"/>
          <table:table-cell table:style-name="ce53"/>
          <table:table-cell table:style-name="ce42" table:number-columns-repeated="4"/>
          <table:table-cell table:number-columns-repeated="1012"/>
        </table:table-row>
        <table:table-row table:style-name="ro11">
          <table:table-cell table:style-name="ce40" office:value-type="string">
            <text:p>No.</text:p>
          </table:table-cell>
          <table:table-cell table:style-name="ce40" office:value-type="string">
            <text:p>Name</text:p>
          </table:table-cell>
          <table:table-cell table:style-name="ce46" office:value-type="string">
            <office:annotation draw:style-name="gr1" draw:text-style-name="P1" svg:width="3.4126in" svg:height="1.3232in" svg:x="2.9559in" svg:y="0.1508in" draw:caption-point-x="-0.7689in" draw:caption-point-y="1.213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4</text:p>
          </table:table-cell>
          <table:table-cell table:style-name="ce46" office:value-type="string">
            <office:annotation draw:style-name="gr2" draw:text-style-name="P1" svg:width="1.1413in" svg:height="0.5457in" svg:x="3.3161in" svg:y="0.7803in" draw:caption-point-x="-0.2402in" draw:caption-point-y="0.5835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5</text:p>
          </table:table-cell>
          <table:table-cell table:style-name="ce46" office:value-type="string">
            <text:p>Working To</text:p>
          </table:table-cell>
          <table:table-cell table:style-name="ce46" office:value-type="string">
            <office:annotation draw:style-name="gr3" draw:text-style-name="P1" svg:width="1.1413in" svg:height="0.7012in" svg:x="5.2969in" svg:y="0.7803in" draw:caption-point-x="-0.2622in" draw:caption-point-y="0.5835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5</text:p>
          </table:table-cell>
          <table:table-cell table:style-name="ce46" office:value-type="string">
            <office:annotation draw:style-name="gr2" draw:text-style-name="P1" svg:width="1.1413in" svg:height="0.5457in" svg:x="5.2748in" svg:y="0.7803in" draw:caption-point-x="-0.2402in" draw:caption-point-y="0.5835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4" office:value-type="string">
            <office:annotation draw:style-name="gr4" draw:text-style-name="P1" svg:width="1.1413in" svg:height="0.3902in" svg:x="6.1638in" svg:y="0.7803in" draw:caption-point-x="-0.2402in" draw:caption-point-y="0.5835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6" office:value-type="string">
            <text:p>Remaining Leave Days</text:p>
          </table:table-cell>
          <table:table-cell table:style-name="ce46" office:value-type="string">
            <text:p>Leave Days Already Subtracted From Salary</text:p>
          </table:table-cell>
          <table:table-cell table:style-name="ce46" office:value-type="string">
            <office:annotation office:display="true" draw:style-name="gr5" draw:text-style-name="P1" svg:width="1.9224in" svg:height="1.4787in" svg:x="10.039in" svg:y="0.5701in" draw:caption-point-x="-1.4484in" draw:caption-point-y="0.7933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40" office:value-type="string">
            <text:p>Notes</text:p>
          </table:table-cell>
          <table:table-cell table:number-columns-repeated="1012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47" office:value-type="float" office:value="2.5">
            <text:p>2.5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7]);DATE(YEAR([.D7]);12;31);NOW())" office:value-type="date" office:date-value="2015-08-12T09:28:29.13">
            <text:p>08/12/15</text:p>
          </table:table-cell>
          <table:table-cell table:style-name="ce51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7">
            <text:p>7</text:p>
          </table:table-cell>
          <table:table-cell table:style-name="ce52" table:formula="of:=SUMPRODUCT([Thong_Tin_Ngay_Nghi_201501.$B$3:.$B$24]=[.B7];[Thong_Tin_Ngay_Nghi_201501.$C$3:.$C$24]) + SUMPRODUCT([Thong_Tin_Ngay_Nghi_201502.$B$5:.$B$30]=[.B7];[Thong_Tin_Ngay_Nghi_201502.$C$5:.$C$30])  + SUMPRODUCT([Thong_Tin_Ngay_Nghi_201503.$B$5:.$B$29]=[.B7];[Thong_Tin_Ngay_Nghi_201503.$C$5:.$C$29])" office:value-type="float" office:value="5">
            <text:p>5</text:p>
          </table:table-cell>
          <table:table-cell table:style-name="ce55" table:formula="of:=SUMPRODUCT([Thong_Tin_Ngay_Nghi_201501.$B$3:.$B$24]=[.B7];[Thong_Tin_Ngay_Nghi_201501.$C$3:.$C$24]) + SUMPRODUCT([Thong_Tin_Ngay_Nghi_201502.$B$5:.$B$30]=[.B7];[Thong_Tin_Ngay_Nghi_201502.$C$5:.$C$30])  + SUMPRODUCT([Thong_Tin_Ngay_Nghi_201503.$B$5:.$B$29]=[.B7];[Thong_Tin_Ngay_Nghi_201503.$C$5:.$C$29]) +  SUMPRODUCT([Thong_Tin_Ngay_Nghi_201504.$B$5:.$B$35]=[.B7];[Thong_Tin_Ngay_Nghi_201504.$C$5:.$C$35]) + SUMPRODUCT([Thong_Tin_Ngay_Nghi_201505.$B$5:.$B$38]=[.B7];[Thong_Tin_Ngay_Nghi_201505.$C$5:.$C$38]) + SUMPRODUCT([Thong_Tin_Ngay_Nghi_201506.$B$4:.$B$39]=[.B7];[Thong_Tin_Ngay_Nghi_201506.$C$4:.$C$39])  + SUMPRODUCT([Thong_Tin_Ngay_Nghi_201507.$B$4:.$B$45]=[.B7];[Thong_Tin_Ngay_Nghi_201507.$C$4:.$C$45]) + SUMPRODUCT([Thong_Tin_Ngay_Nghi_201508.$B$4:.$B$45]=[.B7];[Thong_Tin_Ngay_Nghi_201508.$C$4:.$C$45])" office:value-type="float" office:value="8">
            <text:p>8</text:p>
          </table:table-cell>
          <table:table-cell table:style-name="ce47" table:formula="of:=IF(DATE(YEAR([.E7]);MONTH([.E7]);DAY([.E7]))&lt;=DATE(YEAR([.E7]);3;31); [.C7]-[.G7] + [.F7]; IF([.G7]-[.C7]&lt;0;[.G7] + [.F7] -[.H7];[.F7]+[.C7]-[.H7]))" office:value-type="float" office:value="1.5">
            <text:p>1.5</text:p>
          </table:table-cell>
          <table:table-cell table:style-name="ce47"/>
          <table:table-cell table:style-name="ce47" table:formula="of:=[.I7]+[.J7]" office:value-type="float" office:value="1.5">
            <text:p>1.5</text:p>
          </table:table-cell>
          <table:table-cell table:style-name="ce56"/>
          <table:table-cell table:number-columns-repeated="1012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AnhTTH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7-06">
            <text:p>07/06/15</text:p>
          </table:table-cell>
          <table:table-cell table:style-name="ce49" table:formula="of:=IF(YEAR(NOW())&gt;YEAR([.D8]);DATE(YEAR([.D8]);12;31);NOW())" office:value-type="date" office:date-value="2015-08-12T09:28:29.13">
            <text:p>08/12/15</text:p>
          </table:table-cell>
          <table:table-cell table:style-name="ce51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1">
            <text:p>1</text:p>
          </table:table-cell>
          <table:table-cell table:style-name="ce52"/>
          <table:table-cell table:style-name="ce55" table:formula="of:=SUMPRODUCT([Thong_Tin_Ngay_Nghi_201501.$B$3:.$B$24]=[.B8];[Thong_Tin_Ngay_Nghi_201501.$C$3:.$C$24]) + SUMPRODUCT([Thong_Tin_Ngay_Nghi_201502.$B$5:.$B$30]=[.B8];[Thong_Tin_Ngay_Nghi_201502.$C$5:.$C$30])  + SUMPRODUCT([Thong_Tin_Ngay_Nghi_201503.$B$5:.$B$29]=[.B8];[Thong_Tin_Ngay_Nghi_201503.$C$5:.$C$29]) +  SUMPRODUCT([Thong_Tin_Ngay_Nghi_201504.$B$5:.$B$35]=[.B8];[Thong_Tin_Ngay_Nghi_201504.$C$5:.$C$35]) + SUMPRODUCT([Thong_Tin_Ngay_Nghi_201505.$B$5:.$B$38]=[.B8];[Thong_Tin_Ngay_Nghi_201505.$C$5:.$C$38]) + SUMPRODUCT([Thong_Tin_Ngay_Nghi_201506.$B$4:.$B$39]=[.B8];[Thong_Tin_Ngay_Nghi_201506.$C$4:.$C$39])  + SUMPRODUCT([Thong_Tin_Ngay_Nghi_201507.$B$4:.$B$45]=[.B8];[Thong_Tin_Ngay_Nghi_201507.$C$4:.$C$45]) + SUMPRODUCT([Thong_Tin_Ngay_Nghi_201508.$B$4:.$B$45]=[.B8];[Thong_Tin_Ngay_Nghi_201508.$C$4:.$C$45])" office:value-type="float" office:value="1.5">
            <text:p>1.5</text:p>
          </table:table-cell>
          <table:table-cell table:style-name="ce47" table:formula="of:=IF(DATE(YEAR([.E8]);MONTH([.E8]);DAY([.E8]))&lt;=DATE(YEAR([.E8]);3;31); [.C8]-[.G8] + [.F8]; IF([.G8]-[.C8]&lt;0;[.G8] + [.F8] -[.H8];[.F8]+[.C8]-[.H8]))" office:value-type="float" office:value="-0.5">
            <text:p>-0.5</text:p>
          </table:table-cell>
          <table:table-cell table:style-name="ce47"/>
          <table:table-cell table:style-name="ce47" table:formula="of:=[.I8]+[.J8]" office:value-type="float" office:value="-0.5">
            <text:p>-0.5</text:p>
          </table:table-cell>
          <table:table-cell table:style-name="ce56"/>
          <table:table-cell table:number-columns-repeated="1012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BinhNT</text:p>
          </table:table-cell>
          <table:table-cell table:style-name="ce47" office:value-type="float" office:value="8">
            <text:p>8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9]);DATE(YEAR([.D9]);12;31);NOW())" office:value-type="date" office:date-value="2015-08-12T09:28:29.13">
            <text:p>08/12/15</text:p>
          </table:table-cell>
          <table:table-cell table:style-name="ce51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7">
            <text:p>7</text:p>
          </table:table-cell>
          <table:table-cell table:style-name="ce52" table:formula="of:=SUMPRODUCT([Thong_Tin_Ngay_Nghi_201501.$B$3:.$B$24]=[.B9];[Thong_Tin_Ngay_Nghi_201501.$C$3:.$C$24]) + SUMPRODUCT([Thong_Tin_Ngay_Nghi_201502.$B$5:.$B$30]=[.B9];[Thong_Tin_Ngay_Nghi_201502.$C$5:.$C$30])  + SUMPRODUCT([Thong_Tin_Ngay_Nghi_201503.$B$5:.$B$29]=[.B9];[Thong_Tin_Ngay_Nghi_201503.$C$5:.$C$29])" office:value-type="float" office:value="2.5">
            <text:p>2.5</text:p>
          </table:table-cell>
          <table:table-cell table:style-name="ce55" table:formula="of:=SUMPRODUCT([Thong_Tin_Ngay_Nghi_201501.$B$3:.$B$24]=[.B9];[Thong_Tin_Ngay_Nghi_201501.$C$3:.$C$24]) + SUMPRODUCT([Thong_Tin_Ngay_Nghi_201502.$B$5:.$B$30]=[.B9];[Thong_Tin_Ngay_Nghi_201502.$C$5:.$C$30])  + SUMPRODUCT([Thong_Tin_Ngay_Nghi_201503.$B$5:.$B$29]=[.B9];[Thong_Tin_Ngay_Nghi_201503.$C$5:.$C$29]) +  SUMPRODUCT([Thong_Tin_Ngay_Nghi_201504.$B$5:.$B$35]=[.B9];[Thong_Tin_Ngay_Nghi_201504.$C$5:.$C$35]) + SUMPRODUCT([Thong_Tin_Ngay_Nghi_201505.$B$5:.$B$38]=[.B9];[Thong_Tin_Ngay_Nghi_201505.$C$5:.$C$38]) + SUMPRODUCT([Thong_Tin_Ngay_Nghi_201506.$B$4:.$B$39]=[.B9];[Thong_Tin_Ngay_Nghi_201506.$C$4:.$C$39])  + SUMPRODUCT([Thong_Tin_Ngay_Nghi_201507.$B$4:.$B$45]=[.B9];[Thong_Tin_Ngay_Nghi_201507.$C$4:.$C$45]) + SUMPRODUCT([Thong_Tin_Ngay_Nghi_201508.$B$4:.$B$45]=[.B9];[Thong_Tin_Ngay_Nghi_201508.$C$4:.$C$45])" office:value-type="float" office:value="4.5">
            <text:p>4.5</text:p>
          </table:table-cell>
          <table:table-cell table:style-name="ce47" table:formula="of:=IF(DATE(YEAR([.E9]);MONTH([.E9]);DAY([.E9]))&lt;=DATE(YEAR([.E9]);3;31); [.C9]-[.G9] + [.F9]; IF([.G9]-[.C9]&lt;0;[.G9] + [.F9] -[.H9];[.F9]+[.C9]-[.H9]))" office:value-type="float" office:value="5">
            <text:p>5</text:p>
          </table:table-cell>
          <table:table-cell table:style-name="ce47"/>
          <table:table-cell table:style-name="ce47" table:formula="of:=[.I9]+[.J9]" office:value-type="float" office:value="5">
            <text:p>5</text:p>
          </table:table-cell>
          <table:table-cell table:style-name="ce56"/>
          <table:table-cell table:number-columns-repeated="1012"/>
        </table:table-row>
        <table:table-row table:style-name="ro12">
          <table:table-cell table:style-name="ce41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47" office:value-type="float" office:value="2">
            <text:p>2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10]);DATE(YEAR([.D10]);12;31);NOW())" office:value-type="date" office:date-value="2015-08-12T09:28:29.13">
            <text:p>08/12/15</text:p>
          </table:table-cell>
          <table:table-cell table:style-name="ce51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7">
            <text:p>7</text:p>
          </table:table-cell>
          <table:table-cell table:style-name="ce52" table:formula="of:=SUMPRODUCT([Thong_Tin_Ngay_Nghi_201501.$B$3:.$B$24]=[.B10];[Thong_Tin_Ngay_Nghi_201501.$C$3:.$C$24]) + SUMPRODUCT([Thong_Tin_Ngay_Nghi_201502.$B$5:.$B$30]=[.B10];[Thong_Tin_Ngay_Nghi_201502.$C$5:.$C$30])  + SUMPRODUCT([Thong_Tin_Ngay_Nghi_201503.$B$5:.$B$29]=[.B10];[Thong_Tin_Ngay_Nghi_201503.$C$5:.$C$29])" office:value-type="float" office:value="8.5">
            <text:p>8.5</text:p>
          </table:table-cell>
          <table:table-cell table:style-name="ce55" table:formula="of:=SUMPRODUCT([Thong_Tin_Ngay_Nghi_201501.$B$3:.$B$24]=[.B10];[Thong_Tin_Ngay_Nghi_201501.$C$3:.$C$24]) + SUMPRODUCT([Thong_Tin_Ngay_Nghi_201502.$B$5:.$B$30]=[.B10];[Thong_Tin_Ngay_Nghi_201502.$C$5:.$C$30])  + SUMPRODUCT([Thong_Tin_Ngay_Nghi_201503.$B$5:.$B$29]=[.B10];[Thong_Tin_Ngay_Nghi_201503.$C$5:.$C$29]) +  SUMPRODUCT([Thong_Tin_Ngay_Nghi_201504.$B$5:.$B$35]=[.B10];[Thong_Tin_Ngay_Nghi_201504.$C$5:.$C$35]) + SUMPRODUCT([Thong_Tin_Ngay_Nghi_201505.$B$5:.$B$38]=[.B10];[Thong_Tin_Ngay_Nghi_201505.$C$5:.$C$38]) + SUMPRODUCT([Thong_Tin_Ngay_Nghi_201506.$B$4:.$B$39]=[.B10];[Thong_Tin_Ngay_Nghi_201506.$C$4:.$C$39])  + SUMPRODUCT([Thong_Tin_Ngay_Nghi_201507.$B$4:.$B$45]=[.B10];[Thong_Tin_Ngay_Nghi_201507.$C$4:.$C$45]) + SUMPRODUCT([Thong_Tin_Ngay_Nghi_201508.$B$4:.$B$45]=[.B10];[Thong_Tin_Ngay_Nghi_201508.$C$4:.$C$45])" office:value-type="float" office:value="17.5">
            <text:p>17.5</text:p>
          </table:table-cell>
          <table:table-cell table:style-name="ce47" table:formula="of:=IF(DATE(YEAR([.E10]);MONTH([.E10]);DAY([.E10]))&lt;=DATE(YEAR([.E10]);3;31); [.C10]-[.G10] + [.F10]; IF([.G10]-[.C10]&lt;0;[.G10] + [.F10] -[.H10];[.F10]+[.C10]-[.H10]))" office:value-type="float" office:value="-8.5">
            <text:p>-8.5</text:p>
          </table:table-cell>
          <table:table-cell table:style-name="ce47" office:value-type="float" office:value="3.5">
            <text:p>3.5</text:p>
          </table:table-cell>
          <table:table-cell table:style-name="ce47" table:formula="of:=[.I10]+[.J10]" office:value-type="float" office:value="-5">
            <text:p>-5</text:p>
          </table:table-cell>
          <table:table-cell table:style-name="ce56" office:value-type="string">
            <text:p>- Đã trừ 3.5 ngày nghỉ vào lương T3</text:p>
            <text:p/>
            <text:p>=&gt; ko trừ ngày này vào phép nữa</text:p>
          </table:table-cell>
          <table:table-cell table:number-columns-repeated="1012"/>
        </table:table-row>
        <table:table-row table:style-name="ro13">
          <table:table-cell table:style-name="ce41" office:value-type="float" office:value="5">
            <text:p>5</text:p>
          </table:table-cell>
          <table:table-cell table:style-name="ce43" office:value-type="string">
            <text:p>DuyNM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5-13">
            <text:p>05/13/15</text:p>
          </table:table-cell>
          <table:table-cell table:style-name="ce49" table:formula="of:=IF(YEAR(NOW())&gt;YEAR([.D11]);DATE(YEAR([.D11]);12;31);NOW())" office:value-type="date" office:date-value="2015-08-12T09:28:29.13">
            <text:p>08/12/15</text:p>
          </table:table-cell>
          <table:table-cell table:style-name="ce51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3">
            <text:p>3</text:p>
          </table:table-cell>
          <table:table-cell table:style-name="ce52"/>
          <table:table-cell table:style-name="ce55" table:formula="of:=SUMPRODUCT([Thong_Tin_Ngay_Nghi_201501.$B$3:.$B$24]=[.B11];[Thong_Tin_Ngay_Nghi_201501.$C$3:.$C$24]) + SUMPRODUCT([Thong_Tin_Ngay_Nghi_201502.$B$5:.$B$30]=[.B11];[Thong_Tin_Ngay_Nghi_201502.$C$5:.$C$30])  + SUMPRODUCT([Thong_Tin_Ngay_Nghi_201503.$B$5:.$B$29]=[.B11];[Thong_Tin_Ngay_Nghi_201503.$C$5:.$C$29]) +  SUMPRODUCT([Thong_Tin_Ngay_Nghi_201504.$B$5:.$B$35]=[.B11];[Thong_Tin_Ngay_Nghi_201504.$C$5:.$C$35]) + SUMPRODUCT([Thong_Tin_Ngay_Nghi_201505.$B$5:.$B$38]=[.B11];[Thong_Tin_Ngay_Nghi_201505.$C$5:.$C$38]) + SUMPRODUCT([Thong_Tin_Ngay_Nghi_201506.$B$4:.$B$39]=[.B11];[Thong_Tin_Ngay_Nghi_201506.$C$4:.$C$39])  + SUMPRODUCT([Thong_Tin_Ngay_Nghi_201507.$B$4:.$B$45]=[.B11];[Thong_Tin_Ngay_Nghi_201507.$C$4:.$C$45]) + SUMPRODUCT([Thong_Tin_Ngay_Nghi_201508.$B$4:.$B$45]=[.B11];[Thong_Tin_Ngay_Nghi_201508.$C$4:.$C$45])" office:value-type="float" office:value="3.5">
            <text:p>3.5</text:p>
          </table:table-cell>
          <table:table-cell table:style-name="ce47" table:formula="of:=IF(DATE(YEAR([.E11]);MONTH([.E11]);DAY([.E11]))&lt;=DATE(YEAR([.E11]);3;31); [.C11]-[.G11] + [.F11]; IF([.G11]-[.C11]&lt;0;[.G11] + [.F11] -[.H11];[.F11]+[.C11]-[.H11]))" office:value-type="float" office:value="-0.5">
            <text:p>-0.5</text:p>
          </table:table-cell>
          <table:table-cell table:style-name="ce47" table:formula="of:=1+1.5" office:value-type="float" office:value="2.5">
            <text:p>2.5</text:p>
          </table:table-cell>
          <table:table-cell table:style-name="ce47" table:formula="of:=[.I11]+[.J11]" office:value-type="float" office:value="2">
            <text:p>2</text:p>
          </table:table-cell>
          <table:table-cell table:style-name="ce56" office:value-type="string">
            <text:p>- Đã trừ 1 ngày nghỉ vào lương T5</text:p>
            <text:p>- Đã trừ 1.5 ngày nghỉ vào lương T6</text:p>
            <text:p/>
            <text:p>=&gt; ko trừ ngày này vào phép nữa</text:p>
          </table:table-cell>
          <table:table-cell table:number-columns-repeated="1012"/>
        </table:table-row>
        <table:table-row table:style-name="ro12">
          <table:table-cell table:style-name="ce41" office:value-type="float" office:value="6">
            <text:p>6</text:p>
          </table:table-cell>
          <table:table-cell table:style-name="ce43" office:value-type="string">
            <text:p>GiauNV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4-20">
            <text:p>04/20/15</text:p>
          </table:table-cell>
          <table:table-cell table:style-name="ce49" table:formula="of:=IF(YEAR(NOW())&gt;YEAR([.D12]);DATE(YEAR([.D12]);12;31);NOW())" office:value-type="date" office:date-value="2015-08-12T09:28:29.14">
            <text:p>08/12/15</text:p>
          </table:table-cell>
          <table:table-cell table:style-name="ce51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3">
            <text:p>3</text:p>
          </table:table-cell>
          <table:table-cell table:style-name="ce52"/>
          <table:table-cell table:style-name="ce55" table:formula="of:=SUMPRODUCT([Thong_Tin_Ngay_Nghi_201501.$B$3:.$B$24]=[.B12];[Thong_Tin_Ngay_Nghi_201501.$C$3:.$C$24]) + SUMPRODUCT([Thong_Tin_Ngay_Nghi_201502.$B$5:.$B$30]=[.B12];[Thong_Tin_Ngay_Nghi_201502.$C$5:.$C$30])  + SUMPRODUCT([Thong_Tin_Ngay_Nghi_201503.$B$5:.$B$29]=[.B12];[Thong_Tin_Ngay_Nghi_201503.$C$5:.$C$29]) +  SUMPRODUCT([Thong_Tin_Ngay_Nghi_201504.$B$5:.$B$35]=[.B12];[Thong_Tin_Ngay_Nghi_201504.$C$5:.$C$35]) + SUMPRODUCT([Thong_Tin_Ngay_Nghi_201505.$B$5:.$B$38]=[.B12];[Thong_Tin_Ngay_Nghi_201505.$C$5:.$C$38]) + SUMPRODUCT([Thong_Tin_Ngay_Nghi_201506.$B$4:.$B$39]=[.B12];[Thong_Tin_Ngay_Nghi_201506.$C$4:.$C$39])  + SUMPRODUCT([Thong_Tin_Ngay_Nghi_201507.$B$4:.$B$45]=[.B12];[Thong_Tin_Ngay_Nghi_201507.$C$4:.$C$45]) + SUMPRODUCT([Thong_Tin_Ngay_Nghi_201508.$B$4:.$B$45]=[.B12];[Thong_Tin_Ngay_Nghi_201508.$C$4:.$C$45])" office:value-type="float" office:value="2">
            <text:p>2</text:p>
          </table:table-cell>
          <table:table-cell table:style-name="ce47" table:formula="of:=IF(DATE(YEAR([.E12]);MONTH([.E12]);DAY([.E12]))&lt;=DATE(YEAR([.E12]);3;31); [.C12]-[.G12] + [.F12]; IF([.G12]-[.C12]&lt;0;[.G12] + [.F12] -[.H12];[.F12]+[.C12]-[.H12]))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table:formula="of:=[.I12]+[.J12]" office:value-type="float" office:value="2">
            <text:p>2</text:p>
          </table:table-cell>
          <table:table-cell table:style-name="ce56" office:value-type="string">
            <text:p>- Đã trừ 1 ngày nghỉ vào lương T6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HaTH</text:p>
          </table:table-cell>
          <table:table-cell table:style-name="ce47" office:value-type="float" office:value="1">
            <text:p>1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13]);DATE(YEAR([.D13]);12;31);NOW())" office:value-type="date" office:date-value="2015-08-12T09:28:29.14">
            <text:p>08/12/15</text:p>
          </table:table-cell>
          <table:table-cell table:style-name="ce51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7">
            <text:p>7</text:p>
          </table:table-cell>
          <table:table-cell table:style-name="ce52" table:formula="of:=SUMPRODUCT([Thong_Tin_Ngay_Nghi_201501.$B$3:.$B$24]=[.B13];[Thong_Tin_Ngay_Nghi_201501.$C$3:.$C$24]) + SUMPRODUCT([Thong_Tin_Ngay_Nghi_201502.$B$5:.$B$30]=[.B13];[Thong_Tin_Ngay_Nghi_201502.$C$5:.$C$30])  + SUMPRODUCT([Thong_Tin_Ngay_Nghi_201503.$B$5:.$B$29]=[.B13];[Thong_Tin_Ngay_Nghi_201503.$C$5:.$C$29])" office:value-type="float" office:value="3">
            <text:p>3</text:p>
          </table:table-cell>
          <table:table-cell table:style-name="ce55" table:formula="of:=SUMPRODUCT([Thong_Tin_Ngay_Nghi_201501.$B$3:.$B$24]=[.B13];[Thong_Tin_Ngay_Nghi_201501.$C$3:.$C$24]) + SUMPRODUCT([Thong_Tin_Ngay_Nghi_201502.$B$5:.$B$30]=[.B13];[Thong_Tin_Ngay_Nghi_201502.$C$5:.$C$30])  + SUMPRODUCT([Thong_Tin_Ngay_Nghi_201503.$B$5:.$B$29]=[.B13];[Thong_Tin_Ngay_Nghi_201503.$C$5:.$C$29]) +  SUMPRODUCT([Thong_Tin_Ngay_Nghi_201504.$B$5:.$B$35]=[.B13];[Thong_Tin_Ngay_Nghi_201504.$C$5:.$C$35]) + SUMPRODUCT([Thong_Tin_Ngay_Nghi_201505.$B$5:.$B$38]=[.B13];[Thong_Tin_Ngay_Nghi_201505.$C$5:.$C$38]) + SUMPRODUCT([Thong_Tin_Ngay_Nghi_201506.$B$4:.$B$39]=[.B13];[Thong_Tin_Ngay_Nghi_201506.$C$4:.$C$39])  + SUMPRODUCT([Thong_Tin_Ngay_Nghi_201507.$B$4:.$B$45]=[.B13];[Thong_Tin_Ngay_Nghi_201507.$C$4:.$C$45]) + SUMPRODUCT([Thong_Tin_Ngay_Nghi_201508.$B$4:.$B$45]=[.B13];[Thong_Tin_Ngay_Nghi_201508.$C$4:.$C$45])" office:value-type="float" office:value="5">
            <text:p>5</text:p>
          </table:table-cell>
          <table:table-cell table:style-name="ce47" table:formula="of:=IF(DATE(YEAR([.E13]);MONTH([.E13]);DAY([.E13]))&lt;=DATE(YEAR([.E13]);3;31); [.C13]-[.G13] + [.F13]; IF([.G13]-[.C13]&lt;0;[.G13] + [.F13] -[.H13];[.F13]+[.C13]-[.H13]))" office:value-type="float" office:value="3">
            <text:p>3</text:p>
          </table:table-cell>
          <table:table-cell table:style-name="ce47"/>
          <table:table-cell table:style-name="ce47" table:formula="of:=[.I13]+[.J13]" office:value-type="float" office:value="3">
            <text:p>3</text:p>
          </table:table-cell>
          <table:table-cell table:style-name="ce56"/>
          <table:table-cell table:number-columns-repeated="1012"/>
        </table:table-row>
        <table:table-row table:style-name="ro14">
          <table:table-cell table:style-name="ce41" office:value-type="float" office:value="8">
            <text:p>8</text:p>
          </table:table-cell>
          <table:table-cell table:style-name="ce43" office:value-type="string">
            <text:p>HaiNM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4-01">
            <text:p>04/01/15</text:p>
          </table:table-cell>
          <table:table-cell table:style-name="ce49" table:formula="of:=IF(YEAR(NOW())&gt;YEAR([.D14]);DATE(YEAR([.D14]);12;31);NOW())" office:value-type="date" office:date-value="2015-08-12T09:28:29.14">
            <text:p>08/12/15</text:p>
          </table:table-cell>
          <table:table-cell table:style-name="ce51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4">
            <text:p>4</text:p>
          </table:table-cell>
          <table:table-cell table:style-name="ce52" table:formula="of:=SUMPRODUCT([Thong_Tin_Ngay_Nghi_201501.$B$3:.$B$24]=[.B14];[Thong_Tin_Ngay_Nghi_201501.$C$3:.$C$24]) + SUMPRODUCT([Thong_Tin_Ngay_Nghi_201502.$B$5:.$B$30]=[.B14];[Thong_Tin_Ngay_Nghi_201502.$C$5:.$C$30])  + SUMPRODUCT([Thong_Tin_Ngay_Nghi_201503.$B$5:.$B$29]=[.B14];[Thong_Tin_Ngay_Nghi_201503.$C$5:.$C$29])" office:value-type="float" office:value="0">
            <text:p>0</text:p>
          </table:table-cell>
          <table:table-cell table:style-name="ce55" table:formula="of:=SUMPRODUCT([Thong_Tin_Ngay_Nghi_201501.$B$3:.$B$24]=[.B14];[Thong_Tin_Ngay_Nghi_201501.$C$3:.$C$24]) + SUMPRODUCT([Thong_Tin_Ngay_Nghi_201502.$B$5:.$B$30]=[.B14];[Thong_Tin_Ngay_Nghi_201502.$C$5:.$C$30])  + SUMPRODUCT([Thong_Tin_Ngay_Nghi_201503.$B$5:.$B$29]=[.B14];[Thong_Tin_Ngay_Nghi_201503.$C$5:.$C$29]) +  SUMPRODUCT([Thong_Tin_Ngay_Nghi_201504.$B$5:.$B$35]=[.B14];[Thong_Tin_Ngay_Nghi_201504.$C$5:.$C$35]) + SUMPRODUCT([Thong_Tin_Ngay_Nghi_201505.$B$5:.$B$38]=[.B14];[Thong_Tin_Ngay_Nghi_201505.$C$5:.$C$38]) + SUMPRODUCT([Thong_Tin_Ngay_Nghi_201506.$B$4:.$B$39]=[.B14];[Thong_Tin_Ngay_Nghi_201506.$C$4:.$C$39])  + SUMPRODUCT([Thong_Tin_Ngay_Nghi_201507.$B$4:.$B$45]=[.B14];[Thong_Tin_Ngay_Nghi_201507.$C$4:.$C$45]) + SUMPRODUCT([Thong_Tin_Ngay_Nghi_201508.$B$4:.$B$45]=[.B14];[Thong_Tin_Ngay_Nghi_201508.$C$4:.$C$45])" office:value-type="float" office:value="10.5">
            <text:p>10.5</text:p>
          </table:table-cell>
          <table:table-cell table:style-name="ce47" table:formula="of:=IF(DATE(YEAR([.E14]);MONTH([.E14]);DAY([.E14]))&lt;=DATE(YEAR([.E14]);3;31); [.C14]-[.G14] + [.F14]; IF([.G14]-[.C14]&lt;0;[.G14] + [.F14] -[.H14];[.F14]+[.C14]-[.H14]))" office:value-type="float" office:value="-6.5">
            <text:p>-6.5</text:p>
          </table:table-cell>
          <table:table-cell table:style-name="ce47" table:formula="of:=3.5+3" office:value-type="float" office:value="6.5">
            <text:p>6.5</text:p>
          </table:table-cell>
          <table:table-cell table:style-name="ce47" table:formula="of:=[.I14]+[.J14]" office:value-type="float" office:value="0">
            <text:p>0</text:p>
          </table:table-cell>
          <table:table-cell table:style-name="ce56" office:value-type="string">
            <text:p>- Đã trừ 3.5 ngày nghỉ vào lương T4</text:p>
            <text:p/>
            <text:p>- Đã trừ 3 ngày nghỉ vào lương <text:span text:style-name="T3">T5</text:span></text:p>
            <text:p><text:span text:style-name="T3"/></text:p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ienNV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15]);DATE(YEAR([.D15]);12;31);NOW())" office:value-type="date" office:date-value="2015-08-12T09:28:29.14">
            <text:p>08/12/15</text:p>
          </table:table-cell>
          <table:table-cell table:style-name="ce51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7">
            <text:p>7</text:p>
          </table:table-cell>
          <table:table-cell table:style-name="ce52" table:formula="of:=SUMPRODUCT([Thong_Tin_Ngay_Nghi_201501.$B$3:.$B$24]=[.B15];[Thong_Tin_Ngay_Nghi_201501.$C$3:.$C$24]) + SUMPRODUCT([Thong_Tin_Ngay_Nghi_201502.$B$5:.$B$30]=[.B15];[Thong_Tin_Ngay_Nghi_201502.$C$5:.$C$30])  + SUMPRODUCT([Thong_Tin_Ngay_Nghi_201503.$B$5:.$B$29]=[.B15];[Thong_Tin_Ngay_Nghi_201503.$C$5:.$C$29])" office:value-type="float" office:value="7">
            <text:p>7</text:p>
          </table:table-cell>
          <table:table-cell table:style-name="ce55" table:formula="of:=SUMPRODUCT([Thong_Tin_Ngay_Nghi_201501.$B$3:.$B$24]=[.B15];[Thong_Tin_Ngay_Nghi_201501.$C$3:.$C$24]) + SUMPRODUCT([Thong_Tin_Ngay_Nghi_201502.$B$5:.$B$30]=[.B15];[Thong_Tin_Ngay_Nghi_201502.$C$5:.$C$30])  + SUMPRODUCT([Thong_Tin_Ngay_Nghi_201503.$B$5:.$B$29]=[.B15];[Thong_Tin_Ngay_Nghi_201503.$C$5:.$C$29]) +  SUMPRODUCT([Thong_Tin_Ngay_Nghi_201504.$B$5:.$B$35]=[.B15];[Thong_Tin_Ngay_Nghi_201504.$C$5:.$C$35]) + SUMPRODUCT([Thong_Tin_Ngay_Nghi_201505.$B$5:.$B$38]=[.B15];[Thong_Tin_Ngay_Nghi_201505.$C$5:.$C$38]) + SUMPRODUCT([Thong_Tin_Ngay_Nghi_201506.$B$4:.$B$39]=[.B15];[Thong_Tin_Ngay_Nghi_201506.$C$4:.$C$39])  + SUMPRODUCT([Thong_Tin_Ngay_Nghi_201507.$B$4:.$B$45]=[.B15];[Thong_Tin_Ngay_Nghi_201507.$C$4:.$C$45]) + SUMPRODUCT([Thong_Tin_Ngay_Nghi_201508.$B$4:.$B$45]=[.B15];[Thong_Tin_Ngay_Nghi_201508.$C$4:.$C$45])" office:value-type="float" office:value="13">
            <text:p>13</text:p>
          </table:table-cell>
          <table:table-cell table:style-name="ce47" table:formula="of:=IF(DATE(YEAR([.E15]);MONTH([.E15]);DAY([.E15]))&lt;=DATE(YEAR([.E15]);3;31); [.C15]-[.G15] + [.F15]; IF([.G15]-[.C15]&lt;0;[.G15] + [.F15] -[.H15];[.F15]+[.C15]-[.H15]))" office:value-type="float" office:value="-6">
            <text:p>-6</text:p>
          </table:table-cell>
          <table:table-cell table:style-name="ce47"/>
          <table:table-cell table:style-name="ce47" table:formula="of:=[.I15]+[.J15]" office:value-type="float" office:value="-6">
            <text:p>-6</text:p>
          </table:table-cell>
          <table:table-cell table:style-name="ce56"/>
          <table:table-cell table:number-columns-repeated="1012"/>
        </table:table-row>
        <table:table-row table:style-name="ro12">
          <table:table-cell table:style-name="ce41" office:value-type="float" office:value="10">
            <text:p>10</text:p>
          </table:table-cell>
          <table:table-cell table:style-name="ce43" office:value-type="string">
            <text:p>HieuPT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4-01">
            <text:p>04/01/15</text:p>
          </table:table-cell>
          <table:table-cell table:style-name="ce49" table:formula="of:=IF(YEAR(NOW())&gt;YEAR([.D16]);DATE(YEAR([.D16]);12;31);NOW())" office:value-type="date" office:date-value="2015-08-12T09:28:29.14">
            <text:p>08/12/15</text:p>
          </table:table-cell>
          <table:table-cell table:style-name="ce51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4">
            <text:p>4</text:p>
          </table:table-cell>
          <table:table-cell table:style-name="ce52" table:formula="of:=SUMPRODUCT([Thong_Tin_Ngay_Nghi_201501.$B$3:.$B$24]=[.B16];[Thong_Tin_Ngay_Nghi_201501.$C$3:.$C$24]) + SUMPRODUCT([Thong_Tin_Ngay_Nghi_201502.$B$5:.$B$30]=[.B16];[Thong_Tin_Ngay_Nghi_201502.$C$5:.$C$30])  + SUMPRODUCT([Thong_Tin_Ngay_Nghi_201503.$B$5:.$B$29]=[.B16];[Thong_Tin_Ngay_Nghi_201503.$C$5:.$C$29])" office:value-type="float" office:value="0">
            <text:p>0</text:p>
          </table:table-cell>
          <table:table-cell table:style-name="ce55" table:formula="of:=SUMPRODUCT([Thong_Tin_Ngay_Nghi_201501.$B$3:.$B$24]=[.B16];[Thong_Tin_Ngay_Nghi_201501.$C$3:.$C$24]) + SUMPRODUCT([Thong_Tin_Ngay_Nghi_201502.$B$5:.$B$30]=[.B16];[Thong_Tin_Ngay_Nghi_201502.$C$5:.$C$30])  + SUMPRODUCT([Thong_Tin_Ngay_Nghi_201503.$B$5:.$B$29]=[.B16];[Thong_Tin_Ngay_Nghi_201503.$C$5:.$C$29]) +  SUMPRODUCT([Thong_Tin_Ngay_Nghi_201504.$B$5:.$B$35]=[.B16];[Thong_Tin_Ngay_Nghi_201504.$C$5:.$C$35]) + SUMPRODUCT([Thong_Tin_Ngay_Nghi_201505.$B$5:.$B$38]=[.B16];[Thong_Tin_Ngay_Nghi_201505.$C$5:.$C$38]) + SUMPRODUCT([Thong_Tin_Ngay_Nghi_201506.$B$4:.$B$39]=[.B16];[Thong_Tin_Ngay_Nghi_201506.$C$4:.$C$39])  + SUMPRODUCT([Thong_Tin_Ngay_Nghi_201507.$B$4:.$B$45]=[.B16];[Thong_Tin_Ngay_Nghi_201507.$C$4:.$C$45]) + SUMPRODUCT([Thong_Tin_Ngay_Nghi_201508.$B$4:.$B$45]=[.B16];[Thong_Tin_Ngay_Nghi_201508.$C$4:.$C$45])" office:value-type="float" office:value="2.5">
            <text:p>2.5</text:p>
          </table:table-cell>
          <table:table-cell table:style-name="ce47" table:formula="of:=IF(DATE(YEAR([.E16]);MONTH([.E16]);DAY([.E16]))&lt;=DATE(YEAR([.E16]);3;31); [.C16]-[.G16] + [.F16]; IF([.G16]-[.C16]&lt;0;[.G16] + [.F16] -[.H16];[.F16]+[.C16]-[.H16]))" office:value-type="float" office:value="1.5">
            <text:p>1.5</text:p>
          </table:table-cell>
          <table:table-cell table:style-name="ce47" office:value-type="float" office:value="1">
            <text:p>1</text:p>
          </table:table-cell>
          <table:table-cell table:style-name="ce47" table:formula="of:=[.I16]+[.J16]" office:value-type="float" office:value="2.5">
            <text:p>2.5</text:p>
          </table:table-cell>
          <table:table-cell table:style-name="ce56" office:value-type="string">
            <text:p>- Đã trừ 1 ngày nghỉ vào lương T4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HiepNH</text:p>
          </table:table-cell>
          <table:table-cell table:style-name="ce47" office:value-type="float" office:value="8">
            <text:p>8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17]);DATE(YEAR([.D17]);12;31);NOW())" office:value-type="date" office:date-value="2015-08-12T09:28:29.14">
            <text:p>08/12/15</text:p>
          </table:table-cell>
          <table:table-cell table:style-name="ce51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7">
            <text:p>7</text:p>
          </table:table-cell>
          <table:table-cell table:style-name="ce52" table:formula="of:=SUMPRODUCT([Thong_Tin_Ngay_Nghi_201501.$B$3:.$B$24]=[.B17];[Thong_Tin_Ngay_Nghi_201501.$C$3:.$C$24]) + SUMPRODUCT([Thong_Tin_Ngay_Nghi_201502.$B$5:.$B$30]=[.B17];[Thong_Tin_Ngay_Nghi_201502.$C$5:.$C$30])  + SUMPRODUCT([Thong_Tin_Ngay_Nghi_201503.$B$5:.$B$29]=[.B17];[Thong_Tin_Ngay_Nghi_201503.$C$5:.$C$29])" office:value-type="float" office:value="6">
            <text:p>6</text:p>
          </table:table-cell>
          <table:table-cell table:style-name="ce55" table:formula="of:=SUMPRODUCT([Thong_Tin_Ngay_Nghi_201501.$B$3:.$B$24]=[.B17];[Thong_Tin_Ngay_Nghi_201501.$C$3:.$C$24]) + SUMPRODUCT([Thong_Tin_Ngay_Nghi_201502.$B$5:.$B$30]=[.B17];[Thong_Tin_Ngay_Nghi_201502.$C$5:.$C$30])  + SUMPRODUCT([Thong_Tin_Ngay_Nghi_201503.$B$5:.$B$29]=[.B17];[Thong_Tin_Ngay_Nghi_201503.$C$5:.$C$29]) +  SUMPRODUCT([Thong_Tin_Ngay_Nghi_201504.$B$5:.$B$35]=[.B17];[Thong_Tin_Ngay_Nghi_201504.$C$5:.$C$35]) + SUMPRODUCT([Thong_Tin_Ngay_Nghi_201505.$B$5:.$B$38]=[.B17];[Thong_Tin_Ngay_Nghi_201505.$C$5:.$C$38]) + SUMPRODUCT([Thong_Tin_Ngay_Nghi_201506.$B$4:.$B$39]=[.B17];[Thong_Tin_Ngay_Nghi_201506.$C$4:.$C$39])  + SUMPRODUCT([Thong_Tin_Ngay_Nghi_201507.$B$4:.$B$45]=[.B17];[Thong_Tin_Ngay_Nghi_201507.$C$4:.$C$45]) + SUMPRODUCT([Thong_Tin_Ngay_Nghi_201508.$B$4:.$B$45]=[.B17];[Thong_Tin_Ngay_Nghi_201508.$C$4:.$C$45])" office:value-type="float" office:value="13">
            <text:p>13</text:p>
          </table:table-cell>
          <table:table-cell table:style-name="ce47" table:formula="of:=IF(DATE(YEAR([.E17]);MONTH([.E17]);DAY([.E17]))&lt;=DATE(YEAR([.E17]);3;31); [.C17]-[.G17] + [.F17]; IF([.G17]-[.C17]&lt;0;[.G17] + [.F17] -[.H17];[.F17]+[.C17]-[.H17]))" office:value-type="float" office:value="0">
            <text:p>0</text:p>
          </table:table-cell>
          <table:table-cell table:style-name="ce47"/>
          <table:table-cell table:style-name="ce47" table:formula="of:=[.I17]+[.J17]" office:value-type="float" office:value="0">
            <text:p>0</text:p>
          </table:table-cell>
          <table:table-cell table:style-name="ce56"/>
          <table:table-cell table:number-columns-repeated="1012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HungPN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7-01">
            <text:p>07/01/15</text:p>
          </table:table-cell>
          <table:table-cell table:style-name="ce49" table:formula="of:=IF(YEAR(NOW())&gt;YEAR([.D18]);DATE(YEAR([.D18]);12;31);NOW())" office:value-type="date" office:date-value="2015-08-12T09:28:29.14">
            <text:p>08/12/15</text:p>
          </table:table-cell>
          <table:table-cell table:style-name="ce51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1">
            <text:p>1</text:p>
          </table:table-cell>
          <table:table-cell table:style-name="ce52"/>
          <table:table-cell table:style-name="ce55" table:formula="of:=SUMPRODUCT([Thong_Tin_Ngay_Nghi_201501.$B$3:.$B$24]=[.B18];[Thong_Tin_Ngay_Nghi_201501.$C$3:.$C$24]) + SUMPRODUCT([Thong_Tin_Ngay_Nghi_201502.$B$5:.$B$30]=[.B18];[Thong_Tin_Ngay_Nghi_201502.$C$5:.$C$30])  + SUMPRODUCT([Thong_Tin_Ngay_Nghi_201503.$B$5:.$B$29]=[.B18];[Thong_Tin_Ngay_Nghi_201503.$C$5:.$C$29]) +  SUMPRODUCT([Thong_Tin_Ngay_Nghi_201504.$B$5:.$B$35]=[.B18];[Thong_Tin_Ngay_Nghi_201504.$C$5:.$C$35]) + SUMPRODUCT([Thong_Tin_Ngay_Nghi_201505.$B$5:.$B$38]=[.B18];[Thong_Tin_Ngay_Nghi_201505.$C$5:.$C$38]) + SUMPRODUCT([Thong_Tin_Ngay_Nghi_201506.$B$4:.$B$39]=[.B18];[Thong_Tin_Ngay_Nghi_201506.$C$4:.$C$39])  + SUMPRODUCT([Thong_Tin_Ngay_Nghi_201507.$B$4:.$B$45]=[.B18];[Thong_Tin_Ngay_Nghi_201507.$C$4:.$C$45]) + SUMPRODUCT([Thong_Tin_Ngay_Nghi_201508.$B$4:.$B$45]=[.B18];[Thong_Tin_Ngay_Nghi_201508.$C$4:.$C$45])" office:value-type="float" office:value="1">
            <text:p>1</text:p>
          </table:table-cell>
          <table:table-cell table:style-name="ce47" table:formula="of:=IF(DATE(YEAR([.E18]);MONTH([.E18]);DAY([.E18]))&lt;=DATE(YEAR([.E18]);3;31); [.C18]-[.G18] + [.F18]; IF([.G18]-[.C18]&lt;0;[.G18] + [.F18] -[.H18];[.F18]+[.C18]-[.H18]))" office:value-type="float" office:value="0">
            <text:p>0</text:p>
          </table:table-cell>
          <table:table-cell table:style-name="ce47"/>
          <table:table-cell table:style-name="ce47" table:formula="of:=[.I18]+[.J18]" office:value-type="float" office:value="0">
            <text:p>0</text:p>
          </table:table-cell>
          <table:table-cell table:style-name="ce56"/>
          <table:table-cell table:number-columns-repeated="1012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KhoiNLD</text:p>
          </table:table-cell>
          <table:table-cell table:style-name="ce47" office:value-type="float" office:value="2">
            <text:p>2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19]);DATE(YEAR([.D19]);12;31);NOW())" office:value-type="date" office:date-value="2015-08-12T09:28:29.15">
            <text:p>08/12/15</text:p>
          </table:table-cell>
          <table:table-cell table:style-name="ce51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7">
            <text:p>7</text:p>
          </table:table-cell>
          <table:table-cell table:style-name="ce52" table:formula="of:=SUMPRODUCT([Thong_Tin_Ngay_Nghi_201501.$B$3:.$B$24]=[.B19];[Thong_Tin_Ngay_Nghi_201501.$C$3:.$C$24]) + SUMPRODUCT([Thong_Tin_Ngay_Nghi_201502.$B$5:.$B$30]=[.B19];[Thong_Tin_Ngay_Nghi_201502.$C$5:.$C$30])  + SUMPRODUCT([Thong_Tin_Ngay_Nghi_201503.$B$5:.$B$29]=[.B19];[Thong_Tin_Ngay_Nghi_201503.$C$5:.$C$29])" office:value-type="float" office:value="3.5">
            <text:p>3.5</text:p>
          </table:table-cell>
          <table:table-cell table:style-name="ce55" table:formula="of:=SUMPRODUCT([Thong_Tin_Ngay_Nghi_201501.$B$3:.$B$24]=[.B19];[Thong_Tin_Ngay_Nghi_201501.$C$3:.$C$24]) + SUMPRODUCT([Thong_Tin_Ngay_Nghi_201502.$B$5:.$B$30]=[.B19];[Thong_Tin_Ngay_Nghi_201502.$C$5:.$C$30])  + SUMPRODUCT([Thong_Tin_Ngay_Nghi_201503.$B$5:.$B$29]=[.B19];[Thong_Tin_Ngay_Nghi_201503.$C$5:.$C$29]) +  SUMPRODUCT([Thong_Tin_Ngay_Nghi_201504.$B$5:.$B$35]=[.B19];[Thong_Tin_Ngay_Nghi_201504.$C$5:.$C$35]) + SUMPRODUCT([Thong_Tin_Ngay_Nghi_201505.$B$5:.$B$38]=[.B19];[Thong_Tin_Ngay_Nghi_201505.$C$5:.$C$38]) + SUMPRODUCT([Thong_Tin_Ngay_Nghi_201506.$B$4:.$B$39]=[.B19];[Thong_Tin_Ngay_Nghi_201506.$C$4:.$C$39])  + SUMPRODUCT([Thong_Tin_Ngay_Nghi_201507.$B$4:.$B$45]=[.B19];[Thong_Tin_Ngay_Nghi_201507.$C$4:.$C$45]) + SUMPRODUCT([Thong_Tin_Ngay_Nghi_201508.$B$4:.$B$45]=[.B19];[Thong_Tin_Ngay_Nghi_201508.$C$4:.$C$45])" office:value-type="float" office:value="10">
            <text:p>10</text:p>
          </table:table-cell>
          <table:table-cell table:style-name="ce47" table:formula="of:=IF(DATE(YEAR([.E19]);MONTH([.E19]);DAY([.E19]))&lt;=DATE(YEAR([.E19]);3;31); [.C19]-[.G19] + [.F19]; IF([.G19]-[.C19]&lt;0;[.G19] + [.F19] -[.H19];[.F19]+[.C19]-[.H19]))" office:value-type="float" office:value="-1">
            <text:p>-1</text:p>
          </table:table-cell>
          <table:table-cell table:style-name="ce47"/>
          <table:table-cell table:style-name="ce47" table:formula="of:=[.I19]+[.J19]" office:value-type="float" office:value="-1">
            <text:p>-1</text:p>
          </table:table-cell>
          <table:table-cell table:style-name="ce56"/>
          <table:table-cell table:number-columns-repeated="1012"/>
        </table:table-row>
        <table:table-row table:style-name="ro15">
          <table:table-cell table:style-name="ce41" office:value-type="float" office:value="14">
            <text:p>14</text:p>
          </table:table-cell>
          <table:table-cell table:style-name="ce43" office:value-type="string">
            <text:p>LongNH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20]);DATE(YEAR([.D20]);12;31);NOW())" office:value-type="date" office:date-value="2015-08-12T09:28:29.15">
            <text:p>08/12/15</text:p>
          </table:table-cell>
          <table:table-cell table:style-name="ce51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7">
            <text:p>7</text:p>
          </table:table-cell>
          <table:table-cell table:style-name="ce52" table:formula="of:=SUMPRODUCT([Thong_Tin_Ngay_Nghi_201501.$B$3:.$B$24]=[.B20];[Thong_Tin_Ngay_Nghi_201501.$C$3:.$C$24]) + SUMPRODUCT([Thong_Tin_Ngay_Nghi_201502.$B$5:.$B$30]=[.B20];[Thong_Tin_Ngay_Nghi_201502.$C$5:.$C$30])  + SUMPRODUCT([Thong_Tin_Ngay_Nghi_201503.$B$5:.$B$29]=[.B20];[Thong_Tin_Ngay_Nghi_201503.$C$5:.$C$29])" office:value-type="float" office:value="1.5">
            <text:p>1.5</text:p>
          </table:table-cell>
          <table:table-cell table:style-name="ce55" table:formula="of:=SUMPRODUCT([Thong_Tin_Ngay_Nghi_201501.$B$3:.$B$24]=[.B20];[Thong_Tin_Ngay_Nghi_201501.$C$3:.$C$24]) + SUMPRODUCT([Thong_Tin_Ngay_Nghi_201502.$B$5:.$B$30]=[.B20];[Thong_Tin_Ngay_Nghi_201502.$C$5:.$C$30])  + SUMPRODUCT([Thong_Tin_Ngay_Nghi_201503.$B$5:.$B$29]=[.B20];[Thong_Tin_Ngay_Nghi_201503.$C$5:.$C$29]) +  SUMPRODUCT([Thong_Tin_Ngay_Nghi_201504.$B$5:.$B$35]=[.B20];[Thong_Tin_Ngay_Nghi_201504.$C$5:.$C$35]) + SUMPRODUCT([Thong_Tin_Ngay_Nghi_201505.$B$5:.$B$38]=[.B20];[Thong_Tin_Ngay_Nghi_201505.$C$5:.$C$38]) + SUMPRODUCT([Thong_Tin_Ngay_Nghi_201506.$B$4:.$B$39]=[.B20];[Thong_Tin_Ngay_Nghi_201506.$C$4:.$C$39])  + SUMPRODUCT([Thong_Tin_Ngay_Nghi_201507.$B$4:.$B$45]=[.B20];[Thong_Tin_Ngay_Nghi_201507.$C$4:.$C$45]) + SUMPRODUCT([Thong_Tin_Ngay_Nghi_201508.$B$4:.$B$45]=[.B20];[Thong_Tin_Ngay_Nghi_201508.$C$4:.$C$45])" office:value-type="float" office:value="2.5">
            <text:p>2.5</text:p>
          </table:table-cell>
          <table:table-cell table:style-name="ce47" table:formula="of:=IF(DATE(YEAR([.E20]);MONTH([.E20]);DAY([.E20]))&lt;=DATE(YEAR([.E20]);3;31); [.C20]-[.G20] + [.F20]; IF([.G20]-[.C20]&lt;0;[.G20] + [.F20] -[.H20];[.F20]+[.C20]-[.H20]))" office:value-type="float" office:value="4.5">
            <text:p>4.5</text:p>
          </table:table-cell>
          <table:table-cell table:style-name="ce47" office:value-type="float" office:value="0.5">
            <text:p>0.5</text:p>
          </table:table-cell>
          <table:table-cell table:style-name="ce47" table:formula="of:=[.I20]+[.J20]" office:value-type="float" office:value="5">
            <text:p>5</text:p>
          </table:table-cell>
          <table:table-cell table:style-name="ce56" office:value-type="string">
            <text:p>- Đã trừ 0.5 ngày nghỉ vào lương T1 (chưa đc hưởng ngày phép vì còn trong probation) 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LuanNN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6-08">
            <text:p>06/08/15</text:p>
          </table:table-cell>
          <table:table-cell table:style-name="ce49" table:formula="of:=IF(YEAR(NOW())&gt;YEAR([.D21]);DATE(YEAR([.D21]);12;31);NOW())" office:value-type="date" office:date-value="2015-08-12T09:28:29.15">
            <text:p>08/12/15</text:p>
          </table:table-cell>
          <table:table-cell table:style-name="ce51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2">
            <text:p>2</text:p>
          </table:table-cell>
          <table:table-cell table:style-name="ce52"/>
          <table:table-cell table:style-name="ce55" table:formula="of:=SUMPRODUCT([Thong_Tin_Ngay_Nghi_201501.$B$3:.$B$24]=[.B21];[Thong_Tin_Ngay_Nghi_201501.$C$3:.$C$24]) + SUMPRODUCT([Thong_Tin_Ngay_Nghi_201502.$B$5:.$B$30]=[.B21];[Thong_Tin_Ngay_Nghi_201502.$C$5:.$C$30])  + SUMPRODUCT([Thong_Tin_Ngay_Nghi_201503.$B$5:.$B$29]=[.B21];[Thong_Tin_Ngay_Nghi_201503.$C$5:.$C$29]) +  SUMPRODUCT([Thong_Tin_Ngay_Nghi_201504.$B$5:.$B$35]=[.B21];[Thong_Tin_Ngay_Nghi_201504.$C$5:.$C$35]) + SUMPRODUCT([Thong_Tin_Ngay_Nghi_201505.$B$5:.$B$38]=[.B21];[Thong_Tin_Ngay_Nghi_201505.$C$5:.$C$38]) + SUMPRODUCT([Thong_Tin_Ngay_Nghi_201506.$B$4:.$B$39]=[.B21];[Thong_Tin_Ngay_Nghi_201506.$C$4:.$C$39])  + SUMPRODUCT([Thong_Tin_Ngay_Nghi_201507.$B$4:.$B$45]=[.B21];[Thong_Tin_Ngay_Nghi_201507.$C$4:.$C$45]) + SUMPRODUCT([Thong_Tin_Ngay_Nghi_201508.$B$4:.$B$45]=[.B21];[Thong_Tin_Ngay_Nghi_201508.$C$4:.$C$45])" office:value-type="float" office:value="1">
            <text:p>1</text:p>
          </table:table-cell>
          <table:table-cell table:style-name="ce47" table:formula="of:=IF(DATE(YEAR([.E21]);MONTH([.E21]);DAY([.E21]))&lt;=DATE(YEAR([.E21]);3;31); [.C21]-[.G21] + [.F21]; IF([.G21]-[.C21]&lt;0;[.G21] + [.F21] -[.H21];[.F21]+[.C21]-[.H21]))" office:value-type="float" office:value="1">
            <text:p>1</text:p>
          </table:table-cell>
          <table:table-cell table:style-name="ce47"/>
          <table:table-cell table:style-name="ce47" table:formula="of:=[.I21]+[.J21]" office:value-type="float" office:value="1">
            <text:p>1</text:p>
          </table:table-cell>
          <table:table-cell table:style-name="ce56"/>
          <table:table-cell table:number-columns-repeated="1012"/>
        </table:table-row>
        <table:table-row table:style-name="ro12">
          <table:table-cell table:style-name="ce41" office:value-type="float" office:value="16">
            <text:p>16</text:p>
          </table:table-cell>
          <table:table-cell table:style-name="ce43" office:value-type="string">
            <text:p>MaiDTP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22]);DATE(YEAR([.D22]);12;31);NOW())" office:value-type="date" office:date-value="2015-08-12T09:28:29.15">
            <text:p>08/12/15</text:p>
          </table:table-cell>
          <table:table-cell table:style-name="ce51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7">
            <text:p>7</text:p>
          </table:table-cell>
          <table:table-cell table:style-name="ce52" table:formula="of:=SUMPRODUCT([Thong_Tin_Ngay_Nghi_201501.$B$3:.$B$24]=[.B22];[Thong_Tin_Ngay_Nghi_201501.$C$3:.$C$24]) + SUMPRODUCT([Thong_Tin_Ngay_Nghi_201502.$B$5:.$B$30]=[.B22];[Thong_Tin_Ngay_Nghi_201502.$C$5:.$C$30])  + SUMPRODUCT([Thong_Tin_Ngay_Nghi_201503.$B$5:.$B$29]=[.B22];[Thong_Tin_Ngay_Nghi_201503.$C$5:.$C$29])" office:value-type="float" office:value="9">
            <text:p>9</text:p>
          </table:table-cell>
          <table:table-cell table:style-name="ce55" table:formula="of:=SUMPRODUCT([Thong_Tin_Ngay_Nghi_201501.$B$3:.$B$24]=[.B22];[Thong_Tin_Ngay_Nghi_201501.$C$3:.$C$24]) + SUMPRODUCT([Thong_Tin_Ngay_Nghi_201502.$B$5:.$B$30]=[.B22];[Thong_Tin_Ngay_Nghi_201502.$C$5:.$C$30])  + SUMPRODUCT([Thong_Tin_Ngay_Nghi_201503.$B$5:.$B$29]=[.B22];[Thong_Tin_Ngay_Nghi_201503.$C$5:.$C$29]) +  SUMPRODUCT([Thong_Tin_Ngay_Nghi_201504.$B$5:.$B$35]=[.B22];[Thong_Tin_Ngay_Nghi_201504.$C$5:.$C$35]) + SUMPRODUCT([Thong_Tin_Ngay_Nghi_201505.$B$5:.$B$38]=[.B22];[Thong_Tin_Ngay_Nghi_201505.$C$5:.$C$38]) + SUMPRODUCT([Thong_Tin_Ngay_Nghi_201506.$B$4:.$B$39]=[.B22];[Thong_Tin_Ngay_Nghi_201506.$C$4:.$C$39])  + SUMPRODUCT([Thong_Tin_Ngay_Nghi_201507.$B$4:.$B$45]=[.B22];[Thong_Tin_Ngay_Nghi_201507.$C$4:.$C$45]) + SUMPRODUCT([Thong_Tin_Ngay_Nghi_201508.$B$4:.$B$45]=[.B22];[Thong_Tin_Ngay_Nghi_201508.$C$4:.$C$45])" office:value-type="float" office:value="14.5">
            <text:p>14.5</text:p>
          </table:table-cell>
          <table:table-cell table:style-name="ce47" table:formula="of:=IF(DATE(YEAR([.E22]);MONTH([.E22]);DAY([.E22]))&lt;=DATE(YEAR([.E22]);3;31); [.C22]-[.G22] + [.F22]; IF([.G22]-[.C22]&lt;0;[.G22] + [.F22] -[.H22];[.F22]+[.C22]-[.H22]))" office:value-type="float" office:value="-7.5">
            <text:p>-7.5</text:p>
          </table:table-cell>
          <table:table-cell table:style-name="ce47" office:value-type="float" office:value="7">
            <text:p>7</text:p>
          </table:table-cell>
          <table:table-cell table:style-name="ce47" table:formula="of:=[.I22]+[.J22]" office:value-type="float" office:value="-0.5">
            <text:p>-0.5</text:p>
          </table:table-cell>
          <table:table-cell table:style-name="ce56" office:value-type="string">
            <text:p>- Đã trừ 7 ngày nghỉ vào lương T1 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MaiNTT</text:p>
          </table:table-cell>
          <table:table-cell table:style-name="ce47"/>
          <table:table-cell table:style-name="ce49" office:value-type="date" office:date-value="2015-07-20">
            <text:p>07/20/15</text:p>
          </table:table-cell>
          <table:table-cell table:style-name="ce49" table:formula="of:=IF(YEAR(NOW())&gt;YEAR([.D23]);DATE(YEAR([.D23]);12;31);NOW())" office:value-type="date" office:date-value="2015-08-12T09:28:29.15">
            <text:p>08/12/15</text:p>
          </table:table-cell>
          <table:table-cell table:style-name="ce51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0">
            <text:p>0</text:p>
          </table:table-cell>
          <table:table-cell table:style-name="ce52"/>
          <table:table-cell table:style-name="ce55" table:formula="of:=SUMPRODUCT([Thong_Tin_Ngay_Nghi_201501.$B$3:.$B$24]=[.B23];[Thong_Tin_Ngay_Nghi_201501.$C$3:.$C$24]) + SUMPRODUCT([Thong_Tin_Ngay_Nghi_201502.$B$5:.$B$30]=[.B23];[Thong_Tin_Ngay_Nghi_201502.$C$5:.$C$30])  + SUMPRODUCT([Thong_Tin_Ngay_Nghi_201503.$B$5:.$B$29]=[.B23];[Thong_Tin_Ngay_Nghi_201503.$C$5:.$C$29]) +  SUMPRODUCT([Thong_Tin_Ngay_Nghi_201504.$B$5:.$B$35]=[.B23];[Thong_Tin_Ngay_Nghi_201504.$C$5:.$C$35]) + SUMPRODUCT([Thong_Tin_Ngay_Nghi_201505.$B$5:.$B$38]=[.B23];[Thong_Tin_Ngay_Nghi_201505.$C$5:.$C$38]) + SUMPRODUCT([Thong_Tin_Ngay_Nghi_201506.$B$4:.$B$39]=[.B23];[Thong_Tin_Ngay_Nghi_201506.$C$4:.$C$39])  + SUMPRODUCT([Thong_Tin_Ngay_Nghi_201507.$B$4:.$B$45]=[.B23];[Thong_Tin_Ngay_Nghi_201507.$C$4:.$C$45]) + SUMPRODUCT([Thong_Tin_Ngay_Nghi_201508.$B$4:.$B$45]=[.B23];[Thong_Tin_Ngay_Nghi_201508.$C$4:.$C$45])" office:value-type="float" office:value="0">
            <text:p>0</text:p>
          </table:table-cell>
          <table:table-cell table:style-name="ce47" table:formula="of:=IF(DATE(YEAR([.E23]);MONTH([.E23]);DAY([.E23]))&lt;=DATE(YEAR([.E23]);3;31); [.C23]-[.G23] + [.F23]; IF([.G23]-[.C23]&lt;0;[.G23] + [.F23] -[.H23];[.F23]+[.C23]-[.H23]))" office:value-type="float" office:value="0">
            <text:p>0</text:p>
          </table:table-cell>
          <table:table-cell table:style-name="ce47"/>
          <table:table-cell table:style-name="ce47" table:formula="of:=[.I23]+[.J23]" office:value-type="float" office:value="0">
            <text:p>0</text:p>
          </table:table-cell>
          <table:table-cell table:style-name="ce56"/>
          <table:table-cell table:number-columns-repeated="1012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MinhTD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6-17">
            <text:p>06/17/15</text:p>
          </table:table-cell>
          <table:table-cell table:style-name="ce49" table:formula="of:=IF(YEAR(NOW())&gt;YEAR([.D24]);DATE(YEAR([.D24]);12;31);NOW())" office:value-type="date" office:date-value="2015-08-12T09:28:29.15">
            <text:p>08/12/15</text:p>
          </table:table-cell>
          <table:table-cell table:style-name="ce51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1">
            <text:p>1</text:p>
          </table:table-cell>
          <table:table-cell table:style-name="ce52"/>
          <table:table-cell table:style-name="ce55" table:formula="of:=SUMPRODUCT([Thong_Tin_Ngay_Nghi_201501.$B$3:.$B$24]=[.B24];[Thong_Tin_Ngay_Nghi_201501.$C$3:.$C$24]) + SUMPRODUCT([Thong_Tin_Ngay_Nghi_201502.$B$5:.$B$30]=[.B24];[Thong_Tin_Ngay_Nghi_201502.$C$5:.$C$30])  + SUMPRODUCT([Thong_Tin_Ngay_Nghi_201503.$B$5:.$B$29]=[.B24];[Thong_Tin_Ngay_Nghi_201503.$C$5:.$C$29]) +  SUMPRODUCT([Thong_Tin_Ngay_Nghi_201504.$B$5:.$B$35]=[.B24];[Thong_Tin_Ngay_Nghi_201504.$C$5:.$C$35]) + SUMPRODUCT([Thong_Tin_Ngay_Nghi_201505.$B$5:.$B$38]=[.B24];[Thong_Tin_Ngay_Nghi_201505.$C$5:.$C$38]) + SUMPRODUCT([Thong_Tin_Ngay_Nghi_201506.$B$4:.$B$39]=[.B24];[Thong_Tin_Ngay_Nghi_201506.$C$4:.$C$39])  + SUMPRODUCT([Thong_Tin_Ngay_Nghi_201507.$B$4:.$B$45]=[.B24];[Thong_Tin_Ngay_Nghi_201507.$C$4:.$C$45]) + SUMPRODUCT([Thong_Tin_Ngay_Nghi_201508.$B$4:.$B$45]=[.B24];[Thong_Tin_Ngay_Nghi_201508.$C$4:.$C$45])" office:value-type="float" office:value="0">
            <text:p>0</text:p>
          </table:table-cell>
          <table:table-cell table:style-name="ce47" table:formula="of:=IF(DATE(YEAR([.E24]);MONTH([.E24]);DAY([.E24]))&lt;=DATE(YEAR([.E24]);3;31); [.C24]-[.G24] + [.F24]; IF([.G24]-[.C24]&lt;0;[.G24] + [.F24] -[.H24];[.F24]+[.C24]-[.H24]))" office:value-type="float" office:value="1">
            <text:p>1</text:p>
          </table:table-cell>
          <table:table-cell table:style-name="ce47"/>
          <table:table-cell table:style-name="ce47" table:formula="of:=[.I24]+[.J24]" office:value-type="float" office:value="1">
            <text:p>1</text:p>
          </table:table-cell>
          <table:table-cell table:style-name="ce56"/>
          <table:table-cell table:number-columns-repeated="1012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NamTD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5-25">
            <text:p>05/25/15</text:p>
          </table:table-cell>
          <table:table-cell table:style-name="ce49" table:formula="of:=IF(YEAR(NOW())&gt;YEAR([.D25]);DATE(YEAR([.D25]);12;31);NOW())" office:value-type="date" office:date-value="2015-08-12T09:28:29.16">
            <text:p>08/12/15</text:p>
          </table:table-cell>
          <table:table-cell table:style-name="ce51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2">
            <text:p>2</text:p>
          </table:table-cell>
          <table:table-cell table:style-name="ce52"/>
          <table:table-cell table:style-name="ce55" table:formula="of:=SUMPRODUCT([Thong_Tin_Ngay_Nghi_201501.$B$3:.$B$24]=[.B25];[Thong_Tin_Ngay_Nghi_201501.$C$3:.$C$24]) + SUMPRODUCT([Thong_Tin_Ngay_Nghi_201502.$B$5:.$B$30]=[.B25];[Thong_Tin_Ngay_Nghi_201502.$C$5:.$C$30])  + SUMPRODUCT([Thong_Tin_Ngay_Nghi_201503.$B$5:.$B$29]=[.B25];[Thong_Tin_Ngay_Nghi_201503.$C$5:.$C$29]) +  SUMPRODUCT([Thong_Tin_Ngay_Nghi_201504.$B$5:.$B$35]=[.B25];[Thong_Tin_Ngay_Nghi_201504.$C$5:.$C$35]) + SUMPRODUCT([Thong_Tin_Ngay_Nghi_201505.$B$5:.$B$38]=[.B25];[Thong_Tin_Ngay_Nghi_201505.$C$5:.$C$38]) + SUMPRODUCT([Thong_Tin_Ngay_Nghi_201506.$B$4:.$B$39]=[.B25];[Thong_Tin_Ngay_Nghi_201506.$C$4:.$C$39])  + SUMPRODUCT([Thong_Tin_Ngay_Nghi_201507.$B$4:.$B$45]=[.B25];[Thong_Tin_Ngay_Nghi_201507.$C$4:.$C$45]) + SUMPRODUCT([Thong_Tin_Ngay_Nghi_201508.$B$4:.$B$45]=[.B25];[Thong_Tin_Ngay_Nghi_201508.$C$4:.$C$45])" office:value-type="float" office:value="0.5">
            <text:p>0.5</text:p>
          </table:table-cell>
          <table:table-cell table:style-name="ce47" table:formula="of:=IF(DATE(YEAR([.E25]);MONTH([.E25]);DAY([.E25]))&lt;=DATE(YEAR([.E25]);3;31); [.C25]-[.G25] + [.F25]; IF([.G25]-[.C25]&lt;0;[.G25] + [.F25] -[.H25];[.F25]+[.C25]-[.H25]))" office:value-type="float" office:value="1.5">
            <text:p>1.5</text:p>
          </table:table-cell>
          <table:table-cell table:style-name="ce47"/>
          <table:table-cell table:style-name="ce47" table:formula="of:=[.I25]+[.J25]" office:value-type="float" office:value="1.5">
            <text:p>1.5</text:p>
          </table:table-cell>
          <table:table-cell table:style-name="ce56"/>
          <table:table-cell table:number-columns-repeated="1012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NamTV</text:p>
          </table:table-cell>
          <table:table-cell table:style-name="ce47" office:value-type="float" office:value="2">
            <text:p>2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26]);DATE(YEAR([.D26]);12;31);NOW())" office:value-type="date" office:date-value="2015-08-12T09:28:29.19">
            <text:p>08/12/15</text:p>
          </table:table-cell>
          <table:table-cell table:style-name="ce51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7">
            <text:p>7</text:p>
          </table:table-cell>
          <table:table-cell table:style-name="ce52" table:formula="of:=SUMPRODUCT([Thong_Tin_Ngay_Nghi_201501.$B$3:.$B$24]=[.B26];[Thong_Tin_Ngay_Nghi_201501.$C$3:.$C$24]) + SUMPRODUCT([Thong_Tin_Ngay_Nghi_201502.$B$5:.$B$30]=[.B26];[Thong_Tin_Ngay_Nghi_201502.$C$5:.$C$30])  + SUMPRODUCT([Thong_Tin_Ngay_Nghi_201503.$B$5:.$B$29]=[.B26];[Thong_Tin_Ngay_Nghi_201503.$C$5:.$C$29])" office:value-type="float" office:value="4.5">
            <text:p>4.5</text:p>
          </table:table-cell>
          <table:table-cell table:style-name="ce55" table:formula="of:=SUMPRODUCT([Thong_Tin_Ngay_Nghi_201501.$B$3:.$B$24]=[.B26];[Thong_Tin_Ngay_Nghi_201501.$C$3:.$C$24]) + SUMPRODUCT([Thong_Tin_Ngay_Nghi_201502.$B$5:.$B$30]=[.B26];[Thong_Tin_Ngay_Nghi_201502.$C$5:.$C$30])  + SUMPRODUCT([Thong_Tin_Ngay_Nghi_201503.$B$5:.$B$29]=[.B26];[Thong_Tin_Ngay_Nghi_201503.$C$5:.$C$29]) +  SUMPRODUCT([Thong_Tin_Ngay_Nghi_201504.$B$5:.$B$35]=[.B26];[Thong_Tin_Ngay_Nghi_201504.$C$5:.$C$35]) + SUMPRODUCT([Thong_Tin_Ngay_Nghi_201505.$B$5:.$B$38]=[.B26];[Thong_Tin_Ngay_Nghi_201505.$C$5:.$C$38]) + SUMPRODUCT([Thong_Tin_Ngay_Nghi_201506.$B$4:.$B$39]=[.B26];[Thong_Tin_Ngay_Nghi_201506.$C$4:.$C$39])  + SUMPRODUCT([Thong_Tin_Ngay_Nghi_201507.$B$4:.$B$45]=[.B26];[Thong_Tin_Ngay_Nghi_201507.$C$4:.$C$45]) + SUMPRODUCT([Thong_Tin_Ngay_Nghi_201508.$B$4:.$B$45]=[.B26];[Thong_Tin_Ngay_Nghi_201508.$C$4:.$C$45])" office:value-type="float" office:value="7">
            <text:p>7</text:p>
          </table:table-cell>
          <table:table-cell table:style-name="ce47" table:formula="of:=IF(DATE(YEAR([.E26]);MONTH([.E26]);DAY([.E26]))&lt;=DATE(YEAR([.E26]);3;31); [.C26]-[.G26] + [.F26]; IF([.G26]-[.C26]&lt;0;[.G26] + [.F26] -[.H26];[.F26]+[.C26]-[.H26]))" office:value-type="float" office:value="2">
            <text:p>2</text:p>
          </table:table-cell>
          <table:table-cell table:style-name="ce47"/>
          <table:table-cell table:style-name="ce47" table:formula="of:=[.I26]+[.J26]" office:value-type="float" office:value="2">
            <text:p>2</text:p>
          </table:table-cell>
          <table:table-cell table:style-name="ce56"/>
          <table:table-cell table:number-columns-repeated="1012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NguyenHTT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27]);DATE(YEAR([.D27]);12;31);NOW())" office:value-type="date" office:date-value="2015-08-12T09:28:29.19">
            <text:p>08/12/15</text:p>
          </table:table-cell>
          <table:table-cell table:style-name="ce51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7">
            <text:p>7</text:p>
          </table:table-cell>
          <table:table-cell table:style-name="ce52" table:formula="of:=SUMPRODUCT([Thong_Tin_Ngay_Nghi_201501.$B$3:.$B$24]=[.B27];[Thong_Tin_Ngay_Nghi_201501.$C$3:.$C$24]) + SUMPRODUCT([Thong_Tin_Ngay_Nghi_201502.$B$5:.$B$30]=[.B27];[Thong_Tin_Ngay_Nghi_201502.$C$5:.$C$30])  + SUMPRODUCT([Thong_Tin_Ngay_Nghi_201503.$B$5:.$B$29]=[.B27];[Thong_Tin_Ngay_Nghi_201503.$C$5:.$C$29])" office:value-type="float" office:value="2.5">
            <text:p>2.5</text:p>
          </table:table-cell>
          <table:table-cell table:style-name="ce55" table:formula="of:=SUMPRODUCT([Thong_Tin_Ngay_Nghi_201501.$B$3:.$B$24]=[.B27];[Thong_Tin_Ngay_Nghi_201501.$C$3:.$C$24]) + SUMPRODUCT([Thong_Tin_Ngay_Nghi_201502.$B$5:.$B$30]=[.B27];[Thong_Tin_Ngay_Nghi_201502.$C$5:.$C$30])  + SUMPRODUCT([Thong_Tin_Ngay_Nghi_201503.$B$5:.$B$29]=[.B27];[Thong_Tin_Ngay_Nghi_201503.$C$5:.$C$29]) +  SUMPRODUCT([Thong_Tin_Ngay_Nghi_201504.$B$5:.$B$35]=[.B27];[Thong_Tin_Ngay_Nghi_201504.$C$5:.$C$35]) + SUMPRODUCT([Thong_Tin_Ngay_Nghi_201505.$B$5:.$B$38]=[.B27];[Thong_Tin_Ngay_Nghi_201505.$C$5:.$C$38]) + SUMPRODUCT([Thong_Tin_Ngay_Nghi_201506.$B$4:.$B$39]=[.B27];[Thong_Tin_Ngay_Nghi_201506.$C$4:.$C$39])  + SUMPRODUCT([Thong_Tin_Ngay_Nghi_201507.$B$4:.$B$45]=[.B27];[Thong_Tin_Ngay_Nghi_201507.$C$4:.$C$45]) + SUMPRODUCT([Thong_Tin_Ngay_Nghi_201508.$B$4:.$B$45]=[.B27];[Thong_Tin_Ngay_Nghi_201508.$C$4:.$C$45])" office:value-type="float" office:value="4.5">
            <text:p>4.5</text:p>
          </table:table-cell>
          <table:table-cell table:style-name="ce47" table:formula="of:=IF(DATE(YEAR([.E27]);MONTH([.E27]);DAY([.E27]))&lt;=DATE(YEAR([.E27]);3;31); [.C27]-[.G27] + [.F27]; IF([.G27]-[.C27]&lt;0;[.G27] + [.F27] -[.H27];[.F27]+[.C27]-[.H27]))" office:value-type="float" office:value="2.5">
            <text:p>2.5</text:p>
          </table:table-cell>
          <table:table-cell table:style-name="ce47"/>
          <table:table-cell table:style-name="ce47" table:formula="of:=[.I27]+[.J27]" office:value-type="float" office:value="2.5">
            <text:p>2.5</text:p>
          </table:table-cell>
          <table:table-cell table:style-name="ce56"/>
          <table:table-cell table:number-columns-repeated="1012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NhanNM</text:p>
          </table:table-cell>
          <table:table-cell table:style-name="ce47" office:value-type="float" office:value="3">
            <text:p>3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28]);DATE(YEAR([.D28]);12;31);NOW())" office:value-type="date" office:date-value="2015-08-12T09:28:29.19">
            <text:p>08/12/15</text:p>
          </table:table-cell>
          <table:table-cell table:style-name="ce51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7">
            <text:p>7</text:p>
          </table:table-cell>
          <table:table-cell table:style-name="ce52" table:formula="of:=SUMPRODUCT([Thong_Tin_Ngay_Nghi_201501.$B$3:.$B$24]=[.B28];[Thong_Tin_Ngay_Nghi_201501.$C$3:.$C$24]) + SUMPRODUCT([Thong_Tin_Ngay_Nghi_201502.$B$5:.$B$30]=[.B28];[Thong_Tin_Ngay_Nghi_201502.$C$5:.$C$30])  + SUMPRODUCT([Thong_Tin_Ngay_Nghi_201503.$B$5:.$B$29]=[.B28];[Thong_Tin_Ngay_Nghi_201503.$C$5:.$C$29])" office:value-type="float" office:value="5">
            <text:p>5</text:p>
          </table:table-cell>
          <table:table-cell table:style-name="ce55" table:formula="of:=SUMPRODUCT([Thong_Tin_Ngay_Nghi_201501.$B$3:.$B$24]=[.B28];[Thong_Tin_Ngay_Nghi_201501.$C$3:.$C$24]) + SUMPRODUCT([Thong_Tin_Ngay_Nghi_201502.$B$5:.$B$30]=[.B28];[Thong_Tin_Ngay_Nghi_201502.$C$5:.$C$30])  + SUMPRODUCT([Thong_Tin_Ngay_Nghi_201503.$B$5:.$B$29]=[.B28];[Thong_Tin_Ngay_Nghi_201503.$C$5:.$C$29]) +  SUMPRODUCT([Thong_Tin_Ngay_Nghi_201504.$B$5:.$B$35]=[.B28];[Thong_Tin_Ngay_Nghi_201504.$C$5:.$C$35]) + SUMPRODUCT([Thong_Tin_Ngay_Nghi_201505.$B$5:.$B$38]=[.B28];[Thong_Tin_Ngay_Nghi_201505.$C$5:.$C$38]) + SUMPRODUCT([Thong_Tin_Ngay_Nghi_201506.$B$4:.$B$39]=[.B28];[Thong_Tin_Ngay_Nghi_201506.$C$4:.$C$39])  + SUMPRODUCT([Thong_Tin_Ngay_Nghi_201507.$B$4:.$B$45]=[.B28];[Thong_Tin_Ngay_Nghi_201507.$C$4:.$C$45]) + SUMPRODUCT([Thong_Tin_Ngay_Nghi_201508.$B$4:.$B$45]=[.B28];[Thong_Tin_Ngay_Nghi_201508.$C$4:.$C$45])" office:value-type="float" office:value="7">
            <text:p>7</text:p>
          </table:table-cell>
          <table:table-cell table:style-name="ce47" table:formula="of:=IF(DATE(YEAR([.E28]);MONTH([.E28]);DAY([.E28]))&lt;=DATE(YEAR([.E28]);3;31); [.C28]-[.G28] + [.F28]; IF([.G28]-[.C28]&lt;0;[.G28] + [.F28] -[.H28];[.F28]+[.C28]-[.H28]))" office:value-type="float" office:value="3">
            <text:p>3</text:p>
          </table:table-cell>
          <table:table-cell table:style-name="ce47"/>
          <table:table-cell table:style-name="ce47" table:formula="of:=[.I28]+[.J28]" office:value-type="float" office:value="3">
            <text:p>3</text:p>
          </table:table-cell>
          <table:table-cell table:style-name="ce56"/>
          <table:table-cell table:number-columns-repeated="1012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3" office:value-type="string">
            <text:p>NhanNV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29]);DATE(YEAR([.D29]);12;31);NOW())" office:value-type="date" office:date-value="2015-08-12T09:28:29.19">
            <text:p>08/12/15</text:p>
          </table:table-cell>
          <table:table-cell table:style-name="ce51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7">
            <text:p>7</text:p>
          </table:table-cell>
          <table:table-cell table:style-name="ce52" table:formula="of:=SUMPRODUCT([Thong_Tin_Ngay_Nghi_201501.$B$3:.$B$24]=[.B29];[Thong_Tin_Ngay_Nghi_201501.$C$3:.$C$24]) + SUMPRODUCT([Thong_Tin_Ngay_Nghi_201502.$B$5:.$B$30]=[.B29];[Thong_Tin_Ngay_Nghi_201502.$C$5:.$C$30])  + SUMPRODUCT([Thong_Tin_Ngay_Nghi_201503.$B$5:.$B$29]=[.B29];[Thong_Tin_Ngay_Nghi_201503.$C$5:.$C$29])" office:value-type="float" office:value="2">
            <text:p>2</text:p>
          </table:table-cell>
          <table:table-cell table:style-name="ce55" table:formula="of:=SUMPRODUCT([Thong_Tin_Ngay_Nghi_201501.$B$3:.$B$24]=[.B29];[Thong_Tin_Ngay_Nghi_201501.$C$3:.$C$24]) + SUMPRODUCT([Thong_Tin_Ngay_Nghi_201502.$B$5:.$B$30]=[.B29];[Thong_Tin_Ngay_Nghi_201502.$C$5:.$C$30])  + SUMPRODUCT([Thong_Tin_Ngay_Nghi_201503.$B$5:.$B$29]=[.B29];[Thong_Tin_Ngay_Nghi_201503.$C$5:.$C$29]) +  SUMPRODUCT([Thong_Tin_Ngay_Nghi_201504.$B$5:.$B$35]=[.B29];[Thong_Tin_Ngay_Nghi_201504.$C$5:.$C$35]) + SUMPRODUCT([Thong_Tin_Ngay_Nghi_201505.$B$5:.$B$38]=[.B29];[Thong_Tin_Ngay_Nghi_201505.$C$5:.$C$38]) + SUMPRODUCT([Thong_Tin_Ngay_Nghi_201506.$B$4:.$B$39]=[.B29];[Thong_Tin_Ngay_Nghi_201506.$C$4:.$C$39])  + SUMPRODUCT([Thong_Tin_Ngay_Nghi_201507.$B$4:.$B$45]=[.B29];[Thong_Tin_Ngay_Nghi_201507.$C$4:.$C$45]) + SUMPRODUCT([Thong_Tin_Ngay_Nghi_201508.$B$4:.$B$45]=[.B29];[Thong_Tin_Ngay_Nghi_201508.$C$4:.$C$45])" office:value-type="float" office:value="3">
            <text:p>3</text:p>
          </table:table-cell>
          <table:table-cell table:style-name="ce47" table:formula="of:=IF(DATE(YEAR([.E29]);MONTH([.E29]);DAY([.E29]))&lt;=DATE(YEAR([.E29]);3;31); [.C29]-[.G29] + [.F29]; IF([.G29]-[.C29]&lt;0;[.G29] + [.F29] -[.H29];[.F29]+[.C29]-[.H29]))" office:value-type="float" office:value="4">
            <text:p>4</text:p>
          </table:table-cell>
          <table:table-cell table:style-name="ce47"/>
          <table:table-cell table:style-name="ce47" table:formula="of:=[.I29]+[.J29]" office:value-type="float" office:value="4">
            <text:p>4</text:p>
          </table:table-cell>
          <table:table-cell table:style-name="ce56"/>
          <table:table-cell table:number-columns-repeated="1012"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ThachBK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30]);DATE(YEAR([.D30]);12;31);NOW())" office:value-type="date" office:date-value="2015-08-12T09:28:29.19">
            <text:p>08/12/15</text:p>
          </table:table-cell>
          <table:table-cell table:style-name="ce51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7">
            <text:p>7</text:p>
          </table:table-cell>
          <table:table-cell table:style-name="ce52" table:formula="of:=SUMPRODUCT([Thong_Tin_Ngay_Nghi_201501.$B$3:.$B$24]=[.B30];[Thong_Tin_Ngay_Nghi_201501.$C$3:.$C$24]) + SUMPRODUCT([Thong_Tin_Ngay_Nghi_201502.$B$5:.$B$30]=[.B30];[Thong_Tin_Ngay_Nghi_201502.$C$5:.$C$30])  + SUMPRODUCT([Thong_Tin_Ngay_Nghi_201503.$B$5:.$B$29]=[.B30];[Thong_Tin_Ngay_Nghi_201503.$C$5:.$C$29])" office:value-type="float" office:value="11">
            <text:p>11</text:p>
          </table:table-cell>
          <table:table-cell table:style-name="ce55" table:formula="of:=SUMPRODUCT([Thong_Tin_Ngay_Nghi_201501.$B$3:.$B$24]=[.B30];[Thong_Tin_Ngay_Nghi_201501.$C$3:.$C$24]) + SUMPRODUCT([Thong_Tin_Ngay_Nghi_201502.$B$5:.$B$30]=[.B30];[Thong_Tin_Ngay_Nghi_201502.$C$5:.$C$30])  + SUMPRODUCT([Thong_Tin_Ngay_Nghi_201503.$B$5:.$B$29]=[.B30];[Thong_Tin_Ngay_Nghi_201503.$C$5:.$C$29]) +  SUMPRODUCT([Thong_Tin_Ngay_Nghi_201504.$B$5:.$B$35]=[.B30];[Thong_Tin_Ngay_Nghi_201504.$C$5:.$C$35]) + SUMPRODUCT([Thong_Tin_Ngay_Nghi_201505.$B$5:.$B$38]=[.B30];[Thong_Tin_Ngay_Nghi_201505.$C$5:.$C$38]) + SUMPRODUCT([Thong_Tin_Ngay_Nghi_201506.$B$4:.$B$39]=[.B30];[Thong_Tin_Ngay_Nghi_201506.$C$4:.$C$39])  + SUMPRODUCT([Thong_Tin_Ngay_Nghi_201507.$B$4:.$B$45]=[.B30];[Thong_Tin_Ngay_Nghi_201507.$C$4:.$C$45]) + SUMPRODUCT([Thong_Tin_Ngay_Nghi_201508.$B$4:.$B$45]=[.B30];[Thong_Tin_Ngay_Nghi_201508.$C$4:.$C$45])" office:value-type="float" office:value="22.5">
            <text:p>22.5</text:p>
          </table:table-cell>
          <table:table-cell table:style-name="ce47" table:formula="of:=IF(DATE(YEAR([.E30]);MONTH([.E30]);DAY([.E30]))&lt;=DATE(YEAR([.E30]);3;31); [.C30]-[.G30] + [.F30]; IF([.G30]-[.C30]&lt;0;[.G30] + [.F30] -[.H30];[.F30]+[.C30]-[.H30]))" office:value-type="float" office:value="-15.5">
            <text:p>-15.5</text:p>
          </table:table-cell>
          <table:table-cell table:style-name="ce47"/>
          <table:table-cell table:style-name="ce47" table:formula="of:=[.I30]+[.J30]" office:value-type="float" office:value="-15.5">
            <text:p>-15.5</text:p>
          </table:table-cell>
          <table:table-cell table:style-name="ce56"/>
          <table:table-cell table:number-columns-repeated="1012"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ThaoDTH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2-02">
            <text:p>02/02/15</text:p>
          </table:table-cell>
          <table:table-cell table:style-name="ce49" table:formula="of:=IF(YEAR(NOW())&gt;YEAR([.D31]);DATE(YEAR([.D31]);12;31);NOW())" office:value-type="date" office:date-value="2015-08-12T09:28:29.19">
            <text:p>08/12/15</text:p>
          </table:table-cell>
          <table:table-cell table:style-name="ce51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6">
            <text:p>6</text:p>
          </table:table-cell>
          <table:table-cell table:style-name="ce52" table:formula="of:=SUMPRODUCT([Thong_Tin_Ngay_Nghi_201501.$B$3:.$B$24]=[.B31];[Thong_Tin_Ngay_Nghi_201501.$C$3:.$C$24]) + SUMPRODUCT([Thong_Tin_Ngay_Nghi_201502.$B$5:.$B$30]=[.B31];[Thong_Tin_Ngay_Nghi_201502.$C$5:.$C$30])  + SUMPRODUCT([Thong_Tin_Ngay_Nghi_201503.$B$5:.$B$29]=[.B31];[Thong_Tin_Ngay_Nghi_201503.$C$5:.$C$29])" office:value-type="float" office:value="2.5">
            <text:p>2.5</text:p>
          </table:table-cell>
          <table:table-cell table:style-name="ce55" table:formula="of:=SUMPRODUCT([Thong_Tin_Ngay_Nghi_201501.$B$3:.$B$24]=[.B31];[Thong_Tin_Ngay_Nghi_201501.$C$3:.$C$24]) + SUMPRODUCT([Thong_Tin_Ngay_Nghi_201502.$B$5:.$B$30]=[.B31];[Thong_Tin_Ngay_Nghi_201502.$C$5:.$C$30])  + SUMPRODUCT([Thong_Tin_Ngay_Nghi_201503.$B$5:.$B$29]=[.B31];[Thong_Tin_Ngay_Nghi_201503.$C$5:.$C$29]) +  SUMPRODUCT([Thong_Tin_Ngay_Nghi_201504.$B$5:.$B$35]=[.B31];[Thong_Tin_Ngay_Nghi_201504.$C$5:.$C$35]) + SUMPRODUCT([Thong_Tin_Ngay_Nghi_201505.$B$5:.$B$38]=[.B31];[Thong_Tin_Ngay_Nghi_201505.$C$5:.$C$38]) + SUMPRODUCT([Thong_Tin_Ngay_Nghi_201506.$B$4:.$B$39]=[.B31];[Thong_Tin_Ngay_Nghi_201506.$C$4:.$C$39])  + SUMPRODUCT([Thong_Tin_Ngay_Nghi_201507.$B$4:.$B$45]=[.B31];[Thong_Tin_Ngay_Nghi_201507.$C$4:.$C$45]) + SUMPRODUCT([Thong_Tin_Ngay_Nghi_201508.$B$4:.$B$45]=[.B31];[Thong_Tin_Ngay_Nghi_201508.$C$4:.$C$45])" office:value-type="float" office:value="7">
            <text:p>7</text:p>
          </table:table-cell>
          <table:table-cell table:style-name="ce47" table:formula="of:=IF(DATE(YEAR([.E31]);MONTH([.E31]);DAY([.E31]))&lt;=DATE(YEAR([.E31]);3;31); [.C31]-[.G31] + [.F31]; IF([.G31]-[.C31]&lt;0;[.G31] + [.F31] -[.H31];[.F31]+[.C31]-[.H31]))" office:value-type="float" office:value="-1">
            <text:p>-1</text:p>
          </table:table-cell>
          <table:table-cell table:style-name="ce47"/>
          <table:table-cell table:style-name="ce47" table:formula="of:=[.I31]+[.J31]" office:value-type="float" office:value="-1">
            <text:p>-1</text:p>
          </table:table-cell>
          <table:table-cell table:style-name="ce56"/>
          <table:table-cell table:number-columns-repeated="1012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4" office:value-type="string">
            <text:p>ThaoTP</text:p>
          </table:table-cell>
          <table:table-cell table:style-name="ce48" office:value-type="float" office:value="0">
            <text:p>0</text:p>
          </table:table-cell>
          <table:table-cell table:style-name="ce49" office:value-type="date" office:date-value="2015-01-01">
            <text:p>01/01/15</text:p>
          </table:table-cell>
          <table:table-cell table:style-name="ce50" table:formula="of:=IF(YEAR(NOW())&gt;YEAR([.D32]);DATE(YEAR([.D32]);12;31);NOW())" office:value-type="date" office:date-value="2015-08-12T09:28:29.19">
            <text:p>08/12/15</text:p>
          </table:table-cell>
          <table:table-cell table:style-name="ce51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7">
            <text:p>7</text:p>
          </table:table-cell>
          <table:table-cell table:style-name="ce52" table:formula="of:=SUMPRODUCT([Thong_Tin_Ngay_Nghi_201501.$B$3:.$B$24]=[.B32];[Thong_Tin_Ngay_Nghi_201501.$C$3:.$C$24]) + SUMPRODUCT([Thong_Tin_Ngay_Nghi_201502.$B$5:.$B$30]=[.B32];[Thong_Tin_Ngay_Nghi_201502.$C$5:.$C$30])  + SUMPRODUCT([Thong_Tin_Ngay_Nghi_201503.$B$5:.$B$29]=[.B32];[Thong_Tin_Ngay_Nghi_201503.$C$5:.$C$29])" office:value-type="float" office:value="4">
            <text:p>4</text:p>
          </table:table-cell>
          <table:table-cell table:style-name="ce55" table:formula="of:=SUMPRODUCT([Thong_Tin_Ngay_Nghi_201501.$B$3:.$B$24]=[.B32];[Thong_Tin_Ngay_Nghi_201501.$C$3:.$C$24]) + SUMPRODUCT([Thong_Tin_Ngay_Nghi_201502.$B$5:.$B$30]=[.B32];[Thong_Tin_Ngay_Nghi_201502.$C$5:.$C$30])  + SUMPRODUCT([Thong_Tin_Ngay_Nghi_201503.$B$5:.$B$29]=[.B32];[Thong_Tin_Ngay_Nghi_201503.$C$5:.$C$29]) +  SUMPRODUCT([Thong_Tin_Ngay_Nghi_201504.$B$5:.$B$35]=[.B32];[Thong_Tin_Ngay_Nghi_201504.$C$5:.$C$35]) + SUMPRODUCT([Thong_Tin_Ngay_Nghi_201505.$B$5:.$B$38]=[.B32];[Thong_Tin_Ngay_Nghi_201505.$C$5:.$C$38]) + SUMPRODUCT([Thong_Tin_Ngay_Nghi_201506.$B$4:.$B$39]=[.B32];[Thong_Tin_Ngay_Nghi_201506.$C$4:.$C$39])  + SUMPRODUCT([Thong_Tin_Ngay_Nghi_201507.$B$4:.$B$45]=[.B32];[Thong_Tin_Ngay_Nghi_201507.$C$4:.$C$45]) + SUMPRODUCT([Thong_Tin_Ngay_Nghi_201508.$B$4:.$B$45]=[.B32];[Thong_Tin_Ngay_Nghi_201508.$C$4:.$C$45])" office:value-type="float" office:value="8.5">
            <text:p>8.5</text:p>
          </table:table-cell>
          <table:table-cell table:style-name="ce47" table:formula="of:=IF(DATE(YEAR([.E32]);MONTH([.E32]);DAY([.E32]))&lt;=DATE(YEAR([.E32]);3;31); [.C32]-[.G32] + [.F32]; IF([.G32]-[.C32]&lt;0;[.G32] + [.F32] -[.H32];[.F32]+[.C32]-[.H32]))" office:value-type="float" office:value="-1.5">
            <text:p>-1.5</text:p>
          </table:table-cell>
          <table:table-cell table:style-name="ce47"/>
          <table:table-cell table:style-name="ce47" table:formula="of:=[.I32]+[.J32]" office:value-type="float" office:value="-1.5">
            <text:p>-1.5</text:p>
          </table:table-cell>
          <table:table-cell table:style-name="ce56"/>
          <table:table-cell table:style-name="ce57" table:number-columns-repeated="1012"/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ThamDT</text:p>
          </table:table-cell>
          <table:table-cell table:style-name="ce47" office:value-type="float" office:value="6">
            <text:p>6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33]);DATE(YEAR([.D33]);12;31);NOW())" office:value-type="date" office:date-value="2015-08-12T09:28:29.2">
            <text:p>08/12/15</text:p>
          </table:table-cell>
          <table:table-cell table:style-name="ce51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7">
            <text:p>7</text:p>
          </table:table-cell>
          <table:table-cell table:style-name="ce52" table:formula="of:=SUMPRODUCT([Thong_Tin_Ngay_Nghi_201501.$B$3:.$B$24]=[.B33];[Thong_Tin_Ngay_Nghi_201501.$C$3:.$C$24]) + SUMPRODUCT([Thong_Tin_Ngay_Nghi_201502.$B$5:.$B$30]=[.B33];[Thong_Tin_Ngay_Nghi_201502.$C$5:.$C$30])  + SUMPRODUCT([Thong_Tin_Ngay_Nghi_201503.$B$5:.$B$29]=[.B33];[Thong_Tin_Ngay_Nghi_201503.$C$5:.$C$29])" office:value-type="float" office:value="10">
            <text:p>10</text:p>
          </table:table-cell>
          <table:table-cell table:style-name="ce55" table:formula="of:=SUMPRODUCT([Thong_Tin_Ngay_Nghi_201501.$B$3:.$B$24]=[.B33];[Thong_Tin_Ngay_Nghi_201501.$C$3:.$C$24]) + SUMPRODUCT([Thong_Tin_Ngay_Nghi_201502.$B$5:.$B$30]=[.B33];[Thong_Tin_Ngay_Nghi_201502.$C$5:.$C$30])  + SUMPRODUCT([Thong_Tin_Ngay_Nghi_201503.$B$5:.$B$29]=[.B33];[Thong_Tin_Ngay_Nghi_201503.$C$5:.$C$29]) +  SUMPRODUCT([Thong_Tin_Ngay_Nghi_201504.$B$5:.$B$35]=[.B33];[Thong_Tin_Ngay_Nghi_201504.$C$5:.$C$35]) + SUMPRODUCT([Thong_Tin_Ngay_Nghi_201505.$B$5:.$B$38]=[.B33];[Thong_Tin_Ngay_Nghi_201505.$C$5:.$C$38]) + SUMPRODUCT([Thong_Tin_Ngay_Nghi_201506.$B$4:.$B$39]=[.B33];[Thong_Tin_Ngay_Nghi_201506.$C$4:.$C$39])  + SUMPRODUCT([Thong_Tin_Ngay_Nghi_201507.$B$4:.$B$45]=[.B33];[Thong_Tin_Ngay_Nghi_201507.$C$4:.$C$45]) + SUMPRODUCT([Thong_Tin_Ngay_Nghi_201508.$B$4:.$B$45]=[.B33];[Thong_Tin_Ngay_Nghi_201508.$C$4:.$C$45])" office:value-type="float" office:value="14">
            <text:p>14</text:p>
          </table:table-cell>
          <table:table-cell table:style-name="ce47" table:formula="of:=IF(DATE(YEAR([.E33]);MONTH([.E33]);DAY([.E33]))&lt;=DATE(YEAR([.E33]);3;31); [.C33]-[.G33] + [.F33]; IF([.G33]-[.C33]&lt;0;[.G33] + [.F33] -[.H33];[.F33]+[.C33]-[.H33]))" office:value-type="float" office:value="-1">
            <text:p>-1</text:p>
          </table:table-cell>
          <table:table-cell table:style-name="ce47"/>
          <table:table-cell table:style-name="ce47" table:formula="of:=[.I33]+[.J33]" office:value-type="float" office:value="-1">
            <text:p>-1</text:p>
          </table:table-cell>
          <table:table-cell table:style-name="ce56"/>
          <table:table-cell table:number-columns-repeated="1012"/>
        </table:table-row>
        <table:table-row table:style-name="ro6">
          <table:table-cell table:style-name="ce41" office:value-type="float" office:value="28">
            <text:p>28</text:p>
          </table:table-cell>
          <table:table-cell table:style-name="ce43" office:value-type="string">
            <text:p>ThangHM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7-20">
            <text:p>07/20/15</text:p>
          </table:table-cell>
          <table:table-cell table:style-name="ce49" office:value-type="date" office:date-value="2015-08-11">
            <text:p>08/11/15</text:p>
          </table:table-cell>
          <table:table-cell table:style-name="ce51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0">
            <text:p>0</text:p>
          </table:table-cell>
          <table:table-cell table:style-name="ce52"/>
          <table:table-cell table:style-name="ce55" table:formula="of:=SUMPRODUCT([Thong_Tin_Ngay_Nghi_201501.$B$3:.$B$24]=[.B34];[Thong_Tin_Ngay_Nghi_201501.$C$3:.$C$24]) + SUMPRODUCT([Thong_Tin_Ngay_Nghi_201502.$B$5:.$B$30]=[.B34];[Thong_Tin_Ngay_Nghi_201502.$C$5:.$C$30])  + SUMPRODUCT([Thong_Tin_Ngay_Nghi_201503.$B$5:.$B$29]=[.B34];[Thong_Tin_Ngay_Nghi_201503.$C$5:.$C$29]) +  SUMPRODUCT([Thong_Tin_Ngay_Nghi_201504.$B$5:.$B$35]=[.B34];[Thong_Tin_Ngay_Nghi_201504.$C$5:.$C$35]) + SUMPRODUCT([Thong_Tin_Ngay_Nghi_201505.$B$5:.$B$38]=[.B34];[Thong_Tin_Ngay_Nghi_201505.$C$5:.$C$38]) + SUMPRODUCT([Thong_Tin_Ngay_Nghi_201506.$B$4:.$B$39]=[.B34];[Thong_Tin_Ngay_Nghi_201506.$C$4:.$C$39])  + SUMPRODUCT([Thong_Tin_Ngay_Nghi_201507.$B$4:.$B$45]=[.B34];[Thong_Tin_Ngay_Nghi_201507.$C$4:.$C$45]) + SUMPRODUCT([Thong_Tin_Ngay_Nghi_201508.$B$4:.$B$45]=[.B34];[Thong_Tin_Ngay_Nghi_201508.$C$4:.$C$45])" office:value-type="float" office:value="0">
            <text:p>0</text:p>
          </table:table-cell>
          <table:table-cell table:style-name="ce47" table:formula="of:=IF(DATE(YEAR([.E34]);MONTH([.E34]);DAY([.E34]))&lt;=DATE(YEAR([.E34]);3;31); [.C34]-[.G34] + [.F34]; IF([.G34]-[.C34]&lt;0;[.G34] + [.F34] -[.H34];[.F34]+[.C34]-[.H34]))" office:value-type="float" office:value="0">
            <text:p>0</text:p>
          </table:table-cell>
          <table:table-cell table:style-name="ce47"/>
          <table:table-cell table:style-name="ce47" table:formula="of:=[.I34]+[.J34]" office:value-type="float" office:value="0">
            <text:p>0</text:p>
          </table:table-cell>
          <table:table-cell table:style-name="ce56"/>
          <table:table-cell table:number-columns-repeated="1012"/>
        </table:table-row>
        <table:table-row table:style-name="ro12">
          <table:table-cell table:style-name="ce41" office:value-type="float" office:value="29">
            <text:p>29</text:p>
          </table:table-cell>
          <table:table-cell table:style-name="ce43" office:value-type="string">
            <text:p>ThienTN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5-18">
            <text:p>05/18/15</text:p>
          </table:table-cell>
          <table:table-cell table:style-name="ce49" table:formula="of:=IF(YEAR(NOW())&gt;YEAR([.D35]);DATE(YEAR([.D35]);12;31);NOW())" office:value-type="date" office:date-value="2015-08-12T09:28:29.2">
            <text:p>08/12/15</text:p>
          </table:table-cell>
          <table:table-cell table:style-name="ce51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2">
            <text:p>2</text:p>
          </table:table-cell>
          <table:table-cell table:style-name="ce52"/>
          <table:table-cell table:style-name="ce55" table:formula="of:=SUMPRODUCT([Thong_Tin_Ngay_Nghi_201501.$B$3:.$B$24]=[.B35];[Thong_Tin_Ngay_Nghi_201501.$C$3:.$C$24]) + SUMPRODUCT([Thong_Tin_Ngay_Nghi_201502.$B$5:.$B$30]=[.B35];[Thong_Tin_Ngay_Nghi_201502.$C$5:.$C$30])  + SUMPRODUCT([Thong_Tin_Ngay_Nghi_201503.$B$5:.$B$29]=[.B35];[Thong_Tin_Ngay_Nghi_201503.$C$5:.$C$29]) +  SUMPRODUCT([Thong_Tin_Ngay_Nghi_201504.$B$5:.$B$35]=[.B35];[Thong_Tin_Ngay_Nghi_201504.$C$5:.$C$35]) + SUMPRODUCT([Thong_Tin_Ngay_Nghi_201505.$B$5:.$B$38]=[.B35];[Thong_Tin_Ngay_Nghi_201505.$C$5:.$C$38]) + SUMPRODUCT([Thong_Tin_Ngay_Nghi_201506.$B$4:.$B$39]=[.B35];[Thong_Tin_Ngay_Nghi_201506.$C$4:.$C$39])  + SUMPRODUCT([Thong_Tin_Ngay_Nghi_201507.$B$4:.$B$45]=[.B35];[Thong_Tin_Ngay_Nghi_201507.$C$4:.$C$45]) + SUMPRODUCT([Thong_Tin_Ngay_Nghi_201508.$B$4:.$B$45]=[.B35];[Thong_Tin_Ngay_Nghi_201508.$C$4:.$C$45])" office:value-type="float" office:value="5">
            <text:p>5</text:p>
          </table:table-cell>
          <table:table-cell table:style-name="ce47" table:formula="of:=IF(DATE(YEAR([.E35]);MONTH([.E35]);DAY([.E35]))&lt;=DATE(YEAR([.E35]);3;31); [.C35]-[.G35] + [.F35]; IF([.G35]-[.C35]&lt;0;[.G35] + [.F35] -[.H35];[.F35]+[.C35]-[.H35]))" office:value-type="float" office:value="-3">
            <text:p>-3</text:p>
          </table:table-cell>
          <table:table-cell table:style-name="ce47" office:value-type="float" office:value="1.5">
            <text:p>1.5</text:p>
          </table:table-cell>
          <table:table-cell table:style-name="ce47" table:formula="of:=[.I35]+[.J35]" office:value-type="float" office:value="-1.5">
            <text:p>-1.5</text:p>
          </table:table-cell>
          <table:table-cell table:style-name="ce56" office:value-type="string">
            <text:p>- Đã trừ 1.5 ngày nghỉ vào lương T6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41" office:value-type="float" office:value="30">
            <text:p>30</text:p>
          </table:table-cell>
          <table:table-cell table:style-name="ce43" office:value-type="string">
            <text:p>ThieuNV</text:p>
          </table:table-cell>
          <table:table-cell table:style-name="ce47" office:value-type="float" office:value="5">
            <text:p>5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36]);DATE(YEAR([.D36]);12;31);NOW())" office:value-type="date" office:date-value="2015-08-12T09:28:29.2">
            <text:p>08/12/15</text:p>
          </table:table-cell>
          <table:table-cell table:style-name="ce51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7">
            <text:p>7</text:p>
          </table:table-cell>
          <table:table-cell table:style-name="ce52" table:formula="of:=SUMPRODUCT([Thong_Tin_Ngay_Nghi_201501.$B$3:.$B$24]=[.B36];[Thong_Tin_Ngay_Nghi_201501.$C$3:.$C$24]) + SUMPRODUCT([Thong_Tin_Ngay_Nghi_201502.$B$5:.$B$30]=[.B36];[Thong_Tin_Ngay_Nghi_201502.$C$5:.$C$30])  + SUMPRODUCT([Thong_Tin_Ngay_Nghi_201503.$B$5:.$B$29]=[.B36];[Thong_Tin_Ngay_Nghi_201503.$C$5:.$C$29])" office:value-type="float" office:value="5.5">
            <text:p>5.5</text:p>
          </table:table-cell>
          <table:table-cell table:style-name="ce55" table:formula="of:=SUMPRODUCT([Thong_Tin_Ngay_Nghi_201501.$B$3:.$B$24]=[.B36];[Thong_Tin_Ngay_Nghi_201501.$C$3:.$C$24]) + SUMPRODUCT([Thong_Tin_Ngay_Nghi_201502.$B$5:.$B$30]=[.B36];[Thong_Tin_Ngay_Nghi_201502.$C$5:.$C$30])  + SUMPRODUCT([Thong_Tin_Ngay_Nghi_201503.$B$5:.$B$29]=[.B36];[Thong_Tin_Ngay_Nghi_201503.$C$5:.$C$29]) +  SUMPRODUCT([Thong_Tin_Ngay_Nghi_201504.$B$5:.$B$35]=[.B36];[Thong_Tin_Ngay_Nghi_201504.$C$5:.$C$35]) + SUMPRODUCT([Thong_Tin_Ngay_Nghi_201505.$B$5:.$B$38]=[.B36];[Thong_Tin_Ngay_Nghi_201505.$C$5:.$C$38]) + SUMPRODUCT([Thong_Tin_Ngay_Nghi_201506.$B$4:.$B$39]=[.B36];[Thong_Tin_Ngay_Nghi_201506.$C$4:.$C$39])  + SUMPRODUCT([Thong_Tin_Ngay_Nghi_201507.$B$4:.$B$45]=[.B36];[Thong_Tin_Ngay_Nghi_201507.$C$4:.$C$45]) + SUMPRODUCT([Thong_Tin_Ngay_Nghi_201508.$B$4:.$B$45]=[.B36];[Thong_Tin_Ngay_Nghi_201508.$C$4:.$C$45])" office:value-type="float" office:value="8.5">
            <text:p>8.5</text:p>
          </table:table-cell>
          <table:table-cell table:style-name="ce47" table:formula="of:=IF(DATE(YEAR([.E36]);MONTH([.E36]);DAY([.E36]))&lt;=DATE(YEAR([.E36]);3;31); [.C36]-[.G36] + [.F36]; IF([.G36]-[.C36]&lt;0;[.G36] + [.F36] -[.H36];[.F36]+[.C36]-[.H36]))" office:value-type="float" office:value="3.5">
            <text:p>3.5</text:p>
          </table:table-cell>
          <table:table-cell table:style-name="ce47"/>
          <table:table-cell table:style-name="ce47" table:formula="of:=[.I36]+[.J36]" office:value-type="float" office:value="3.5">
            <text:p>3.5</text:p>
          </table:table-cell>
          <table:table-cell table:style-name="ce56"/>
          <table:table-cell table:number-columns-repeated="1012"/>
        </table:table-row>
        <table:table-row table:style-name="ro12">
          <table:table-cell table:style-name="ce41" office:value-type="float" office:value="31">
            <text:p>31</text:p>
          </table:table-cell>
          <table:table-cell table:style-name="ce43" office:value-type="string">
            <text:p>ThinhT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4-13">
            <text:p>04/13/15</text:p>
          </table:table-cell>
          <table:table-cell table:style-name="ce49" table:formula="of:=IF(YEAR(NOW())&gt;YEAR([.D37]);DATE(YEAR([.D37]);12;31);NOW())" office:value-type="date" office:date-value="2015-08-12T09:28:29.2">
            <text:p>08/12/15</text:p>
          </table:table-cell>
          <table:table-cell table:style-name="ce51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4">
            <text:p>4</text:p>
          </table:table-cell>
          <table:table-cell table:style-name="ce52" table:formula="of:=SUMPRODUCT([Thong_Tin_Ngay_Nghi_201501.$B$3:.$B$24]=[.B37];[Thong_Tin_Ngay_Nghi_201501.$C$3:.$C$24]) + SUMPRODUCT([Thong_Tin_Ngay_Nghi_201502.$B$5:.$B$30]=[.B37];[Thong_Tin_Ngay_Nghi_201502.$C$5:.$C$30])  + SUMPRODUCT([Thong_Tin_Ngay_Nghi_201503.$B$5:.$B$29]=[.B37];[Thong_Tin_Ngay_Nghi_201503.$C$5:.$C$29])" office:value-type="float" office:value="0">
            <text:p>0</text:p>
          </table:table-cell>
          <table:table-cell table:style-name="ce55" table:formula="of:=SUMPRODUCT([Thong_Tin_Ngay_Nghi_201501.$B$3:.$B$24]=[.B37];[Thong_Tin_Ngay_Nghi_201501.$C$3:.$C$24]) + SUMPRODUCT([Thong_Tin_Ngay_Nghi_201502.$B$5:.$B$30]=[.B37];[Thong_Tin_Ngay_Nghi_201502.$C$5:.$C$30])  + SUMPRODUCT([Thong_Tin_Ngay_Nghi_201503.$B$5:.$B$29]=[.B37];[Thong_Tin_Ngay_Nghi_201503.$C$5:.$C$29]) +  SUMPRODUCT([Thong_Tin_Ngay_Nghi_201504.$B$5:.$B$35]=[.B37];[Thong_Tin_Ngay_Nghi_201504.$C$5:.$C$35]) + SUMPRODUCT([Thong_Tin_Ngay_Nghi_201505.$B$5:.$B$38]=[.B37];[Thong_Tin_Ngay_Nghi_201505.$C$5:.$C$38]) + SUMPRODUCT([Thong_Tin_Ngay_Nghi_201506.$B$4:.$B$39]=[.B37];[Thong_Tin_Ngay_Nghi_201506.$C$4:.$C$39])  + SUMPRODUCT([Thong_Tin_Ngay_Nghi_201507.$B$4:.$B$45]=[.B37];[Thong_Tin_Ngay_Nghi_201507.$C$4:.$C$45]) + SUMPRODUCT([Thong_Tin_Ngay_Nghi_201508.$B$4:.$B$45]=[.B37];[Thong_Tin_Ngay_Nghi_201508.$C$4:.$C$45])" office:value-type="float" office:value="1.5">
            <text:p>1.5</text:p>
          </table:table-cell>
          <table:table-cell table:style-name="ce47" table:formula="of:=IF(DATE(YEAR([.E37]);MONTH([.E37]);DAY([.E37]))&lt;=DATE(YEAR([.E37]);3;31); [.C37]-[.G37] + [.F37]; IF([.G37]-[.C37]&lt;0;[.G37] + [.F37] -[.H37];[.F37]+[.C37]-[.H37]))" office:value-type="float" office:value="2.5">
            <text:p>2.5</text:p>
          </table:table-cell>
          <table:table-cell table:style-name="ce47" office:value-type="float" office:value="1.5">
            <text:p>1.5</text:p>
          </table:table-cell>
          <table:table-cell table:style-name="ce47" table:formula="of:=[.I37]+[.J37]" office:value-type="float" office:value="4">
            <text:p>4</text:p>
          </table:table-cell>
          <table:table-cell table:style-name="ce56" office:value-type="string">
            <text:p>- Đã trừ 1.5 ngày nghỉ vào lương T6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41" office:value-type="float" office:value="32">
            <text:p>32</text:p>
          </table:table-cell>
          <table:table-cell table:style-name="ce43" office:value-type="string">
            <text:p>ThongDN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7-06">
            <text:p>07/06/15</text:p>
          </table:table-cell>
          <table:table-cell table:style-name="ce49" table:formula="of:=IF(YEAR(NOW())&gt;YEAR([.D38]);DATE(YEAR([.D38]);12;31);NOW())" office:value-type="date" office:date-value="2015-08-12T09:28:29.2">
            <text:p>08/12/15</text:p>
          </table:table-cell>
          <table:table-cell table:style-name="ce51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1">
            <text:p>1</text:p>
          </table:table-cell>
          <table:table-cell table:style-name="ce52"/>
          <table:table-cell table:style-name="ce55" table:formula="of:=SUMPRODUCT([Thong_Tin_Ngay_Nghi_201501.$B$3:.$B$24]=[.B38];[Thong_Tin_Ngay_Nghi_201501.$C$3:.$C$24]) + SUMPRODUCT([Thong_Tin_Ngay_Nghi_201502.$B$5:.$B$30]=[.B38];[Thong_Tin_Ngay_Nghi_201502.$C$5:.$C$30])  + SUMPRODUCT([Thong_Tin_Ngay_Nghi_201503.$B$5:.$B$29]=[.B38];[Thong_Tin_Ngay_Nghi_201503.$C$5:.$C$29]) +  SUMPRODUCT([Thong_Tin_Ngay_Nghi_201504.$B$5:.$B$35]=[.B38];[Thong_Tin_Ngay_Nghi_201504.$C$5:.$C$35]) + SUMPRODUCT([Thong_Tin_Ngay_Nghi_201505.$B$5:.$B$38]=[.B38];[Thong_Tin_Ngay_Nghi_201505.$C$5:.$C$38]) + SUMPRODUCT([Thong_Tin_Ngay_Nghi_201506.$B$4:.$B$39]=[.B38];[Thong_Tin_Ngay_Nghi_201506.$C$4:.$C$39])  + SUMPRODUCT([Thong_Tin_Ngay_Nghi_201507.$B$4:.$B$45]=[.B38];[Thong_Tin_Ngay_Nghi_201507.$C$4:.$C$45]) + SUMPRODUCT([Thong_Tin_Ngay_Nghi_201508.$B$4:.$B$45]=[.B38];[Thong_Tin_Ngay_Nghi_201508.$C$4:.$C$45])" office:value-type="float" office:value="2">
            <text:p>2</text:p>
          </table:table-cell>
          <table:table-cell table:style-name="ce47" table:formula="of:=IF(DATE(YEAR([.E38]);MONTH([.E38]);DAY([.E38]))&lt;=DATE(YEAR([.E38]);3;31); [.C38]-[.G38] + [.F38]; IF([.G38]-[.C38]&lt;0;[.G38] + [.F38] -[.H38];[.F38]+[.C38]-[.H38]))" office:value-type="float" office:value="-1">
            <text:p>-1</text:p>
          </table:table-cell>
          <table:table-cell table:style-name="ce47"/>
          <table:table-cell table:style-name="ce47" table:formula="of:=[.I38]+[.J38]" office:value-type="float" office:value="-1">
            <text:p>-1</text:p>
          </table:table-cell>
          <table:table-cell table:style-name="ce56"/>
          <table:table-cell table:number-columns-repeated="1012"/>
        </table:table-row>
        <table:table-row table:style-name="ro6">
          <table:table-cell table:style-name="ce41" office:value-type="float" office:value="33">
            <text:p>33</text:p>
          </table:table-cell>
          <table:table-cell table:style-name="ce43" office:value-type="string">
            <text:p>ThuyLTT</text:p>
          </table:table-cell>
          <table:table-cell table:style-name="ce47" office:value-type="float" office:value="1">
            <text:p>1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39]);DATE(YEAR([.D39]);12;31);NOW())" office:value-type="date" office:date-value="2015-08-12T09:28:29.2">
            <text:p>08/12/15</text:p>
          </table:table-cell>
          <table:table-cell table:style-name="ce51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7">
            <text:p>7</text:p>
          </table:table-cell>
          <table:table-cell table:style-name="ce52" table:formula="of:=SUMPRODUCT([Thong_Tin_Ngay_Nghi_201501.$B$3:.$B$24]=[.B39];[Thong_Tin_Ngay_Nghi_201501.$C$3:.$C$24]) + SUMPRODUCT([Thong_Tin_Ngay_Nghi_201502.$B$5:.$B$30]=[.B39];[Thong_Tin_Ngay_Nghi_201502.$C$5:.$C$30])  + SUMPRODUCT([Thong_Tin_Ngay_Nghi_201503.$B$5:.$B$29]=[.B39];[Thong_Tin_Ngay_Nghi_201503.$C$5:.$C$29])" office:value-type="float" office:value="7.5">
            <text:p>7.5</text:p>
          </table:table-cell>
          <table:table-cell table:style-name="ce55" table:formula="of:=SUMPRODUCT([Thong_Tin_Ngay_Nghi_201501.$B$3:.$B$24]=[.B39];[Thong_Tin_Ngay_Nghi_201501.$C$3:.$C$24]) + SUMPRODUCT([Thong_Tin_Ngay_Nghi_201502.$B$5:.$B$30]=[.B39];[Thong_Tin_Ngay_Nghi_201502.$C$5:.$C$30])  + SUMPRODUCT([Thong_Tin_Ngay_Nghi_201503.$B$5:.$B$29]=[.B39];[Thong_Tin_Ngay_Nghi_201503.$C$5:.$C$29]) +  SUMPRODUCT([Thong_Tin_Ngay_Nghi_201504.$B$5:.$B$35]=[.B39];[Thong_Tin_Ngay_Nghi_201504.$C$5:.$C$35]) + SUMPRODUCT([Thong_Tin_Ngay_Nghi_201505.$B$5:.$B$38]=[.B39];[Thong_Tin_Ngay_Nghi_201505.$C$5:.$C$38]) + SUMPRODUCT([Thong_Tin_Ngay_Nghi_201506.$B$4:.$B$39]=[.B39];[Thong_Tin_Ngay_Nghi_201506.$C$4:.$C$39])  + SUMPRODUCT([Thong_Tin_Ngay_Nghi_201507.$B$4:.$B$45]=[.B39];[Thong_Tin_Ngay_Nghi_201507.$C$4:.$C$45]) + SUMPRODUCT([Thong_Tin_Ngay_Nghi_201508.$B$4:.$B$45]=[.B39];[Thong_Tin_Ngay_Nghi_201508.$C$4:.$C$45])" office:value-type="float" office:value="14">
            <text:p>14</text:p>
          </table:table-cell>
          <table:table-cell table:style-name="ce47" table:formula="of:=IF(DATE(YEAR([.E39]);MONTH([.E39]);DAY([.E39]))&lt;=DATE(YEAR([.E39]);3;31); [.C39]-[.G39] + [.F39]; IF([.G39]-[.C39]&lt;0;[.G39] + [.F39] -[.H39];[.F39]+[.C39]-[.H39]))" office:value-type="float" office:value="-6">
            <text:p>-6</text:p>
          </table:table-cell>
          <table:table-cell table:style-name="ce47"/>
          <table:table-cell table:style-name="ce47" table:formula="of:=[.I39]+[.J39]" office:value-type="float" office:value="-6">
            <text:p>-6</text:p>
          </table:table-cell>
          <table:table-cell table:style-name="ce56"/>
          <table:table-cell table:number-columns-repeated="1012"/>
        </table:table-row>
        <table:table-row table:style-name="ro6">
          <table:table-cell table:style-name="ce41" office:value-type="float" office:value="34">
            <text:p>34</text:p>
          </table:table-cell>
          <table:table-cell table:style-name="ce43" office:value-type="string">
            <text:p>ToiDB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7-21">
            <text:p>07/21/15</text:p>
          </table:table-cell>
          <table:table-cell table:style-name="ce49" table:formula="of:=IF(YEAR(NOW())&gt;YEAR([.D40]);DATE(YEAR([.D40]);12;31);NOW())" office:value-type="date" office:date-value="2015-08-12T09:28:29.21">
            <text:p>08/12/15</text:p>
          </table:table-cell>
          <table:table-cell table:style-name="ce51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0">
            <text:p>0</text:p>
          </table:table-cell>
          <table:table-cell table:style-name="ce52"/>
          <table:table-cell table:style-name="ce55" table:formula="of:=SUMPRODUCT([Thong_Tin_Ngay_Nghi_201501.$B$3:.$B$24]=[.B40];[Thong_Tin_Ngay_Nghi_201501.$C$3:.$C$24]) + SUMPRODUCT([Thong_Tin_Ngay_Nghi_201502.$B$5:.$B$30]=[.B40];[Thong_Tin_Ngay_Nghi_201502.$C$5:.$C$30])  + SUMPRODUCT([Thong_Tin_Ngay_Nghi_201503.$B$5:.$B$29]=[.B40];[Thong_Tin_Ngay_Nghi_201503.$C$5:.$C$29]) +  SUMPRODUCT([Thong_Tin_Ngay_Nghi_201504.$B$5:.$B$35]=[.B40];[Thong_Tin_Ngay_Nghi_201504.$C$5:.$C$35]) + SUMPRODUCT([Thong_Tin_Ngay_Nghi_201505.$B$5:.$B$38]=[.B40];[Thong_Tin_Ngay_Nghi_201505.$C$5:.$C$38]) + SUMPRODUCT([Thong_Tin_Ngay_Nghi_201506.$B$4:.$B$39]=[.B40];[Thong_Tin_Ngay_Nghi_201506.$C$4:.$C$39])  + SUMPRODUCT([Thong_Tin_Ngay_Nghi_201507.$B$4:.$B$45]=[.B40];[Thong_Tin_Ngay_Nghi_201507.$C$4:.$C$45]) + SUMPRODUCT([Thong_Tin_Ngay_Nghi_201508.$B$4:.$B$45]=[.B40];[Thong_Tin_Ngay_Nghi_201508.$C$4:.$C$45])" office:value-type="float" office:value="0">
            <text:p>0</text:p>
          </table:table-cell>
          <table:table-cell table:style-name="ce47" table:formula="of:=IF(DATE(YEAR([.E40]);MONTH([.E40]);DAY([.E40]))&lt;=DATE(YEAR([.E40]);3;31); [.C40]-[.G40] + [.F40]; IF([.G40]-[.C40]&lt;0;[.G40] + [.F40] -[.H40];[.F40]+[.C40]-[.H40]))" office:value-type="float" office:value="0">
            <text:p>0</text:p>
          </table:table-cell>
          <table:table-cell table:style-name="ce47"/>
          <table:table-cell table:style-name="ce47" table:formula="of:=[.I40]+[.J40]" office:value-type="float" office:value="0">
            <text:p>0</text:p>
          </table:table-cell>
          <table:table-cell table:style-name="ce56"/>
          <table:table-cell table:number-columns-repeated="1012"/>
        </table:table-row>
        <table:table-row table:style-name="ro6">
          <table:table-cell table:style-name="ce41" office:value-type="float" office:value="35">
            <text:p>35</text:p>
          </table:table-cell>
          <table:table-cell table:style-name="ce43" office:value-type="string">
            <text:p>TuanND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4-01">
            <text:p>04/01/15</text:p>
          </table:table-cell>
          <table:table-cell table:style-name="ce49" table:formula="of:=IF(YEAR(NOW())&gt;YEAR([.D41]);DATE(YEAR([.D41]);12;31);NOW())" office:value-type="date" office:date-value="2015-08-12T09:28:29.21">
            <text:p>08/12/15</text:p>
          </table:table-cell>
          <table:table-cell table:style-name="ce51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4">
            <text:p>4</text:p>
          </table:table-cell>
          <table:table-cell table:style-name="ce52" table:formula="of:=SUMPRODUCT([Thong_Tin_Ngay_Nghi_201501.$B$3:.$B$24]=[.B41];[Thong_Tin_Ngay_Nghi_201501.$C$3:.$C$24]) + SUMPRODUCT([Thong_Tin_Ngay_Nghi_201502.$B$5:.$B$30]=[.B41];[Thong_Tin_Ngay_Nghi_201502.$C$5:.$C$30])  + SUMPRODUCT([Thong_Tin_Ngay_Nghi_201503.$B$5:.$B$29]=[.B41];[Thong_Tin_Ngay_Nghi_201503.$C$5:.$C$29])" office:value-type="float" office:value="0">
            <text:p>0</text:p>
          </table:table-cell>
          <table:table-cell table:style-name="ce55" table:formula="of:=SUMPRODUCT([Thong_Tin_Ngay_Nghi_201501.$B$3:.$B$24]=[.B41];[Thong_Tin_Ngay_Nghi_201501.$C$3:.$C$24]) + SUMPRODUCT([Thong_Tin_Ngay_Nghi_201502.$B$5:.$B$30]=[.B41];[Thong_Tin_Ngay_Nghi_201502.$C$5:.$C$30])  + SUMPRODUCT([Thong_Tin_Ngay_Nghi_201503.$B$5:.$B$29]=[.B41];[Thong_Tin_Ngay_Nghi_201503.$C$5:.$C$29]) +  SUMPRODUCT([Thong_Tin_Ngay_Nghi_201504.$B$5:.$B$35]=[.B41];[Thong_Tin_Ngay_Nghi_201504.$C$5:.$C$35]) + SUMPRODUCT([Thong_Tin_Ngay_Nghi_201505.$B$5:.$B$38]=[.B41];[Thong_Tin_Ngay_Nghi_201505.$C$5:.$C$38]) + SUMPRODUCT([Thong_Tin_Ngay_Nghi_201506.$B$4:.$B$39]=[.B41];[Thong_Tin_Ngay_Nghi_201506.$C$4:.$C$39])  + SUMPRODUCT([Thong_Tin_Ngay_Nghi_201507.$B$4:.$B$45]=[.B41];[Thong_Tin_Ngay_Nghi_201507.$C$4:.$C$45]) + SUMPRODUCT([Thong_Tin_Ngay_Nghi_201508.$B$4:.$B$45]=[.B41];[Thong_Tin_Ngay_Nghi_201508.$C$4:.$C$45])" office:value-type="float" office:value="0">
            <text:p>0</text:p>
          </table:table-cell>
          <table:table-cell table:style-name="ce47" table:formula="of:=IF(DATE(YEAR([.E41]);MONTH([.E41]);DAY([.E41]))&lt;=DATE(YEAR([.E41]);3;31); [.C41]-[.G41] + [.F41]; IF([.G41]-[.C41]&lt;0;[.G41] + [.F41] -[.H41];[.F41]+[.C41]-[.H41]))" office:value-type="float" office:value="4">
            <text:p>4</text:p>
          </table:table-cell>
          <table:table-cell table:style-name="ce47"/>
          <table:table-cell table:style-name="ce47" table:formula="of:=[.I41]+[.J41]" office:value-type="float" office:value="4">
            <text:p>4</text:p>
          </table:table-cell>
          <table:table-cell table:style-name="ce56"/>
          <table:table-cell table:number-columns-repeated="1012"/>
        </table:table-row>
        <table:table-row table:style-name="ro6">
          <table:table-cell table:style-name="ce41" office:value-type="float" office:value="36">
            <text:p>36</text:p>
          </table:table-cell>
          <table:table-cell table:style-name="ce43" office:value-type="string">
            <text:p>VietBA</text:p>
          </table:table-cell>
          <table:table-cell table:style-name="ce47" office:value-type="float" office:value="1">
            <text:p>1</text:p>
          </table:table-cell>
          <table:table-cell table:style-name="ce49" office:value-type="date" office:date-value="2015-01-01">
            <text:p>01/01/15</text:p>
          </table:table-cell>
          <table:table-cell table:style-name="ce49" table:formula="of:=IF(YEAR(NOW())&gt;YEAR([.D42]);DATE(YEAR([.D42]);12;31);NOW())" office:value-type="date" office:date-value="2015-08-12T09:28:29.21">
            <text:p>08/12/15</text:p>
          </table:table-cell>
          <table:table-cell table:style-name="ce51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7">
            <text:p>7</text:p>
          </table:table-cell>
          <table:table-cell table:style-name="ce52" table:formula="of:=SUMPRODUCT([Thong_Tin_Ngay_Nghi_201501.$B$3:.$B$24]=[.B42];[Thong_Tin_Ngay_Nghi_201501.$C$3:.$C$24]) + SUMPRODUCT([Thong_Tin_Ngay_Nghi_201502.$B$5:.$B$30]=[.B42];[Thong_Tin_Ngay_Nghi_201502.$C$5:.$C$30])  + SUMPRODUCT([Thong_Tin_Ngay_Nghi_201503.$B$5:.$B$29]=[.B42];[Thong_Tin_Ngay_Nghi_201503.$C$5:.$C$29])" office:value-type="float" office:value="1.5">
            <text:p>1.5</text:p>
          </table:table-cell>
          <table:table-cell table:style-name="ce55" table:formula="of:=SUMPRODUCT([Thong_Tin_Ngay_Nghi_201501.$B$3:.$B$24]=[.B42];[Thong_Tin_Ngay_Nghi_201501.$C$3:.$C$24]) + SUMPRODUCT([Thong_Tin_Ngay_Nghi_201502.$B$5:.$B$30]=[.B42];[Thong_Tin_Ngay_Nghi_201502.$C$5:.$C$30])  + SUMPRODUCT([Thong_Tin_Ngay_Nghi_201503.$B$5:.$B$29]=[.B42];[Thong_Tin_Ngay_Nghi_201503.$C$5:.$C$29]) +  SUMPRODUCT([Thong_Tin_Ngay_Nghi_201504.$B$5:.$B$35]=[.B42];[Thong_Tin_Ngay_Nghi_201504.$C$5:.$C$35]) + SUMPRODUCT([Thong_Tin_Ngay_Nghi_201505.$B$5:.$B$38]=[.B42];[Thong_Tin_Ngay_Nghi_201505.$C$5:.$C$38]) + SUMPRODUCT([Thong_Tin_Ngay_Nghi_201506.$B$4:.$B$39]=[.B42];[Thong_Tin_Ngay_Nghi_201506.$C$4:.$C$39])  + SUMPRODUCT([Thong_Tin_Ngay_Nghi_201507.$B$4:.$B$45]=[.B42];[Thong_Tin_Ngay_Nghi_201507.$C$4:.$C$45]) + SUMPRODUCT([Thong_Tin_Ngay_Nghi_201508.$B$4:.$B$45]=[.B42];[Thong_Tin_Ngay_Nghi_201508.$C$4:.$C$45])" office:value-type="float" office:value="1.5">
            <text:p>1.5</text:p>
          </table:table-cell>
          <table:table-cell table:style-name="ce47" table:formula="of:=IF(DATE(YEAR([.E42]);MONTH([.E42]);DAY([.E42]))&lt;=DATE(YEAR([.E42]);3;31); [.C42]-[.G42] + [.F42]; IF([.G42]-[.C42]&lt;0;[.G42] + [.F42] -[.H42];[.F42]+[.C42]-[.H42]))" office:value-type="float" office:value="6.5">
            <text:p>6.5</text:p>
          </table:table-cell>
          <table:table-cell table:style-name="ce47"/>
          <table:table-cell table:style-name="ce47" table:formula="of:=[.I42]+[.J42]" office:value-type="float" office:value="6.5">
            <text:p>6.5</text:p>
          </table:table-cell>
          <table:table-cell table:style-name="ce56"/>
          <table:table-cell table:number-columns-repeated="1012"/>
        </table:table-row>
        <table:table-row table:style-name="ro6">
          <table:table-cell table:style-name="ce41" office:value-type="float" office:value="37">
            <text:p>37</text:p>
          </table:table-cell>
          <table:table-cell table:style-name="ce45" office:value-type="string">
            <text:p>VinhP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7-07">
            <text:p>07/07/15</text:p>
          </table:table-cell>
          <table:table-cell table:style-name="ce49" table:formula="of:=IF(YEAR(NOW())&gt;YEAR([.D43]);DATE(YEAR([.D43]);12;31);NOW())" office:value-type="date" office:date-value="2015-08-12T09:28:29.21">
            <text:p>08/12/15</text:p>
          </table:table-cell>
          <table:table-cell table:style-name="ce51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1">
            <text:p>1</text:p>
          </table:table-cell>
          <table:table-cell table:style-name="ce52"/>
          <table:table-cell table:style-name="ce55" table:formula="of:=SUMPRODUCT([Thong_Tin_Ngay_Nghi_201501.$B$3:.$B$24]=[.B43];[Thong_Tin_Ngay_Nghi_201501.$C$3:.$C$24]) + SUMPRODUCT([Thong_Tin_Ngay_Nghi_201502.$B$5:.$B$30]=[.B43];[Thong_Tin_Ngay_Nghi_201502.$C$5:.$C$30])  + SUMPRODUCT([Thong_Tin_Ngay_Nghi_201503.$B$5:.$B$29]=[.B43];[Thong_Tin_Ngay_Nghi_201503.$C$5:.$C$29]) +  SUMPRODUCT([Thong_Tin_Ngay_Nghi_201504.$B$5:.$B$35]=[.B43];[Thong_Tin_Ngay_Nghi_201504.$C$5:.$C$35]) + SUMPRODUCT([Thong_Tin_Ngay_Nghi_201505.$B$5:.$B$38]=[.B43];[Thong_Tin_Ngay_Nghi_201505.$C$5:.$C$38]) + SUMPRODUCT([Thong_Tin_Ngay_Nghi_201506.$B$4:.$B$39]=[.B43];[Thong_Tin_Ngay_Nghi_201506.$C$4:.$C$39])  + SUMPRODUCT([Thong_Tin_Ngay_Nghi_201507.$B$4:.$B$45]=[.B43];[Thong_Tin_Ngay_Nghi_201507.$C$4:.$C$45]) + SUMPRODUCT([Thong_Tin_Ngay_Nghi_201508.$B$4:.$B$45]=[.B43];[Thong_Tin_Ngay_Nghi_201508.$C$4:.$C$45])" office:value-type="float" office:value="0">
            <text:p>0</text:p>
          </table:table-cell>
          <table:table-cell table:style-name="ce47" table:formula="of:=IF(DATE(YEAR([.E43]);MONTH([.E43]);DAY([.E43]))&lt;=DATE(YEAR([.E43]);3;31); [.C43]-[.G43] + [.F43]; IF([.G43]-[.C43]&lt;0;[.G43] + [.F43] -[.H43];[.F43]+[.C43]-[.H43]))" office:value-type="float" office:value="1">
            <text:p>1</text:p>
          </table:table-cell>
          <table:table-cell table:style-name="ce47"/>
          <table:table-cell table:style-name="ce47" table:formula="of:=[.I43]+[.J43]" office:value-type="float" office:value="1">
            <text:p>1</text:p>
          </table:table-cell>
          <table:table-cell table:style-name="ce56"/>
          <table:table-cell table:number-columns-repeated="1012"/>
        </table:table-row>
        <table:table-row table:style-name="ro6">
          <table:table-cell table:style-name="ce41" office:value-type="float" office:value="38">
            <text:p>38</text:p>
          </table:table-cell>
          <table:table-cell table:style-name="ce43" office:value-type="string">
            <text:p>VuNA</text:p>
          </table:table-cell>
          <table:table-cell table:style-name="ce47" office:value-type="float" office:value="0">
            <text:p>0</text:p>
          </table:table-cell>
          <table:table-cell table:style-name="ce49" office:value-type="date" office:date-value="2015-04-01">
            <text:p>04/01/15</text:p>
          </table:table-cell>
          <table:table-cell table:style-name="ce49" table:formula="of:=IF(YEAR(NOW())&gt;YEAR([.D44]);DATE(YEAR([.D44]);12;31);NOW())" office:value-type="date" office:date-value="2015-08-12T09:28:29.21">
            <text:p>08/12/15</text:p>
          </table:table-cell>
          <table:table-cell table:style-name="ce51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4">
            <text:p>4</text:p>
          </table:table-cell>
          <table:table-cell table:style-name="ce52" table:formula="of:=SUMPRODUCT([Thong_Tin_Ngay_Nghi_201501.$B$3:.$B$24]=[.B44];[Thong_Tin_Ngay_Nghi_201501.$C$3:.$C$24]) + SUMPRODUCT([Thong_Tin_Ngay_Nghi_201502.$B$5:.$B$30]=[.B44];[Thong_Tin_Ngay_Nghi_201502.$C$5:.$C$30])  + SUMPRODUCT([Thong_Tin_Ngay_Nghi_201503.$B$5:.$B$29]=[.B44];[Thong_Tin_Ngay_Nghi_201503.$C$5:.$C$29])" office:value-type="float" office:value="0">
            <text:p>0</text:p>
          </table:table-cell>
          <table:table-cell table:style-name="ce55" table:formula="of:=SUMPRODUCT([Thong_Tin_Ngay_Nghi_201501.$B$3:.$B$24]=[.B44];[Thong_Tin_Ngay_Nghi_201501.$C$3:.$C$24]) + SUMPRODUCT([Thong_Tin_Ngay_Nghi_201502.$B$5:.$B$30]=[.B44];[Thong_Tin_Ngay_Nghi_201502.$C$5:.$C$30])  + SUMPRODUCT([Thong_Tin_Ngay_Nghi_201503.$B$5:.$B$29]=[.B44];[Thong_Tin_Ngay_Nghi_201503.$C$5:.$C$29]) +  SUMPRODUCT([Thong_Tin_Ngay_Nghi_201504.$B$5:.$B$35]=[.B44];[Thong_Tin_Ngay_Nghi_201504.$C$5:.$C$35]) + SUMPRODUCT([Thong_Tin_Ngay_Nghi_201505.$B$5:.$B$38]=[.B44];[Thong_Tin_Ngay_Nghi_201505.$C$5:.$C$38]) + SUMPRODUCT([Thong_Tin_Ngay_Nghi_201506.$B$4:.$B$39]=[.B44];[Thong_Tin_Ngay_Nghi_201506.$C$4:.$C$39])  + SUMPRODUCT([Thong_Tin_Ngay_Nghi_201507.$B$4:.$B$45]=[.B44];[Thong_Tin_Ngay_Nghi_201507.$C$4:.$C$45]) + SUMPRODUCT([Thong_Tin_Ngay_Nghi_201508.$B$4:.$B$45]=[.B44];[Thong_Tin_Ngay_Nghi_201508.$C$4:.$C$45])" office:value-type="float" office:value="1">
            <text:p>1</text:p>
          </table:table-cell>
          <table:table-cell table:style-name="ce47" table:formula="of:=IF(DATE(YEAR([.E44]);MONTH([.E44]);DAY([.E44]))&lt;=DATE(YEAR([.E44]);3;31); [.C44]-[.G44] + [.F44]; IF([.G44]-[.C44]&lt;0;[.G44] + [.F44] -[.H44];[.F44]+[.C44]-[.H44]))" office:value-type="float" office:value="3">
            <text:p>3</text:p>
          </table:table-cell>
          <table:table-cell table:style-name="ce47"/>
          <table:table-cell table:style-name="ce47" table:formula="of:=[.I44]+[.J44]" office:value-type="float" office:value="3">
            <text:p>3</text:p>
          </table:table-cell>
          <table:table-cell table:style-name="ce56"/>
          <table:table-cell table:number-columns-repeated="101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501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8"/>
          <table:table-cell table:style-name="ce42" table:number-columns-repeated="2"/>
          <table:table-cell table:style-name="ce60" office:value-type="string" table:number-columns-spanned="31" table:number-rows-spanned="1">
            <text:p>January</text:p>
          </table:table-cell>
          <table:covered-table-cell table:number-columns-repeated="30" table:style-name="ce63"/>
          <table:table-cell table:style-name="ce65" table:number-columns-repeated="975"/>
        </table:table-row>
        <table:table-row table:style-name="ro6">
          <table:table-cell table:style-name="ce58" office:value-type="string">
            <text:p>No.</text:p>
          </table:table-cell>
          <table:table-cell table:style-name="ce58" office:value-type="string">
            <text:p>Name</text:p>
          </table:table-cell>
          <table:table-cell table:style-name="ce58" office:value-type="string">
            <text:p>Absent</text:p>
          </table:table-cell>
          <table:table-cell table:style-name="ce61" office:value-type="float" office:value="1">
            <office:annotation draw:style-name="gr4" draw:text-style-name="P1" svg:width="1.1413in" svg:height="0.3902in" svg:x="2.5587in" svg:y="0in" draw:caption-point-x="-0.2402in" draw:caption-point-y="0.237in">
              <dc:date>2014-12-23T00:00:00</dc:date>
              <text:p text:style-name="P1"><text:span text:style-name="T1">Nghỉ Tết Dương lịch</text:span></text:p>
            </office:annotation>
            <text:p>1</text:p>
          </table:table-cell>
          <table:table-cell table:style-name="ce61" office:value-type="float" office:value="2">
            <office:annotation draw:style-name="gr4" draw:text-style-name="P1" svg:width="1.1413in" svg:height="0.3902in" svg:x="2.928in" svg:y="0in" draw:caption-point-x="-0.2402in" draw:caption-point-y="0.237in">
              <dc:date>2015-01-14T00:00:00</dc:date>
              <text:p text:style-name="P1"><text:span text:style-name="T1">Nghỉ, làm bù vào ngày 10/01/2015</text:span></text:p>
            </office:annotation>
            <text:p>2</text:p>
          </table:table-cell>
          <table:table-cell table:style-name="ce61" office:value-type="float" office:value="-3">
            <text:p>-3</text:p>
          </table:table-cell>
          <table:table-cell table:style-name="ce61" office:value-type="float" office:value="-4">
            <text:p>-4</text:p>
          </table:table-cell>
          <table:table-cell table:style-name="ce61" office:value-type="float" office:value="5">
            <text:p>5</text:p>
          </table:table-cell>
          <table:table-cell table:style-name="ce61" office:value-type="float" office:value="6">
            <text:p>6</text:p>
          </table:table-cell>
          <table:table-cell table:style-name="ce61" office:value-type="float" office:value="7">
            <text:p>7</text:p>
          </table:table-cell>
          <table:table-cell table:style-name="ce61" office:value-type="float" office:value="8">
            <text:p>8</text:p>
          </table:table-cell>
          <table:table-cell table:style-name="ce61" office:value-type="float" office:value="9">
            <text:p>9</text:p>
          </table:table-cell>
          <table:table-cell table:style-name="ce61" office:value-type="float" office:value="10">
            <office:annotation draw:style-name="gr4" draw:text-style-name="P1" svg:width="1.1413in" svg:height="0.3902in" svg:x="5.8835in" svg:y="0in" draw:caption-point-x="-0.2402in" draw:caption-point-y="0.237in">
              <dc:date>2014-12-25T00:00:00</dc:date>
              <text:p text:style-name="P1"><text:span text:style-name="T1">Làm bù ngày 02/01/2015</text:span></text:p>
            </office:annotation>
            <text:p>10</text:p>
          </table:table-cell>
          <table:table-cell table:style-name="ce61" office:value-type="float" office:value="-11">
            <text:p>-11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15">
            <text:p>15</text:p>
          </table:table-cell>
          <table:table-cell table:style-name="ce61" office:value-type="float" office:value="16">
            <text:p>16</text:p>
          </table:table-cell>
          <table:table-cell table:style-name="ce64" office:value-type="float" office:value="-17">
            <text:p>-17</text:p>
          </table:table-cell>
          <table:table-cell table:style-name="ce61" office:value-type="float" office:value="-18">
            <text:p>-18</text:p>
          </table:table-cell>
          <table:table-cell table:style-name="ce61" office:value-type="float" office:value="19">
            <text:p>19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21">
            <text:p>21</text:p>
          </table:table-cell>
          <table:table-cell table:style-name="ce61" office:value-type="float" office:value="22">
            <text:p>22</text:p>
          </table:table-cell>
          <table:table-cell table:style-name="ce61" office:value-type="float" office:value="23">
            <text:p>23</text:p>
          </table:table-cell>
          <table:table-cell table:style-name="ce61" office:value-type="float" office:value="-24">
            <text:p>-24</text:p>
          </table:table-cell>
          <table:table-cell table:style-name="ce61" office:value-type="float" office:value="-25">
            <text:p>-25</text:p>
          </table:table-cell>
          <table:table-cell table:style-name="ce61" office:value-type="float" office:value="26">
            <text:p>26</text:p>
          </table:table-cell>
          <table:table-cell table:style-name="ce61" office:value-type="float" office:value="27">
            <text:p>27</text:p>
          </table:table-cell>
          <table:table-cell table:style-name="ce61" office:value-type="float" office:value="28">
            <text:p>28</text:p>
          </table:table-cell>
          <table:table-cell table:style-name="ce61" office:value-type="float" office:value="29">
            <text:p>29</text:p>
          </table:table-cell>
          <table:table-cell table:style-name="ce61" office:value-type="float" office:value="30">
            <text:p>30</text:p>
          </table:table-cell>
          <table:table-cell table:style-name="ce61" office:value-type="float" office:value="-31">
            <text:p>-31</text:p>
          </table:table-cell>
          <table:table-cell table:style-name="ce65" table:number-columns-repeated="955"/>
          <table:table-cell table:number-columns-repeated="20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59" table:formula="of:=SUM([.D3:.AH3])" office:value-type="float" office:value="3">
            <text:p>3</text:p>
          </table:table-cell>
          <table:table-cell table:style-name="ce62" table:number-columns-repeated="11"/>
          <table:table-cell table:style-name="ce62" office:value-type="float" office:value="0">
            <office:annotation draw:style-name="gr3" draw:text-style-name="P1" svg:width="1.1413in" svg:height="0.7012in" svg:x="6.6224in" svg:y="0.0098in" draw:caption-point-x="-0.2402in" draw:caption-point-y="0.4748in">
              <dc:date>2015-01-14T00:00:00</dc:date>
              <text:p text:style-name="P1"><text:span text:style-name="T1">Đi làm lại sau thời gian nghỉ không lương để làm đồ án</text:span></text:p>
            </office:annotation>
            <text:p>0</text:p>
          </table:table-cell>
          <table:table-cell table:number-columns-repeated="4" table:style-name="ce62" office:value-type="float" office:value="0">
            <text:p>0</text:p>
          </table:table-cell>
          <table:table-cell table:style-name="ce62" table:number-columns-repeated="2"/>
          <table:table-cell table:style-name="ce62" office:value-type="float" office:value="0">
            <text:p>0</text:p>
          </table:table-cell>
          <table:table-cell table:style-name="ce62" office:value-type="float" office:value="1">
            <office:annotation draw:style-name="gr6" draw:text-style-name="P1" svg:width="1.1413in" svg:height="0.2346in" svg:x="9.578in" svg:y="0.0098in" draw:caption-point-x="-0.2402in" draw:caption-point-y="0.4748in">
              <dc:date>2015-01-20T00:00:00</dc:date>
              <text:p text:style-name="P1"><text:span text:style-name="T1">Phản biện đồ án</text:span></text:p>
            </office:annotation>
            <text:p>1</text:p>
          </table:table-cell>
          <table:table-cell table:style-name="ce62" office:value-type="float" office:value="0">
            <text:p>0</text:p>
          </table:table-cell>
          <table:table-cell table:number-columns-repeated="2" table:style-name="ce62" office:value-type="float" office:value="1">
            <text:p>1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59" table:formula="of:=SUM([.D4:.AH4])" office:value-type="float" office:value="2.5">
            <text:p>2.5</text:p>
          </table:table-cell>
          <table:table-cell table:style-name="ce62" table:number-columns-repeated="4"/>
          <table:table-cell table:number-columns-repeated="4"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/>
          <table:table-cell table:style-name="ce62" office:value-type="float" office:value="1">
            <text:p>1</text:p>
          </table:table-cell>
          <table:table-cell table:number-columns-repeated="4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style-name="ce62" office:value-type="float" office:value="0.5">
            <text:p>0.5</text:p>
          </table:table-cell>
          <table:table-cell table:number-columns-repeated="4" table:style-name="ce62" office:value-type="float" office:value="0">
            <text:p>0</text:p>
          </table:table-cell>
          <table:table-cell table:style-name="ce6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ienTX</text:p>
          </table:table-cell>
          <table:table-cell table:style-name="ce59" table:formula="of:=SUM([.D5:.AH5])" office:value-type="float" office:value="0">
            <text:p>0</text:p>
          </table:table-cell>
          <table:table-cell table:style-name="ce62" table:number-columns-repeated="4"/>
          <table:table-cell table:number-columns-repeated="6" table:style-name="ce62" office:value-type="float" office:value="0">
            <text:p>0</text:p>
          </table:table-cell>
          <table:table-cell table:style-name="ce6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59" table:formula="of:=SUM([.D6:.AH6])" office:value-type="float" office:value="0">
            <text:p>0</text:p>
          </table:table-cell>
          <table:table-cell table:style-name="ce62" table:number-columns-repeated="4"/>
          <table:table-cell table:number-columns-repeated="5" table:style-name="ce62" office:value-type="float" office:value="0">
            <text:p>0</text:p>
          </table:table-cell>
          <table:table-cell table:style-name="ce62" office:value-type="float" office:value="0">
            <office:annotation draw:style-name="gr6" draw:text-style-name="P1" svg:width="1.1413in" svg:height="0.2346in" svg:x="5.8835in" svg:y="0.7205in" draw:caption-point-x="-0.2402in" draw:caption-point-y="0.5071in">
              <dc:date>2015-01-14T00:00:00</dc:date>
              <text:p text:style-name="P1"><text:span text:style-name="T1">Đi học</text:span></text:p>
            </office:annotation>
            <text:p>0</text:p>
          </table:table-cell>
          <table:table-cell table:style-name="ce62"/>
          <table:table-cell table:style-name="ce62" office:value-type="float" office:value="0">
            <office:annotation draw:style-name="gr2" draw:text-style-name="P1" svg:width="1.1413in" svg:height="0.5457in" svg:x="6.6224in" svg:y="0.7272in" draw:caption-point-x="-0.2402in" draw:caption-point-y="0.5004in">
              <dc:date>2015-01-29T00:00:00</dc:date>
              <text:p text:style-name="P1"><text:span text:style-name="T1">Đi học buổi chiều</text:span></text:p>
              <text:p text:style-name="P1"><text:span text:style-name="T1"/></text:p>
            </office:annotation>
            <text:p>0</text:p>
          </table:table-cell>
          <table:table-cell table:number-columns-repeated="4" table:style-name="ce62" office:value-type="float" office:value="0">
            <text:p>0</text:p>
          </table:table-cell>
          <table:table-cell table:style-name="ce62" table:number-columns-repeated="2"/>
          <table:table-cell table:style-name="ce62" office:value-type="float" office:value="0">
            <office:annotation draw:style-name="gr4" draw:text-style-name="P1" svg:width="1.1413in" svg:height="0.3902in" svg:x="9.2087in" svg:y="0.7272in" draw:caption-point-x="-0.2402in" draw:caption-point-y="0.5004in">
              <dc:date>2015-01-29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4" table:style-name="ce62" office:value-type="float" office:value="0">
            <text:p>0</text:p>
          </table:table-cell>
          <table:table-cell table:style-name="ce62" table:number-columns-repeated="2"/>
          <table:table-cell table:style-name="ce62" office:value-type="float" office:value="0">
            <office:annotation draw:style-name="gr4" draw:text-style-name="P1" svg:width="1.1413in" svg:height="0.3902in" svg:x="11.7949in" svg:y="0.7272in" draw:caption-point-x="-0.2402in" draw:caption-point-y="0.5004in">
              <dc:date>2015-01-29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4" table:style-name="ce62" office:value-type="float" office:value="0">
            <text:p>0</text:p>
          </table:table-cell>
          <table:table-cell table:style-name="ce62"/>
          <table:table-cell table:style-name="ce42" table:number-columns-repeated="955"/>
          <table:table-cell table:number-columns-repeated="20"/>
        </table:table-row>
        <table:table-row table:style-name="ro17">
          <table:table-cell table:style-name="ce41" office:value-type="float" office:value="5">
            <text:p>5</text:p>
          </table:table-cell>
          <table:table-cell table:style-name="ce43" office:value-type="string">
            <text:p>HaTH</text:p>
          </table:table-cell>
          <table:table-cell table:style-name="ce59" table:formula="of:=SUM([.D7:.AH7])" office:value-type="float" office:value="0">
            <text:p>0</text:p>
          </table:table-cell>
          <table:table-cell table:style-name="ce62" table:number-columns-repeated="4"/>
          <table:table-cell table:number-columns-repeated="6" table:style-name="ce62" office:value-type="float" office:value="0">
            <text:p>0</text:p>
          </table:table-cell>
          <table:table-cell table:style-name="ce6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6">
            <text:p>6</text:p>
          </table:table-cell>
          <table:table-cell table:style-name="ce43" office:value-type="string">
            <text:p>HienNV</text:p>
          </table:table-cell>
          <table:table-cell table:style-name="ce59" table:formula="of:=SUM([.D8:.AH8])" office:value-type="float" office:value="2">
            <text:p>2</text:p>
          </table:table-cell>
          <table:table-cell table:style-name="ce62" table:number-columns-repeated="4"/>
          <table:table-cell table:number-columns-repeated="5"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3"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HiepNH</text:p>
          </table:table-cell>
          <table:table-cell table:style-name="ce59" table:formula="of:=SUM([.D9:.AH9])" office:value-type="float" office:value="0">
            <text:p>0</text:p>
          </table:table-cell>
          <table:table-cell table:style-name="ce62" table:number-columns-repeated="4"/>
          <table:table-cell table:number-columns-repeated="6" table:style-name="ce62" office:value-type="float" office:value="0">
            <text:p>0</text:p>
          </table:table-cell>
          <table:table-cell table:style-name="ce6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KhoiNLD</text:p>
          </table:table-cell>
          <table:table-cell table:style-name="ce59" table:formula="of:=SUM([.D10:.AH10])" office:value-type="float" office:value="0">
            <text:p>0</text:p>
          </table:table-cell>
          <table:table-cell table:style-name="ce62" table:number-columns-repeated="4"/>
          <table:table-cell table:number-columns-repeated="6" table:style-name="ce62" office:value-type="float" office:value="0">
            <text:p>0</text:p>
          </table:table-cell>
          <table:table-cell table:style-name="ce6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LongNH</text:p>
          </table:table-cell>
          <table:table-cell table:style-name="ce59" table:formula="of:=SUM([.D11:.AH11])" office:value-type="float" office:value="0.5">
            <text:p>0.5</text:p>
          </table:table-cell>
          <table:table-cell table:style-name="ce62" table:number-columns-repeated="4"/>
          <table:table-cell table:number-columns-repeated="5" table:style-name="ce62" office:value-type="float" office:value="0">
            <text:p>0</text:p>
          </table:table-cell>
          <table:table-cell table:style-name="ce62" office:value-type="float" office:value="0">
            <office:annotation draw:style-name="gr7" draw:text-style-name="P1" svg:width="1.1413in" svg:height="0.8567in" svg:x="5.8835in" svg:y="2.0776in" draw:caption-point-x="-0.2402in" draw:caption-point-y="0.3953in">
              <dc:creator>Thuy</dc:creator>
              <dc:date>2015-01-30T00:00:00</dc:date>
              <text:p text:style-name="P1"><text:span text:style-name="T1">Ngày này ko đi làm nhưng đã bù (train ở nhà) Thứ 6 tuần trc → ko trừ phép</text:span></text:p>
            </office:annotation>
            <text:p>0</text:p>
          </table:table-cell>
          <table:table-cell table:style-name="ce62"/>
          <table:table-cell table:style-name="ce62" office:value-type="float" office:value="0.5">
            <text:p>0.5</text:p>
          </table:table-cell>
          <table:table-cell table:number-columns-repeated="4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MaiDTP</text:p>
          </table:table-cell>
          <table:table-cell table:style-name="ce59" table:formula="of:=SUM([.D12:.AH12])" office:value-type="float" office:value="7">
            <text:p>7</text:p>
          </table:table-cell>
          <table:table-cell table:style-name="ce62" table:number-columns-repeated="4"/>
          <table:table-cell table:style-name="ce62" office:value-type="float" office:value="0">
            <text:p>0</text:p>
          </table:table-cell>
          <table:table-cell table:style-name="ce62" office:value-type="float" office:value="1">
            <office:annotation draw:style-name="gr6" draw:text-style-name="P1" svg:width="1.1413in" svg:height="0.2346in" svg:x="4.4059in" svg:y="2.3665in" draw:caption-point-x="-0.2402in" draw:caption-point-y="0.3539in">
              <dc:date>2015-01-06T00:00:00</dc:date>
              <text:p text:style-name="P1"><text:span text:style-name="T1">Đi học</text:span></text:p>
            </office:annotation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office:annotation draw:style-name="gr6" draw:text-style-name="P1" svg:width="1.1413in" svg:height="0.2346in" svg:x="5.1449in" svg:y="2.3681in" draw:caption-point-x="-0.2402in" draw:caption-point-y="0.3524in">
              <dc:date>2015-01-0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/>
          <table:table-cell table:style-name="ce62" office:value-type="float" office:value="0">
            <text:p>0</text:p>
          </table:table-cell>
          <table:table-cell table:style-name="ce62" office:value-type="float" office:value="1">
            <office:annotation draw:style-name="gr6" draw:text-style-name="P1" svg:width="1.1413in" svg:height="0.2346in" svg:x="6.9921in" svg:y="2.3713in" draw:caption-point-x="-0.2402in" draw:caption-point-y="0.3492in">
              <dc:date>2015-01-13T00:00:00</dc:date>
              <text:p text:style-name="P1"><text:span text:style-name="T1">Đi học</text:span></text:p>
            </office:annotation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office:annotation draw:style-name="gr6" draw:text-style-name="P1" svg:width="1.1413in" svg:height="0.2346in" svg:x="7.7307in" svg:y="2.3728in" draw:caption-point-x="-0.2402in" draw:caption-point-y="0.3476in">
              <dc:date>2015-01-15T00:00:00</dc:date>
              <text:p text:style-name="P1"><text:span text:style-name="T1">Đi học</text:span></text:p>
            </office:annotation>
            <text:p>1</text:p>
          </table:table-cell>
          <table:table-cell table:style-name="ce62" office:value-type="float" office:value="0">
            <text:p>0</text:p>
          </table:table-cell>
          <table:table-cell table:style-name="ce62" table:number-columns-repeated="2"/>
          <table:table-cell table:style-name="ce62" office:value-type="float" office:value="0">
            <text:p>0</text:p>
          </table:table-cell>
          <table:table-cell table:style-name="ce62" office:value-type="float" office:value="1">
            <office:annotation draw:style-name="gr6" draw:text-style-name="P1" svg:width="1.1413in" svg:height="0.2346in" svg:x="9.578in" svg:y="2.3752in" draw:caption-point-x="-0.2402in" draw:caption-point-y="0.3453in">
              <dc:date>2015-01-20T00:00:00</dc:date>
              <text:p text:style-name="P1"><text:span text:style-name="T1">Đi học</text:span></text:p>
            </office:annotation>
            <text:p>1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1">
            <office:annotation draw:style-name="gr6" draw:text-style-name="P1" svg:width="1.1413in" svg:height="0.2346in" svg:x="10.3169in" svg:y="2.3799in" draw:caption-point-x="-0.2402in" draw:caption-point-y="0.3406in">
              <dc:date>2015-01-29T00:00:00</dc:date>
              <text:p text:style-name="P1"><text:span text:style-name="T1">Đi học</text:span></text:p>
            </office:annotation>
            <text:p>1</text:p>
          </table:table-cell>
          <table:table-cell table:style-name="ce62" office:value-type="float" office:value="0">
            <text:p>0</text:p>
          </table:table-cell>
          <table:table-cell table:style-name="ce62" table:number-columns-repeated="2"/>
          <table:table-cell table:style-name="ce62" office:value-type="float" office:value="0">
            <text:p>0</text:p>
          </table:table-cell>
          <table:table-cell table:style-name="ce62" office:value-type="float" office:value="0.5">
            <office:annotation draw:style-name="gr4" draw:text-style-name="P1" svg:width="1.1413in" svg:height="0.3902in" svg:x="12.1642in" svg:y="2.3799in" draw:caption-point-x="-0.2402in" draw:caption-point-y="0.3406in">
              <dc:date>2015-02-03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office:annotation draw:style-name="gr6" draw:text-style-name="P1" svg:width="1.1413in" svg:height="0.2346in" svg:x="12.9031in" svg:y="2.3799in" draw:caption-point-x="-0.2402in" draw:caption-point-y="0.3406in">
              <dc:date>2015-02-03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62" office:value-type="float" office:value="0">
            <text:p>0</text:p>
          </table:table-cell>
          <table:table-cell table:style-name="ce6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NamTV</text:p>
          </table:table-cell>
          <table:table-cell table:style-name="ce59" table:formula="of:=SUM([.D13:.AH13])" office:value-type="float" office:value="1">
            <text:p>1</text:p>
          </table:table-cell>
          <table:table-cell table:style-name="ce62" table:number-columns-repeated="4"/>
          <table:table-cell table:number-columns-repeated="6" table:style-name="ce62" office:value-type="float" office:value="0">
            <text:p>0</text:p>
          </table:table-cell>
          <table:table-cell table:style-name="ce62"/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NguyenHTT</text:p>
          </table:table-cell>
          <table:table-cell table:style-name="ce59" table:formula="of:=SUM([.D14:.AH14])" office:value-type="float" office:value="0">
            <text:p>0</text:p>
          </table:table-cell>
          <table:table-cell table:style-name="ce62" table:number-columns-repeated="4"/>
          <table:table-cell table:number-columns-repeated="6" table:style-name="ce62" office:value-type="float" office:value="0">
            <text:p>0</text:p>
          </table:table-cell>
          <table:table-cell table:style-name="ce6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NhanNM</text:p>
          </table:table-cell>
          <table:table-cell table:style-name="ce59" table:formula="of:=SUM([.D15:.AH15])" office:value-type="float" office:value="0">
            <text:p>0</text:p>
          </table:table-cell>
          <table:table-cell table:style-name="ce62" table:number-columns-repeated="4"/>
          <table:table-cell table:number-columns-repeated="6" table:style-name="ce62" office:value-type="float" office:value="0">
            <text:p>0</text:p>
          </table:table-cell>
          <table:table-cell table:style-name="ce6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NhanNV</text:p>
          </table:table-cell>
          <table:table-cell table:style-name="ce59" table:formula="of:=SUM([.D16:.AH16])" office:value-type="float" office:value="1">
            <text:p>1</text:p>
          </table:table-cell>
          <table:table-cell table:style-name="ce62" table:number-columns-repeated="4"/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number-columns-repeated="4" table:style-name="ce62" office:value-type="float" office:value="0">
            <text:p>0</text:p>
          </table:table-cell>
          <table:table-cell table:style-name="ce62"/>
          <table:table-cell table:style-name="ce62" office:value-type="float" office:value="0.5">
            <text:p>0.5</text:p>
          </table:table-cell>
          <table:table-cell table:number-columns-repeated="4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ThachBK</text:p>
          </table:table-cell>
          <table:table-cell table:style-name="ce59" table:formula="of:=SUM([.D17:.AH17])" office:value-type="float" office:value="3">
            <text:p>3</text:p>
          </table:table-cell>
          <table:table-cell table:style-name="ce62" table:number-columns-repeated="4"/>
          <table:table-cell table:number-columns-repeated="5"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62"/>
          <table:table-cell table:style-name="ce62" office:value-type="float" office:value="1">
            <office:annotation draw:style-name="gr6" draw:text-style-name="P1" svg:width="1.1413in" svg:height="0.2346in" svg:x="6.6224in" svg:y="3.6957in" draw:caption-point-x="-0.2402in" draw:caption-point-y="0.2634in">
              <dc:date>2015-01-12T00:00:00</dc:date>
              <text:p text:style-name="P1"><text:span text:style-name="T1">Khám bệnh</text:span></text:p>
            </office:annotation>
            <text:p>1</text:p>
          </table:table-cell>
          <table:table-cell table:number-columns-repeated="4" table:style-name="ce62" office:value-type="float" office:value="0">
            <text:p>0</text:p>
          </table:table-cell>
          <table:table-cell table:style-name="ce62" table:number-columns-repeated="2"/>
          <table:table-cell table:number-columns-repeated="4"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62" table:number-columns-repeated="2"/>
          <table:table-cell table:number-columns-repeated="4"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6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ThaoTP</text:p>
          </table:table-cell>
          <table:table-cell table:style-name="ce59" table:formula="of:=SUM([.D18:.AH18])" office:value-type="float" office:value="1">
            <text:p>1</text:p>
          </table:table-cell>
          <table:table-cell table:style-name="ce62" table:number-columns-repeated="11"/>
          <table:table-cell table:style-name="ce62" office:value-type="float" office:value="0">
            <office:annotation draw:style-name="gr3" draw:text-style-name="P1" svg:width="1.1413in" svg:height="0.7012in" svg:x="6.6224in" svg:y="3.9602in" draw:caption-point-x="-0.2402in" draw:caption-point-y="0.2465in">
              <dc:date>2015-01-14T00:00:00</dc:date>
              <text:p text:style-name="P1"><text:span text:style-name="T1">Đi làm lại sau thời gian nghỉ không lương để làm đồ án</text:span></text:p>
            </office:annotation>
            <text:p>0</text:p>
          </table:table-cell>
          <table:table-cell table:number-columns-repeated="4" table:style-name="ce62" office:value-type="float" office:value="0">
            <text:p>0</text:p>
          </table:table-cell>
          <table:table-cell table:style-name="ce62" table:number-columns-repeated="2"/>
          <table:table-cell table:style-name="ce62" office:value-type="float" office:value="1">
            <text:p>1</text:p>
          </table:table-cell>
          <table:table-cell table:number-columns-repeated="4" table:style-name="ce62" office:value-type="float" office:value="0">
            <text:p>0</text:p>
          </table:table-cell>
          <table:table-cell table:style-name="ce62" table:number-columns-repeated="2"/>
          <table:table-cell table:style-name="ce62" office:value-type="float" office:value="0">
            <text:p>0</text:p>
          </table:table-cell>
          <table:table-cell table:style-name="ce62" office:value-type="float" office:value="0">
            <office:annotation draw:style-name="gr5" draw:text-style-name="P1" svg:width="1.1413in" svg:height="1.4787in" svg:x="12.1642in" svg:y="3.9657in" draw:caption-point-x="-0.2402in" draw:caption-point-y="0.2409in">
              <dc:date>2015-02-26T00:00:00</dc:date>
              <text:p text:style-name="P1"><text:span text:style-name="T1">Nghỉ buối sáng + <text:s/>vào trễ (chìu) 30' để gặp thầy phản biện luận văn:</text:span></text:p>
              <text:p text:style-name="P1"><text:span text:style-name="T1"/></text:p>
              <text:p text:style-name="P1"><text:span text:style-name="T1">Đã làm bù (vì project cần gấp) nên ko trừ phép</text:span></text:p>
            </office:annotation>
            <text:p>0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">
            <office:annotation draw:style-name="gr8" draw:text-style-name="P1" svg:width="1.1413in" svg:height="1.0122in" svg:x="12.9031in" svg:y="3.9673in" draw:caption-point-x="-0.2402in" draw:caption-point-y="0.2394in">
              <dc:date>2015-02-26T00:00:00</dc:date>
              <text:p text:style-name="P1"><text:span text:style-name="T1">Nghỉ 1 ngày để bảo vệ luận văn:</text:span></text:p>
              <text:p text:style-name="P1"><text:span text:style-name="T1"/></text:p>
              <text:p text:style-name="P1"><text:span text:style-name="T1">Đã làm bù (vì project cần gấp) nên ko trừ phép</text:span></text:p>
            </office:annotation>
            <text:p>0</text:p>
          </table:table-cell>
          <table:table-cell table:style-name="ce62" office:value-type="float" office:value="0">
            <text:p>0</text:p>
          </table:table-cell>
          <table:table-cell table:style-name="ce6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ThamDT</text:p>
          </table:table-cell>
          <table:table-cell table:style-name="ce59" table:formula="of:=SUM([.D19:.AH19])" office:value-type="float" office:value="1">
            <text:p>1</text:p>
          </table:table-cell>
          <table:table-cell table:style-name="ce62" table:number-columns-repeated="4"/>
          <table:table-cell table:number-columns-repeated="6" table:style-name="ce62" office:value-type="float" office:value="0">
            <text:p>0</text:p>
          </table:table-cell>
          <table:table-cell table:style-name="ce6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style-name="ce62" office:value-type="float" office:value="0">
            <text:p>0</text:p>
          </table:table-cell>
          <table:table-cell table:style-name="ce62" office:value-type="float" office:value="1">
            <office:annotation draw:style-name="gr9" draw:text-style-name="P1" svg:width="1.1413in" svg:height="0.2634in" svg:x="12.1642in" svg:y="4.228in" draw:caption-point-x="-0.2402in" draw:caption-point-y="0.2264in">
              <dc:creator>Thuy</dc:creator>
              <dc:date>2015-01-27T00:00:00</dc:date>
              <text:p text:style-name="P1"><text:span text:style-name="T1">Đau bao tử</text:span></text:p>
            </office:annotation>
            <text:p>1</text:p>
          </table:table-cell>
          <table:table-cell table:number-columns-repeated="3" table:style-name="ce62" office:value-type="float" office:value="0">
            <text:p>0</text:p>
          </table:table-cell>
          <table:table-cell table:style-name="ce6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ThieuNV</text:p>
          </table:table-cell>
          <table:table-cell table:style-name="ce59" table:formula="of:=SUM([.D20:.AH20])" office:value-type="float" office:value="0">
            <text:p>0</text:p>
          </table:table-cell>
          <table:table-cell table:style-name="ce62" table:number-columns-repeated="4"/>
          <table:table-cell table:number-columns-repeated="6" table:style-name="ce62" office:value-type="float" office:value="0">
            <text:p>0</text:p>
          </table:table-cell>
          <table:table-cell table:style-name="ce6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ThuyLTT</text:p>
          </table:table-cell>
          <table:table-cell table:style-name="ce59" table:formula="of:=SUM([.D21:.AH21])" office:value-type="float" office:value="4">
            <text:p>4</text:p>
          </table:table-cell>
          <table:table-cell table:style-name="ce62" table:number-columns-repeated="4"/>
          <table:table-cell table:style-name="ce62" office:value-type="float" office:value="0">
            <text:p>0</text:p>
          </table:table-cell>
          <table:table-cell table:style-name="ce62" office:value-type="float" office:value="1">
            <office:annotation draw:style-name="gr6" draw:text-style-name="P1" svg:width="1.1413in" svg:height="0.2346in" svg:x="4.4059in" svg:y="4.7413in" draw:caption-point-x="-0.2402in" draw:caption-point-y="0.2083in">
              <dc:date>2015-01-07T00:00:00</dc:date>
              <text:p text:style-name="P1"><text:span text:style-name="T1">Nghỉ ốm</text:span></text:p>
            </office:annotation>
            <text:p>1</text:p>
          </table:table-cell>
          <table:table-cell table:style-name="ce62" office:value-type="float" office:value="1">
            <office:annotation draw:style-name="gr6" draw:text-style-name="P1" svg:width="1.1413in" svg:height="0.2346in" svg:x="4.7752in" svg:y="4.7413in" draw:caption-point-x="-0.2402in" draw:caption-point-y="0.2083in">
              <dc:date>2015-01-07T00:00:00</dc:date>
              <text:p text:style-name="P1"><text:span text:style-name="T1">Nghỉ ốm</text:span></text:p>
            </office:annotation>
            <text:p>1</text:p>
          </table:table-cell>
          <table:table-cell table:number-columns-repeated="3" table:style-name="ce62" office:value-type="float" office:value="0">
            <text:p>0</text:p>
          </table:table-cell>
          <table:table-cell table:style-name="ce62"/>
          <table:table-cell table:number-columns-repeated="3"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VietBA</text:p>
          </table:table-cell>
          <table:table-cell table:style-name="ce59" table:formula="of:=SUM([.D22:.AH22])" office:value-type="float" office:value="0">
            <text:p>0</text:p>
          </table:table-cell>
          <table:table-cell table:style-name="ce62" table:number-columns-repeated="4"/>
          <table:table-cell table:number-columns-repeated="6" table:style-name="ce62" office:value-type="float" office:value="0">
            <text:p>0</text:p>
          </table:table-cell>
          <table:table-cell table:style-name="ce6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 table:number-columns-repeated="2"/>
          <table:table-cell table:number-columns-repeated="5" table:style-name="ce62" office:value-type="float" office:value="0">
            <text:p>0</text:p>
          </table:table-cell>
          <table:table-cell table:style-name="ce62"/>
          <table:table-cell table:style-name="ce42" table:number-columns-repeated="955"/>
          <table:table-cell table:number-columns-repeated="20"/>
        </table:table-row>
        <table:table-row table:style-name="ro2" table:number-rows-repeated="65406">
          <table:table-cell table:style-name="ce42" table:number-columns-repeated="989"/>
          <table:table-cell table:number-columns-repeated="20"/>
        </table:table-row>
        <table:table-row table:style-name="ro2" table:number-rows-repeated="983147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502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8" table:default-cell-style-name="Default"/>
        <table:table-column table:style-name="co7" table:number-columns-repeated="975" table:default-cell-style-name="Default"/>
        <table:table-row table:style-name="ro2">
          <table:table-cell table:style-name="ce58"/>
          <table:table-cell table:style-name="ce42" table:number-columns-repeated="2"/>
          <table:table-cell table:style-name="ce69" office:value-type="string" table:number-columns-spanned="28" table:number-rows-spanned="1">
            <text:p>Febuary</text:p>
          </table:table-cell>
          <table:covered-table-cell table:number-columns-repeated="27" table:style-name="ce73"/>
          <table:table-cell table:style-name="ce65" table:number-columns-repeated="975"/>
        </table:table-row>
        <table:table-row table:style-name="ro6">
          <table:table-cell table:style-name="ce58" office:value-type="string">
            <text:p>No.</text:p>
          </table:table-cell>
          <table:table-cell table:style-name="ce58" office:value-type="string">
            <text:p>Name</text:p>
          </table:table-cell>
          <table:table-cell table:style-name="ce58" office:value-type="string">
            <text:p>Absent</text:p>
          </table:table-cell>
          <table:table-cell table:style-name="ce70" office:value-type="float" office:value="-1">
            <text:p>-1</text:p>
          </table:table-cell>
          <table:table-cell table:style-name="ce70" office:value-type="float" office:value="2">
            <text:p>2</text:p>
          </table:table-cell>
          <table:table-cell table:style-name="ce70" office:value-type="float" office:value="3">
            <text:p>3</text:p>
          </table:table-cell>
          <table:table-cell table:style-name="ce70" office:value-type="float" office:value="4">
            <text:p>4</text:p>
          </table:table-cell>
          <table:table-cell table:style-name="ce70" office:value-type="float" office:value="5">
            <text:p>5</text:p>
          </table:table-cell>
          <table:table-cell table:style-name="ce70" office:value-type="float" office:value="6">
            <text:p>6</text:p>
          </table:table-cell>
          <table:table-cell table:style-name="ce70" office:value-type="float" office:value="-7">
            <text:p>-7</text:p>
          </table:table-cell>
          <table:table-cell table:style-name="ce70" office:value-type="float" office:value="-8">
            <text:p>-8</text:p>
          </table:table-cell>
          <table:table-cell table:style-name="ce70" office:value-type="float" office:value="9">
            <text:p>9</text:p>
          </table:table-cell>
          <table:table-cell table:style-name="ce70" office:value-type="float" office:value="10">
            <text:p>10</text:p>
          </table:table-cell>
          <table:table-cell table:style-name="ce70" office:value-type="float" office:value="11">
            <text:p>11</text:p>
          </table:table-cell>
          <table:table-cell table:style-name="ce70" office:value-type="float" office:value="12">
            <text:p>12</text:p>
          </table:table-cell>
          <table:table-cell table:style-name="ce70" office:value-type="float" office:value="13">
            <text:p>13</text:p>
          </table:table-cell>
          <table:table-cell table:style-name="ce70" office:value-type="float" office:value="-14">
            <text:p>-14</text:p>
          </table:table-cell>
          <table:table-cell table:style-name="ce70" office:value-type="float" office:value="-15">
            <text:p>-15</text:p>
          </table:table-cell>
          <table:table-cell table:style-name="ce70" office:value-type="float" office:value="16">
            <text:p>16</text:p>
          </table:table-cell>
          <table:table-cell table:style-name="ce70" office:value-type="float" office:value="17">
            <text:p>17</text:p>
          </table:table-cell>
          <table:table-cell table:style-name="ce70" office:value-type="float" office:value="18">
            <office:annotation draw:style-name="gr6" draw:text-style-name="P1" svg:width="1.1413in" svg:height="0.2346in" svg:x="8.8394in" svg:y="0in" draw:caption-point-x="-0.2402in" draw:caption-point-y="0.237in">
              <dc:date>2015-02-12T00:00:00</dc:date>
              <text:p text:style-name="P1"><text:span text:style-name="T1">Tet Holiday</text:span></text:p>
            </office:annotation>
            <text:p>18</text:p>
          </table:table-cell>
          <table:table-cell table:style-name="ce70" office:value-type="float" office:value="19">
            <office:annotation draw:style-name="gr6" draw:text-style-name="P1" svg:width="1.1413in" svg:height="0.2346in" svg:x="9.2087in" svg:y="0.0496in" draw:caption-point-x="-0.2402in" draw:caption-point-y="0.1874in">
              <dc:date>2015-02-12T00:00:00</dc:date>
              <text:p text:style-name="P1"><text:span text:style-name="T1">Tet Holiday</text:span></text:p>
            </office:annotation>
            <text:p>19</text:p>
          </table:table-cell>
          <table:table-cell table:style-name="ce70" office:value-type="float" office:value="20">
            <office:annotation draw:style-name="gr6" draw:text-style-name="P1" svg:width="1.1413in" svg:height="0.2346in" svg:x="9.578in" svg:y="0.0496in" draw:caption-point-x="-0.2402in" draw:caption-point-y="0.1874in">
              <dc:date>2015-02-12T00:00:00</dc:date>
              <text:p text:style-name="P1"><text:span text:style-name="T1">Tet Holiday</text:span></text:p>
            </office:annotation>
            <text:p>20</text:p>
          </table:table-cell>
          <table:table-cell table:style-name="ce70" office:value-type="float" office:value="-21">
            <text:p>-21</text:p>
          </table:table-cell>
          <table:table-cell table:style-name="ce70" office:value-type="float" office:value="-22">
            <text:p>-22</text:p>
          </table:table-cell>
          <table:table-cell table:style-name="ce70" office:value-type="float" office:value="23">
            <office:annotation draw:style-name="gr6" draw:text-style-name="P1" svg:width="1.1413in" svg:height="0.2346in" svg:x="10.6866in" svg:y="0.0496in" draw:caption-point-x="-0.2402in" draw:caption-point-y="0.1874in">
              <dc:date>2015-02-12T00:00:00</dc:date>
              <text:p text:style-name="P1"><text:span text:style-name="T1">Tet Holiday</text:span></text:p>
            </office:annotation>
            <text:p>23</text:p>
          </table:table-cell>
          <table:table-cell table:style-name="ce70" office:value-type="float" office:value="24">
            <office:annotation draw:style-name="gr6" draw:text-style-name="P1" svg:width="1.1413in" svg:height="0.2346in" svg:x="11.0559in" svg:y="0.0496in" draw:caption-point-x="-0.2402in" draw:caption-point-y="0.1874in">
              <dc:date>2015-02-12T00:00:00</dc:date>
              <text:p text:style-name="P1"><text:span text:style-name="T1">Tet Holiday</text:span></text:p>
            </office:annotation>
            <text:p>24</text:p>
          </table:table-cell>
          <table:table-cell table:style-name="ce70" office:value-type="float" office:value="25">
            <text:p>25</text:p>
          </table:table-cell>
          <table:table-cell table:style-name="ce70" office:value-type="float" office:value="26">
            <text:p>26</text:p>
          </table:table-cell>
          <table:table-cell table:style-name="ce70" office:value-type="float" office:value="27">
            <text:p>27</text:p>
          </table:table-cell>
          <table:table-cell table:style-name="ce70" office:value-type="float" office:value="-28">
            <text:p>-28</text:p>
          </table:table-cell>
          <table:table-cell table:style-name="ce65" table:number-columns-repeated="955"/>
          <table:table-cell table:number-columns-repeated="20"/>
        </table:table-row>
        <table:table-row table:style-name="ro2">
          <table:table-cell table:style-name="ce66" office:value-type="string" table:number-columns-spanned="3" table:number-rows-spanned="1">
            <text:p>No. of off-work staffs</text:p>
          </table:table-cell>
          <table:covered-table-cell table:number-columns-repeated="2" table:style-name="ce67"/>
          <table:table-cell table:style-name="ce71" table:formula="of:=SUM([.D5:.D25])" office:value-type="float" office:value="0">
            <text:p>0</text:p>
          </table:table-cell>
          <table:table-cell table:style-name="ce71" table:formula="of:=SUM([.E5:.E25])" office:value-type="float" office:value="0">
            <text:p>0</text:p>
          </table:table-cell>
          <table:table-cell table:style-name="ce71" table:formula="of:=SUM([.F5:.F25])" office:value-type="float" office:value="0">
            <text:p>0</text:p>
          </table:table-cell>
          <table:table-cell table:style-name="ce71" table:formula="of:=SUM([.G5:.G25])" office:value-type="float" office:value="0">
            <text:p>0</text:p>
          </table:table-cell>
          <table:table-cell table:style-name="ce71" table:formula="of:=SUM([.H5:.H25])" office:value-type="float" office:value="0.5">
            <text:p>0.5</text:p>
          </table:table-cell>
          <table:table-cell table:style-name="ce71" table:formula="of:=SUM([.I5:.I25])" office:value-type="float" office:value="1.5">
            <text:p>1.5</text:p>
          </table:table-cell>
          <table:table-cell table:style-name="ce71" table:formula="of:=SUM([.J5:.J25])" office:value-type="float" office:value="0">
            <text:p>0</text:p>
          </table:table-cell>
          <table:table-cell table:style-name="ce71" table:formula="of:=SUM([.K5:.K25])" office:value-type="float" office:value="0">
            <text:p>0</text:p>
          </table:table-cell>
          <table:table-cell table:style-name="ce71" table:formula="of:=SUM([.L5:.L25])" office:value-type="float" office:value="1.5">
            <text:p>1.5</text:p>
          </table:table-cell>
          <table:table-cell table:style-name="ce71" table:formula="of:=SUM([.M5:.M25])" office:value-type="float" office:value="0">
            <text:p>0</text:p>
          </table:table-cell>
          <table:table-cell table:style-name="ce71" table:formula="of:=SUM([.N5:.N25])" office:value-type="float" office:value="0">
            <text:p>0</text:p>
          </table:table-cell>
          <table:table-cell table:style-name="ce71" table:formula="of:=SUM([.O5:.O25])" office:value-type="float" office:value="0">
            <text:p>0</text:p>
          </table:table-cell>
          <table:table-cell table:style-name="ce71" table:formula="of:=SUM([.P5:.P25])" office:value-type="float" office:value="3">
            <text:p>3</text:p>
          </table:table-cell>
          <table:table-cell table:style-name="ce71" table:formula="of:=SUM([.Q5:.Q25])" office:value-type="float" office:value="0">
            <text:p>0</text:p>
          </table:table-cell>
          <table:table-cell table:style-name="ce71" table:formula="of:=SUM([.R5:.R25])" office:value-type="float" office:value="0">
            <text:p>0</text:p>
          </table:table-cell>
          <table:table-cell table:style-name="ce71" table:formula="of:=SUM([.S5:.S25])" office:value-type="float" office:value="16">
            <text:p>16</text:p>
          </table:table-cell>
          <table:table-cell table:style-name="ce71" table:formula="of:=SUM([.T5:.T25])" office:value-type="float" office:value="18">
            <text:p>18</text:p>
          </table:table-cell>
          <table:table-cell table:style-name="ce71" table:formula="of:=SUM([.U5:.U25])" office:value-type="float" office:value="0">
            <text:p>0</text:p>
          </table:table-cell>
          <table:table-cell table:style-name="ce71" table:formula="of:=SUM([.V5:.V25])" office:value-type="float" office:value="0">
            <text:p>0</text:p>
          </table:table-cell>
          <table:table-cell table:style-name="ce71" table:formula="of:=SUM([.W5:.W25])" office:value-type="float" office:value="0">
            <text:p>0</text:p>
          </table:table-cell>
          <table:table-cell table:style-name="ce71" table:formula="of:=SUM([.X5:.X25])" office:value-type="float" office:value="0">
            <text:p>0</text:p>
          </table:table-cell>
          <table:table-cell table:style-name="ce71" table:formula="of:=SUM([.Y5:.Y25])" office:value-type="float" office:value="0">
            <text:p>0</text:p>
          </table:table-cell>
          <table:table-cell table:style-name="ce71" table:formula="of:=SUM([.Z5:.Z25])" office:value-type="float" office:value="0">
            <text:p>0</text:p>
          </table:table-cell>
          <table:table-cell table:style-name="ce71" table:formula="of:=SUM([.AA5:.AA25])" office:value-type="float" office:value="0">
            <text:p>0</text:p>
          </table:table-cell>
          <table:table-cell table:style-name="ce71" table:formula="of:=SUM([.AB5:.AB25])" office:value-type="float" office:value="9">
            <text:p>9</text:p>
          </table:table-cell>
          <table:table-cell table:style-name="ce71" table:formula="of:=SUM([.AC5:.AC25])" office:value-type="float" office:value="8">
            <text:p>8</text:p>
          </table:table-cell>
          <table:table-cell table:style-name="ce71" table:formula="of:=SUM([.AD5:.AD25])" office:value-type="float" office:value="8">
            <text:p>8</text:p>
          </table:table-cell>
          <table:table-cell table:style-name="ce71" table:formula="of:=SUM([.AE5:.AE25])" office:value-type="float" office:value="0">
            <text:p>0</text:p>
          </table:table-cell>
          <table:table-cell table:style-name="ce65" table:number-columns-repeated="955"/>
          <table:table-cell table:number-columns-repeated="20"/>
        </table:table-row>
        <table:table-row table:style-name="ro2">
          <table:table-cell table:style-name="ce66" office:value-type="string" table:number-columns-spanned="3" table:number-rows-spanned="1">
            <text:p>No. of working staffs</text:p>
          </table:table-cell>
          <table:covered-table-cell table:number-columns-repeated="2" table:style-name="ce67"/>
          <table:table-cell table:style-name="ce71" table:formula="of:=ROWS([.D5:.D25])-[.D3]" office:value-type="float" office:value="21">
            <text:p>21</text:p>
          </table:table-cell>
          <table:table-cell table:style-name="ce71" table:formula="of:=ROWS([.E5:.E25])-[.E3]" office:value-type="float" office:value="21">
            <text:p>21</text:p>
          </table:table-cell>
          <table:table-cell table:style-name="ce71" table:formula="of:=ROWS([.F5:.F25])-[.F3]" office:value-type="float" office:value="21">
            <text:p>21</text:p>
          </table:table-cell>
          <table:table-cell table:style-name="ce71" table:formula="of:=ROWS([.G5:.G25])-[.G3]" office:value-type="float" office:value="21">
            <text:p>21</text:p>
          </table:table-cell>
          <table:table-cell table:style-name="ce71" table:formula="of:=ROWS([.H5:.H25])-[.H3]" office:value-type="float" office:value="20.5">
            <text:p>20.5</text:p>
          </table:table-cell>
          <table:table-cell table:style-name="ce71" table:formula="of:=ROWS([.I5:.I25])-[.I3]" office:value-type="float" office:value="19.5">
            <text:p>19.5</text:p>
          </table:table-cell>
          <table:table-cell table:style-name="ce71" table:formula="of:=ROWS([.J5:.J25])-[.J3]" office:value-type="float" office:value="21">
            <text:p>21</text:p>
          </table:table-cell>
          <table:table-cell table:style-name="ce71" table:formula="of:=ROWS([.K5:.K25])-[.K3]" office:value-type="float" office:value="21">
            <text:p>21</text:p>
          </table:table-cell>
          <table:table-cell table:style-name="ce71" table:formula="of:=ROWS([.L5:.L25])-[.L3]" office:value-type="float" office:value="19.5">
            <text:p>19.5</text:p>
          </table:table-cell>
          <table:table-cell table:style-name="ce71" table:formula="of:=ROWS([.M5:.M25])-[.M3]" office:value-type="float" office:value="21">
            <text:p>21</text:p>
          </table:table-cell>
          <table:table-cell table:style-name="ce71" table:formula="of:=ROWS([.N5:.N25])-[.N3]" office:value-type="float" office:value="21">
            <text:p>21</text:p>
          </table:table-cell>
          <table:table-cell table:style-name="ce71" table:formula="of:=ROWS([.O5:.O25])-[.O3]" office:value-type="float" office:value="21">
            <text:p>21</text:p>
          </table:table-cell>
          <table:table-cell table:style-name="ce71" table:formula="of:=ROWS([.P5:.P25])-[.P3]" office:value-type="float" office:value="18">
            <text:p>18</text:p>
          </table:table-cell>
          <table:table-cell table:style-name="ce71" table:formula="of:=ROWS([.Q5:.Q25])-[.Q3]" office:value-type="float" office:value="21">
            <text:p>21</text:p>
          </table:table-cell>
          <table:table-cell table:style-name="ce71" table:formula="of:=ROWS([.R5:.R25])-[.R3]" office:value-type="float" office:value="21">
            <text:p>21</text:p>
          </table:table-cell>
          <table:table-cell table:style-name="ce71" table:formula="of:=ROWS([.S5:.S25])-[.S3]" office:value-type="float" office:value="5">
            <text:p>5</text:p>
          </table:table-cell>
          <table:table-cell table:style-name="ce71" table:formula="of:=ROWS([.T5:.T25])-[.T3]" office:value-type="float" office:value="3">
            <text:p>3</text:p>
          </table:table-cell>
          <table:table-cell table:style-name="ce71" table:formula="of:=ROWS([.U5:.U25])-[.U3]" office:value-type="float" office:value="21">
            <text:p>21</text:p>
          </table:table-cell>
          <table:table-cell table:style-name="ce71" table:formula="of:=ROWS([.V5:.V25])-[.V3]" office:value-type="float" office:value="21">
            <text:p>21</text:p>
          </table:table-cell>
          <table:table-cell table:style-name="ce71" table:formula="of:=ROWS([.W5:.W25])-[.W3]" office:value-type="float" office:value="21">
            <text:p>21</text:p>
          </table:table-cell>
          <table:table-cell table:style-name="ce71" table:formula="of:=ROWS([.X5:.X25])-[.X3]" office:value-type="float" office:value="21">
            <text:p>21</text:p>
          </table:table-cell>
          <table:table-cell table:style-name="ce71" table:formula="of:=ROWS([.Y5:.Y25])-[.Y3]" office:value-type="float" office:value="21">
            <text:p>21</text:p>
          </table:table-cell>
          <table:table-cell table:style-name="ce71" table:formula="of:=ROWS([.Z5:.Z25])-[.Z3]" office:value-type="float" office:value="21">
            <text:p>21</text:p>
          </table:table-cell>
          <table:table-cell table:style-name="ce71" table:formula="of:=ROWS([.AA5:.AA25])-[.AA3]" office:value-type="float" office:value="21">
            <text:p>21</text:p>
          </table:table-cell>
          <table:table-cell table:style-name="ce71" table:formula="of:=ROWS([.AB5:.AB25])-[.AB3]" office:value-type="float" office:value="12">
            <text:p>12</text:p>
          </table:table-cell>
          <table:table-cell table:style-name="ce71" table:formula="of:=ROWS([.AC5:.AC25])-[.AC3]" office:value-type="float" office:value="13">
            <text:p>13</text:p>
          </table:table-cell>
          <table:table-cell table:style-name="ce71" table:formula="of:=ROWS([.AD5:.AD25])-[.AD3]" office:value-type="float" office:value="13">
            <text:p>13</text:p>
          </table:table-cell>
          <table:table-cell table:style-name="ce71" table:formula="of:=ROWS([.AE5:.AE25])-[.AE3]" office:value-type="float" office:value="21">
            <text:p>21</text:p>
          </table:table-cell>
          <table:table-cell table:style-name="ce65" table:number-columns-repeated="955"/>
          <table:table-cell table:number-columns-repeated="20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68" table:formula="of:=SUM([.D5:.AE5])" office:value-type="float" office:value="2">
            <text:p>2</text:p>
          </table:table-cell>
          <table:table-cell table:style-name="ce7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1">
            <text:p>1</text:p>
          </table:table-cell>
          <table:table-cell table:style-name="ce72" table:number-columns-repeated="7"/>
          <table:table-cell table:number-columns-repeated="3" table:style-name="ce72" office:value-type="float" office:value="0">
            <text:p>0</text:p>
          </table:table-cell>
          <table:table-cell table:style-name="ce7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68" table:formula="of:=SUM([.D6:.AE6])" office:value-type="float" office:value="0">
            <text:p>0</text:p>
          </table:table-cell>
          <table:table-cell table:style-name="ce7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table:number-columns-repeated="7"/>
          <table:table-cell table:number-columns-repeated="3" table:style-name="ce72" office:value-type="float" office:value="0">
            <text:p>0</text:p>
          </table:table-cell>
          <table:table-cell table:style-name="ce7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ienTX</text:p>
          </table:table-cell>
          <table:table-cell table:style-name="ce68" table:formula="of:=SUM([.D7:.AE7])" office:value-type="float" office:value="5">
            <text:p>5</text:p>
          </table:table-cell>
          <table:table-cell table:style-name="ce7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1">
            <text:p>1</text:p>
          </table:table-cell>
          <table:table-cell table:style-name="ce72" table:number-columns-repeated="7"/>
          <table:table-cell table:number-columns-repeated="3" table:style-name="ce72" office:value-type="float" office:value="1">
            <text:p>1</text:p>
          </table:table-cell>
          <table:table-cell table:style-name="ce7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68" table:formula="of:=SUM([.D8:.AE8])" office:value-type="float" office:value="6">
            <text:p>6</text:p>
          </table:table-cell>
          <table:table-cell table:style-name="ce72"/>
          <table:table-cell table:style-name="ce72" office:value-type="float" office:value="0">
            <office:annotation draw:style-name="gr4" draw:text-style-name="P1" svg:width="1.1413in" svg:height="0.3902in" svg:x="2.928in" svg:y="1.0882in" draw:caption-point-x="-0.2402in" draw:caption-point-y="0.6059in">
              <dc:date>2015-02-03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1">
            <office:annotation draw:style-name="gr4" draw:text-style-name="P1" svg:width="1.1413in" svg:height="0.3902in" svg:x="4.4059in" svg:y="1.0902in" draw:caption-point-x="-0.2402in" draw:caption-point-y="0.6039in">
              <dc:date>2015-02-06T00:00:00</dc:date>
              <text:p text:style-name="P1"><text:span text:style-name="T1">Nghỉ có việc riêng</text:span></text:p>
            </office:annotation>
            <text:p>1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1">
            <text:p>1</text:p>
          </table:table-cell>
          <table:table-cell table:style-name="ce72" table:number-columns-repeated="7"/>
          <table:table-cell table:number-columns-repeated="3" table:style-name="ce72" office:value-type="float" office:value="1">
            <text:p>1</text:p>
          </table:table-cell>
          <table:table-cell table:style-name="ce72"/>
          <table:table-cell table:style-name="ce42" table:number-columns-repeated="955"/>
          <table:table-cell table:number-columns-repeated="20"/>
        </table:table-row>
        <table:table-row table:style-name="ro17">
          <table:table-cell table:style-name="ce41" office:value-type="float" office:value="5">
            <text:p>5</text:p>
          </table:table-cell>
          <table:table-cell table:style-name="ce43" office:value-type="string">
            <text:p>HaTH</text:p>
          </table:table-cell>
          <table:table-cell table:style-name="ce68" table:formula="of:=SUM([.D9:.AE9])" office:value-type="float" office:value="3">
            <text:p>3</text:p>
          </table:table-cell>
          <table:table-cell table:style-name="ce7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1">
            <text:p>1</text:p>
          </table:table-cell>
          <table:table-cell table:style-name="ce72" table:number-columns-repeated="7"/>
          <table:table-cell table:style-name="ce72" office:value-type="float" office:value="1">
            <text:p>1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6">
            <text:p>6</text:p>
          </table:table-cell>
          <table:table-cell table:style-name="ce43" office:value-type="string">
            <text:p>HienNV</text:p>
          </table:table-cell>
          <table:table-cell table:style-name="ce68" table:formula="of:=SUM([.D10:.AE10])" office:value-type="float" office:value="3.5">
            <text:p>3.5</text:p>
          </table:table-cell>
          <table:table-cell table:style-name="ce72"/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0.5">
            <office:annotation draw:style-name="gr6" draw:text-style-name="P1" svg:width="1.1413in" svg:height="0.2346in" svg:x="4.0362in" svg:y="1.5906in" draw:caption-point-x="-0.2402in" draw:caption-point-y="0.6055in">
              <dc:date>2015-02-05T00:00:00</dc:date>
              <text:p text:style-name="P1"><text:span text:style-name="T1">Đi khám bệnh</text:span></text:p>
            </office:annotation>
            <text:p>0.5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table:number-columns-repeated="7"/>
          <table:table-cell table:number-columns-repeated="3" table:style-name="ce72" office:value-type="float" office:value="1">
            <text:p>1</text:p>
          </table:table-cell>
          <table:table-cell table:style-name="ce7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HiepNH</text:p>
          </table:table-cell>
          <table:table-cell table:style-name="ce68" table:formula="of:=SUM([.D11:.AE11])" office:value-type="float" office:value="5">
            <text:p>5</text:p>
          </table:table-cell>
          <table:table-cell table:style-name="ce7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1">
            <text:p>1</text:p>
          </table:table-cell>
          <table:table-cell table:style-name="ce72" table:number-columns-repeated="7"/>
          <table:table-cell table:number-columns-repeated="3" table:style-name="ce72" office:value-type="float" office:value="1">
            <text:p>1</text:p>
          </table:table-cell>
          <table:table-cell table:style-name="ce7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KhoiNLD</text:p>
          </table:table-cell>
          <table:table-cell table:style-name="ce68" table:formula="of:=SUM([.D12:.AE12])" office:value-type="float" office:value="2.5">
            <text:p>2.5</text:p>
          </table:table-cell>
          <table:table-cell table:style-name="ce7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0.5">
            <office:annotation draw:style-name="gr6" draw:text-style-name="P1" svg:width="1.1413in" svg:height="0.2346in" svg:x="6.9921in" svg:y="2.0909in" draw:caption-point-x="-0.2402in" draw:caption-point-y="0.6008in">
              <dc:date>2015-02-12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72" table:number-columns-repeated="2"/>
          <table:table-cell table:number-columns-repeated="2" table:style-name="ce72" office:value-type="float" office:value="1">
            <text:p>1</text:p>
          </table:table-cell>
          <table:table-cell table:style-name="ce72" table:number-columns-repeated="7"/>
          <table:table-cell table:number-columns-repeated="3" table:style-name="ce72" office:value-type="float" office:value="0">
            <text:p>0</text:p>
          </table:table-cell>
          <table:table-cell table:style-name="ce7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LongNH</text:p>
          </table:table-cell>
          <table:table-cell table:style-name="ce68" table:formula="of:=SUM([.D13:.AE13])" office:value-type="float" office:value="0">
            <text:p>0</text:p>
          </table:table-cell>
          <table:table-cell table:style-name="ce7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table:number-columns-repeated="7"/>
          <table:table-cell table:number-columns-repeated="3" table:style-name="ce72" office:value-type="float" office:value="0">
            <text:p>0</text:p>
          </table:table-cell>
          <table:table-cell table:style-name="ce7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MaiDTP</text:p>
          </table:table-cell>
          <table:table-cell table:style-name="ce68" table:formula="of:=SUM([.D14:.AE14])" office:value-type="float" office:value="2">
            <text:p>2</text:p>
          </table:table-cell>
          <table:table-cell table:style-name="ce7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1">
            <text:p>1</text:p>
          </table:table-cell>
          <table:table-cell table:style-name="ce72" table:number-columns-repeated="7"/>
          <table:table-cell table:number-columns-repeated="3" table:style-name="ce72" office:value-type="float" office:value="0">
            <text:p>0</text:p>
          </table:table-cell>
          <table:table-cell table:style-name="ce7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NamTV</text:p>
          </table:table-cell>
          <table:table-cell table:style-name="ce68" table:formula="of:=SUM([.D15:.AE15])" office:value-type="float" office:value="3">
            <text:p>3</text:p>
          </table:table-cell>
          <table:table-cell table:style-name="ce7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346in" svg:x="5.5142in" svg:y="2.8319in" draw:caption-point-x="-0.2402in" draw:caption-point-y="0.6028in">
              <dc:date>2015-02-09T00:00:00</dc:date>
              <text:p text:style-name="P1"><text:span text:style-name="T1">Bị đau đầu</text:span></text:p>
            </office:annotation>
            <text:p>1</text:p>
          </table:table-cell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1">
            <text:p>1</text:p>
          </table:table-cell>
          <table:table-cell table:style-name="ce72" table:number-columns-repeated="7"/>
          <table:table-cell table:number-columns-repeated="3" table:style-name="ce72" office:value-type="float" office:value="0">
            <text:p>0</text:p>
          </table:table-cell>
          <table:table-cell table:style-name="ce7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NguyenHTT</text:p>
          </table:table-cell>
          <table:table-cell table:style-name="ce68" table:formula="of:=SUM([.D16:.AE16])" office:value-type="float" office:value="2.5">
            <text:p>2.5</text:p>
          </table:table-cell>
          <table:table-cell table:style-name="ce7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0.5">
            <office:annotation draw:style-name="gr6" draw:text-style-name="P1" svg:width="1.1413in" svg:height="0.2346in" svg:x="6.9921in" svg:y="3.0815in" draw:caption-point-x="-0.2402in" draw:caption-point-y="0.6008in">
              <dc:date>2015-02-12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72" table:number-columns-repeated="2"/>
          <table:table-cell table:number-columns-repeated="2" table:style-name="ce72" office:value-type="float" office:value="1">
            <text:p>1</text:p>
          </table:table-cell>
          <table:table-cell table:style-name="ce72" table:number-columns-repeated="7"/>
          <table:table-cell table:number-columns-repeated="3" table:style-name="ce72" office:value-type="float" office:value="0">
            <text:p>0</text:p>
          </table:table-cell>
          <table:table-cell table:style-name="ce7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NhanNM</text:p>
          </table:table-cell>
          <table:table-cell table:style-name="ce68" table:formula="of:=SUM([.D17:.AE17])" office:value-type="float" office:value="5">
            <text:p>5</text:p>
          </table:table-cell>
          <table:table-cell table:style-name="ce7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1">
            <text:p>1</text:p>
          </table:table-cell>
          <table:table-cell table:style-name="ce72" table:number-columns-repeated="7"/>
          <table:table-cell table:number-columns-repeated="3" table:style-name="ce72" office:value-type="float" office:value="1">
            <text:p>1</text:p>
          </table:table-cell>
          <table:table-cell table:style-name="ce7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NhanNV</text:p>
          </table:table-cell>
          <table:table-cell table:style-name="ce68" table:formula="of:=SUM([.D18:.AE18])" office:value-type="float" office:value="1">
            <text:p>1</text:p>
          </table:table-cell>
          <table:table-cell table:style-name="ce7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1">
            <text:p>1</text:p>
          </table:table-cell>
          <table:table-cell table:style-name="ce72" table:number-columns-repeated="7"/>
          <table:table-cell table:number-columns-repeated="3" table:style-name="ce72" office:value-type="float" office:value="0">
            <text:p>0</text:p>
          </table:table-cell>
          <table:table-cell table:style-name="ce7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ThachBK</text:p>
          </table:table-cell>
          <table:table-cell table:style-name="ce68" table:formula="of:=SUM([.D19:.AE19])" office:value-type="float" office:value="6.5">
            <text:p>6.5</text:p>
          </table:table-cell>
          <table:table-cell table:style-name="ce7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.5">
            <office:annotation draw:style-name="gr4" draw:text-style-name="P1" svg:width="1.1413in" svg:height="0.3902in" svg:x="5.5142in" svg:y="3.822in" draw:caption-point-x="-0.2402in" draw:caption-point-y="0.6031in">
              <dc:date>2015-02-09T00:00:00</dc:date>
              <text:p text:style-name="P1"><text:span text:style-name="T1">Nghỉ buổi sáng (vợ đau mắt)</text:span></text:p>
            </office:annotation>
            <text:p>0.5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1">
            <text:p>1</text:p>
          </table:table-cell>
          <table:table-cell table:style-name="ce72" table:number-columns-repeated="2"/>
          <table:table-cell table:number-columns-repeated="2" table:style-name="ce72" office:value-type="float" office:value="1">
            <text:p>1</text:p>
          </table:table-cell>
          <table:table-cell table:style-name="ce72" table:number-columns-repeated="7"/>
          <table:table-cell table:number-columns-repeated="3" table:style-name="ce72" office:value-type="float" office:value="1">
            <text:p>1</text:p>
          </table:table-cell>
          <table:table-cell table:style-name="ce7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ThaoDTH</text:p>
          </table:table-cell>
          <table:table-cell table:style-name="ce68" table:formula="of:=SUM([.D20:.AE20])" office:value-type="float" office:value="2">
            <text:p>2</text:p>
          </table:table-cell>
          <table:table-cell table:style-name="ce7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1">
            <text:p>1</text:p>
          </table:table-cell>
          <table:table-cell table:style-name="ce72" table:number-columns-repeated="7"/>
          <table:table-cell table:number-columns-repeated="3" table:style-name="ce72" office:value-type="float" office:value="0">
            <text:p>0</text:p>
          </table:table-cell>
          <table:table-cell table:style-name="ce7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ThaoTP</text:p>
          </table:table-cell>
          <table:table-cell table:style-name="ce68" table:formula="of:=SUM([.D21:.AE21])" office:value-type="float" office:value="2.5">
            <text:p>2.5</text:p>
          </table:table-cell>
          <table:table-cell table:style-name="ce72"/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0.5">
            <office:annotation draw:style-name="gr4" draw:text-style-name="P1" svg:width="1.1413in" svg:height="0.3902in" svg:x="4.4059in" svg:y="4.3169in" draw:caption-point-x="-0.2402in" draw:caption-point-y="0.6039in">
              <dc:date>2015-02-06T00:00:00</dc:date>
              <text:p text:style-name="P1"><text:span text:style-name="T1">Lên trường nộp báo cáo</text:span></text:p>
            </office:annotation>
            <text:p>0.5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1">
            <text:p>1</text:p>
          </table:table-cell>
          <table:table-cell table:style-name="ce72" table:number-columns-repeated="7"/>
          <table:table-cell table:number-columns-repeated="3" table:style-name="ce72" office:value-type="float" office:value="0">
            <text:p>0</text:p>
          </table:table-cell>
          <table:table-cell table:style-name="ce7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ThamDT</text:p>
          </table:table-cell>
          <table:table-cell table:style-name="ce68" table:formula="of:=SUM([.D22:.AE22])" office:value-type="float" office:value="6">
            <text:p>6</text:p>
          </table:table-cell>
          <table:table-cell table:style-name="ce7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1">
            <text:p>1</text:p>
          </table:table-cell>
          <table:table-cell table:style-name="ce72" table:number-columns-repeated="2"/>
          <table:table-cell table:number-columns-repeated="2" table:style-name="ce72" office:value-type="float" office:value="1">
            <text:p>1</text:p>
          </table:table-cell>
          <table:table-cell table:style-name="ce72" table:number-columns-repeated="7"/>
          <table:table-cell table:number-columns-repeated="3" table:style-name="ce72" office:value-type="float" office:value="1">
            <text:p>1</text:p>
          </table:table-cell>
          <table:table-cell table:style-name="ce7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ThieuNV</text:p>
          </table:table-cell>
          <table:table-cell table:style-name="ce68" table:formula="of:=SUM([.D23:.AE23])" office:value-type="float" office:value="5">
            <text:p>5</text:p>
          </table:table-cell>
          <table:table-cell table:style-name="ce7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1">
            <text:p>1</text:p>
          </table:table-cell>
          <table:table-cell table:style-name="ce72" table:number-columns-repeated="7"/>
          <table:table-cell table:number-columns-repeated="3" table:style-name="ce72" office:value-type="float" office:value="1">
            <text:p>1</text:p>
          </table:table-cell>
          <table:table-cell table:style-name="ce7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ThuyLTT</text:p>
          </table:table-cell>
          <table:table-cell table:style-name="ce68" table:formula="of:=SUM([.D24:.AE24])" office:value-type="float" office:value="2">
            <text:p>2</text:p>
          </table:table-cell>
          <table:table-cell table:style-name="ce7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1">
            <text:p>1</text:p>
          </table:table-cell>
          <table:table-cell table:style-name="ce72" table:number-columns-repeated="7"/>
          <table:table-cell table:number-columns-repeated="3" table:style-name="ce72" office:value-type="float" office:value="0">
            <text:p>0</text:p>
          </table:table-cell>
          <table:table-cell table:style-name="ce72"/>
          <table:table-cell table:style-name="ce42" table:number-columns-repeated="955"/>
          <table:table-cell table:number-columns-repeated="20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VietBA</text:p>
          </table:table-cell>
          <table:table-cell table:style-name="ce68" table:formula="of:=SUM([.D25:.AE25])" office:value-type="float" office:value="1">
            <text:p>1</text:p>
          </table:table-cell>
          <table:table-cell table:style-name="ce7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1">
            <text:p>1</text:p>
          </table:table-cell>
          <table:table-cell table:style-name="ce72" table:number-columns-repeated="7"/>
          <table:table-cell table:number-columns-repeated="3" table:style-name="ce72" office:value-type="float" office:value="0">
            <text:p>0</text:p>
          </table:table-cell>
          <table:table-cell table:style-name="ce72"/>
          <table:table-cell table:style-name="ce42" table:number-columns-repeated="955"/>
          <table:table-cell table:number-columns-repeated="20"/>
        </table:table-row>
        <table:table-row table:style-name="ro2" table:number-rows-repeated="65406">
          <table:table-cell table:style-name="ce42" table:number-columns-repeated="986"/>
          <table:table-cell table:number-columns-repeated="20"/>
        </table:table-row>
        <table:table-row table:style-name="ro2" table:number-rows-repeated="983144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Thong_Tin_Ngay_Nghi_201503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72" table:default-cell-style-name="Default"/>
        <table:table-row table:style-name="ro2">
          <table:table-cell table:style-name="ce58"/>
          <table:table-cell table:style-name="ce42" table:number-columns-repeated="2"/>
          <table:table-cell table:style-name="ce75" office:value-type="string" table:number-columns-spanned="31" table:number-rows-spanned="1">
            <text:p>March</text:p>
          </table:table-cell>
          <table:covered-table-cell table:number-columns-repeated="10" table:style-name="ce79"/>
          <table:covered-table-cell table:style-name="ce79" office:value-type="string">
            <text:p>x</text:p>
          </table:covered-table-cell>
          <table:covered-table-cell table:number-columns-repeated="19" table:style-name="ce79"/>
          <table:table-cell table:style-name="ce65" table:number-columns-repeated="972"/>
        </table:table-row>
        <table:table-row table:style-name="ro6">
          <table:table-cell table:style-name="ce58" office:value-type="string">
            <text:p>No.</text:p>
          </table:table-cell>
          <table:table-cell table:style-name="ce58" office:value-type="string">
            <text:p>Name</text:p>
          </table:table-cell>
          <table:table-cell table:style-name="ce58" office:value-type="string">
            <text:p>Absent</text:p>
          </table:table-cell>
          <table:table-cell table:style-name="ce76" office:value-type="float" office:value="-1">
            <text:p>-1</text:p>
          </table:table-cell>
          <table:table-cell table:style-name="ce76" office:value-type="float" office:value="2">
            <text:p>2</text:p>
          </table:table-cell>
          <table:table-cell table:style-name="ce76" office:value-type="float" office:value="3">
            <text:p>3</text:p>
          </table:table-cell>
          <table:table-cell table:style-name="ce76" office:value-type="float" office:value="4">
            <text:p>4</text:p>
          </table:table-cell>
          <table:table-cell table:style-name="ce76" office:value-type="float" office:value="5">
            <text:p>5</text:p>
          </table:table-cell>
          <table:table-cell table:style-name="ce76" office:value-type="float" office:value="6">
            <text:p>6</text:p>
          </table:table-cell>
          <table:table-cell table:style-name="ce76" office:value-type="float" office:value="-7">
            <text:p>-7</text:p>
          </table:table-cell>
          <table:table-cell table:style-name="ce76" office:value-type="float" office:value="-8">
            <text:p>-8</text:p>
          </table:table-cell>
          <table:table-cell table:style-name="ce76" office:value-type="float" office:value="9">
            <text:p>9</text:p>
          </table:table-cell>
          <table:table-cell table:style-name="ce76" office:value-type="float" office:value="10">
            <text:p>10</text:p>
          </table:table-cell>
          <table:table-cell table:style-name="ce76" office:value-type="float" office:value="11">
            <text:p>11</text:p>
          </table:table-cell>
          <table:table-cell table:style-name="ce76" office:value-type="float" office:value="12">
            <text:p>12</text:p>
          </table:table-cell>
          <table:table-cell table:style-name="ce76" office:value-type="float" office:value="13">
            <text:p>13</text:p>
          </table:table-cell>
          <table:table-cell table:style-name="ce76" office:value-type="float" office:value="-14">
            <text:p>-14</text:p>
          </table:table-cell>
          <table:table-cell table:style-name="ce76" office:value-type="float" office:value="-15">
            <text:p>-15</text:p>
          </table:table-cell>
          <table:table-cell table:style-name="ce76" office:value-type="float" office:value="16">
            <text:p>16</text:p>
          </table:table-cell>
          <table:table-cell table:style-name="ce76" office:value-type="float" office:value="17">
            <text:p>17</text:p>
          </table:table-cell>
          <table:table-cell table:style-name="ce76" office:value-type="float" office:value="18">
            <text:p>18</text:p>
          </table:table-cell>
          <table:table-cell table:style-name="ce76" office:value-type="float" office:value="19">
            <text:p>19</text:p>
          </table:table-cell>
          <table:table-cell table:style-name="ce76" office:value-type="float" office:value="20">
            <text:p>20</text:p>
          </table:table-cell>
          <table:table-cell table:style-name="ce76" office:value-type="float" office:value="-21">
            <text:p>-21</text:p>
          </table:table-cell>
          <table:table-cell table:style-name="ce76" office:value-type="float" office:value="-22">
            <text:p>-22</text:p>
          </table:table-cell>
          <table:table-cell table:style-name="ce76" office:value-type="float" office:value="23">
            <text:p>23</text:p>
          </table:table-cell>
          <table:table-cell table:style-name="ce76" office:value-type="float" office:value="24">
            <text:p>24</text:p>
          </table:table-cell>
          <table:table-cell table:style-name="ce76" office:value-type="float" office:value="25">
            <text:p>25</text:p>
          </table:table-cell>
          <table:table-cell table:style-name="ce76" office:value-type="float" office:value="26">
            <text:p>26</text:p>
          </table:table-cell>
          <table:table-cell table:style-name="ce76" office:value-type="float" office:value="27">
            <text:p>27</text:p>
          </table:table-cell>
          <table:table-cell table:style-name="ce76" office:value-type="float" office:value="-28">
            <text:p>-28</text:p>
          </table:table-cell>
          <table:table-cell table:style-name="ce76" office:value-type="float" office:value="-29">
            <text:p>-29</text:p>
          </table:table-cell>
          <table:table-cell table:style-name="ce76" office:value-type="float" office:value="30">
            <text:p>30</text:p>
          </table:table-cell>
          <table:table-cell table:style-name="ce76" office:value-type="float" office:value="31">
            <text:p>31</text:p>
          </table:table-cell>
          <table:table-cell table:style-name="ce65" table:number-columns-repeated="952"/>
          <table:table-cell table:number-columns-repeated="20"/>
        </table:table-row>
        <table:table-row table:style-name="ro2">
          <table:table-cell table:style-name="ce66" office:value-type="string" table:number-columns-spanned="3" table:number-rows-spanned="1">
            <text:p>No. of off-work staffs</text:p>
          </table:table-cell>
          <table:covered-table-cell table:number-columns-repeated="2" table:style-name="ce67"/>
          <table:table-cell table:style-name="ce77" table:formula="of:=SUM([.D5:.D25])" office:value-type="float" office:value="0">
            <text:p>0</text:p>
          </table:table-cell>
          <table:table-cell table:style-name="ce77" table:formula="of:=SUM([.E5:.E25])" office:value-type="float" office:value="1">
            <text:p>1</text:p>
          </table:table-cell>
          <table:table-cell table:style-name="ce77" table:formula="of:=SUM([.F5:.F25])" office:value-type="float" office:value="0">
            <text:p>0</text:p>
          </table:table-cell>
          <table:table-cell table:style-name="ce77" table:formula="of:=SUM([.G5:.G25])" office:value-type="float" office:value="0.5">
            <text:p>0.5</text:p>
          </table:table-cell>
          <table:table-cell table:style-name="ce77" table:formula="of:=SUM([.H5:.H25])" office:value-type="float" office:value="0">
            <text:p>0</text:p>
          </table:table-cell>
          <table:table-cell table:style-name="ce77" table:formula="of:=SUM([.I5:.I25])" office:value-type="float" office:value="1">
            <text:p>1</text:p>
          </table:table-cell>
          <table:table-cell table:style-name="ce77" table:formula="of:=SUM([.J5:.J25])" office:value-type="float" office:value="0">
            <text:p>0</text:p>
          </table:table-cell>
          <table:table-cell table:style-name="ce77" table:formula="of:=SUM([.K5:.K25])" office:value-type="float" office:value="0">
            <text:p>0</text:p>
          </table:table-cell>
          <table:table-cell table:style-name="ce77" table:formula="of:=SUM([.L5:.L25])" office:value-type="float" office:value="0.5">
            <text:p>0.5</text:p>
          </table:table-cell>
          <table:table-cell table:style-name="ce77" table:formula="of:=SUM([.M5:.M25])" office:value-type="float" office:value="0.5">
            <text:p>0.5</text:p>
          </table:table-cell>
          <table:table-cell table:style-name="ce77" table:formula="of:=SUM([.N5:.N25])" office:value-type="float" office:value="0">
            <text:p>0</text:p>
          </table:table-cell>
          <table:table-cell table:style-name="ce77" table:formula="of:=SUM([.O5:.O25])" office:value-type="float" office:value="1.5">
            <text:p>1.5</text:p>
          </table:table-cell>
          <table:table-cell table:style-name="ce77" table:formula="of:=SUM([.P5:.P25])" office:value-type="float" office:value="1.5">
            <text:p>1.5</text:p>
          </table:table-cell>
          <table:table-cell table:style-name="ce77" table:formula="of:=SUM([.Q5:.Q25])" office:value-type="float" office:value="0">
            <text:p>0</text:p>
          </table:table-cell>
          <table:table-cell table:style-name="ce77" table:formula="of:=SUM([.R5:.R25])" office:value-type="float" office:value="0">
            <text:p>0</text:p>
          </table:table-cell>
          <table:table-cell table:style-name="ce77" table:formula="of:=SUM([.S5:.S25])" office:value-type="float" office:value="1.5">
            <text:p>1.5</text:p>
          </table:table-cell>
          <table:table-cell table:style-name="ce77" table:formula="of:=SUM([.T5:.T25])" office:value-type="float" office:value="0.5">
            <text:p>0.5</text:p>
          </table:table-cell>
          <table:table-cell table:style-name="ce77" table:formula="of:=SUM([.U5:.U25])" office:value-type="float" office:value="1">
            <text:p>1</text:p>
          </table:table-cell>
          <table:table-cell table:style-name="ce77" table:formula="of:=SUM([.V5:.V25])" office:value-type="float" office:value="0.5">
            <text:p>0.5</text:p>
          </table:table-cell>
          <table:table-cell table:style-name="ce77" table:formula="of:=SUM([.W5:.W25])" office:value-type="float" office:value="0">
            <text:p>0</text:p>
          </table:table-cell>
          <table:table-cell table:style-name="ce77" table:formula="of:=SUM([.X5:.X25])" office:value-type="float" office:value="0">
            <text:p>0</text:p>
          </table:table-cell>
          <table:table-cell table:style-name="ce77" table:formula="of:=SUM([.Y5:.Y25])" office:value-type="float" office:value="0">
            <text:p>0</text:p>
          </table:table-cell>
          <table:table-cell table:style-name="ce77" table:formula="of:=SUM([.Z5:.Z25])" office:value-type="float" office:value="0.5">
            <text:p>0.5</text:p>
          </table:table-cell>
          <table:table-cell table:style-name="ce77" table:formula="of:=SUM([.AA5:.AA25])" office:value-type="float" office:value="2">
            <text:p>2</text:p>
          </table:table-cell>
          <table:table-cell table:style-name="ce77" table:formula="of:=SUM([.AB5:.AB25])" office:value-type="float" office:value="0">
            <text:p>0</text:p>
          </table:table-cell>
          <table:table-cell table:style-name="ce77" table:formula="of:=SUM([.AC5:.AC25])" office:value-type="float" office:value="1">
            <text:p>1</text:p>
          </table:table-cell>
          <table:table-cell table:style-name="ce77" table:formula="of:=SUM([.AD5:.AD25])" office:value-type="float" office:value="1">
            <text:p>1</text:p>
          </table:table-cell>
          <table:table-cell table:style-name="ce77" table:formula="of:=SUM([.AE5:.AE25])" office:value-type="float" office:value="0">
            <text:p>0</text:p>
          </table:table-cell>
          <table:table-cell table:style-name="ce77" table:formula="of:=SUM([.AF5:.AF25])" office:value-type="float" office:value="0">
            <text:p>0</text:p>
          </table:table-cell>
          <table:table-cell table:style-name="ce77" table:formula="of:=SUM([.AG5:.AG25])" office:value-type="float" office:value="1">
            <text:p>1</text:p>
          </table:table-cell>
          <table:table-cell table:style-name="ce77" table:formula="of:=SUM([.AH5:.AH25])" office:value-type="float" office:value="1">
            <text:p>1</text:p>
          </table:table-cell>
          <table:table-cell table:style-name="ce65" table:number-columns-repeated="952"/>
          <table:table-cell table:number-columns-repeated="20"/>
        </table:table-row>
        <table:table-row table:style-name="ro2">
          <table:table-cell table:style-name="ce66" office:value-type="string" table:number-columns-spanned="3" table:number-rows-spanned="1">
            <text:p>No. of working staffs</text:p>
          </table:table-cell>
          <table:covered-table-cell table:number-columns-repeated="2" table:style-name="ce67"/>
          <table:table-cell table:style-name="ce77" table:formula="of:=ROWS([.D5:.D25])-[.D3]" office:value-type="float" office:value="21">
            <text:p>21</text:p>
          </table:table-cell>
          <table:table-cell table:style-name="ce77" table:formula="of:=ROWS([.E5:.E25])-[.E3]" office:value-type="float" office:value="20">
            <text:p>20</text:p>
          </table:table-cell>
          <table:table-cell table:style-name="ce77" table:formula="of:=ROWS([.F5:.F25])-[.F3]" office:value-type="float" office:value="21">
            <text:p>21</text:p>
          </table:table-cell>
          <table:table-cell table:style-name="ce77" table:formula="of:=ROWS([.G5:.G25])-[.G3]" office:value-type="float" office:value="20.5">
            <text:p>20.5</text:p>
          </table:table-cell>
          <table:table-cell table:style-name="ce77" table:formula="of:=ROWS([.H5:.H25])-[.H3]" office:value-type="float" office:value="21">
            <text:p>21</text:p>
          </table:table-cell>
          <table:table-cell table:style-name="ce77" table:formula="of:=ROWS([.I5:.I25])-[.I3]" office:value-type="float" office:value="20">
            <text:p>20</text:p>
          </table:table-cell>
          <table:table-cell table:style-name="ce77" table:formula="of:=ROWS([.J5:.J25])-[.J3]" office:value-type="float" office:value="21">
            <text:p>21</text:p>
          </table:table-cell>
          <table:table-cell table:style-name="ce77" table:formula="of:=ROWS([.K5:.K25])-[.K3]" office:value-type="float" office:value="21">
            <text:p>21</text:p>
          </table:table-cell>
          <table:table-cell table:style-name="ce77" table:formula="of:=ROWS([.L5:.L25])-[.L3]" office:value-type="float" office:value="20.5">
            <text:p>20.5</text:p>
          </table:table-cell>
          <table:table-cell table:style-name="ce77" table:formula="of:=ROWS([.M5:.M25])-[.M3]" office:value-type="float" office:value="20.5">
            <text:p>20.5</text:p>
          </table:table-cell>
          <table:table-cell table:style-name="ce77" table:formula="of:=ROWS([.N5:.N25])-[.N3]" office:value-type="float" office:value="21">
            <text:p>21</text:p>
          </table:table-cell>
          <table:table-cell table:style-name="ce77" table:formula="of:=ROWS([.O5:.O25])-[.O3]" office:value-type="float" office:value="19.5">
            <text:p>19.5</text:p>
          </table:table-cell>
          <table:table-cell table:style-name="ce77" table:formula="of:=ROWS([.P5:.P25])-[.P3]" office:value-type="float" office:value="19.5">
            <text:p>19.5</text:p>
          </table:table-cell>
          <table:table-cell table:style-name="ce77" table:formula="of:=ROWS([.Q5:.Q25])-[.Q3]" office:value-type="float" office:value="21">
            <text:p>21</text:p>
          </table:table-cell>
          <table:table-cell table:style-name="ce77" table:formula="of:=ROWS([.R5:.R25])-[.R3]" office:value-type="float" office:value="21">
            <text:p>21</text:p>
          </table:table-cell>
          <table:table-cell table:style-name="ce77" table:formula="of:=ROWS([.S5:.S25])-[.S3]" office:value-type="float" office:value="19.5">
            <text:p>19.5</text:p>
          </table:table-cell>
          <table:table-cell table:style-name="ce77" table:formula="of:=ROWS([.T5:.T25])-[.T3]" office:value-type="float" office:value="20.5">
            <text:p>20.5</text:p>
          </table:table-cell>
          <table:table-cell table:style-name="ce77" table:formula="of:=ROWS([.U5:.U25])-[.U3]" office:value-type="float" office:value="20">
            <text:p>20</text:p>
          </table:table-cell>
          <table:table-cell table:style-name="ce77" table:formula="of:=ROWS([.V5:.V25])-[.V3]" office:value-type="float" office:value="20.5">
            <text:p>20.5</text:p>
          </table:table-cell>
          <table:table-cell table:style-name="ce77" table:formula="of:=ROWS([.W5:.W25])-[.W3]" office:value-type="float" office:value="21">
            <text:p>21</text:p>
          </table:table-cell>
          <table:table-cell table:style-name="ce77" table:formula="of:=ROWS([.X5:.X25])-[.X3]" office:value-type="float" office:value="21">
            <text:p>21</text:p>
          </table:table-cell>
          <table:table-cell table:style-name="ce77" table:formula="of:=ROWS([.Y5:.Y25])-[.Y3]" office:value-type="float" office:value="21">
            <text:p>21</text:p>
          </table:table-cell>
          <table:table-cell table:style-name="ce77" table:formula="of:=ROWS([.Z5:.Z25])-[.Z3]" office:value-type="float" office:value="20.5">
            <text:p>20.5</text:p>
          </table:table-cell>
          <table:table-cell table:style-name="ce77" table:formula="of:=ROWS([.AA5:.AA25])-[.AA3]" office:value-type="float" office:value="19">
            <text:p>19</text:p>
          </table:table-cell>
          <table:table-cell table:style-name="ce77" table:formula="of:=ROWS([.AB5:.AB25])-[.AB3]" office:value-type="float" office:value="21">
            <text:p>21</text:p>
          </table:table-cell>
          <table:table-cell table:style-name="ce77" table:formula="of:=ROWS([.AC5:.AC25])-[.AC3]" office:value-type="float" office:value="20">
            <text:p>20</text:p>
          </table:table-cell>
          <table:table-cell table:style-name="ce77" table:formula="of:=ROWS([.AD5:.AD25])-[.AD3]" office:value-type="float" office:value="20">
            <text:p>20</text:p>
          </table:table-cell>
          <table:table-cell table:style-name="ce77" table:formula="of:=ROWS([.AE5:.AE25])-[.AE3]" office:value-type="float" office:value="21">
            <text:p>21</text:p>
          </table:table-cell>
          <table:table-cell table:style-name="ce77" table:formula="of:=ROWS([.AF5:.AF25])-[.AF3]" office:value-type="float" office:value="21">
            <text:p>21</text:p>
          </table:table-cell>
          <table:table-cell table:style-name="ce77" table:formula="of:=ROWS([.AG5:.AG25])-[.AG3]" office:value-type="float" office:value="20">
            <text:p>20</text:p>
          </table:table-cell>
          <table:table-cell table:style-name="ce77" table:formula="of:=ROWS([.AH5:.AH25])-[.AH3]" office:value-type="float" office:value="20">
            <text:p>20</text:p>
          </table:table-cell>
          <table:table-cell table:style-name="ce65" table:number-columns-repeated="952"/>
          <table:table-cell table:number-columns-repeated="20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74" table:formula="of:=SUM([.D5:.AH5])" office:value-type="float" office:value="0">
            <text:p>0</text:p>
          </table:table-cell>
          <table:table-cell table:style-name="ce78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74" table:formula="of:=SUM([.D6:.AH6])" office:value-type="float" office:value="0">
            <text:p>0</text:p>
          </table:table-cell>
          <table:table-cell table:style-name="ce78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ienTX</text:p>
          </table:table-cell>
          <table:table-cell table:style-name="ce74" table:formula="of:=SUM([.D7:.AH7])" office:value-type="float" office:value="1">
            <text:p>1</text:p>
          </table:table-cell>
          <table:table-cell table:style-name="ce78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0">
            <office:annotation draw:style-name="gr4" draw:text-style-name="P1" svg:width="1.1413in" svg:height="0.3902in" svg:x="6.2531in" svg:y="0.8358in" draw:caption-point-x="-0.2402in" draw:caption-point-y="0.6102in">
              <dc:creator>Thuy</dc:creator>
              <dc:date>2015-03-11T00:00:00</dc:date>
              <text:p text:style-name="P1"><text:span text:style-name="T1">Trễ 2h (việc riêng)</text:span></text:p>
            </office:annotation>
            <text:p>0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74" table:formula="of:=SUM([.D8:.AH8])" office:value-type="float" office:value="2.5">
            <text:p>2.5</text:p>
          </table:table-cell>
          <table:table-cell table:style-name="ce78"/>
          <table:table-cell table:style-name="ce78" office:value-type="float" office:value="0.5">
            <office:annotation draw:style-name="gr9" draw:text-style-name="P1" svg:width="1.1413in" svg:height="0.2634in" svg:x="2.928in" svg:y="1.0819in" draw:caption-point-x="-0.2402in" draw:caption-point-y="0.6122in">
              <dc:date>2015-03-02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.5">
            <office:annotation draw:style-name="gr9" draw:text-style-name="P1" svg:width="1.1413in" svg:height="0.2634in" svg:x="5.5142in" svg:y="1.0819in" draw:caption-point-x="-0.2402in" draw:caption-point-y="0.6122in">
              <dc:date>2015-03-02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.5">
            <office:annotation draw:style-name="gr6" draw:text-style-name="P1" svg:width="1.1413in" svg:height="0.2346in" svg:x="8.1004in" svg:y="1.087in" draw:caption-point-x="-0.2402in" draw:caption-point-y="0.6071in">
              <dc:date>2015-03-17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.5">
            <office:annotation draw:style-name="gr6" draw:text-style-name="P1" svg:width="1.1413in" svg:height="0.2346in" svg:x="10.6866in" svg:y="1.0945in" draw:caption-point-x="-0.2402in" draw:caption-point-y="0.5996in">
              <dc:date>2015-03-31T00:00:00</dc:date>
              <text:p text:style-name="P1"><text:span text:style-name="T1">Đi học</text:span></text:p>
            </office:annotation>
            <text:p>0.5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.5">
            <office:annotation draw:style-name="gr6" draw:text-style-name="P1" svg:width="1.1413in" svg:height="0.2346in" svg:x="13.2724in" svg:y="1.0945in" draw:caption-point-x="-0.2402in" draw:caption-point-y="0.5996in">
              <dc:date>2015-03-31T00:00:00</dc:date>
              <text:p text:style-name="P1"><text:span text:style-name="T1">Đi học</text:span></text:p>
            </office:annotation>
            <text:p>0.5</text:p>
          </table:table-cell>
          <table:table-cell table:style-name="ce7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17">
          <table:table-cell table:style-name="ce41" office:value-type="float" office:value="5">
            <text:p>5</text:p>
          </table:table-cell>
          <table:table-cell table:style-name="ce43" office:value-type="string">
            <text:p>HaTH</text:p>
          </table:table-cell>
          <table:table-cell table:style-name="ce74" table:formula="of:=SUM([.D9:.AH9])" office:value-type="float" office:value="0">
            <text:p>0</text:p>
          </table:table-cell>
          <table:table-cell table:style-name="ce78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6">
            <text:p>6</text:p>
          </table:table-cell>
          <table:table-cell table:style-name="ce43" office:value-type="string">
            <text:p>HienNV</text:p>
          </table:table-cell>
          <table:table-cell table:style-name="ce74" table:formula="of:=SUM([.D10:.AH10])" office:value-type="float" office:value="1.5">
            <text:p>1.5</text:p>
          </table:table-cell>
          <table:table-cell table:style-name="ce78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0.5">
            <text:p>0.5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HiepNH</text:p>
          </table:table-cell>
          <table:table-cell table:style-name="ce74" table:formula="of:=SUM([.D11:.AH11])" office:value-type="float" office:value="1">
            <text:p>1</text:p>
          </table:table-cell>
          <table:table-cell table:style-name="ce78"/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0">
            <office:annotation draw:style-name="gr2" draw:text-style-name="P1" svg:width="1.1413in" svg:height="0.5457in" svg:x="3.6669in" svg:y="1.8323in" draw:caption-point-x="-0.2402in" draw:caption-point-y="0.6114in">
              <dc:creator>Thuy</dc:creator>
              <dc:date>2015-03-06T00:00:00</dc:date>
              <text:p text:style-name="P1"><text:span text:style-name="T1">Có việc bận, đi trễ ~ 30'. Tối đã có làm bù </text:span></text:p>
            </office:annotation>
            <text:p>0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text:p>0</text:p>
          </table:table-cell>
          <table:table-cell table:style-name="ce78" office:value-type="float" office:value="0.5">
            <office:annotation draw:style-name="gr4" draw:text-style-name="P1" svg:width="1.1413in" svg:height="0.3902in" svg:x="5.8835in" svg:y="1.8331in" draw:caption-point-x="-0.2402in" draw:caption-point-y="0.6106in">
              <dc:creator>Thuy</dc:creator>
              <dc:date>2015-03-10T00:00:00</dc:date>
              <text:p text:style-name="P1"><text:span text:style-name="T1">Khám bệnh (sốt, cảm)</text:span></text:p>
            </office:annotation>
            <text:p>0.5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0.5">
            <office:annotation draw:style-name="gr9" draw:text-style-name="P1" svg:width="1.1413in" svg:height="0.2634in" svg:x="6.6224in" svg:y="1.8339in" draw:caption-point-x="-0.2402in" draw:caption-point-y="0.6098in">
              <dc:creator>Thuy</dc:creator>
              <dc:date>2015-03-12T00:00:00</dc:date>
              <text:p text:style-name="P1"><text:span text:style-name="T1">Bệnh, sốt</text:span></text:p>
            </office:annotation>
            <text:p>0.5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KhoiNLD</text:p>
          </table:table-cell>
          <table:table-cell table:style-name="ce74" table:formula="of:=SUM([.D12:.AH12])" office:value-type="float" office:value="1">
            <text:p>1</text:p>
          </table:table-cell>
          <table:table-cell table:style-name="ce78"/>
          <table:table-cell table:style-name="ce78" office:value-type="float" office:value="0.5">
            <office:annotation draw:style-name="gr4" draw:text-style-name="P1" svg:width="1.1413in" svg:height="0.3902in" svg:x="2.928in" svg:y="2.0795in" draw:caption-point-x="-0.2402in" draw:caption-point-y="0.6122in">
              <dc:date>2015-03-02T00:00:00</dc:date>
              <text:p text:style-name="P1"><text:span text:style-name="T1">Việc bận đột xuất. Nghỉ sáng</text:span></text:p>
            </office:annotation>
            <text:p>0.5</text:p>
          </table:table-cell>
          <table:table-cell table:style-name="ce78" office:value-type="float" office:value="0">
            <office:annotation draw:style-name="gr2" draw:text-style-name="P1" svg:width="1.1413in" svg:height="0.5457in" svg:x="3.2976in" svg:y="2.0803in" draw:caption-point-x="-0.2402in" draw:caption-point-y="0.6114in">
              <dc:creator>Thuy</dc:creator>
              <dc:date>2015-03-06T00:00:00</dc:date>
              <text:p text:style-name="P1"><text:span text:style-name="T1">Xe hư, đi trễ ~ 45'. Tối đã có làm bù </text:span></text:p>
            </office:annotation>
            <text:p>0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.5">
            <office:annotation draw:style-name="gr6" draw:text-style-name="P1" svg:width="1.1413in" svg:height="0.2346in" svg:x="13.2724in" svg:y="2.0898in" draw:caption-point-x="-0.2402in" draw:caption-point-y="0.602in">
              <dc:date>2015-03-30T00:00:00</dc:date>
              <text:p text:style-name="P1"><text:span text:style-name="T1">Đi khám bệnh</text:span></text:p>
            </office:annotation>
            <text:p>0.5</text:p>
          </table:table-cell>
          <table:table-cell table:style-name="ce7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LongNH</text:p>
          </table:table-cell>
          <table:table-cell table:style-name="ce74" table:formula="of:=SUM([.D13:.AH13])" office:value-type="float" office:value="1">
            <text:p>1</text:p>
          </table:table-cell>
          <table:table-cell table:style-name="ce78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1">
            <office:annotation draw:style-name="gr6" draw:text-style-name="P1" svg:width="1.1413in" svg:height="0.2346in" svg:x="8.1004in" svg:y="2.3311in" draw:caption-point-x="-0.2402in" draw:caption-point-y="0.6083in">
              <dc:date>2015-03-16T00:00:00</dc:date>
              <text:p text:style-name="P1"><text:span text:style-name="T1">Bị dị ứng</text:span></text:p>
            </office:annotation>
            <text:p>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MaiDTP</text:p>
          </table:table-cell>
          <table:table-cell table:style-name="ce74" table:formula="of:=SUM([.D14:.AH14])" office:value-type="float" office:value="0">
            <text:p>0</text:p>
          </table:table-cell>
          <table:table-cell table:style-name="ce78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text:p>0</text:p>
          </table:table-cell>
          <table:table-cell table:style-name="ce78" office:value-type="float" office:value="0">
            <office:annotation draw:style-name="gr4" draw:text-style-name="P1" svg:width="1.1413in" svg:height="0.3902in" svg:x="5.8835in" svg:y="2.576in" draw:caption-point-x="-0.2402in" draw:caption-point-y="0.611in">
              <dc:creator>Thuy</dc:creator>
              <dc:date>2015-03-10T00:00:00</dc:date>
              <text:p text:style-name="P1"><text:span text:style-name="T1">Về sớm 4h30: đi thi</text:span></text:p>
            </office:annotation>
            <text:p>0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NamTV</text:p>
          </table:table-cell>
          <table:table-cell table:style-name="ce74" table:formula="of:=SUM([.D15:.AH15])" office:value-type="float" office:value="0.5">
            <text:p>0.5</text:p>
          </table:table-cell>
          <table:table-cell table:style-name="ce78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0.5">
            <text:p>0.5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NguyenHTT</text:p>
          </table:table-cell>
          <table:table-cell table:style-name="ce74" table:formula="of:=SUM([.D16:.AH16])" office:value-type="float" office:value="0">
            <text:p>0</text:p>
          </table:table-cell>
          <table:table-cell table:style-name="ce78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0">
            <office:annotation draw:style-name="gr2" draw:text-style-name="P1" svg:width="1.1413in" svg:height="0.5457in" svg:x="8.8394in" svg:y="3.076in" draw:caption-point-x="-0.2402in" draw:caption-point-y="0.6063in">
              <dc:date>2015-03-30T00:00:00</dc:date>
              <text:p text:style-name="P1"><text:span text:style-name="T1">Nghỉ đi khám thai = tính làm bình thường</text:span></text:p>
            </office:annotation>
            <text:p>0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NhanNM</text:p>
          </table:table-cell>
          <table:table-cell table:style-name="ce74" table:formula="of:=SUM([.D17:.AH17])" office:value-type="float" office:value="0">
            <text:p>0</text:p>
          </table:table-cell>
          <table:table-cell table:style-name="ce78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NhanNV</text:p>
          </table:table-cell>
          <table:table-cell table:style-name="ce74" table:formula="of:=SUM([.D18:.AH18])" office:value-type="float" office:value="0">
            <text:p>0</text:p>
          </table:table-cell>
          <table:table-cell table:style-name="ce78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office:annotation draw:style-name="gr4" draw:text-style-name="P1" svg:width="1.1413in" svg:height="0.3902in" svg:x="10.6866in" svg:y="3.5724in" draw:caption-point-x="-0.2402in" draw:caption-point-y="0.6051in">
              <dc:date>2015-03-23T00:00:00</dc:date>
              <text:p text:style-name="P1"><text:span text:style-name="T1">Vào trễ ~ 1h để đi khám bệnh</text:span></text:p>
            </office:annotation>
            <text:p>0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office:annotation draw:style-name="gr6" draw:text-style-name="P1" svg:width="1.1413in" svg:height="0.2346in" svg:x="13.2724in" svg:y="3.5756in" draw:caption-point-x="-0.2402in" draw:caption-point-y="0.602in">
              <dc:date>2015-03-30T00:00:00</dc:date>
              <text:p text:style-name="P1"><text:span text:style-name="T1">Đi khám bệnh</text:span></text:p>
            </office:annotation>
            <text:p>0</text:p>
          </table:table-cell>
          <table:table-cell table:style-name="ce7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ThachBK</text:p>
          </table:table-cell>
          <table:table-cell table:style-name="ce74" table:formula="of:=SUM([.D19:.AH19])" office:value-type="float" office:value="1.5">
            <text:p>1.5</text:p>
          </table:table-cell>
          <table:table-cell table:style-name="ce78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table:number-columns-repeated="2"/>
          <table:table-cell table:number-columns-repeated="3" table:style-name="ce78" office:value-type="float" office:value="0">
            <text:p>0</text:p>
          </table:table-cell>
          <table:table-cell table:style-name="ce78" office:value-type="float" office:value="0.5">
            <office:annotation draw:style-name="gr6" draw:text-style-name="P1" svg:width="1.1413in" svg:height="0.2346in" svg:x="11.7949in" svg:y="3.8224in" draw:caption-point-x="-0.2402in" draw:caption-point-y="0.6028in">
              <dc:date>2015-03-26T00:00:00</dc:date>
              <text:p text:style-name="P1"><text:span text:style-name="T1">Bị mệt</text:span></text:p>
            </office:annotation>
            <text:p>0.5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ThaoDTH</text:p>
          </table:table-cell>
          <table:table-cell table:style-name="ce74" table:formula="of:=SUM([.D20:.AH20])" office:value-type="float" office:value="0.5">
            <text:p>0.5</text:p>
          </table:table-cell>
          <table:table-cell table:style-name="ce78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3" table:style-name="ce78" office:value-type="float" office:value="0">
            <text:p>0</text:p>
          </table:table-cell>
          <table:table-cell table:style-name="ce78" office:value-type="float" office:value="0.5">
            <office:annotation draw:style-name="gr9" draw:text-style-name="P1" svg:width="1.1413in" svg:height="0.2634in" svg:x="6.6224in" svg:y="4.0638in" draw:caption-point-x="-0.2402in" draw:caption-point-y="0.6094in">
              <dc:creator>Thuy</dc:creator>
              <dc:date>2015-03-12T00:00:00</dc:date>
              <text:p text:style-name="P1"><text:span text:style-name="T1">Nghỉ chiều</text:span></text:p>
            </office:annotation>
            <text:p>0.5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ThaoTP</text:p>
          </table:table-cell>
          <table:table-cell table:style-name="ce74" table:formula="of:=SUM([.D21:.AH21])" office:value-type="float" office:value="0.5">
            <text:p>0.5</text:p>
          </table:table-cell>
          <table:table-cell table:style-name="ce78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text:p>0</text:p>
          </table:table-cell>
          <table:table-cell table:style-name="ce78" office:value-type="float" office:value="0.5">
            <text:p>0.5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ThamDT</text:p>
          </table:table-cell>
          <table:table-cell table:style-name="ce74" table:formula="of:=SUM([.D22:.AH22])" office:value-type="float" office:value="3">
            <text:p>3</text:p>
          </table:table-cell>
          <table:table-cell table:style-name="ce78"/>
          <table:table-cell table:style-name="ce78" office:value-type="float" office:value="0">
            <office:annotation draw:style-name="gr4" draw:text-style-name="P1" svg:width="1.1413in" svg:height="0.3902in" svg:x="2.928in" svg:y="4.5563in" draw:caption-point-x="-0.2402in" draw:caption-point-y="0.6122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8" office:value-type="float" office:value="0">
            <office:annotation draw:style-name="gr4" draw:text-style-name="P1" svg:width="1.1413in" svg:height="0.3902in" svg:x="3.2976in" svg:y="4.5563in" draw:caption-point-x="-0.2402in" draw:caption-point-y="0.6122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8" office:value-type="float" office:value="0">
            <office:annotation draw:style-name="gr4" draw:text-style-name="P1" svg:width="1.1413in" svg:height="0.3902in" svg:x="3.6669in" svg:y="4.5563in" draw:caption-point-x="-0.2402in" draw:caption-point-y="0.6122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8" office:value-type="float" office:value="0">
            <office:annotation draw:style-name="gr4" draw:text-style-name="P1" svg:width="1.1413in" svg:height="0.3902in" svg:x="4.0362in" svg:y="4.5563in" draw:caption-point-x="-0.2402in" draw:caption-point-y="0.6122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8" office:value-type="float" office:value="1">
            <office:annotation draw:style-name="gr4" draw:text-style-name="P1" svg:width="1.1413in" svg:height="0.3902in" svg:x="4.4059in" svg:y="4.5563in" draw:caption-point-x="-0.2402in" draw:caption-point-y="0.6122in">
              <dc:date>2015-07-02T00:00:00</dc:date>
              <text:p text:style-name="P1"><text:span text:style-name="T1">Bệnh, nằm viện </text:span></text:p>
            </office:annotation>
            <text:p>1</text:p>
          </table:table-cell>
          <table:table-cell table:style-name="ce78" table:number-columns-repeated="2"/>
          <table:table-cell table:style-name="ce78" office:value-type="float" office:value="0">
            <office:annotation draw:style-name="gr4" draw:text-style-name="P1" svg:width="1.1413in" svg:height="0.3902in" svg:x="5.5142in" svg:y="4.5563in" draw:caption-point-x="-0.2402in" draw:caption-point-y="0.6122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8" office:value-type="float" office:value="0">
            <office:annotation draw:style-name="gr4" draw:text-style-name="P1" svg:width="1.1413in" svg:height="0.3902in" svg:x="5.8835in" svg:y="4.5563in" draw:caption-point-x="-0.2402in" draw:caption-point-y="0.6122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8" office:value-type="float" office:value="0">
            <office:annotation draw:style-name="gr4" draw:text-style-name="P1" svg:width="1.1413in" svg:height="0.3902in" svg:x="6.2531in" svg:y="4.5563in" draw:caption-point-x="-0.2402in" draw:caption-point-y="0.6122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8" office:value-type="float" office:value="0.5">
            <office:annotation draw:style-name="gr4" draw:text-style-name="P1" svg:width="1.1413in" svg:height="0.3902in" svg:x="6.6224in" svg:y="4.5563in" draw:caption-point-x="-0.2402in" draw:caption-point-y="0.6122in">
              <dc:date>2015-07-02T00:00:00</dc:date>
              <text:p text:style-name="P1"><text:span text:style-name="T1">Bệnh, nằm viện </text:span></text:p>
            </office:annotation>
            <text:p>0.5</text:p>
          </table:table-cell>
          <table:table-cell table:style-name="ce78" office:value-type="float" office:value="1">
            <office:annotation draw:style-name="gr4" draw:text-style-name="P1" svg:width="1.1413in" svg:height="0.3902in" svg:x="6.9921in" svg:y="4.5563in" draw:caption-point-x="-0.2402in" draw:caption-point-y="0.6122in">
              <dc:date>2015-07-02T00:00:00</dc:date>
              <text:p text:style-name="P1"><text:span text:style-name="T1">Bệnh, nằm viện </text:span></text:p>
            </office:annotation>
            <text:p>1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text:p>0</text:p>
          </table:table-cell>
          <table:table-cell table:style-name="ce78" office:value-type="float" office:value="0.5">
            <office:annotation draw:style-name="gr6" draw:text-style-name="P1" svg:width="1.1413in" svg:height="0.2346in" svg:x="11.0559in" svg:y="4.565in" draw:caption-point-x="-0.2402in" draw:caption-point-y="0.6035in">
              <dc:date>2015-06-19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ThieuNV</text:p>
          </table:table-cell>
          <table:table-cell table:style-name="ce74" table:formula="of:=SUM([.D23:.AH23])" office:value-type="float" office:value="0.5">
            <text:p>0.5</text:p>
          </table:table-cell>
          <table:table-cell table:style-name="ce78"/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0.5">
            <office:annotation draw:style-name="gr4" draw:text-style-name="P1" svg:width="1.1413in" svg:height="0.3902in" svg:x="3.6669in" svg:y="4.798in" draw:caption-point-x="-0.2402in" draw:caption-point-y="0.6181in">
              <dc:creator>Thuy</dc:creator>
              <dc:date>2015-03-06T00:00:00</dc:date>
              <text:p text:style-name="P1"><text:span text:style-name="T1">Bệnh, nghỉ buổi sáng</text:span></text:p>
            </office:annotation>
            <text:p>0.5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ThuyLTT</text:p>
          </table:table-cell>
          <table:table-cell table:style-name="ce74" table:formula="of:=SUM([.D24:.AH24])" office:value-type="float" office:value="1.5">
            <text:p>1.5</text:p>
          </table:table-cell>
          <table:table-cell table:style-name="ce78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0.5">
            <office:annotation draw:style-name="gr4" draw:text-style-name="P1" svg:width="1.1413in" svg:height="0.3902in" svg:x="6.9921in" svg:y="5.0484in" draw:caption-point-x="-0.2402in" draw:caption-point-y="0.6154in">
              <dc:creator>Thuy</dc:creator>
              <dc:date>2015-03-13T00:00:00</dc:date>
              <text:p text:style-name="P1"><text:span text:style-name="T1">Sáng vào trễ (gần 11h)</text:span></text:p>
            </office:annotation>
            <text:p>0.5</text:p>
          </table:table-cell>
          <table:table-cell table:style-name="ce78" table:number-columns-repeated="2"/>
          <table:table-cell table:number-columns-repeated="3" table:style-name="ce78" office:value-type="float" office:value="0">
            <text:p>0</text:p>
          </table:table-cell>
          <table:table-cell table:style-name="ce78" office:value-type="float" office:value="0.5">
            <text:p>0.5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0.5">
            <text:p>0.5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VietBA</text:p>
          </table:table-cell>
          <table:table-cell table:style-name="ce74" table:formula="of:=SUM([.D25:.AH25])" office:value-type="float" office:value="0.5">
            <text:p>0.5</text:p>
          </table:table-cell>
          <table:table-cell table:style-name="ce78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text:p>0</text:p>
          </table:table-cell>
          <table:table-cell table:style-name="ce78" office:value-type="float" office:value="0.5">
            <text:p>0.5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office:annotation draw:style-name="gr6" draw:text-style-name="P1" svg:width="1.1413in" svg:height="0.2346in" svg:x="13.2724in" svg:y="5.3028in" draw:caption-point-x="-0.2402in" draw:caption-point-y="0.6087in">
              <dc:date>2015-03-30T00:00:00</dc:date>
              <text:p text:style-name="P1"><text:span text:style-name="T1">Làm ở nhà</text:span></text:p>
            </office:annotation>
            <text:p>0</text:p>
          </table:table-cell>
          <table:table-cell table:style-name="ce78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2" table:number-rows-repeated="65406">
          <table:table-cell table:style-name="ce42" table:number-columns-repeated="986"/>
          <table:table-cell table:number-columns-repeated="20"/>
        </table:table-row>
        <table:table-row table:style-name="ro2" table:number-rows-repeated="983144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Thong_Tin_Ngay_Nghi_201504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0" table:default-cell-style-name="Default"/>
        <table:table-column table:style-name="co7" table:number-columns-repeated="972" table:default-cell-style-name="Default"/>
        <table:table-row table:style-name="ro2">
          <table:table-cell table:style-name="ce58"/>
          <table:table-cell table:style-name="ce42" table:number-columns-repeated="2"/>
          <table:table-cell table:style-name="ce81" office:value-type="string" table:number-columns-spanned="30" table:number-rows-spanned="1">
            <text:p>April</text:p>
          </table:table-cell>
          <table:covered-table-cell table:number-columns-repeated="10" table:style-name="ce85"/>
          <table:covered-table-cell table:style-name="ce85" office:value-type="string">
            <text:p>x</text:p>
          </table:covered-table-cell>
          <table:covered-table-cell table:number-columns-repeated="18" table:style-name="ce85"/>
          <table:table-cell table:style-name="ce65" table:number-columns-repeated="972"/>
        </table:table-row>
        <table:table-row table:style-name="ro6">
          <table:table-cell table:style-name="ce58" office:value-type="string">
            <text:p>No.</text:p>
          </table:table-cell>
          <table:table-cell table:style-name="ce58" office:value-type="string">
            <text:p>Name</text:p>
          </table:table-cell>
          <table:table-cell table:style-name="ce58" office:value-type="string">
            <text:p>Absent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2">
            <text:p>2</text:p>
          </table:table-cell>
          <table:table-cell table:style-name="ce82" office:value-type="float" office:value="3">
            <text:p>3</text:p>
          </table:table-cell>
          <table:table-cell table:style-name="ce82" office:value-type="float" office:value="-4">
            <text:p>-4</text:p>
          </table:table-cell>
          <table:table-cell table:style-name="ce82" office:value-type="float" office:value="-5">
            <text:p>-5</text:p>
          </table:table-cell>
          <table:table-cell table:style-name="ce82" office:value-type="float" office:value="6">
            <text:p>6</text:p>
          </table:table-cell>
          <table:table-cell table:style-name="ce82" office:value-type="float" office:value="7">
            <text:p>7</text:p>
          </table:table-cell>
          <table:table-cell table:style-name="ce82" office:value-type="float" office:value="8">
            <text:p>8</text:p>
          </table:table-cell>
          <table:table-cell table:style-name="ce82" office:value-type="float" office:value="9">
            <text:p>9</text:p>
          </table:table-cell>
          <table:table-cell table:style-name="ce82" office:value-type="float" office:value="10">
            <text:p>10</text:p>
          </table:table-cell>
          <table:table-cell table:style-name="ce82" office:value-type="float" office:value="-11">
            <text:p>-11</text:p>
          </table:table-cell>
          <table:table-cell table:style-name="ce82" office:value-type="float" office:value="-12">
            <text:p>-12</text:p>
          </table:table-cell>
          <table:table-cell table:style-name="ce82" office:value-type="float" office:value="13">
            <text:p>13</text:p>
          </table:table-cell>
          <table:table-cell table:style-name="ce82" office:value-type="float" office:value="14">
            <text:p>14</text:p>
          </table:table-cell>
          <table:table-cell table:style-name="ce82" office:value-type="float" office:value="15">
            <text:p>15</text:p>
          </table:table-cell>
          <table:table-cell table:style-name="ce82" office:value-type="float" office:value="16">
            <text:p>16</text:p>
          </table:table-cell>
          <table:table-cell table:style-name="ce82" office:value-type="float" office:value="17">
            <text:p>17</text:p>
          </table:table-cell>
          <table:table-cell table:style-name="ce82" office:value-type="float" office:value="-18">
            <text:p>-18</text:p>
          </table:table-cell>
          <table:table-cell table:style-name="ce82" office:value-type="float" office:value="-19">
            <text:p>-19</text:p>
          </table:table-cell>
          <table:table-cell table:style-name="ce82" office:value-type="float" office:value="20">
            <text:p>20</text:p>
          </table:table-cell>
          <table:table-cell table:style-name="ce82" office:value-type="float" office:value="21">
            <text:p>21</text:p>
          </table:table-cell>
          <table:table-cell table:style-name="ce82" office:value-type="float" office:value="22">
            <text:p>22</text:p>
          </table:table-cell>
          <table:table-cell table:style-name="ce82" office:value-type="float" office:value="23">
            <text:p>23</text:p>
          </table:table-cell>
          <table:table-cell table:style-name="ce82" office:value-type="float" office:value="24">
            <text:p>24</text:p>
          </table:table-cell>
          <table:table-cell table:style-name="ce82" office:value-type="float" office:value="-25">
            <office:annotation draw:style-name="gr4" draw:text-style-name="P1" svg:width="1.1413in" svg:height="0.3902in" svg:x="11.4252in" svg:y="0in" draw:caption-point-x="-0.2402in" draw:caption-point-y="0.237in">
              <dc:date>2015-04-22T00:00:00</dc:date>
              <text:p text:style-name="P1"><text:span text:style-name="T1">Làm bù cho ngày 29/04</text:span></text:p>
            </office:annotation>
            <text:p>-25</text:p>
          </table:table-cell>
          <table:table-cell table:style-name="ce82" office:value-type="float" office:value="-26">
            <text:p>-26</text:p>
          </table:table-cell>
          <table:table-cell table:style-name="ce82" office:value-type="float" office:value="27">
            <text:p>27</text:p>
          </table:table-cell>
          <table:table-cell table:style-name="ce82" office:value-type="float" office:value="28">
            <office:annotation draw:style-name="gr4" draw:text-style-name="P1" svg:width="1.1413in" svg:height="0.3902in" svg:x="12.5335in" svg:y="0in" draw:caption-point-x="-0.2402in" draw:caption-point-y="0.237in">
              <dc:date>2015-04-22T00:00:00</dc:date>
              <text:p text:style-name="P1"><text:span text:style-name="T1">Giỗ tổ Hùng Vương</text:span></text:p>
            </office:annotation>
            <text:p>28</text:p>
          </table:table-cell>
          <table:table-cell table:style-name="ce82" office:value-type="float" office:value="29">
            <office:annotation draw:style-name="gr4" draw:text-style-name="P1" svg:width="1.1413in" svg:height="0.3902in" svg:x="12.9031in" svg:y="0in" draw:caption-point-x="-0.2402in" draw:caption-point-y="0.237in">
              <dc:date>2015-04-22T00:00:00</dc:date>
              <text:p text:style-name="P1"><text:span text:style-name="T1">Nghỉ, làm bù ngày 25/4</text:span></text:p>
            </office:annotation>
            <text:p>29</text:p>
          </table:table-cell>
          <table:table-cell table:style-name="ce82" office:value-type="float" office:value="30">
            <office:annotation draw:style-name="gr4" draw:text-style-name="P1" svg:width="1.1413in" svg:height="0.3902in" svg:x="13.2724in" svg:y="0in" draw:caption-point-x="-0.2402in" draw:caption-point-y="0.237in">
              <dc:date>2015-04-22T00:00:00</dc:date>
              <text:p text:style-name="P1"><text:span text:style-name="T1">Nghỉ lễ 30/4</text:span></text:p>
            </office:annotation>
            <text:p>30</text:p>
          </table:table-cell>
          <table:table-cell table:style-name="ce65" table:number-columns-repeated="952"/>
          <table:table-cell table:number-columns-repeated="20"/>
        </table:table-row>
        <table:table-row table:style-name="ro2">
          <table:table-cell table:style-name="ce66" office:value-type="string" table:number-columns-spanned="3" table:number-rows-spanned="1">
            <text:p>No. of off-work staffs</text:p>
          </table:table-cell>
          <table:covered-table-cell table:number-columns-repeated="2" table:style-name="ce67"/>
          <table:table-cell table:style-name="ce83" table:formula="of:=SUM([.D5:.D29])" office:value-type="float" office:value="0">
            <text:p>0</text:p>
          </table:table-cell>
          <table:table-cell table:style-name="ce83" table:formula="of:=SUM([.E5:.E29])" office:value-type="float" office:value="0.5">
            <text:p>0.5</text:p>
          </table:table-cell>
          <table:table-cell table:style-name="ce83" table:formula="of:=SUM([.F5:.F29])" office:value-type="float" office:value="2">
            <text:p>2</text:p>
          </table:table-cell>
          <table:table-cell table:style-name="ce83" table:formula="of:=SUM([.G5:.G29])" office:value-type="float" office:value="0">
            <text:p>0</text:p>
          </table:table-cell>
          <table:table-cell table:style-name="ce83" table:formula="of:=SUM([.H5:.H29])" office:value-type="float" office:value="0">
            <text:p>0</text:p>
          </table:table-cell>
          <table:table-cell table:style-name="ce83" table:formula="of:=SUM([.I5:.I29])" office:value-type="float" office:value="0">
            <text:p>0</text:p>
          </table:table-cell>
          <table:table-cell table:style-name="ce83" table:formula="of:=SUM([.J5:.J29])" office:value-type="float" office:value="1">
            <text:p>1</text:p>
          </table:table-cell>
          <table:table-cell table:style-name="ce83" table:formula="of:=SUM([.K5:.K29])" office:value-type="float" office:value="0.5">
            <text:p>0.5</text:p>
          </table:table-cell>
          <table:table-cell table:style-name="ce83" table:formula="of:=SUM([.L5:.L29])" office:value-type="float" office:value="2">
            <text:p>2</text:p>
          </table:table-cell>
          <table:table-cell table:style-name="ce83" table:formula="of:=SUM([.M5:.M29])" office:value-type="float" office:value="1">
            <text:p>1</text:p>
          </table:table-cell>
          <table:table-cell table:style-name="ce83" table:formula="of:=SUM([.N5:.N29])" office:value-type="float" office:value="0">
            <text:p>0</text:p>
          </table:table-cell>
          <table:table-cell table:style-name="ce83" table:formula="of:=SUM([.O5:.O29])" office:value-type="float" office:value="0">
            <text:p>0</text:p>
          </table:table-cell>
          <table:table-cell table:style-name="ce83" table:formula="of:=SUM([.P5:.P29])" office:value-type="float" office:value="4">
            <text:p>4</text:p>
          </table:table-cell>
          <table:table-cell table:style-name="ce83" table:formula="of:=SUM([.Q5:.Q29])" office:value-type="float" office:value="1.5">
            <text:p>1.5</text:p>
          </table:table-cell>
          <table:table-cell table:style-name="ce83" table:formula="of:=SUM([.R5:.R29])" office:value-type="float" office:value="0">
            <text:p>0</text:p>
          </table:table-cell>
          <table:table-cell table:style-name="ce83" table:formula="of:=SUM([.S5:.S29])" office:value-type="float" office:value="1">
            <text:p>1</text:p>
          </table:table-cell>
          <table:table-cell table:style-name="ce83" table:formula="of:=SUM([.T5:.T29])" office:value-type="float" office:value="0">
            <text:p>0</text:p>
          </table:table-cell>
          <table:table-cell table:style-name="ce83" table:formula="of:=SUM([.U5:.U29])" office:value-type="float" office:value="0">
            <text:p>0</text:p>
          </table:table-cell>
          <table:table-cell table:style-name="ce83" table:formula="of:=SUM([.V5:.V29])" office:value-type="float" office:value="0">
            <text:p>0</text:p>
          </table:table-cell>
          <table:table-cell table:style-name="ce83" table:formula="of:=SUM([.W5:.W29])" office:value-type="float" office:value="0.5">
            <text:p>0.5</text:p>
          </table:table-cell>
          <table:table-cell table:style-name="ce83" table:formula="of:=SUM([.X5:.X29])" office:value-type="float" office:value="1.5">
            <text:p>1.5</text:p>
          </table:table-cell>
          <table:table-cell table:style-name="ce83" table:formula="of:=SUM([.Y5:.Y29])" office:value-type="float" office:value="0.5">
            <text:p>0.5</text:p>
          </table:table-cell>
          <table:table-cell table:style-name="ce83" table:formula="of:=SUM([.Z5:.Z29])" office:value-type="float" office:value="2">
            <text:p>2</text:p>
          </table:table-cell>
          <table:table-cell table:style-name="ce83" table:formula="of:=SUM([.AA5:.AA29])" office:value-type="float" office:value="1.5">
            <text:p>1.5</text:p>
          </table:table-cell>
          <table:table-cell table:style-name="ce83" table:formula="of:=SUM([.AB5:.AB29])" office:value-type="float" office:value="1">
            <text:p>1</text:p>
          </table:table-cell>
          <table:table-cell table:style-name="ce83" table:formula="of:=SUM([.AC5:.AC29])" office:value-type="float" office:value="0">
            <text:p>0</text:p>
          </table:table-cell>
          <table:table-cell table:style-name="ce83" table:formula="of:=SUM([.AD5:.AD29])" office:value-type="float" office:value="2.5">
            <text:p>2.5</text:p>
          </table:table-cell>
          <table:table-cell table:style-name="ce83" table:formula="of:=SUM([.AE5:.AE29])" office:value-type="float" office:value="0">
            <text:p>0</text:p>
          </table:table-cell>
          <table:table-cell table:style-name="ce83" table:formula="of:=SUM([.AF5:.AF29])" office:value-type="float" office:value="0">
            <text:p>0</text:p>
          </table:table-cell>
          <table:table-cell table:style-name="ce83" table:formula="of:=SUM([.AG5:.AG29])" office:value-type="float" office:value="0">
            <text:p>0</text:p>
          </table:table-cell>
          <table:table-cell table:style-name="ce65" table:number-columns-repeated="952"/>
          <table:table-cell table:number-columns-repeated="20"/>
        </table:table-row>
        <table:table-row table:style-name="ro2">
          <table:table-cell table:style-name="ce66" office:value-type="string" table:number-columns-spanned="3" table:number-rows-spanned="1">
            <text:p>No. of working staffs</text:p>
          </table:table-cell>
          <table:covered-table-cell table:number-columns-repeated="2" table:style-name="ce67"/>
          <table:table-cell table:style-name="ce83" table:formula="of:=ROWS([.D5:.D30])-[.D3]" office:value-type="float" office:value="26">
            <text:p>26</text:p>
          </table:table-cell>
          <table:table-cell table:style-name="ce83" table:formula="of:=ROWS([.E5:.E30])-[.E3]" office:value-type="float" office:value="25.5">
            <text:p>25.5</text:p>
          </table:table-cell>
          <table:table-cell table:style-name="ce83" table:formula="of:=ROWS([.F5:.F30])-[.F3]" office:value-type="float" office:value="24">
            <text:p>24</text:p>
          </table:table-cell>
          <table:table-cell table:style-name="ce83" table:formula="of:=ROWS([.G5:.G30])-[.G3]" office:value-type="float" office:value="26">
            <text:p>26</text:p>
          </table:table-cell>
          <table:table-cell table:style-name="ce83" table:formula="of:=ROWS([.H5:.H30])-[.H3]" office:value-type="float" office:value="26">
            <text:p>26</text:p>
          </table:table-cell>
          <table:table-cell table:style-name="ce83" table:formula="of:=ROWS([.I5:.I30])-[.I3]" office:value-type="float" office:value="26">
            <text:p>26</text:p>
          </table:table-cell>
          <table:table-cell table:style-name="ce83" table:formula="of:=ROWS([.J5:.J30])-[.J3]" office:value-type="float" office:value="25">
            <text:p>25</text:p>
          </table:table-cell>
          <table:table-cell table:style-name="ce83" table:formula="of:=ROWS([.K5:.K30])-[.K3]" office:value-type="float" office:value="25.5">
            <text:p>25.5</text:p>
          </table:table-cell>
          <table:table-cell table:style-name="ce83" table:formula="of:=ROWS([.L5:.L30])-[.L3]" office:value-type="float" office:value="24">
            <text:p>24</text:p>
          </table:table-cell>
          <table:table-cell table:style-name="ce83" table:formula="of:=ROWS([.M5:.M30])-[.M3]" office:value-type="float" office:value="25">
            <text:p>25</text:p>
          </table:table-cell>
          <table:table-cell table:style-name="ce83" table:formula="of:=ROWS([.N5:.N30])-[.N3]" office:value-type="float" office:value="26">
            <text:p>26</text:p>
          </table:table-cell>
          <table:table-cell table:style-name="ce83" table:formula="of:=ROWS([.O5:.O30])-[.O3]" office:value-type="float" office:value="26">
            <text:p>26</text:p>
          </table:table-cell>
          <table:table-cell table:style-name="ce83" table:formula="of:=ROWS([.P5:.P30])-[.P3]" office:value-type="float" office:value="22">
            <text:p>22</text:p>
          </table:table-cell>
          <table:table-cell table:style-name="ce83" table:formula="of:=ROWS([.Q5:.Q30])-[.Q3]" office:value-type="float" office:value="24.5">
            <text:p>24.5</text:p>
          </table:table-cell>
          <table:table-cell table:style-name="ce83" table:formula="of:=ROWS([.R5:.R30])-[.R3]" office:value-type="float" office:value="26">
            <text:p>26</text:p>
          </table:table-cell>
          <table:table-cell table:style-name="ce83" table:formula="of:=ROWS([.S5:.S30])-[.S3]" office:value-type="float" office:value="25">
            <text:p>25</text:p>
          </table:table-cell>
          <table:table-cell table:style-name="ce83" table:formula="of:=ROWS([.T5:.T30])-[.T3]" office:value-type="float" office:value="26">
            <text:p>26</text:p>
          </table:table-cell>
          <table:table-cell table:style-name="ce83" table:formula="of:=ROWS([.U5:.U30])-[.U3]" office:value-type="float" office:value="26">
            <text:p>26</text:p>
          </table:table-cell>
          <table:table-cell table:style-name="ce83" table:formula="of:=ROWS([.V5:.V30])-[.V3]" office:value-type="float" office:value="26">
            <text:p>26</text:p>
          </table:table-cell>
          <table:table-cell table:style-name="ce83" table:formula="of:=ROWS([.W5:.W30])-[.W3]" office:value-type="float" office:value="25.5">
            <text:p>25.5</text:p>
          </table:table-cell>
          <table:table-cell table:style-name="ce83" table:formula="of:=ROWS([.X5:.X30])-[.X3]" office:value-type="float" office:value="24.5">
            <text:p>24.5</text:p>
          </table:table-cell>
          <table:table-cell table:style-name="ce83" table:formula="of:=ROWS([.Y5:.Y30])-[.Y3]" office:value-type="float" office:value="25.5">
            <text:p>25.5</text:p>
          </table:table-cell>
          <table:table-cell table:style-name="ce83" table:formula="of:=ROWS([.Z5:.Z30])-[.Z3]" office:value-type="float" office:value="24">
            <text:p>24</text:p>
          </table:table-cell>
          <table:table-cell table:style-name="ce83" table:formula="of:=ROWS([.AA5:.AA30])-[.AA3]" office:value-type="float" office:value="24.5">
            <text:p>24.5</text:p>
          </table:table-cell>
          <table:table-cell table:style-name="ce83" table:formula="of:=ROWS([.AB5:.AB30])-[.AB3]" office:value-type="float" office:value="25">
            <text:p>25</text:p>
          </table:table-cell>
          <table:table-cell table:style-name="ce83" table:formula="of:=ROWS([.AC5:.AC30])-[.AC3]" office:value-type="float" office:value="26">
            <text:p>26</text:p>
          </table:table-cell>
          <table:table-cell table:style-name="ce83" table:formula="of:=ROWS([.AD5:.AD30])-[.AD3]" office:value-type="float" office:value="23.5">
            <text:p>23.5</text:p>
          </table:table-cell>
          <table:table-cell table:style-name="ce83" table:formula="of:=ROWS([.AE5:.AE30])-[.AE3]" office:value-type="float" office:value="26">
            <text:p>26</text:p>
          </table:table-cell>
          <table:table-cell table:style-name="ce83" table:formula="of:=ROWS([.AF5:.AF30])-[.AF3]" office:value-type="float" office:value="26">
            <text:p>26</text:p>
          </table:table-cell>
          <table:table-cell table:style-name="ce83" table:formula="of:=ROWS([.AG5:.AG30])-[.AG3]" office:value-type="float" office:value="26">
            <text:p>26</text:p>
          </table:table-cell>
          <table:table-cell table:style-name="ce65" table:number-columns-repeated="952"/>
          <table:table-cell table:number-columns-repeated="20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80" table:formula="of:=SUM([.D5:.AG5])" office:value-type="float" office:value="1">
            <text:p>1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0.5">
            <office:annotation draw:style-name="gr3" draw:text-style-name="P1" svg:width="1.1413in" svg:height="0.7012in" svg:x="4.7752in" svg:y="0.3465in" draw:caption-point-x="-0.2402in" draw:caption-point-y="0.6043in">
              <dc:date>2015-04-20T00:00:00</dc:date>
              <text:p text:style-name="P1"><text:span text:style-name="T1">Lên trường nộp hso xét tốt nghiệp (buổi sáng)</text:span></text:p>
            </office:annotation>
            <text:p>0.5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0.5">
            <office:annotation draw:style-name="gr2" draw:text-style-name="P1" svg:width="1.1413in" svg:height="0.5457in" svg:x="10.6866in" svg:y="0.3528in" draw:caption-point-x="-0.2402in" draw:caption-point-y="0.598in">
              <dc:date>2015-04-27T00:00:00</dc:date>
              <text:p text:style-name="P1"><text:span text:style-name="T1">Nghỉ buổi sáng dự lễ tốt nghiệp của bạn</text:span></text:p>
            </office:annotation>
            <text:p>0.5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80" table:formula="of:=SUM([.D6:.AG6])" office:value-type="float" office:value="0">
            <text:p>0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6" table:style-name="ce84" office:value-type="float" office:value="0">
            <text:p>0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DuongDN</text:p>
          </table:table-cell>
          <table:table-cell table:style-name="ce80" table:formula="of:=SUM([.D7:.AG7])" office:value-type="float" office:value="1">
            <text:p>1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1">
            <office:annotation draw:style-name="gr4" draw:text-style-name="P1" svg:width="1.1413in" svg:height="0.3902in" svg:x="3.2976in" svg:y="0.8327in" draw:caption-point-x="-0.2402in" draw:caption-point-y="0.6134in">
              <dc:date>2015-04-03T00:00:00</dc:date>
              <text:p text:style-name="P1"><text:span text:style-name="T1">Nghỉ ôn thi</text:span></text:p>
            </office:annotation>
            <text:p>1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6" table:style-name="ce84" office:value-type="float" office:value="0">
            <text:p>0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GiauNV</text:p>
          </table:table-cell>
          <table:table-cell table:style-name="ce80" table:formula="of:=SUM([.D8:.AG8])" office:value-type="float" office:value="0">
            <text:p>0</text:p>
          </table:table-cell>
          <table:table-cell table:style-name="ce84" table:number-columns-repeated="19"/>
          <table:table-cell table:number-columns-repeated="6" table:style-name="ce84" office:value-type="float" office:value="0">
            <text:p>0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17">
          <table:table-cell table:style-name="ce41" office:value-type="float" office:value="5">
            <text:p>5</text:p>
          </table:table-cell>
          <table:table-cell table:style-name="ce43" office:value-type="string">
            <text:p>HaTH</text:p>
          </table:table-cell>
          <table:table-cell table:style-name="ce80" table:formula="of:=SUM([.D9:.AG9])" office:value-type="float" office:value="0">
            <text:p>0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6" table:style-name="ce84" office:value-type="float" office:value="0">
            <text:p>0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6">
            <text:p>6</text:p>
          </table:table-cell>
          <table:table-cell table:style-name="ce43" office:value-type="string">
            <text:p>HaiNM</text:p>
          </table:table-cell>
          <table:table-cell table:style-name="ce80" table:formula="of:=SUM([.D10:.AG10])" office:value-type="float" office:value="4">
            <text:p>4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0.5">
            <office:annotation draw:style-name="gr4" draw:text-style-name="P1" svg:width="1.1413in" svg:height="0.3902in" svg:x="5.1449in" svg:y="1.5858in" draw:caption-point-x="-0.2402in" draw:caption-point-y="0.6102in">
              <dc:date>2015-04-08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84" office:value-type="float" office:value="0">
            <text:p>0</text:p>
          </table:table-cell>
          <table:table-cell table:style-name="ce84" office:value-type="float" office:value="0.5">
            <office:annotation draw:style-name="gr2" draw:text-style-name="P1" svg:width="1.1413in" svg:height="0.5457in" svg:x="5.8835in" svg:y="1.5921in" draw:caption-point-x="-0.2402in" draw:caption-point-y="0.6039in">
              <dc:date>2015-04-20T00:00:00</dc:date>
              <text:p text:style-name="P1"><text:span text:style-name="T1">Nghỉ buổi chiều, đi công chứng giấy tờ</text:span></text:p>
            </office:annotation>
            <text:p>0.5</text:p>
          </table:table-cell>
          <table:table-cell table:style-name="ce84" table:number-columns-repeated="2"/>
          <table:table-cell table:style-name="ce84" office:value-type="float" office:value="0.5">
            <office:annotation draw:style-name="gr4" draw:text-style-name="P1" svg:width="1.1413in" svg:height="0.3902in" svg:x="6.9921in" svg:y="1.5894in" draw:caption-point-x="-0.2402in" draw:caption-point-y="0.6067in">
              <dc:date>2015-04-14T00:00:00</dc:date>
              <text:p text:style-name="P1"><text:span text:style-name="T1">Công chứng giấy tờ</text:span></text:p>
            </office:annotation>
            <text:p>0.5</text:p>
          </table:table-cell>
          <table:table-cell table:style-name="ce84" office:value-type="float" office:value="1">
            <office:annotation draw:style-name="gr4" draw:text-style-name="P1" svg:width="1.1413in" svg:height="0.3902in" svg:x="7.3614in" svg:y="1.5882in" draw:caption-point-x="-0.2402in" draw:caption-point-y="0.6079in">
              <dc:date>2015-04-14T00:00:00</dc:date>
              <text:p text:style-name="P1"><text:span text:style-name="T1">Có việc gia đình đột xuất</text:span></text:p>
            </office:annotation>
            <text:p>1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.5">
            <office:annotation draw:style-name="gr4" draw:text-style-name="P1" svg:width="1.1413in" svg:height="0.3902in" svg:x="9.578in" svg:y="1.5921in" draw:caption-point-x="-0.2402in" draw:caption-point-y="0.6039in">
              <dc:date>2015-04-20T00:00:00</dc:date>
              <text:p text:style-name="P1"><text:span text:style-name="T1">Họp chi bộ</text:span></text:p>
            </office:annotation>
            <text:p>0.5</text:p>
          </table:table-cell>
          <table:table-cell table:style-name="ce84" office:value-type="float" office:value="0.5">
            <office:annotation draw:style-name="gr4" draw:text-style-name="P1" svg:width="1.1413in" svg:height="0.3902in" svg:x="9.9476in" svg:y="1.5921in" draw:caption-point-x="-0.2402in" draw:caption-point-y="0.6039in">
              <dc:date>2015-04-20T00:00:00</dc:date>
              <text:p text:style-name="P1"><text:span text:style-name="T1">Họp chi bộ</text:span></text:p>
            </office:annotation>
            <text:p>0.5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0.5">
            <office:annotation draw:style-name="gr4" draw:text-style-name="P1" svg:width="1.1413in" svg:height="0.3902in" svg:x="11.4252in" svg:y="1.5969in" draw:caption-point-x="-0.2402in" draw:caption-point-y="0.5992in">
              <dc:date>2015-04-25T00:00:00</dc:date>
              <text:p text:style-name="P1"><text:span text:style-name="T1">Có việc nhà</text:span></text:p>
            </office:annotation>
            <text:p>0.5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HienNV</text:p>
          </table:table-cell>
          <table:table-cell table:style-name="ce80" table:formula="of:=SUM([.D11:.AG11])" office:value-type="float" office:value="2">
            <text:p>2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1">
            <text:p>1</text:p>
          </table:table-cell>
          <table:table-cell table:number-columns-repeated="4" table:style-name="ce84" office:value-type="float" office:value="0">
            <text:p>0</text:p>
          </table:table-cell>
          <table:table-cell table:style-name="ce84" table:number-columns-repeated="2"/>
          <table:table-cell table:number-columns-repeated="4" table:style-name="ce84" office:value-type="float" office:value="0">
            <text:p>0</text:p>
          </table:table-cell>
          <table:table-cell table:style-name="ce84" office:value-type="float" office:value="1">
            <text:p>1</text:p>
          </table:table-cell>
          <table:table-cell table:style-name="ce84" office:value-type="float" office:value="0">
            <text:p>0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iepNH</text:p>
          </table:table-cell>
          <table:table-cell table:style-name="ce80" table:formula="of:=SUM([.D12:.AG12])" office:value-type="float" office:value="0">
            <text:p>0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6" table:style-name="ce84" office:value-type="float" office:value="0">
            <text:p>0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ieuPT</text:p>
          </table:table-cell>
          <table:table-cell table:style-name="ce80" table:formula="of:=SUM([.D13:.AG13])" office:value-type="float" office:value="1">
            <text:p>1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1">
            <office:annotation draw:style-name="gr7" draw:text-style-name="P1" svg:width="1.1413in" svg:height="0.8567in" svg:x="10.6866in" svg:y="2.3413in" draw:caption-point-x="-0.2402in" draw:caption-point-y="0.598in">
              <dc:date>2015-04-27T00:00:00</dc:date>
              <text:p text:style-name="P1"><text:span text:style-name="T1">Làm lễ tốt nghiệp trên trường</text:span></text:p>
              <text:p text:style-name="P1"><text:span text:style-name="T1"/></text:p>
              <text:p text:style-name="P1"><text:span text:style-name="T1"/></text:p>
            </office:annotation>
            <text:p>1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KhoiNLD</text:p>
          </table:table-cell>
          <table:table-cell table:style-name="ce80" table:formula="of:=SUM([.D14:.AG14])" office:value-type="float" office:value="0.5">
            <text:p>0.5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0.5">
            <office:annotation draw:style-name="gr4" draw:text-style-name="P1" svg:width="1.1413in" svg:height="0.3902in" svg:x="7.3614in" svg:y="2.5791in" draw:caption-point-x="-0.2402in" draw:caption-point-y="0.6079in">
              <dc:date>2015-04-14T00:00:00</dc:date>
              <text:p text:style-name="P1"><text:span text:style-name="T1">Mệt, xin nghỉ buổi sáng</text:span></text:p>
            </office:annotation>
            <text:p>0.5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6" table:style-name="ce84" office:value-type="float" office:value="0">
            <text:p>0</text:p>
          </table:table-cell>
          <table:table-cell table:style-name="ce84"/>
          <table:table-cell table:style-name="ce84" office:value-type="float" office:value="0">
            <office:annotation draw:style-name="gr4" draw:text-style-name="P1" svg:width="1.1413in" svg:height="0.3902in" svg:x="12.1642in" svg:y="2.5898in" draw:caption-point-x="-0.2402in" draw:caption-point-y="0.5972in">
              <dc:date>2015-04-27T00:00:00</dc:date>
              <text:p text:style-name="P1"><text:span text:style-name="T1">Về sớm 1h</text:span></text:p>
            </office:annotation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LongNH</text:p>
          </table:table-cell>
          <table:table-cell table:style-name="ce80" table:formula="of:=SUM([.D15:.AG15])" office:value-type="float" office:value="0">
            <text:p>0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0">
            <office:annotation draw:style-name="gr4" draw:text-style-name="P1" svg:width="1.1413in" svg:height="0.3902in" svg:x="3.2976in" svg:y="2.8217in" draw:caption-point-x="-0.2402in" draw:caption-point-y="0.613in">
              <dc:date>2015-04-03T00:00:00</dc:date>
              <text:p text:style-name="P1"><text:span text:style-name="T1">Tới muộn, đi cắt kính</text:span></text:p>
            </office:annotation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6" table:style-name="ce84" office:value-type="float" office:value="0">
            <text:p>0</text:p>
          </table:table-cell>
          <table:table-cell table:style-name="ce84"/>
          <table:table-cell table:style-name="ce84" office:value-type="float" office:value="0">
            <office:annotation draw:style-name="gr4" draw:text-style-name="P1" svg:width="1.1413in" svg:height="0.3902in" svg:x="12.1642in" svg:y="2.8358in" draw:caption-point-x="-0.2402in" draw:caption-point-y="0.5988in">
              <dc:date>2015-04-27T00:00:00</dc:date>
              <text:p text:style-name="P1"><text:span text:style-name="T1">Ngủ quên, đi trễ 1h</text:span></text:p>
            </office:annotation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MaiDTP</text:p>
          </table:table-cell>
          <table:table-cell table:style-name="ce80" table:formula="of:=SUM([.D16:.AG16])" office:value-type="float" office:value="2">
            <text:p>2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1">
            <office:annotation draw:style-name="gr4" draw:text-style-name="P1" svg:width="1.1413in" svg:height="0.3902in" svg:x="5.5142in" svg:y="3.0713in" draw:caption-point-x="-0.2402in" draw:caption-point-y="0.611in">
              <dc:date>2015-04-07T00:00:00</dc:date>
              <text:p text:style-name="P1"><text:span text:style-name="T1">Lên trường</text:span></text:p>
            </office:annotation>
            <text:p>1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1">
            <office:annotation draw:style-name="gr4" draw:text-style-name="P1" svg:width="1.1413in" svg:height="0.3902in" svg:x="9.9476in" svg:y="3.0787in" draw:caption-point-x="-0.2402in" draw:caption-point-y="0.6035in">
              <dc:date>2015-04-21T00:00:00</dc:date>
              <text:p text:style-name="P1"><text:span text:style-name="T1">Làm luận văn</text:span></text:p>
            </office:annotation>
            <text:p>1</text:p>
          </table:table-cell>
          <table:table-cell table:number-columns-repeated="4" table:style-name="ce84" office:value-type="float" office:value="0">
            <text:p>0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NamTV</text:p>
          </table:table-cell>
          <table:table-cell table:style-name="ce80" table:formula="of:=SUM([.D17:.AG17])" office:value-type="float" office:value="1">
            <text:p>1</text:p>
          </table:table-cell>
          <table:table-cell table:style-name="ce84" office:value-type="float" office:value="0">
            <text:p>0</text:p>
          </table:table-cell>
          <table:table-cell table:style-name="ce84" office:value-type="float" office:value="0.5">
            <text:p>0.5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4" table:style-name="ce84" office:value-type="float" office:value="0">
            <text:p>0</text:p>
          </table:table-cell>
          <table:table-cell table:style-name="ce84" office:value-type="float" office:value="0.5">
            <office:annotation draw:style-name="gr4" draw:text-style-name="P1" svg:width="1.1413in" svg:height="0.3902in" svg:x="11.0559in" svg:y="3.3291in" draw:caption-point-x="-0.2402in" draw:caption-point-y="0.6008in">
              <dc:date>2015-04-24T00:00:00</dc:date>
              <text:p text:style-name="P1"><text:span text:style-name="T1">Bận việc nhà (sửa điện, nc)</text:span></text:p>
            </office:annotation>
            <text:p>0.5</text:p>
          </table:table-cell>
          <table:table-cell table:style-name="ce84" office:value-type="float" office:value="0">
            <text:p>0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NguyenHTT</text:p>
          </table:table-cell>
          <table:table-cell table:style-name="ce80" table:formula="of:=SUM([.D18:.AG18])" office:value-type="float" office:value="0">
            <text:p>0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0">
            <office:annotation draw:style-name="gr4" draw:text-style-name="P1" svg:width="1.1413in" svg:height="0.3902in" svg:x="5.5142in" svg:y="3.5665in" draw:caption-point-x="-0.2402in" draw:caption-point-y="0.611in">
              <dc:date>2015-04-07T00:00:00</dc:date>
              <text:p text:style-name="P1"><text:span text:style-name="T1">Đi khám thai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6" table:style-name="ce84" office:value-type="float" office:value="0">
            <text:p>0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NhanNM</text:p>
          </table:table-cell>
          <table:table-cell table:style-name="ce80" table:formula="of:=SUM([.D19:.AG19])" office:value-type="float" office:value="0">
            <text:p>0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office:annotation draw:style-name="gr4" draw:text-style-name="P1" svg:width="1.1413in" svg:height="0.3902in" svg:x="4.4059in" svg:y="3.813in" draw:caption-point-x="-0.2402in" draw:caption-point-y="0.6122in">
              <dc:date>2015-04-06T00:00:00</dc:date>
              <text:p text:style-name="P1"><text:span text:style-name="T1">Tới trễ 1h, đi làm sim</text:span></text:p>
            </office:annotation>
            <text:p>0</text:p>
          </table:table-cell>
          <table:table-cell table:number-columns-repeated="4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6" table:style-name="ce84" office:value-type="float" office:value="0">
            <text:p>0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NhanNV</text:p>
          </table:table-cell>
          <table:table-cell table:style-name="ce80" table:formula="of:=SUM([.D20:.AG20])" office:value-type="float" office:value="0">
            <text:p>0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4" table:style-name="ce84" office:value-type="float" office:value="0">
            <text:p>0</text:p>
          </table:table-cell>
          <table:table-cell table:style-name="ce84" office:value-type="float" office:value="0">
            <office:annotation draw:style-name="gr4" draw:text-style-name="P1" svg:width="1.1413in" svg:height="0.3902in" svg:x="11.0559in" svg:y="4.0724in" draw:caption-point-x="-0.2402in" draw:caption-point-y="0.6008in">
              <dc:date>2015-04-24T00:00:00</dc:date>
              <text:p text:style-name="P1"><text:span text:style-name="T1">Đi trễ 1,5h</text:span></text:p>
            </office:annotation>
            <text:p>0</text:p>
          </table:table-cell>
          <table:table-cell table:style-name="ce84" office:value-type="float" office:value="0">
            <text:p>0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ThachBK</text:p>
          </table:table-cell>
          <table:table-cell table:style-name="ce80" table:formula="of:=SUM([.D21:.AG21])" office:value-type="float" office:value="3.5">
            <text:p>3.5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0.5">
            <office:annotation draw:style-name="gr4" draw:text-style-name="P1" svg:width="1.1413in" svg:height="0.3902in" svg:x="5.5142in" svg:y="4.3114in" draw:caption-point-x="-0.2402in" draw:caption-point-y="0.6094in">
              <dc:date>2015-04-09T00:00:00</dc:date>
              <text:p text:style-name="P1"><text:span text:style-name="T1">Đau bụng, mệt</text:span></text:p>
            </office:annotation>
            <text:p>0.5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.5">
            <office:annotation draw:style-name="gr4" draw:text-style-name="P1" svg:width="1.1413in" svg:height="0.3902in" svg:x="6.9921in" svg:y="4.313in" draw:caption-point-x="-0.2402in" draw:caption-point-y="0.6079in">
              <dc:date>2015-04-14T00:00:00</dc:date>
              <text:p text:style-name="P1"><text:span text:style-name="T1">Vợ bị động thai (nghỉ buổi sáng)</text:span></text:p>
            </office:annotation>
            <text:p>0.5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1">
            <office:annotation draw:style-name="gr4" draw:text-style-name="P1" svg:width="1.1413in" svg:height="0.3902in" svg:x="8.1004in" svg:y="4.3154in" draw:caption-point-x="-0.2402in" draw:caption-point-y="0.6055in">
              <dc:date>2015-04-16T00:00:00</dc:date>
              <text:p text:style-name="P1"><text:span text:style-name="T1">Vợ ốm, ở nhà chăm sóc</text:span></text:p>
            </office:annotation>
            <text:p>1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0.5">
            <office:annotation draw:style-name="gr2" draw:text-style-name="P1" svg:width="1.1413in" svg:height="0.5457in" svg:x="10.3169in" svg:y="4.3189in" draw:caption-point-x="-0.2402in" draw:caption-point-y="0.602in">
              <dc:date>2015-04-22T00:00:00</dc:date>
              <text:p text:style-name="P1"><text:span text:style-name="T1">Nghỉ buổi sáng, chở vợ đi khám thai</text:span></text:p>
            </office:annotation>
            <text:p>0.5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/>
          <table:table-cell table:style-name="ce84" office:value-type="float" office:value="1">
            <office:annotation draw:style-name="gr4" draw:text-style-name="P1" svg:width="1.1413in" svg:height="0.3902in" svg:x="12.1642in" svg:y="4.3217in" draw:caption-point-x="-0.2402in" draw:caption-point-y="0.5992in">
              <dc:date>2015-04-27T00:00:00</dc:date>
              <text:p text:style-name="P1"><text:span text:style-name="T1">Đưa vợ đi tiểu phẫu mắt</text:span></text:p>
            </office:annotation>
            <text:p>1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ThaoDTH</text:p>
          </table:table-cell>
          <table:table-cell table:style-name="ce80" table:formula="of:=SUM([.D22:.AG22])" office:value-type="float" office:value="0.5">
            <text:p>0.5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">
            <office:annotation draw:style-name="gr2" draw:text-style-name="P1" svg:width="1.1413in" svg:height="0.5457in" svg:x="4.4059in" svg:y="4.5571in" draw:caption-point-x="-0.2402in" draw:caption-point-y="0.6114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4.7752in" svg:y="4.5571in" draw:caption-point-x="-0.2402in" draw:caption-point-y="0.6114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5.1449in" svg:y="4.5571in" draw:caption-point-x="-0.2402in" draw:caption-point-y="0.6114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5.5142in" svg:y="4.5571in" draw:caption-point-x="-0.2402in" draw:caption-point-y="0.6114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5.8835in" svg:y="4.5571in" draw:caption-point-x="-0.2402in" draw:caption-point-y="0.6114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84" table:number-columns-repeated="2"/>
          <table:table-cell table:style-name="ce84" office:value-type="float" office:value="0.5">
            <office:annotation draw:style-name="gr3" draw:text-style-name="P1" svg:width="1.1413in" svg:height="0.7012in" svg:x="6.9921in" svg:y="4.5606in" draw:caption-point-x="-0.2402in" draw:caption-point-y="0.6079in">
              <dc:date>2015-04-14T00:00:00</dc:date>
              <text:p text:style-name="P1"><text:span text:style-name="T1">Chở mẹ đi làm giấy tờ (nghỉ buổi sáng), chiều làm ở nhà</text:span></text:p>
            </office:annotation>
            <text:p>0.5</text:p>
          </table:table-cell>
          <table:table-cell table:number-columns-repeated="4" table:style-name="ce84" office:value-type="float" office:value="0">
            <text:p>0</text:p>
          </table:table-cell>
          <table:table-cell table:style-name="ce84" table:number-columns-repeated="2"/>
          <table:table-cell table:number-columns-repeated="6" table:style-name="ce84" office:value-type="float" office:value="0">
            <text:p>0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ThaoTP</text:p>
          </table:table-cell>
          <table:table-cell table:style-name="ce80" table:formula="of:=SUM([.D23:.AG23])" office:value-type="float" office:value="2">
            <text:p>2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office:value-type="float" office:value="1">
            <office:annotation draw:style-name="gr4" draw:text-style-name="P1" svg:width="1.1413in" svg:height="0.3902in" svg:x="3.2976in" svg:y="4.8028in" draw:caption-point-x="-0.2402in" draw:caption-point-y="0.6134in">
              <dc:date>2015-04-03T00:00:00</dc:date>
              <text:p text:style-name="P1"><text:span text:style-name="T1">Thảo lên trường có việc</text:span></text:p>
            </office:annotation>
            <text:p>1</text:p>
          </table:table-cell>
          <table:table-cell table:style-name="ce84" table:number-columns-repeated="2"/>
          <table:table-cell table:style-name="ce84" office:value-type="float" office:value="0">
            <text:p>0</text:p>
          </table:table-cell>
          <table:table-cell table:style-name="ce84" office:value-type="float" office:value="0.5">
            <office:annotation draw:style-name="gr3" draw:text-style-name="P1" svg:width="1.1413in" svg:height="0.7012in" svg:x="4.7752in" svg:y="4.8118in" draw:caption-point-x="-0.2402in" draw:caption-point-y="0.6043in">
              <dc:date>2015-04-20T00:00:00</dc:date>
              <text:p text:style-name="P1"><text:span text:style-name="T1">Lên trường nộp hso xét tốt nghiệp (buổi sáng)</text:span></text:p>
            </office:annotation>
            <text:p>0.5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style-name="ce84" office:value-type="float" office:value="0.5">
            <office:annotation draw:style-name="gr4" draw:text-style-name="P1" svg:width="1.1413in" svg:height="0.3902in" svg:x="6.9921in" svg:y="4.8083in" draw:caption-point-x="-0.2402in" draw:caption-point-y="0.6079in">
              <dc:date>2015-04-14T00:00:00</dc:date>
              <text:p text:style-name="P1"><text:span text:style-name="T1">(sáng lên trường)</text:span></text:p>
            </office:annotation>
            <text:p>0.5</text:p>
          </table:table-cell>
          <table:table-cell table:style-name="ce84" office:value-type="float" office:value="0">
            <text:p>0</text:p>
          </table:table-cell>
          <table:table-cell table:style-name="ce84" office:value-type="float" office:value="0">
            <office:annotation draw:style-name="gr2" draw:text-style-name="P1" svg:width="1.1413in" svg:height="0.5457in" svg:x="7.7307in" svg:y="4.8098in" draw:caption-point-x="-0.2402in" draw:caption-point-y="0.6063in">
              <dc:date>2015-04-15T00:00:00</dc:date>
              <text:p text:style-name="P1"><text:span text:style-name="T1">Đi trễ ~ 1h, lên trường bổ sung hồ sơ tốt nghiệp</text:span></text:p>
            </office:annotation>
            <text:p>0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 table:number-columns-repeated="2"/>
          <table:table-cell table:number-columns-repeated="6" table:style-name="ce84" office:value-type="float" office:value="0">
            <text:p>0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ThamDT</text:p>
          </table:table-cell>
          <table:table-cell table:style-name="ce80" table:formula="of:=SUM([.D24:.AG24])" office:value-type="float" office:value="2">
            <text:p>2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4" table:style-name="ce84" office:value-type="float" office:value="0">
            <text:p>0</text:p>
          </table:table-cell>
          <table:table-cell table:style-name="ce84" office:value-type="float" office:value="0.5">
            <office:annotation draw:style-name="gr4" draw:text-style-name="P1" svg:width="1.1413in" svg:height="0.3902in" svg:x="5.8835in" svg:y="5.0539in" draw:caption-point-x="-0.2402in" draw:caption-point-y="0.6098in">
              <dc:date>2015-04-08T00:00:00</dc:date>
              <text:p text:style-name="P1"><text:span text:style-name="T1">Về quê</text:span></text:p>
            </office:annotation>
            <text:p>0.5</text:p>
          </table:table-cell>
          <table:table-cell table:style-name="ce84" table:number-columns-repeated="2"/>
          <table:table-cell table:style-name="ce84" office:value-type="float" office:value="1">
            <office:annotation draw:style-name="gr4" draw:text-style-name="P1" svg:width="1.1413in" svg:height="0.3902in" svg:x="6.9921in" svg:y="5.0539in" draw:caption-point-x="-0.2402in" draw:caption-point-y="0.6098in">
              <dc:date>2015-04-08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84" office:value-type="float" office:value="0">
            <text:p>0</text:p>
          </table:table-cell>
          <table:table-cell table:style-name="ce84" table:number-columns-repeated="2"/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0.5">
            <office:annotation draw:style-name="gr4" draw:text-style-name="P1" svg:width="1.1413in" svg:height="0.3902in" svg:x="10.6866in" svg:y="5.0626in" draw:caption-point-x="-0.2402in" draw:caption-point-y="0.6012in">
              <dc:date>2015-04-27T00:00:00</dc:date>
              <text:p text:style-name="P1"><text:span text:style-name="T1">Đi khám bệnh (buổi chiều)</text:span></text:p>
            </office:annotation>
            <text:p>0.5</text:p>
          </table:table-cell>
          <table:table-cell table:number-columns-repeated="2" table:style-name="ce84" office:value-type="float" office:value="0">
            <text:p>0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ThieuNV</text:p>
          </table:table-cell>
          <table:table-cell table:style-name="ce80" table:formula="of:=SUM([.D25:.AG25])" office:value-type="float" office:value="0.5">
            <text:p>0.5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6" table:style-name="ce84" office:value-type="float" office:value="0">
            <text:p>0</text:p>
          </table:table-cell>
          <table:table-cell table:style-name="ce84"/>
          <table:table-cell table:style-name="ce84" office:value-type="float" office:value="0.5">
            <office:annotation draw:style-name="gr4" draw:text-style-name="P1" svg:width="1.1413in" svg:height="0.3902in" svg:x="12.1642in" svg:y="5.3142in" draw:caption-point-x="-0.2402in" draw:caption-point-y="0.5972in">
              <dc:date>2015-04-27T00:00:00</dc:date>
              <text:p text:style-name="P1"><text:span text:style-name="T1">Về sớm &gt; 2h, tính nghỉ 1 buổi</text:span></text:p>
            </office:annotation>
            <text:p>0.5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ThinhT</text:p>
          </table:table-cell>
          <table:table-cell table:style-name="ce80" table:formula="of:=SUM([.D26:.AG26])" office:value-type="float" office:value="0">
            <text:p>0</text:p>
          </table:table-cell>
          <table:table-cell table:style-name="ce84" table:number-columns-repeated="1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6" table:style-name="ce84" office:value-type="float" office:value="0">
            <text:p>0</text:p>
          </table:table-cell>
          <table:table-cell table:style-name="ce84"/>
          <table:table-cell table:style-name="ce84" office:value-type="float" office:value="0">
            <office:annotation draw:style-name="gr4" draw:text-style-name="P1" svg:width="1.1413in" svg:height="0.3902in" svg:x="12.1642in" svg:y="5.5614in" draw:caption-point-x="-0.2402in" draw:caption-point-y="0.5976in">
              <dc:date>2015-04-27T00:00:00</dc:date>
              <text:p text:style-name="P1"><text:span text:style-name="T1">Về sớm 1h</text:span></text:p>
            </office:annotation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3" office:value-type="string">
            <text:p>ThuyLTT</text:p>
          </table:table-cell>
          <table:table-cell table:style-name="ce80" table:formula="of:=SUM([.D27:.AG27])" office:value-type="float" office:value="2">
            <text:p>2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0.5">
            <text:p>0.5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office:value-type="float" office:value="0.5">
            <office:annotation draw:style-name="gr4" draw:text-style-name="P1" svg:width="1.1413in" svg:height="0.3902in" svg:x="11.4252in" svg:y="5.8071in" draw:caption-point-x="-0.2402in" draw:caption-point-y="0.5996in">
              <dc:date>2015-04-25T00:00:00</dc:date>
              <text:p text:style-name="P1"><text:span text:style-name="T1">Bị đau bụng</text:span></text:p>
            </office:annotation>
            <text:p>0.5</text:p>
          </table:table-cell>
          <table:table-cell table:style-name="ce84"/>
          <table:table-cell table:style-name="ce84" office:value-type="float" office:value="1">
            <office:annotation draw:style-name="gr4" draw:text-style-name="P1" svg:width="1.1413in" svg:height="0.3902in" svg:x="12.1642in" svg:y="5.8075in" draw:caption-point-x="-0.2402in" draw:caption-point-y="0.5992in">
              <dc:date>2015-04-27T00:00:00</dc:date>
              <text:p text:style-name="P1"><text:span text:style-name="T1">Bị ốm, đau bụng</text:span></text:p>
            </office:annotation>
            <text:p>1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TuanND</text:p>
          </table:table-cell>
          <table:table-cell table:style-name="ce80" table:formula="of:=SUM([.D28:.AG28])" office:value-type="float" office:value="0">
            <text:p>0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6" table:style-name="ce84" office:value-type="float" office:value="0">
            <text:p>0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VietBA</text:p>
          </table:table-cell>
          <table:table-cell table:style-name="ce80" table:formula="of:=SUM([.D29:.AG29])" office:value-type="float" office:value="0">
            <text:p>0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6" table:style-name="ce84" office:value-type="float" office:value="0">
            <text:p>0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VuNA</text:p>
          </table:table-cell>
          <table:table-cell table:style-name="ce80" table:formula="of:=SUM([.D30:.AG30])" office:value-type="float" office:value="0">
            <text:p>0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5" table:style-name="ce84" office:value-type="float" office:value="0">
            <text:p>0</text:p>
          </table:table-cell>
          <table:table-cell table:style-name="ce84" table:number-columns-repeated="2"/>
          <table:table-cell table:number-columns-repeated="6" table:style-name="ce84" office:value-type="float" office:value="0">
            <text:p>0</text:p>
          </table:table-cell>
          <table:table-cell table:style-name="ce84"/>
          <table:table-cell table:style-name="ce84" office:value-type="float" office:value="0">
            <text:p>0</text:p>
          </table:table-cell>
          <table:table-cell table:style-name="ce84" table:number-columns-repeated="3"/>
          <table:table-cell table:style-name="ce42" table:number-columns-repeated="952"/>
          <table:table-cell table:number-columns-repeated="20"/>
        </table:table-row>
        <table:table-row table:style-name="ro2" table:number-rows-repeated="65404">
          <table:table-cell table:style-name="ce42" table:number-columns-repeated="985"/>
          <table:table-cell table:number-columns-repeated="20"/>
        </table:table-row>
        <table:table-row table:style-name="ro2" table:number-rows-repeated="983141">
          <table:table-cell table:number-columns-repeated="1005"/>
        </table:table-row>
        <table:table-row table:style-name="ro2">
          <table:table-cell table:number-columns-repeated="1005"/>
        </table:table-row>
      </table:table>
      <table:table table:name="Thong_Tin_Ngay_Nghi_201505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60" table:default-cell-style-name="Default"/>
        <table:table-row table:style-name="ro2">
          <table:table-cell table:style-name="ce58"/>
          <table:table-cell table:style-name="ce42" table:number-columns-repeated="2"/>
          <table:table-cell table:style-name="ce87" office:value-type="string" table:number-columns-spanned="31" table:number-rows-spanned="1">
            <text:p>May</text:p>
          </table:table-cell>
          <table:covered-table-cell table:number-columns-repeated="10" table:style-name="ce91"/>
          <table:covered-table-cell table:style-name="ce91" office:value-type="string">
            <text:p>x</text:p>
          </table:covered-table-cell>
          <table:covered-table-cell table:number-columns-repeated="19" table:style-name="ce91"/>
          <table:table-cell table:style-name="ce65" table:number-columns-repeated="960"/>
        </table:table-row>
        <table:table-row table:style-name="ro6">
          <table:table-cell table:style-name="ce58" office:value-type="string">
            <text:p>No.</text:p>
          </table:table-cell>
          <table:table-cell table:style-name="ce58" office:value-type="string">
            <text:p>Name</text:p>
          </table:table-cell>
          <table:table-cell table:style-name="ce58" office:value-type="string">
            <text:p>Absent</text:p>
          </table:table-cell>
          <table:table-cell table:style-name="ce88" office:value-type="float" office:value="1">
            <office:annotation draw:style-name="gr4" draw:text-style-name="P1" svg:width="1.1413in" svg:height="0.3902in" svg:x="2.5587in" svg:y="0in" draw:caption-point-x="-0.2402in" draw:caption-point-y="0.237in">
              <dc:date>2015-04-22T00:00:00</dc:date>
              <text:p text:style-name="P1"><text:span text:style-name="T1">Ngày Quốc tế lao động</text:span></text:p>
            </office:annotation>
            <text:p>1</text:p>
          </table:table-cell>
          <table:table-cell table:style-name="ce88" office:value-type="float" office:value="-2">
            <text:p>-2</text:p>
          </table:table-cell>
          <table:table-cell table:style-name="ce88" office:value-type="float" office:value="-3">
            <text:p>-3</text:p>
          </table:table-cell>
          <table:table-cell table:style-name="ce88" office:value-type="float" office:value="4">
            <text:p>4</text:p>
          </table:table-cell>
          <table:table-cell table:style-name="ce88" office:value-type="float" office:value="5">
            <text:p>5</text:p>
          </table:table-cell>
          <table:table-cell table:style-name="ce88" office:value-type="float" office:value="6">
            <text:p>6</text:p>
          </table:table-cell>
          <table:table-cell table:style-name="ce88" office:value-type="float" office:value="7">
            <text:p>7</text:p>
          </table:table-cell>
          <table:table-cell table:style-name="ce88" office:value-type="float" office:value="8">
            <text:p>8</text:p>
          </table:table-cell>
          <table:table-cell table:style-name="ce88" office:value-type="float" office:value="-9">
            <text:p>-9</text:p>
          </table:table-cell>
          <table:table-cell table:style-name="ce88" office:value-type="float" office:value="-10">
            <text:p>-10</text:p>
          </table:table-cell>
          <table:table-cell table:style-name="ce88" office:value-type="float" office:value="11">
            <text:p>11</text:p>
          </table:table-cell>
          <table:table-cell table:style-name="ce88" office:value-type="float" office:value="12">
            <text:p>12</text:p>
          </table:table-cell>
          <table:table-cell table:style-name="ce88" office:value-type="float" office:value="13">
            <text:p>13</text:p>
          </table:table-cell>
          <table:table-cell table:style-name="ce88" office:value-type="float" office:value="14">
            <text:p>14</text:p>
          </table:table-cell>
          <table:table-cell table:style-name="ce88" office:value-type="float" office:value="15">
            <text:p>15</text:p>
          </table:table-cell>
          <table:table-cell table:style-name="ce88" office:value-type="float" office:value="-16">
            <text:p>-16</text:p>
          </table:table-cell>
          <table:table-cell table:style-name="ce88" office:value-type="float" office:value="-17">
            <text:p>-17</text:p>
          </table:table-cell>
          <table:table-cell table:style-name="ce88" office:value-type="float" office:value="18">
            <text:p>18</text:p>
          </table:table-cell>
          <table:table-cell table:style-name="ce88" office:value-type="float" office:value="19">
            <text:p>19</text:p>
          </table:table-cell>
          <table:table-cell table:style-name="ce88" office:value-type="float" office:value="20">
            <text:p>20</text:p>
          </table:table-cell>
          <table:table-cell table:style-name="ce88" office:value-type="float" office:value="21">
            <text:p>21</text:p>
          </table:table-cell>
          <table:table-cell table:style-name="ce88" office:value-type="float" office:value="22">
            <text:p>22</text:p>
          </table:table-cell>
          <table:table-cell table:style-name="ce88" office:value-type="float" office:value="-23">
            <text:p>-23</text:p>
          </table:table-cell>
          <table:table-cell table:style-name="ce88" office:value-type="float" office:value="-24">
            <text:p>-24</text:p>
          </table:table-cell>
          <table:table-cell table:style-name="ce88" office:value-type="float" office:value="25">
            <text:p>25</text:p>
          </table:table-cell>
          <table:table-cell table:style-name="ce88" office:value-type="float" office:value="26">
            <text:p>26</text:p>
          </table:table-cell>
          <table:table-cell table:style-name="ce88" office:value-type="float" office:value="27">
            <text:p>27</text:p>
          </table:table-cell>
          <table:table-cell table:style-name="ce88" office:value-type="float" office:value="28">
            <text:p>28</text:p>
          </table:table-cell>
          <table:table-cell table:style-name="ce88" office:value-type="float" office:value="29">
            <text:p>29</text:p>
          </table:table-cell>
          <table:table-cell table:style-name="ce88" office:value-type="float" office:value="-30">
            <text:p>-30</text:p>
          </table:table-cell>
          <table:table-cell table:style-name="ce88" office:value-type="float" office:value="-31">
            <text:p>-31</text:p>
          </table:table-cell>
          <table:table-cell table:style-name="ce65" table:number-columns-repeated="952"/>
          <table:table-cell table:number-columns-repeated="8"/>
        </table:table-row>
        <table:table-row table:style-name="ro2">
          <table:table-cell table:style-name="ce66" office:value-type="string" table:number-columns-spanned="3" table:number-rows-spanned="1">
            <text:p>No. of off-work staffs</text:p>
          </table:table-cell>
          <table:covered-table-cell table:number-columns-repeated="2" table:style-name="ce67"/>
          <table:table-cell table:style-name="ce89" table:formula="of:=SUM([.D5:.D32])" office:value-type="float" office:value="0">
            <text:p>0</text:p>
          </table:table-cell>
          <table:table-cell table:style-name="ce89" table:formula="of:=SUM([.E5:.E32])" office:value-type="float" office:value="0">
            <text:p>0</text:p>
          </table:table-cell>
          <table:table-cell table:style-name="ce89" table:formula="of:=SUM([.F5:.F32])" office:value-type="float" office:value="0">
            <text:p>0</text:p>
          </table:table-cell>
          <table:table-cell table:style-name="ce89" table:formula="of:=SUM([.G5:.G32])" office:value-type="float" office:value="4">
            <text:p>4</text:p>
          </table:table-cell>
          <table:table-cell table:style-name="ce89" table:formula="of:=SUM([.H5:.H32])" office:value-type="float" office:value="0">
            <text:p>0</text:p>
          </table:table-cell>
          <table:table-cell table:style-name="ce89" table:formula="of:=SUM([.I5:.I32])" office:value-type="float" office:value="0">
            <text:p>0</text:p>
          </table:table-cell>
          <table:table-cell table:style-name="ce89" table:formula="of:=SUM([.J5:.J32])" office:value-type="float" office:value="1.5">
            <text:p>1.5</text:p>
          </table:table-cell>
          <table:table-cell table:style-name="ce89" table:formula="of:=SUM([.K5:.K32])" office:value-type="float" office:value="0">
            <text:p>0</text:p>
          </table:table-cell>
          <table:table-cell table:style-name="ce89" table:formula="of:=SUM([.L5:.L32])" office:value-type="float" office:value="0">
            <text:p>0</text:p>
          </table:table-cell>
          <table:table-cell table:style-name="ce89" table:formula="of:=SUM([.M5:.M32])" office:value-type="float" office:value="0">
            <text:p>0</text:p>
          </table:table-cell>
          <table:table-cell table:style-name="ce89" table:formula="of:=SUM([.N5:.N32])" office:value-type="float" office:value="2.5">
            <text:p>2.5</text:p>
          </table:table-cell>
          <table:table-cell table:style-name="ce89" table:formula="of:=SUM([.O5:.O32])" office:value-type="float" office:value="1.5">
            <text:p>1.5</text:p>
          </table:table-cell>
          <table:table-cell table:style-name="ce89" table:formula="of:=SUM([.P5:.P32])" office:value-type="float" office:value="0">
            <text:p>0</text:p>
          </table:table-cell>
          <table:table-cell table:style-name="ce89" table:formula="of:=SUM([.Q5:.Q32])" office:value-type="float" office:value="0">
            <text:p>0</text:p>
          </table:table-cell>
          <table:table-cell table:style-name="ce89" table:formula="of:=SUM([.R5:.R32])" office:value-type="float" office:value="1">
            <text:p>1</text:p>
          </table:table-cell>
          <table:table-cell table:style-name="ce89" table:formula="of:=SUM([.S5:.S32])" office:value-type="float" office:value="0">
            <text:p>0</text:p>
          </table:table-cell>
          <table:table-cell table:style-name="ce89" table:formula="of:=SUM([.T5:.T32])" office:value-type="float" office:value="0">
            <text:p>0</text:p>
          </table:table-cell>
          <table:table-cell table:style-name="ce89" table:formula="of:=SUM([.U5:.U32])" office:value-type="float" office:value="3.5">
            <text:p>3.5</text:p>
          </table:table-cell>
          <table:table-cell table:style-name="ce89" table:formula="of:=SUM([.V5:.V32])" office:value-type="float" office:value="0.5">
            <text:p>0.5</text:p>
          </table:table-cell>
          <table:table-cell table:style-name="ce89" table:formula="of:=SUM([.W5:.W32])" office:value-type="float" office:value="0">
            <text:p>0</text:p>
          </table:table-cell>
          <table:table-cell table:style-name="ce89" table:formula="of:=SUM([.X5:.X32])" office:value-type="float" office:value="0.5">
            <text:p>0.5</text:p>
          </table:table-cell>
          <table:table-cell table:style-name="ce89" table:formula="of:=SUM([.Y5:.Y32])" office:value-type="float" office:value="1">
            <text:p>1</text:p>
          </table:table-cell>
          <table:table-cell table:style-name="ce89" table:formula="of:=SUM([.Z5:.Z32])" office:value-type="float" office:value="0">
            <text:p>0</text:p>
          </table:table-cell>
          <table:table-cell table:style-name="ce89" table:formula="of:=SUM([.AA5:.AA32])" office:value-type="float" office:value="0">
            <text:p>0</text:p>
          </table:table-cell>
          <table:table-cell table:style-name="ce89" table:formula="of:=SUM([.AB5:.AB32])" office:value-type="float" office:value="2.5">
            <text:p>2.5</text:p>
          </table:table-cell>
          <table:table-cell table:style-name="ce89" table:formula="of:=SUM([.AC5:.AC32])" office:value-type="float" office:value="0">
            <text:p>0</text:p>
          </table:table-cell>
          <table:table-cell table:style-name="ce89" table:formula="of:=SUM([.AD5:.AD32])" office:value-type="float" office:value="0">
            <text:p>0</text:p>
          </table:table-cell>
          <table:table-cell table:style-name="ce89" table:formula="of:=SUM([.AE5:.AE32])" office:value-type="float" office:value="0.5">
            <text:p>0.5</text:p>
          </table:table-cell>
          <table:table-cell table:style-name="ce89" table:formula="of:=SUM([.AF5:.AF32])" office:value-type="float" office:value="0.5">
            <text:p>0.5</text:p>
          </table:table-cell>
          <table:table-cell table:style-name="ce89" table:formula="of:=SUM([.AG5:.AG32])" office:value-type="float" office:value="0">
            <text:p>0</text:p>
          </table:table-cell>
          <table:table-cell table:style-name="ce89" table:formula="of:=SUM([.AH5:.AH32])" office:value-type="float" office:value="0">
            <text:p>0</text:p>
          </table:table-cell>
          <table:table-cell table:style-name="ce65" table:number-columns-repeated="952"/>
          <table:table-cell table:number-columns-repeated="8"/>
        </table:table-row>
        <table:table-row table:style-name="ro2">
          <table:table-cell table:style-name="ce66" office:value-type="string" table:number-columns-spanned="3" table:number-rows-spanned="1">
            <text:p>No. of working staffs</text:p>
          </table:table-cell>
          <table:covered-table-cell table:number-columns-repeated="2" table:style-name="ce67"/>
          <table:table-cell table:style-name="ce89" table:formula="of:=ROWS([.D5:.D33])-[.D3]" office:value-type="float" office:value="29">
            <text:p>29</text:p>
          </table:table-cell>
          <table:table-cell table:style-name="ce89" table:formula="of:=ROWS([.E5:.E33])-[.E3]" office:value-type="float" office:value="29">
            <text:p>29</text:p>
          </table:table-cell>
          <table:table-cell table:style-name="ce89" table:formula="of:=ROWS([.F5:.F33])-[.F3]" office:value-type="float" office:value="29">
            <text:p>29</text:p>
          </table:table-cell>
          <table:table-cell table:style-name="ce89" table:formula="of:=ROWS([.G5:.G33])-[.G3]" office:value-type="float" office:value="25">
            <text:p>25</text:p>
          </table:table-cell>
          <table:table-cell table:style-name="ce89" table:formula="of:=ROWS([.H5:.H33])-[.H3]" office:value-type="float" office:value="29">
            <text:p>29</text:p>
          </table:table-cell>
          <table:table-cell table:style-name="ce89" table:formula="of:=ROWS([.I5:.I33])-[.I3]" office:value-type="float" office:value="29">
            <text:p>29</text:p>
          </table:table-cell>
          <table:table-cell table:style-name="ce89" table:formula="of:=ROWS([.J5:.J33])-[.J3]" office:value-type="float" office:value="27.5">
            <text:p>27.5</text:p>
          </table:table-cell>
          <table:table-cell table:style-name="ce89" table:formula="of:=ROWS([.K5:.K33])-[.K3]" office:value-type="float" office:value="29">
            <text:p>29</text:p>
          </table:table-cell>
          <table:table-cell table:style-name="ce89" table:formula="of:=ROWS([.L5:.L33])-[.L3]" office:value-type="float" office:value="29">
            <text:p>29</text:p>
          </table:table-cell>
          <table:table-cell table:style-name="ce89" table:formula="of:=ROWS([.M5:.M33])-[.M3]" office:value-type="float" office:value="29">
            <text:p>29</text:p>
          </table:table-cell>
          <table:table-cell table:style-name="ce89" table:formula="of:=ROWS([.N5:.N33])-[.N3]" office:value-type="float" office:value="26.5">
            <text:p>26.5</text:p>
          </table:table-cell>
          <table:table-cell table:style-name="ce89" table:formula="of:=ROWS([.O5:.O33])-[.O3]" office:value-type="float" office:value="27.5">
            <text:p>27.5</text:p>
          </table:table-cell>
          <table:table-cell table:style-name="ce89" table:formula="of:=ROWS([.P5:.P33])-[.P3]" office:value-type="float" office:value="29">
            <text:p>29</text:p>
          </table:table-cell>
          <table:table-cell table:style-name="ce89" table:formula="of:=ROWS([.Q5:.Q33])-[.Q3]" office:value-type="float" office:value="29">
            <text:p>29</text:p>
          </table:table-cell>
          <table:table-cell table:style-name="ce89" table:formula="of:=ROWS([.R5:.R33])-[.R3]" office:value-type="float" office:value="28">
            <text:p>28</text:p>
          </table:table-cell>
          <table:table-cell table:style-name="ce89" table:formula="of:=ROWS([.S5:.S33])-[.S3]" office:value-type="float" office:value="29">
            <text:p>29</text:p>
          </table:table-cell>
          <table:table-cell table:style-name="ce89" table:formula="of:=ROWS([.T5:.T33])-[.T3]" office:value-type="float" office:value="29">
            <text:p>29</text:p>
          </table:table-cell>
          <table:table-cell table:style-name="ce89" table:formula="of:=ROWS([.U5:.U33])-[.U3]" office:value-type="float" office:value="25.5">
            <text:p>25.5</text:p>
          </table:table-cell>
          <table:table-cell table:style-name="ce89" table:formula="of:=ROWS([.V5:.V33])-[.V3]" office:value-type="float" office:value="28.5">
            <text:p>28.5</text:p>
          </table:table-cell>
          <table:table-cell table:style-name="ce89" table:formula="of:=ROWS([.W5:.W33])-[.W3]" office:value-type="float" office:value="29">
            <text:p>29</text:p>
          </table:table-cell>
          <table:table-cell table:style-name="ce89" table:formula="of:=ROWS([.X5:.X33])-[.X3]" office:value-type="float" office:value="28.5">
            <text:p>28.5</text:p>
          </table:table-cell>
          <table:table-cell table:style-name="ce89" table:formula="of:=ROWS([.Y5:.Y33])-[.Y3]" office:value-type="float" office:value="28">
            <text:p>28</text:p>
          </table:table-cell>
          <table:table-cell table:style-name="ce89" table:formula="of:=ROWS([.Z5:.Z33])-[.Z3]" office:value-type="float" office:value="29">
            <text:p>29</text:p>
          </table:table-cell>
          <table:table-cell table:style-name="ce89" table:formula="of:=ROWS([.AA5:.AA33])-[.AA3]" office:value-type="float" office:value="29">
            <text:p>29</text:p>
          </table:table-cell>
          <table:table-cell table:style-name="ce89" table:formula="of:=ROWS([.AB5:.AB33])-[.AB3]" office:value-type="float" office:value="26.5">
            <text:p>26.5</text:p>
          </table:table-cell>
          <table:table-cell table:style-name="ce89" table:formula="of:=ROWS([.AC5:.AC33])-[.AC3]" office:value-type="float" office:value="29">
            <text:p>29</text:p>
          </table:table-cell>
          <table:table-cell table:style-name="ce89" table:formula="of:=ROWS([.AD5:.AD33])-[.AD3]" office:value-type="float" office:value="29">
            <text:p>29</text:p>
          </table:table-cell>
          <table:table-cell table:style-name="ce89" table:formula="of:=ROWS([.AE5:.AE33])-[.AE3]" office:value-type="float" office:value="28.5">
            <text:p>28.5</text:p>
          </table:table-cell>
          <table:table-cell table:style-name="ce89" table:formula="of:=ROWS([.AF5:.AF33])-[.AF3]" office:value-type="float" office:value="28.5">
            <text:p>28.5</text:p>
          </table:table-cell>
          <table:table-cell table:style-name="ce89" table:formula="of:=ROWS([.AG5:.AG33])-[.AG3]" office:value-type="float" office:value="29">
            <text:p>29</text:p>
          </table:table-cell>
          <table:table-cell table:style-name="ce89" table:formula="of:=ROWS([.AH5:.AH33])-[.AH3]" office:value-type="float" office:value="29">
            <text:p>29</text:p>
          </table:table-cell>
          <table:table-cell table:style-name="ce65" table:number-columns-repeated="952"/>
          <table:table-cell table:number-columns-repeated="8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86" table:formula="of:=SUM([.D5:.AH5])" office:value-type="float" office:value="0">
            <text:p>0</text:p>
          </table:table-cell>
          <table:table-cell table:style-name="ce90" table:number-columns-repeated="3"/>
          <table:table-cell table:style-name="ce86" table:formula="of:=SUM([.H5:.AL5])" office:value-type="float" office:value="0">
            <text:p>0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86" table:formula="of:=SUM([.D6:.AH6])" office:value-type="float" office:value="0">
            <text:p>0</text:p>
          </table:table-cell>
          <table:table-cell table:style-name="ce90" table:number-columns-repeated="3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DuongDN</text:p>
          </table:table-cell>
          <table:table-cell table:style-name="ce86" table:formula="of:=SUM([.D7:.AH7])" office:value-type="float" office:value="1">
            <text:p>1</text:p>
          </table:table-cell>
          <table:table-cell table:style-name="ce90" table:number-columns-repeated="3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1">
            <office:annotation draw:style-name="gr4" draw:text-style-name="P1" svg:width="1.1413in" svg:height="0.3902in" svg:x="10.3169in" svg:y="0.8469in" draw:caption-point-x="-0.2402in" draw:caption-point-y="0.5992in">
              <dc:date>2015-05-22T00:00:00</dc:date>
              <text:p text:style-name="P1"><text:span text:style-name="T1">Đi khám sức khỏe</text:span></text:p>
            </office:annotation>
            <text:p>1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0">
            <office:annotation draw:style-name="gr6" draw:text-style-name="P1" svg:width="1.1413in" svg:height="0.2346in" svg:x="12.9031in" svg:y="0.8504in" draw:caption-point-x="-0.2402in" draw:caption-point-y="0.5957in">
              <dc:date>2015-06-26T00:00:00</dc:date>
              <text:p text:style-name="P1"><text:span text:style-name="T1">Nghỉ đám cưới</text:span></text:p>
            </office:annotation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DuyNM</text:p>
          </table:table-cell>
          <table:table-cell table:style-name="ce86" table:formula="of:=SUM([.D8:.AH8])" office:value-type="float" office:value="1">
            <text:p>1</text:p>
          </table:table-cell>
          <table:table-cell table:style-name="ce90" table:number-columns-repeated="12"/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1">
            <office:annotation draw:style-name="gr6" draw:text-style-name="P1" svg:width="1.1413in" svg:height="0.2346in" svg:x="11.4252in" svg:y="1.0961in" draw:caption-point-x="-0.2402in" draw:caption-point-y="0.598in">
              <dc:date>2015-05-25T00:00:00</dc:date>
              <text:p text:style-name="P1"><text:span text:style-name="T1">Đi học</text:span></text:p>
            </office:annotation>
            <text:p>1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GiauNV</text:p>
          </table:table-cell>
          <table:table-cell table:style-name="ce86" table:formula="of:=SUM([.D9:.AH9])" office:value-type="float" office:value="0">
            <text:p>0</text:p>
          </table:table-cell>
          <table:table-cell table:style-name="ce90" table:number-columns-repeated="3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17">
          <table:table-cell table:style-name="ce41" office:value-type="float" office:value="6">
            <text:p>6</text:p>
          </table:table-cell>
          <table:table-cell table:style-name="ce43" office:value-type="string">
            <text:p>HaTH</text:p>
          </table:table-cell>
          <table:table-cell table:style-name="ce86" table:formula="of:=SUM([.D10:.AH10])" office:value-type="float" office:value="0.5">
            <text:p>0.5</text:p>
          </table:table-cell>
          <table:table-cell table:style-name="ce90" table:number-columns-repeated="3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.5">
            <office:annotation draw:style-name="gr2" draw:text-style-name="P1" svg:width="1.1413in" svg:height="0.5457in" svg:x="4.7752in" svg:y="1.5823in" draw:caption-point-x="-0.2402in" draw:caption-point-y="0.6071in">
              <dc:date>2015-05-07T00:00:00</dc:date>
              <text:p text:style-name="P1"><text:span text:style-name="T1">Có việc nhà đột xuất (nghỉ buổi chiều)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HaiNM</text:p>
          </table:table-cell>
          <table:table-cell table:style-name="ce86" table:formula="of:=SUM([.D11:.AH11])" office:value-type="float" office:value="2.5">
            <text:p>2.5</text:p>
          </table:table-cell>
          <table:table-cell table:style-name="ce90" table:number-columns-repeated="3"/>
          <table:table-cell table:style-name="ce90" office:value-type="float" office:value="1">
            <office:annotation draw:style-name="gr6" draw:text-style-name="P1" svg:width="1.1413in" svg:height="0.2346in" svg:x="3.6669in" svg:y="1.8335in" draw:caption-point-x="-0.2402in" draw:caption-point-y="0.6102in">
              <dc:date>2015-05-04T00:00:00</dc:date>
              <text:p text:style-name="P1"><text:span text:style-name="T1">Về quê </text:span></text:p>
            </office:annotation>
            <text:p>1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">
            <office:annotation draw:style-name="gr4" draw:text-style-name="P1" svg:width="1.1413in" svg:height="0.3902in" svg:x="4.7752in" svg:y="1.8366in" draw:caption-point-x="-0.2402in" draw:caption-point-y="0.6071in">
              <dc:date>2015-05-07T00:00:00</dc:date>
              <text:p text:style-name="P1"><text:span text:style-name="T1">Đi trễ ~ 1h có việc nhà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7" draw:text-style-name="P1" svg:width="1.1413in" svg:height="0.8567in" svg:x="6.6224in" svg:y="1.8386in" draw:caption-point-x="-0.2402in" draw:caption-point-y="0.6051in">
              <dc:date>2015-05-13T00:00:00</dc:date>
              <text:p text:style-name="P1"><text:span text:style-name="T1">Đi khám bệnh, vào trễ ~ 1h. Nghỉ buổi chiểu, có việc nhà đột xuất</text:span></text:p>
            </office:annotation>
            <text:p>0.5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1">
            <office:annotation draw:style-name="gr4" draw:text-style-name="P1" svg:width="1.1413in" svg:height="0.3902in" svg:x="8.8394in" svg:y="1.8421in" draw:caption-point-x="-0.2402in" draw:caption-point-y="0.6016in">
              <dc:date>2015-05-18T00:00:00</dc:date>
              <text:p text:style-name="P1"><text:span text:style-name="T1">Bận việc nhà, đột xuất</text:span></text:p>
            </office:annotation>
            <text:p>1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ienNV</text:p>
          </table:table-cell>
          <table:table-cell table:style-name="ce86" table:formula="of:=SUM([.D12:.AH12])" office:value-type="float" office:value="1">
            <text:p>1</text:p>
          </table:table-cell>
          <table:table-cell table:style-name="ce90" table:number-columns-repeated="3"/>
          <table:table-cell table:style-name="ce90" office:value-type="float" office:value="1">
            <office:annotation draw:style-name="gr6" draw:text-style-name="P1" svg:width="1.1413in" svg:height="0.2346in" svg:x="3.6669in" svg:y="2.0815in" draw:caption-point-x="-0.2402in" draw:caption-point-y="0.6102in">
              <dc:date>2015-05-04T00:00:00</dc:date>
              <text:p text:style-name="P1"><text:span text:style-name="T1">Về quê </text:span></text:p>
            </office:annotation>
            <text:p>1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iepNH</text:p>
          </table:table-cell>
          <table:table-cell table:style-name="ce86" table:formula="of:=SUM([.D13:.AH13])" office:value-type="float" office:value="1">
            <text:p>1</text:p>
          </table:table-cell>
          <table:table-cell table:style-name="ce90" table:number-columns-repeated="3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">
            <office:annotation draw:style-name="gr6" draw:text-style-name="P1" svg:width="1.1413in" svg:height="0.2346in" svg:x="4.7752in" svg:y="2.3323in" draw:caption-point-x="-0.2402in" draw:caption-point-y="0.6071in">
              <dc:date>2015-05-07T00:00:00</dc:date>
              <text:p text:style-name="P1"><text:span text:style-name="T1">Xe hư, đi trễ 1h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1">
            <office:annotation draw:style-name="gr6" draw:text-style-name="P1" svg:width="1.1413in" svg:height="0.2346in" svg:x="6.2531in" svg:y="2.3335in" draw:caption-point-x="-0.2402in" draw:caption-point-y="0.6059in">
              <dc:date>2015-05-11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HieuPT</text:p>
          </table:table-cell>
          <table:table-cell table:style-name="ce86" table:formula="of:=SUM([.D14:.AH14])" office:value-type="float" office:value="0">
            <text:p>0</text:p>
          </table:table-cell>
          <table:table-cell table:style-name="ce90" table:number-columns-repeated="3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KhoiNLD</text:p>
          </table:table-cell>
          <table:table-cell table:style-name="ce86" table:formula="of:=SUM([.D15:.AH15])" office:value-type="float" office:value="1.5">
            <text:p>1.5</text:p>
          </table:table-cell>
          <table:table-cell table:style-name="ce90" table:number-columns-repeated="3"/>
          <table:table-cell table:style-name="ce90" office:value-type="float" office:value="1">
            <office:annotation draw:style-name="gr6" draw:text-style-name="P1" svg:width="1.1413in" svg:height="0.2346in" svg:x="3.6669in" svg:y="2.8236in" draw:caption-point-x="-0.2402in" draw:caption-point-y="0.611in">
              <dc:date>2015-04-22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2" draw:text-style-name="P1" svg:width="1.1413in" svg:height="0.5457in" svg:x="6.6224in" svg:y="2.8299in" draw:caption-point-x="-0.2402in" draw:caption-point-y="0.6047in">
              <dc:date>2015-05-12T00:00:00</dc:date>
              <text:p text:style-name="P1"><text:span text:style-name="T1">Nghỉ buổi chiều, đi khám mắt (Đột xuất)</text:span></text:p>
            </office:annotation>
            <text:p>0.5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LongNH</text:p>
          </table:table-cell>
          <table:table-cell table:style-name="ce86" table:formula="of:=SUM([.D16:.AH16])" office:value-type="float" office:value="1">
            <text:p>1</text:p>
          </table:table-cell>
          <table:table-cell table:style-name="ce90" table:number-columns-repeated="3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">
            <office:annotation draw:style-name="gr2" draw:text-style-name="P1" svg:width="1.1413in" svg:height="0.5457in" svg:x="4.7752in" svg:y="3.0768in" draw:caption-point-x="-0.2402in" draw:caption-point-y="0.6055in">
              <dc:date>2015-05-11T00:00:00</dc:date>
              <text:p text:style-name="P1"><text:span text:style-name="T1">Giúp bạn làm luận văn, đi trễ 1h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.5">
            <office:annotation draw:style-name="gr1" draw:text-style-name="P1" svg:width="1.1413in" svg:height="1.3232in" svg:x="6.2531in" svg:y="3.0768in" draw:caption-point-x="-0.2402in" draw:caption-point-y="0.6055in">
              <dc:date>2015-05-19T00:00:00</dc:date>
              <text:p text:style-name="P1"><text:span text:style-name="T1">Bị dị ứng, xin nghỉ đi khám (đột xuất). Nghỉ nguyên ngày nhưng cuối tuần (16/5) có làm bù 4h nên tính nghỉ nữa buổi</text:span></text:p>
            </office:annotation>
            <text:p>0.5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4" draw:text-style-name="P1" svg:width="1.1413in" svg:height="0.3902in" svg:x="9.2087in" svg:y="3.0815in" draw:caption-point-x="-0.2402in" draw:caption-point-y="0.6008in">
              <dc:date>2015-05-19T00:00:00</dc:date>
              <text:p text:style-name="P1"><text:span text:style-name="T1">Nghỉ buổi chiều, có việc nhà</text:span></text:p>
            </office:annotation>
            <text:p>0.5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MaiDTP</text:p>
          </table:table-cell>
          <table:table-cell table:style-name="ce86" table:formula="of:=SUM([.D17:.AH17])" office:value-type="float" office:value="1">
            <text:p>1</text:p>
          </table:table-cell>
          <table:table-cell table:style-name="ce90" table:number-columns-repeated="3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1">
            <office:annotation draw:style-name="gr6" draw:text-style-name="P1" svg:width="1.1413in" svg:height="0.2346in" svg:x="11.4252in" svg:y="3.3315in" draw:caption-point-x="-0.2402in" draw:caption-point-y="0.5984in">
              <dc:date>2015-05-25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NamTD</text:p>
          </table:table-cell>
          <table:table-cell table:style-name="ce86" table:formula="of:=SUM([.D18:.AH18])" office:value-type="float" office:value="0">
            <text:p>0</text:p>
          </table:table-cell>
          <table:table-cell table:style-name="ce90" table:number-columns-repeated="24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NamTV</text:p>
          </table:table-cell>
          <table:table-cell table:style-name="ce86" table:formula="of:=SUM([.D19:.AH19])" office:value-type="float" office:value="0">
            <text:p>0</text:p>
          </table:table-cell>
          <table:table-cell table:style-name="ce90" table:number-columns-repeated="3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NguyenHTT</text:p>
          </table:table-cell>
          <table:table-cell table:style-name="ce86" table:formula="of:=SUM([.D20:.AH20])" office:value-type="float" office:value="1">
            <text:p>1</text:p>
          </table:table-cell>
          <table:table-cell table:style-name="ce90" table:number-columns-repeated="3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1">
            <office:annotation draw:style-name="gr6" draw:text-style-name="P1" svg:width="1.1413in" svg:height="0.2346in" svg:x="6.2531in" svg:y="4.0673in" draw:caption-point-x="-0.2402in" draw:caption-point-y="0.6059in">
              <dc:date>2015-05-11T00:00:00</dc:date>
              <text:p text:style-name="P1"><text:span text:style-name="T1">Bị sốt, mệt</text:span></text:p>
            </office:annotation>
            <text:p>1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NhanNM</text:p>
          </table:table-cell>
          <table:table-cell table:style-name="ce86" table:formula="of:=SUM([.D21:.AH21])" office:value-type="float" office:value="0">
            <text:p>0</text:p>
          </table:table-cell>
          <table:table-cell table:style-name="ce90" table:number-columns-repeated="3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NhanNV</text:p>
          </table:table-cell>
          <table:table-cell table:style-name="ce86" table:formula="of:=SUM([.D22:.AH22])" office:value-type="float" office:value="0">
            <text:p>0</text:p>
          </table:table-cell>
          <table:table-cell table:style-name="ce90" table:number-columns-repeated="3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ThachBK</text:p>
          </table:table-cell>
          <table:table-cell table:style-name="ce86" table:formula="of:=SUM([.D23:.AH23])" office:value-type="float" office:value="3">
            <text:p>3</text:p>
          </table:table-cell>
          <table:table-cell table:style-name="ce90" table:number-columns-repeated="3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1">
            <office:annotation draw:style-name="gr2" draw:text-style-name="P1" svg:width="1.1413in" svg:height="0.5457in" svg:x="4.7752in" svg:y="4.8091in" draw:caption-point-x="-0.2402in" draw:caption-point-y="0.6071in">
              <dc:date>2015-05-06T00:00:00</dc:date>
              <text:p text:style-name="P1"><text:span text:style-name="T1">Nghỉ về quê dự đám tang người nhà</text:span></text:p>
            </office:annotation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1">
            <office:annotation draw:style-name="gr2" draw:text-style-name="P1" svg:width="1.1413in" svg:height="0.5457in" svg:x="7.7307in" svg:y="4.8134in" draw:caption-point-x="-0.2402in" draw:caption-point-y="0.6028in">
              <dc:date>2015-05-14T00:00:00</dc:date>
              <text:p text:style-name="P1"><text:span text:style-name="T1">Về quê giải quyết việc gia đình</text:span></text:p>
            </office:annotation>
            <text:p>1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.5">
            <office:annotation draw:style-name="gr2" draw:text-style-name="P1" svg:width="1.1413in" svg:height="0.5457in" svg:x="9.9476in" svg:y="4.8169in" draw:caption-point-x="-0.2402in" draw:caption-point-y="0.5992in">
              <dc:date>2015-05-21T00:00:00</dc:date>
              <text:p text:style-name="P1"><text:span text:style-name="T1">Có việc ra ngân hàng, nghỉ buổi sáng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0.5">
            <office:annotation draw:style-name="gr4" draw:text-style-name="P1" svg:width="1.1413in" svg:height="0.3902in" svg:x="12.9031in" svg:y="4.8197in" draw:caption-point-x="-0.2402in" draw:caption-point-y="0.5965in">
              <dc:date>2015-06-01T00:00:00</dc:date>
              <text:p text:style-name="P1"><text:span text:style-name="T1">Bị đau đầu, nghỉ buổi sáng</text:span></text:p>
            </office:annotation>
            <text:p>0.5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ThaoDTH</text:p>
          </table:table-cell>
          <table:table-cell table:style-name="ce86" table:formula="of:=SUM([.D24:.AH24])" office:value-type="float" office:value="0">
            <text:p>0</text:p>
          </table:table-cell>
          <table:table-cell table:style-name="ce90" table:number-columns-repeated="3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ThaoTP</text:p>
          </table:table-cell>
          <table:table-cell table:style-name="ce86" table:formula="of:=SUM([.D25:.AH25])" office:value-type="float" office:value="0">
            <text:p>0</text:p>
          </table:table-cell>
          <table:table-cell table:style-name="ce90" table:number-columns-repeated="3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ThamDT</text:p>
          </table:table-cell>
          <table:table-cell table:style-name="ce86" table:formula="of:=SUM([.D26:.AH26])" office:value-type="float" office:value="0.5">
            <text:p>0.5</text:p>
          </table:table-cell>
          <table:table-cell table:style-name="ce90" table:number-columns-repeated="3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.5">
            <office:annotation draw:style-name="gr4" draw:text-style-name="P1" svg:width="1.1413in" svg:height="0.3902in" svg:x="8.8394in" svg:y="5.5575in" draw:caption-point-x="-0.2402in" draw:caption-point-y="0.6016in">
              <dc:date>2015-05-18T00:00:00</dc:date>
              <text:p text:style-name="P1"><text:span text:style-name="T1">Bị ốm, sốt. Nghỉ buổi sáng</text:span></text:p>
            </office:annotation>
            <text:p>0.5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3" office:value-type="string">
            <text:p>ThienTN</text:p>
          </table:table-cell>
          <table:table-cell table:style-name="ce86" table:formula="of:=SUM([.D27:.AH27])" office:value-type="float" office:value="0">
            <text:p>0</text:p>
          </table:table-cell>
          <table:table-cell table:style-name="ce90" table:number-columns-repeated="17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ThieuNV</text:p>
          </table:table-cell>
          <table:table-cell table:style-name="ce86" table:formula="of:=SUM([.D28:.AH28])" office:value-type="float" office:value="2.5">
            <text:p>2.5</text:p>
          </table:table-cell>
          <table:table-cell table:style-name="ce90" table:number-columns-repeated="3"/>
          <table:table-cell table:style-name="ce90" office:value-type="float" office:value="1">
            <office:annotation draw:style-name="gr6" draw:text-style-name="P1" svg:width="1.1413in" svg:height="0.2346in" svg:x="3.6669in" svg:y="6.0441in" draw:caption-point-x="-0.2402in" draw:caption-point-y="0.6102in">
              <dc:date>2015-05-0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1">
            <office:annotation draw:style-name="gr4" draw:text-style-name="P1" svg:width="1.1413in" svg:height="0.3902in" svg:x="8.8394in" svg:y="6.0528in" draw:caption-point-x="-0.2402in" draw:caption-point-y="0.6016in">
              <dc:date>2015-05-18T00:00:00</dc:date>
              <text:p text:style-name="P1"><text:span text:style-name="T1">Bị ốm, sốt. Nghỉ buổi sáng</text:span></text:p>
            </office:annotation>
            <text:p>1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.5">
            <office:annotation draw:style-name="gr4" draw:text-style-name="P1" svg:width="1.1413in" svg:height="0.3902in" svg:x="11.4252in" svg:y="6.0563in" draw:caption-point-x="-0.2402in" draw:caption-point-y="0.598in">
              <dc:date>2015-05-25T00:00:00</dc:date>
              <text:p text:style-name="P1"><text:span text:style-name="T1">Chở người nhà đi khám bệnh</text:span></text:p>
            </office:annotation>
            <text:p>0.5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ThinhT</text:p>
          </table:table-cell>
          <table:table-cell table:style-name="ce86" table:formula="of:=SUM([.D29:.AH29])" office:value-type="float" office:value="0">
            <text:p>0</text:p>
          </table:table-cell>
          <table:table-cell table:style-name="ce90" table:number-columns-repeated="3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ThuyLTT</text:p>
          </table:table-cell>
          <table:table-cell table:style-name="ce86" table:formula="of:=SUM([.D30:.AH30])" office:value-type="float" office:value="2">
            <text:p>2</text:p>
          </table:table-cell>
          <table:table-cell table:style-name="ce90" table:number-columns-repeated="3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6" draw:text-style-name="P1" svg:width="1.1413in" svg:height="0.2346in" svg:x="6.6224in" svg:y="6.5457in" draw:caption-point-x="-0.2402in" draw:caption-point-y="0.6043in">
              <dc:date>2015-05-12T00:00:00</dc:date>
              <text:p text:style-name="P1"><text:span text:style-name="T1">Có việc nhà </text:span></text:p>
            </office:annotation>
            <text:p>0.5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1">
            <text:p>1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.5">
            <office:annotation draw:style-name="gr6" draw:text-style-name="P1" svg:width="1.1413in" svg:height="0.2346in" svg:x="12.5335in" svg:y="6.5531in" draw:caption-point-x="-0.2402in" draw:caption-point-y="0.5969in">
              <dc:date>2015-06-01T00:00:00</dc:date>
              <text:p text:style-name="P1"><text:span text:style-name="T1">Có việc nhà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TuanND</text:p>
          </table:table-cell>
          <table:table-cell table:style-name="ce86" table:formula="of:=SUM([.D31:.AH31])" office:value-type="float" office:value="0">
            <text:p>0</text:p>
          </table:table-cell>
          <table:table-cell table:style-name="ce90" table:number-columns-repeated="3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8">
            <text:p>28</text:p>
          </table:table-cell>
          <table:table-cell table:style-name="ce43" office:value-type="string">
            <text:p>VietBA</text:p>
          </table:table-cell>
          <table:table-cell table:style-name="ce86" table:formula="of:=SUM([.D32:.AH32])" office:value-type="float" office:value="0">
            <text:p>0</text:p>
          </table:table-cell>
          <table:table-cell table:style-name="ce90" table:number-columns-repeated="3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6">
          <table:table-cell table:style-name="ce41" office:value-type="float" office:value="29">
            <text:p>29</text:p>
          </table:table-cell>
          <table:table-cell table:style-name="ce43" office:value-type="string">
            <text:p>VuNA</text:p>
          </table:table-cell>
          <table:table-cell table:style-name="ce86" table:formula="of:=SUM([.D33:.AH33])" office:value-type="float" office:value="0">
            <text:p>0</text:p>
          </table:table-cell>
          <table:table-cell table:style-name="ce90" table:number-columns-repeated="3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42" table:number-columns-repeated="952"/>
          <table:table-cell table:number-columns-repeated="8"/>
        </table:table-row>
        <table:table-row table:style-name="ro2" table:number-rows-repeated="65404">
          <table:table-cell table:style-name="ce42" table:number-columns-repeated="986"/>
          <table:table-cell table:number-columns-repeated="8"/>
        </table:table-row>
        <table:table-row table:style-name="ro2" table:number-rows-repeated="983138">
          <table:table-cell table:number-columns-repeated="994"/>
        </table:table-row>
        <table:table-row table:style-name="ro2">
          <table:table-cell table:number-columns-repeated="994"/>
        </table:table-row>
      </table:table>
      <table:table table:name="Thong_Tin_Ngay_Nghi_201506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0" table:number-columns-repeated="8" table:default-cell-style-name="ce99"/>
        <table:table-column table:style-name="co21" table:number-columns-repeated="7" table:default-cell-style-name="ce99"/>
        <table:table-column table:style-name="co20" table:number-columns-repeated="15" table:default-cell-style-name="ce99"/>
        <table:table-column table:style-name="co7" table:number-columns-repeated="949" table:default-cell-style-name="Default"/>
        <table:table-row table:style-name="ro2">
          <table:table-cell table:style-name="ce58"/>
          <table:table-cell table:style-name="ce92" table:number-columns-repeated="2"/>
          <table:table-cell table:style-name="ce94" table:number-columns-repeated="8"/>
          <table:table-cell table:style-name="ce100" office:value-type="string" table:number-columns-spanned="2" table:number-rows-spanned="1">
            <text:p>Month</text:p>
          </table:table-cell>
          <table:covered-table-cell table:style-name="ce101"/>
          <table:table-cell table:style-name="ce102" table:content-validation-name="val1" office:value-type="float" office:value="6" table:number-columns-spanned="2" table:number-rows-spanned="1">
            <text:p>6</text:p>
          </table:table-cell>
          <table:covered-table-cell table:style-name="ce101"/>
          <table:table-cell table:style-name="ce100" office:value-type="string" table:number-columns-spanned="2" table:number-rows-spanned="1">
            <text:p>Year</text:p>
          </table:table-cell>
          <table:covered-table-cell table:style-name="ce101"/>
          <table:table-cell table:style-name="ce100" office:value-type="float" office:value="2015" table:number-columns-spanned="2" table:number-rows-spanned="1">
            <text:p>2015</text:p>
          </table:table-cell>
          <table:covered-table-cell table:style-name="ce103"/>
          <table:table-cell table:style-name="ce94" table:number-columns-repeated="14"/>
          <table:table-cell table:style-name="ce65" table:number-columns-repeated="949"/>
        </table:table-row>
        <table:table-row table:style-name="ro2">
          <table:table-cell table:style-name="ce58" table:number-columns-repeated="3"/>
          <table:table-cell table:style-name="ce95" table:formula="of:=DATE([.$R$1];[.N1];1)" office:value-type="date" office:date-value="2015-06-01">
            <text:p>01</text:p>
          </table:table-cell>
          <table:table-cell table:style-name="ce95" table:formula="of:=[.D2]+1" office:value-type="date" office:date-value="2015-06-02">
            <text:p>02</text:p>
          </table:table-cell>
          <table:table-cell table:style-name="ce95" table:formula="of:=[.E2]+1" office:value-type="date" office:date-value="2015-06-03">
            <text:p>03</text:p>
          </table:table-cell>
          <table:table-cell table:style-name="ce95" table:formula="of:=[.F2]+1" office:value-type="date" office:date-value="2015-06-04">
            <text:p>04</text:p>
          </table:table-cell>
          <table:table-cell table:style-name="ce95" table:formula="of:=[.G2]+1" office:value-type="date" office:date-value="2015-06-05">
            <text:p>05</text:p>
          </table:table-cell>
          <table:table-cell table:style-name="ce95" table:formula="of:=[.H2]+1" office:value-type="date" office:date-value="2015-06-06">
            <text:p>06</text:p>
          </table:table-cell>
          <table:table-cell table:style-name="ce95" table:formula="of:=[.I2]+1" office:value-type="date" office:date-value="2015-06-07">
            <text:p>07</text:p>
          </table:table-cell>
          <table:table-cell table:style-name="ce95" table:formula="of:=[.J2]+1" office:value-type="date" office:date-value="2015-06-08">
            <text:p>08</text:p>
          </table:table-cell>
          <table:table-cell table:style-name="ce95" table:formula="of:=[.K2]+1" office:value-type="date" office:date-value="2015-06-09">
            <text:p>09</text:p>
          </table:table-cell>
          <table:table-cell table:style-name="ce95" table:formula="of:=[.L2]+1" office:value-type="date" office:date-value="2015-06-10">
            <text:p>10</text:p>
          </table:table-cell>
          <table:table-cell table:style-name="ce95" table:formula="of:=[.M2]+1" office:value-type="date" office:date-value="2015-06-11">
            <text:p>11</text:p>
          </table:table-cell>
          <table:table-cell table:style-name="ce95" table:formula="of:=[.N2]+1" office:value-type="date" office:date-value="2015-06-12">
            <text:p>12</text:p>
          </table:table-cell>
          <table:table-cell table:style-name="ce95" table:formula="of:=[.O2]+1" office:value-type="date" office:date-value="2015-06-13">
            <text:p>13</text:p>
          </table:table-cell>
          <table:table-cell table:style-name="ce95" table:formula="of:=[.P2]+1" office:value-type="date" office:date-value="2015-06-14">
            <text:p>14</text:p>
          </table:table-cell>
          <table:table-cell table:style-name="ce95" table:formula="of:=[.Q2]+1" office:value-type="date" office:date-value="2015-06-15">
            <text:p>15</text:p>
          </table:table-cell>
          <table:table-cell table:style-name="ce95" table:formula="of:=[.R2]+1" office:value-type="date" office:date-value="2015-06-16">
            <text:p>16</text:p>
          </table:table-cell>
          <table:table-cell table:style-name="ce95" table:formula="of:=[.S2]+1" office:value-type="date" office:date-value="2015-06-17">
            <text:p>17</text:p>
          </table:table-cell>
          <table:table-cell table:style-name="ce95" table:formula="of:=[.T2]+1" office:value-type="date" office:date-value="2015-06-18">
            <text:p>18</text:p>
          </table:table-cell>
          <table:table-cell table:style-name="ce95" table:formula="of:=[.U2]+1" office:value-type="date" office:date-value="2015-06-19">
            <text:p>19</text:p>
          </table:table-cell>
          <table:table-cell table:style-name="ce95" table:formula="of:=[.V2]+1" office:value-type="date" office:date-value="2015-06-20">
            <text:p>20</text:p>
          </table:table-cell>
          <table:table-cell table:style-name="ce95" table:formula="of:=[.W2]+1" office:value-type="date" office:date-value="2015-06-21">
            <text:p>21</text:p>
          </table:table-cell>
          <table:table-cell table:style-name="ce95" table:formula="of:=[.X2]+1" office:value-type="date" office:date-value="2015-06-22">
            <text:p>22</text:p>
          </table:table-cell>
          <table:table-cell table:style-name="ce95" table:formula="of:=[.Y2]+1" office:value-type="date" office:date-value="2015-06-23">
            <text:p>23</text:p>
          </table:table-cell>
          <table:table-cell table:style-name="ce95" table:formula="of:=[.Z2]+1" office:value-type="date" office:date-value="2015-06-24">
            <text:p>24</text:p>
          </table:table-cell>
          <table:table-cell table:style-name="ce95" table:formula="of:=[.AA2]+1" office:value-type="date" office:date-value="2015-06-25">
            <text:p>25</text:p>
          </table:table-cell>
          <table:table-cell table:style-name="ce95" table:formula="of:=[.AB2]+1" office:value-type="date" office:date-value="2015-06-26">
            <text:p>26</text:p>
          </table:table-cell>
          <table:table-cell table:style-name="ce95" table:formula="of:=[.AC2]+1" office:value-type="date" office:date-value="2015-06-27">
            <text:p>27</text:p>
          </table:table-cell>
          <table:table-cell table:style-name="ce95" table:formula="of:=[.AD2]+1" office:value-type="date" office:date-value="2015-06-28">
            <text:p>28</text:p>
          </table:table-cell>
          <table:table-cell table:style-name="ce95" table:formula="of:=[.AE2]+1" office:value-type="date" office:date-value="2015-06-29">
            <text:p>29</text:p>
          </table:table-cell>
          <table:table-cell table:style-name="ce95" table:formula="of:=[.AF2]+1" office:value-type="date" office:date-value="2015-06-30">
            <text:p>30</text:p>
          </table:table-cell>
          <table:table-cell table:style-name="ce65" table:number-columns-repeated="949"/>
        </table:table-row>
        <table:table-row table:style-name="ro6">
          <table:table-cell table:style-name="ce58" office:value-type="string">
            <text:p>No.</text:p>
          </table:table-cell>
          <table:table-cell table:style-name="ce58" office:value-type="string">
            <text:p>Name</text:p>
          </table:table-cell>
          <table:table-cell table:style-name="ce58" office:value-type="string">
            <text:p>Absent</text:p>
          </table:table-cell>
          <table:table-cell table:style-name="ce96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6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6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6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6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6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6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6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6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6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6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6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6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6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6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6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6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6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6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6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6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6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6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6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6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6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6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6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6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6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5" table:number-columns-repeated="949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93" table:formula="of:=SUM([.D4:.AG4])" office:value-type="float" office:value="1.5">
            <text:p>1.5</text:p>
          </table:table-cell>
          <table:table-cell table:number-columns-repeated="2" table:style-name="ce97" office:value-type="float" office:value="0">
            <text:p>0</text:p>
          </table:table-cell>
          <table:table-cell table:style-name="ce97" office:value-type="float" office:value="1">
            <office:annotation draw:style-name="gr2" draw:text-style-name="P1" svg:width="1.1413in" svg:height="0.5457in" svg:x="3.5591in" svg:y="0.1031in" draw:caption-point-x="-0.2402in" draw:caption-point-y="0.6146in">
              <dc:date>2015-06-01T00:00:00</dc:date>
              <text:p text:style-name="P1"><text:span text:style-name="T1">Về quê khám nghĩa vụ quân sự</text:span></text:p>
            </office:annotation>
            <text:p>1</text:p>
          </table:table-cell>
          <table:table-cell table:number-columns-repeated="2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4" table:style-name="ce97" office:value-type="float" office:value="0">
            <text:p>0</text:p>
          </table:table-cell>
          <table:table-cell table:style-name="ce97" office:value-type="float" office:value="0.5">
            <office:annotation draw:style-name="gr4" draw:text-style-name="P1" svg:width="1.1413in" svg:height="0.3902in" svg:x="11.0925in" svg:y="0.1142in" draw:caption-point-x="-0.2402in" draw:caption-point-y="0.6035in">
              <dc:date>2015-06-19T00:00:00</dc:date>
              <text:p text:style-name="P1"><text:span text:style-name="T1">Bận việc ở trường</text:span></text:p>
            </office:annotation>
            <text:p>0.5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93" table:formula="of:=SUM([.D5:.AG5])" office:value-type="float" office:value="1">
            <text:p>1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0">
            <text:p>0</text:p>
          </table:table-cell>
          <table:table-cell table:style-name="ce97" office:value-type="float" office:value="0.5">
            <office:annotation draw:style-name="gr4" draw:text-style-name="P1" svg:width="1.1413in" svg:height="0.3902in" svg:x="6.3311in" svg:y="0.3563in" draw:caption-point-x="-0.2402in" draw:caption-point-y="0.6091in">
              <dc:date>2015-06-09T00:00:00</dc:date>
              <text:p text:style-name="P1"><text:span text:style-name="T1">Bị ốm, nghỉ buổi sáng</text:span></text:p>
            </office:annotation>
            <text:p>0.5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0.5">
            <office:annotation draw:style-name="gr6" draw:text-style-name="P1" svg:width="1.1413in" svg:height="0.2346in" svg:x="12.4622in" svg:y="0.363in" draw:caption-point-x="-0.2402in" draw:caption-point-y="0.6024in">
              <dc:date>2015-06-22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4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DuongDN</text:p>
          </table:table-cell>
          <table:table-cell table:style-name="ce93" table:formula="of:=SUM([.D6:.AG6])" office:value-type="float" office:value="5">
            <text:p>5</text:p>
          </table:table-cell>
          <table:table-cell table:style-name="ce97" office:value-type="float" office:value="0">
            <office:annotation draw:style-name="gr6" draw:text-style-name="P1" svg:width="1.1413in" svg:height="0.2346in" svg:x="2.6457in" svg:y="0.6126in" draw:caption-point-x="-0.2402in" draw:caption-point-y="0.6004in">
              <dc:date>2015-06-26T00:00:00</dc:date>
              <text:p text:style-name="P1"><text:span text:style-name="T1">Nghỉ đám cưới</text:span></text:p>
            </office:annotation>
            <text:p>0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office:value-type="float" office:value="0">
            <office:annotation draw:style-name="gr6" draw:text-style-name="P1" svg:width="1.1413in" svg:height="0.2346in" svg:x="4.472in" svg:y="0.6126in" draw:caption-point-x="-0.2402in" draw:caption-point-y="0.6004in">
              <dc:date>2015-06-26T00:00:00</dc:date>
              <text:p text:style-name="P1"><text:span text:style-name="T1">Nghỉ đám cưới</text:span></text:p>
            </office:annotation>
            <text:p>0</text:p>
          </table:table-cell>
          <table:table-cell table:style-name="ce97" table:number-columns-repeated="2"/>
          <table:table-cell table:style-name="ce97" office:value-type="float" office:value="1">
            <office:annotation draw:style-name="gr6" draw:text-style-name="P1" svg:width="1.1413in" svg:height="0.2346in" svg:x="5.8421in" svg:y="0.6035in" draw:caption-point-x="-0.2402in" draw:caption-point-y="0.6094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97" office:value-type="float" office:value="1">
            <office:annotation draw:style-name="gr6" draw:text-style-name="P1" svg:width="1.1413in" svg:height="0.2346in" svg:x="6.3311in" svg:y="0.6035in" draw:caption-point-x="-0.2402in" draw:caption-point-y="0.6094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97" office:value-type="float" office:value="1">
            <office:annotation draw:style-name="gr6" draw:text-style-name="P1" svg:width="1.1413in" svg:height="0.2346in" svg:x="6.8205in" svg:y="0.6035in" draw:caption-point-x="-0.2402in" draw:caption-point-y="0.6094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97" office:value-type="float" office:value="1">
            <office:annotation draw:style-name="gr6" draw:text-style-name="P1" svg:width="1.1413in" svg:height="0.2346in" svg:x="7.3094in" svg:y="0.6035in" draw:caption-point-x="-0.2402in" draw:caption-point-y="0.6094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97" office:value-type="float" office:value="1">
            <office:annotation draw:style-name="gr6" draw:text-style-name="P1" svg:width="1.1413in" svg:height="0.2346in" svg:x="7.7988in" svg:y="0.6035in" draw:caption-point-x="-0.2402in" draw:caption-point-y="0.6094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DuyNM</text:p>
          </table:table-cell>
          <table:table-cell table:style-name="ce93" table:formula="of:=SUM([.D7:.AG7])" office:value-type="float" office:value="1.5">
            <text:p>1.5</text:p>
          </table:table-cell>
          <table:table-cell table:style-name="ce97" office:value-type="float" office:value="0.5">
            <office:annotation draw:style-name="gr6" draw:text-style-name="P1" svg:width="1.1413in" svg:height="0.2346in" svg:x="2.6457in" svg:y="0.8445in" draw:caption-point-x="-0.2402in" draw:caption-point-y="0.6161in">
              <dc:date>2015-06-01T00:00:00</dc:date>
              <text:p text:style-name="P1"><text:span text:style-name="T1">Học buổi chiều</text:span></text:p>
            </office:annotation>
            <text:p>0.5</text:p>
          </table:table-cell>
          <table:table-cell table:number-columns-repeated="4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0">
            <text:p>0</text:p>
          </table:table-cell>
          <table:table-cell table:style-name="ce97" office:value-type="float" office:value="1">
            <office:annotation draw:style-name="gr6" draw:text-style-name="P1" svg:width="1.1413in" svg:height="0.2346in" svg:x="6.3311in" svg:y="0.8472in" draw:caption-point-x="-0.2402in" draw:caption-point-y="0.6134in">
              <dc:date>2015-06-03T00:00:00</dc:date>
              <text:p text:style-name="P1"><text:span text:style-name="T1">Đi thi</text:span></text:p>
            </office:annotation>
            <text:p>1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97" office:value-type="float" office:value="0">
            <office:annotation draw:style-name="gr4" draw:text-style-name="P1" svg:width="1.1413in" svg:height="0.3902in" svg:x="13.3756in" svg:y="0.8594in" draw:caption-point-x="-0.2402in" draw:caption-point-y="0.6012in">
              <dc:date>2015-06-23T00:00:00</dc:date>
              <text:p text:style-name="P1"><text:span text:style-name="T1">Đi trễ 1h, bận việc lên trường</text:span></text:p>
            </office:annotation>
            <text:p>0</text:p>
          </table:table-cell>
          <table:table-cell table:number-columns-repeated="2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GiauNV</text:p>
          </table:table-cell>
          <table:table-cell table:style-name="ce93" table:formula="of:=SUM([.D8:.AG8])" office:value-type="float" office:value="1">
            <text:p>1</text:p>
          </table:table-cell>
          <table:table-cell table:number-columns-repeated="4" table:style-name="ce97" office:value-type="float" office:value="0">
            <text:p>0</text:p>
          </table:table-cell>
          <table:table-cell table:style-name="ce97" office:value-type="float" office:value="1">
            <office:annotation draw:style-name="gr4" draw:text-style-name="P1" svg:width="1.1413in" svg:height="0.3902in" svg:x="4.472in" svg:y="1.0909in" draw:caption-point-x="-0.2402in" draw:caption-point-y="0.6173in">
              <dc:date>2015-05-26T00:00:00</dc:date>
              <text:p text:style-name="P1"><text:span text:style-name="T1">Về quê có việc riêng</text:span></text:p>
            </office:annotation>
            <text:p>1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17">
          <table:table-cell table:style-name="ce41" office:value-type="float" office:value="6">
            <text:p>6</text:p>
          </table:table-cell>
          <table:table-cell table:style-name="ce43" office:value-type="string">
            <text:p>HaTH</text:p>
          </table:table-cell>
          <table:table-cell table:style-name="ce93" table:formula="of:=SUM([.D9:.AG9])" office:value-type="float" office:value="1">
            <text:p>1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3" table:style-name="ce97" office:value-type="float" office:value="0">
            <text:p>0</text:p>
          </table:table-cell>
          <table:table-cell table:style-name="ce97" office:value-type="float" office:value="1">
            <office:annotation draw:style-name="gr4" draw:text-style-name="P1" svg:width="1.1413in" svg:height="0.3902in" svg:x="13.8323in" svg:y="1.3555in" draw:caption-point-x="-0.2402in" draw:caption-point-y="0.6008in">
              <dc:date>2015-06-25T00:00:00</dc:date>
              <text:p text:style-name="P1"><text:span text:style-name="T1">Bận việc nhà (giỗ ông nội)</text:span></text:p>
            </office:annotation>
            <text:p>1</text:p>
          </table:table-cell>
          <table:table-cell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HaiNM</text:p>
          </table:table-cell>
          <table:table-cell table:style-name="ce93" table:formula="of:=SUM([.D10:.AG10])" office:value-type="float" office:value="2">
            <text:p>2</text:p>
          </table:table-cell>
          <table:table-cell table:style-name="ce97" office:value-type="float" office:value="0.5">
            <office:annotation draw:style-name="gr2" draw:text-style-name="P1" svg:width="1.1413in" svg:height="0.5457in" svg:x="2.6457in" svg:y="1.5953in" draw:caption-point-x="-0.2402in" draw:caption-point-y="0.6154in">
              <dc:date>2015-06-01T00:00:00</dc:date>
              <text:p text:style-name="P1"><text:span text:style-name="T1">Có việc qua cơ quan cũ, nghỉ buổi chiều</text:span></text:p>
            </office:annotation>
            <text:p>0.5</text:p>
          </table:table-cell>
          <table:table-cell table:number-columns-repeated="4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0">
            <text:p>0</text:p>
          </table:table-cell>
          <table:table-cell table:style-name="ce97" office:value-type="float" office:value="0.5">
            <office:annotation draw:style-name="gr4" draw:text-style-name="P1" svg:width="1.1413in" svg:height="0.3902in" svg:x="6.3311in" svg:y="1.6012in" draw:caption-point-x="-0.2402in" draw:caption-point-y="0.6094in">
              <dc:date>2015-06-09T00:00:00</dc:date>
              <text:p text:style-name="P1"><text:span text:style-name="T1">Có việc riêng, nghỉ buổi chiều</text:span></text:p>
            </office:annotation>
            <text:p>0.5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1">
            <office:annotation draw:style-name="gr6" draw:text-style-name="P1" svg:width="1.1413in" svg:height="0.2346in" svg:x="9.2661in" svg:y="1.6043in" draw:caption-point-x="-0.2402in" draw:caption-point-y="0.6063in">
              <dc:date>2015-06-1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97" office:value-type="float" office:value="0">
            <text:p>0</text:p>
          </table:table-cell>
          <table:table-cell table:style-name="ce97" office:value-type="float" office:value="0">
            <office:annotation draw:style-name="gr4" draw:text-style-name="P1" svg:width="1.1413in" svg:height="0.3902in" svg:x="10.6358in" svg:y="1.6067in" draw:caption-point-x="-0.2402in" draw:caption-point-y="0.6039in">
              <dc:date>2015-06-18T00:00:00</dc:date>
              <text:p text:style-name="P1"><text:span text:style-name="T1">Bận việc riêng, vào trễ 1h</text:span></text:p>
            </office:annotation>
            <text:p>0</text:p>
          </table:table-cell>
          <table:table-cell table:style-name="ce97" office:value-type="float" office:value="0">
            <office:annotation draw:style-name="gr4" draw:text-style-name="P1" svg:width="1.1413in" svg:height="0.3902in" svg:x="11.0925in" svg:y="1.6067in" draw:caption-point-x="-0.2402in" draw:caption-point-y="0.6039in">
              <dc:date>2015-06-18T00:00:00</dc:date>
              <text:p text:style-name="P1"><text:span text:style-name="T1">Bận việc riêng, vào trễ 1h</text:span></text:p>
            </office:annotation>
            <text:p>0</text:p>
          </table:table-cell>
          <table:table-cell table:style-name="ce97" table:number-columns-repeated="2"/>
          <table:table-cell table:number-columns-repeated="3" table:style-name="ce97" office:value-type="float" office:value="0">
            <text:p>0</text:p>
          </table:table-cell>
          <table:table-cell table:style-name="ce97" office:value-type="float" office:value="0">
            <office:annotation draw:style-name="gr4" draw:text-style-name="P1" svg:width="1.1413in" svg:height="0.3902in" svg:x="13.8323in" svg:y="1.6098in" draw:caption-point-x="-0.2402in" draw:caption-point-y="0.6008in">
              <dc:date>2015-06-25T00:00:00</dc:date>
              <text:p text:style-name="P1"><text:span text:style-name="T1">Vào trễ buổi chiều ~1h</text:span></text:p>
            </office:annotation>
            <text:p>0</text:p>
          </table:table-cell>
          <table:table-cell table:style-name="ce97" office:value-type="float" office:value="0">
            <office:annotation draw:style-name="gr3" draw:text-style-name="P1" svg:width="1.1413in" svg:height="0.7012in" svg:x="14.289in" svg:y="1.6098in" draw:caption-point-x="-0.2402in" draw:caption-point-y="0.6008in">
              <dc:date>2015-06-29T00:00:00</dc:date>
              <text:p text:style-name="P1"><text:span text:style-name="T1">Bận việc riêng, nghỉ buổi chiều nhưng có làm bù</text:span></text:p>
              <text:p text:style-name="P1"><text:span text:style-name="T1"/></text:p>
            </office:annotation>
            <text:p>0</text:p>
          </table:table-cell>
          <table:table-cell table:style-name="ce97" table:number-columns-repeated="2"/>
          <table:table-cell table:style-name="ce97" office:value-type="float" office:value="0">
            <text:p>0</text:p>
          </table:table-cell>
          <table:table-cell table:style-name="ce97" office:value-type="float" office:value="0">
            <office:annotation draw:style-name="gr4" draw:text-style-name="P1" svg:width="1.1413in" svg:height="0.3902in" svg:x="16.1154in" svg:y="1.6122in" draw:caption-point-x="-0.2402in" draw:caption-point-y="0.5984in">
              <dc:date>2015-06-30T00:00:00</dc:date>
              <text:p text:style-name="P1"><text:span text:style-name="T1">Đi trễ 1,5h, bận việc riêng</text:span></text:p>
            </office:annotation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ienNV</text:p>
          </table:table-cell>
          <table:table-cell table:style-name="ce93" table:formula="of:=SUM([.D11:.AG11])" office:value-type="float" office:value="0">
            <text:p>0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iepNH</text:p>
          </table:table-cell>
          <table:table-cell table:style-name="ce93" table:formula="of:=SUM([.D12:.AG12])" office:value-type="float" office:value="1">
            <text:p>1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1">
            <office:annotation draw:style-name="gr6" draw:text-style-name="P1" svg:width="1.1413in" svg:height="0.2346in" svg:x="15.6587in" svg:y="2.1067in" draw:caption-point-x="-0.2402in" draw:caption-point-y="0.5996in">
              <dc:date>2015-06-29T00:00:00</dc:date>
              <text:p text:style-name="P1"><text:span text:style-name="T1">Bận việc nhà</text:span></text:p>
            </office:annotation>
            <text:p>1</text:p>
          </table:table-cell>
          <table:table-cell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HieuPT</text:p>
          </table:table-cell>
          <table:table-cell table:style-name="ce93" table:formula="of:=SUM([.D13:.AG13])" office:value-type="float" office:value="1.5">
            <text:p>1.5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1">
            <office:annotation draw:style-name="gr2" draw:text-style-name="P1" svg:width="1.1413in" svg:height="0.5457in" svg:x="9.2661in" svg:y="2.3469in" draw:caption-point-x="-0.2402in" draw:caption-point-y="0.6071in">
              <dc:date>2015-06-11T00:00:00</dc:date>
              <text:p text:style-name="P1"><text:span text:style-name="T1">Về quê khám nghãi vụ quân sự</text:span></text:p>
            </office:annotation>
            <text:p>1</text:p>
          </table:table-cell>
          <table:table-cell table:style-name="ce97" office:value-type="float" office:value="0.5">
            <office:annotation draw:style-name="gr2" draw:text-style-name="P1" svg:width="1.1413in" svg:height="0.5457in" svg:x="9.7228in" svg:y="2.3469in" draw:caption-point-x="-0.2402in" draw:caption-point-y="0.6071in">
              <dc:date>2015-06-11T00:00:00</dc:date>
              <text:p text:style-name="P1"><text:span text:style-name="T1">Về quê khám nghãi vụ quân sự</text:span></text:p>
            </office:annotation>
            <text:p>0.5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KhoiNLD</text:p>
          </table:table-cell>
          <table:table-cell table:style-name="ce93" table:formula="of:=SUM([.D14:.AG14])" office:value-type="float" office:value="1.5">
            <text:p>1.5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0">
            <text:p>0</text:p>
          </table:table-cell>
          <table:table-cell table:style-name="ce97" office:value-type="float" office:value="1">
            <office:annotation draw:style-name="gr4" draw:text-style-name="P1" svg:width="1.1413in" svg:height="0.3902in" svg:x="6.3311in" svg:y="2.5921in" draw:caption-point-x="-0.2402in" draw:caption-point-y="0.6094in">
              <dc:date>2015-06-09T00:00:00</dc:date>
              <text:p text:style-name="P1"><text:span text:style-name="T1">Bị ốm, nghỉ buổi sáng</text:span></text:p>
            </office:annotation>
            <text:p>1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0">
            <text:p>0</text:p>
          </table:table-cell>
          <table:table-cell table:style-name="ce97" office:value-type="float" office:value="0">
            <office:annotation draw:style-name="gr7" draw:text-style-name="P1" svg:width="1.1413in" svg:height="0.8567in" svg:x="9.7228in" svg:y="2.5969in" draw:caption-point-x="-0.2402in" draw:caption-point-y="0.6047in">
              <dc:date>2015-06-16T00:00:00</dc:date>
              <text:p text:style-name="P1"><text:span text:style-name="T1">Nghỉ buổi sáng, như dự án yc làm bù → ko tính nghỉ</text:span></text:p>
              <text:p text:style-name="P1"><text:span text:style-name="T1"/></text:p>
            </office:annotation>
            <text:p>0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number-columns-repeated="4" table:style-name="ce97" office:value-type="float" office:value="0">
            <text:p>0</text:p>
          </table:table-cell>
          <table:table-cell table:style-name="ce97" office:value-type="float" office:value="0.5">
            <office:annotation draw:style-name="gr4" draw:text-style-name="P1" svg:width="1.1413in" svg:height="0.3902in" svg:x="14.289in" svg:y="2.6in" draw:caption-point-x="-0.2402in" draw:caption-point-y="0.6016in">
              <dc:date>2015-06-23T00:00:00</dc:date>
              <text:p text:style-name="P1"><text:span text:style-name="T1">Về quê, nghỉ buổi chiều</text:span></text:p>
            </office:annotation>
            <text:p>0.5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LongNH</text:p>
          </table:table-cell>
          <table:table-cell table:style-name="ce93" table:formula="of:=SUM([.D15:.AG15])" office:value-type="float" office:value="0">
            <text:p>0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97" office:value-type="float" office:value="0">
            <office:annotation draw:style-name="gr4" draw:text-style-name="P1" svg:width="1.1413in" svg:height="0.3902in" svg:x="13.3756in" svg:y="2.848in" draw:caption-point-x="-0.2402in" draw:caption-point-y="0.6012in">
              <dc:date>2015-06-24T00:00:00</dc:date>
              <text:p text:style-name="P1"><text:span text:style-name="T1">Đi trễ ~ 1h, bận việc ở bank</text:span></text:p>
            </office:annotation>
            <text:p>0</text:p>
          </table:table-cell>
          <table:table-cell table:number-columns-repeated="2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LuanNN</text:p>
          </table:table-cell>
          <table:table-cell table:style-name="ce93" table:formula="of:=SUM([.D16:.AG16])" office:value-type="float" office:value="0">
            <text:p>0</text:p>
          </table:table-cell>
          <table:table-cell table:style-name="ce97" table:number-columns-repeated="7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MaiDTP</text:p>
          </table:table-cell>
          <table:table-cell table:style-name="ce93" table:formula="of:=SUM([.D17:.AG17])" office:value-type="float" office:value="1">
            <text:p>1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1">
            <office:annotation draw:style-name="gr6" draw:text-style-name="P1" svg:width="1.1413in" svg:height="0.2346in" svg:x="15.6587in" svg:y="3.3449in" draw:caption-point-x="-0.2402in" draw:caption-point-y="0.5996in">
              <dc:date>2015-06-29T00:00:00</dc:date>
              <text:p text:style-name="P1"><text:span text:style-name="T1">Về quê</text:span></text:p>
            </office:annotation>
            <text:p>1</text:p>
          </table:table-cell>
          <table:table-cell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MinhTD</text:p>
          </table:table-cell>
          <table:table-cell table:style-name="ce93" table:formula="of:=SUM([.D18:.AG18])" office:value-type="float" office:value="0">
            <text:p>0</text:p>
          </table:table-cell>
          <table:table-cell table:style-name="ce97" table:number-columns-repeated="16"/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NamTD</text:p>
          </table:table-cell>
          <table:table-cell table:style-name="ce93" table:formula="of:=SUM([.D19:.AG19])" office:value-type="float" office:value="0">
            <text:p>0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NamTV</text:p>
          </table:table-cell>
          <table:table-cell table:style-name="ce93" table:formula="of:=SUM([.D20:.AG20])" office:value-type="float" office:value="0.5">
            <text:p>0.5</text:p>
          </table:table-cell>
          <table:table-cell table:number-columns-repeated="4" table:style-name="ce97" office:value-type="float" office:value="0">
            <text:p>0</text:p>
          </table:table-cell>
          <table:table-cell table:style-name="ce97" office:value-type="float" office:value="0.5">
            <office:annotation draw:style-name="gr4" draw:text-style-name="P1" svg:width="1.1413in" svg:height="0.3902in" svg:x="4.472in" svg:y="4.076in" draw:caption-point-x="-0.2402in" draw:caption-point-y="0.6114in">
              <dc:date>2015-06-05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NguyenHTT</text:p>
          </table:table-cell>
          <table:table-cell table:style-name="ce93" table:formula="of:=SUM([.D21:.AG21])" office:value-type="float" office:value="1">
            <text:p>1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3" table:style-name="ce97" office:value-type="float" office:value="0">
            <text:p>0</text:p>
          </table:table-cell>
          <table:table-cell table:style-name="ce97" office:value-type="float" office:value="1">
            <office:annotation draw:style-name="gr6" draw:text-style-name="P1" svg:width="1.1413in" svg:height="0.2346in" svg:x="13.8323in" svg:y="4.3346in" draw:caption-point-x="-0.2402in" draw:caption-point-y="0.6008in">
              <dc:date>2015-06-25T00:00:00</dc:date>
              <text:p text:style-name="P1"><text:span text:style-name="T1">Đi khám thai</text:span></text:p>
            </office:annotation>
            <text:p>1</text:p>
          </table:table-cell>
          <table:table-cell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NhanNM</text:p>
          </table:table-cell>
          <table:table-cell table:style-name="ce93" table:formula="of:=SUM([.D22:.AG22])" office:value-type="float" office:value="0">
            <text:p>0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NhanNV</text:p>
          </table:table-cell>
          <table:table-cell table:style-name="ce93" table:formula="of:=SUM([.D23:.AG23])" office:value-type="float" office:value="1">
            <text:p>1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office:value-type="float" office:value="0.5">
            <office:annotation draw:style-name="gr2" draw:text-style-name="P1" svg:width="1.1413in" svg:height="0.5457in" svg:x="4.0157in" svg:y="4.8197in" draw:caption-point-x="-0.2402in" draw:caption-point-y="0.611in">
              <dc:date>2015-06-04T00:00:00</dc:date>
              <text:p text:style-name="P1"><text:span text:style-name="T1">Nhà có việc, nghỉ buổi chiều (ông ốm)</text:span></text:p>
            </office:annotation>
            <text:p>0.5</text:p>
          </table:table-cell>
          <table:table-cell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0">
            <text:p>0</text:p>
          </table:table-cell>
          <table:table-cell table:style-name="ce97" office:value-type="float" office:value="0.5">
            <office:annotation draw:style-name="gr4" draw:text-style-name="P1" svg:width="1.1413in" svg:height="0.3902in" svg:x="6.3311in" svg:y="4.8217in" draw:caption-point-x="-0.2402in" draw:caption-point-y="0.6091in">
              <dc:date>2015-06-09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ThachBK</text:p>
          </table:table-cell>
          <table:table-cell table:style-name="ce93" table:formula="of:=SUM([.D24:.AG24])" office:value-type="float" office:value="2">
            <text:p>2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1">
            <office:annotation draw:style-name="gr2" draw:text-style-name="P1" svg:width="1.1413in" svg:height="0.5457in" svg:x="5.8421in" svg:y="5.0677in" draw:caption-point-x="-0.2402in" draw:caption-point-y="0.6106in">
              <dc:date>2015-06-08T00:00:00</dc:date>
              <text:p text:style-name="P1"><text:span text:style-name="T1">Khám sức khỏe và DK thi bằng lái ô tô</text:span></text:p>
            </office:annotation>
            <text:p>1</text:p>
          </table:table-cell>
          <table:table-cell table:number-columns-repeated="4" table:style-name="ce97" office:value-type="float" office:value="0">
            <text:p>0</text:p>
          </table:table-cell>
          <table:table-cell table:style-name="ce97" table:number-columns-repeated="2"/>
          <table:table-cell table:number-columns-repeated="4" table:style-name="ce97" office:value-type="float" office:value="0">
            <text:p>0</text:p>
          </table:table-cell>
          <table:table-cell table:style-name="ce97" office:value-type="float" office:value="0">
            <office:annotation draw:style-name="gr6" draw:text-style-name="P1" svg:width="1.1413in" svg:height="0.2346in" svg:x="11.0925in" svg:y="5.0752in" draw:caption-point-x="-0.2402in" draw:caption-point-y="0.6031in">
              <dc:date>2015-06-19T00:00:00</dc:date>
              <text:p text:style-name="P1"><text:span text:style-name="T1">Đi trễ 1h</text:span></text:p>
            </office:annotation>
            <text:p>0</text:p>
          </table:table-cell>
          <table:table-cell table:style-name="ce97" table:number-columns-repeated="2"/>
          <table:table-cell table:style-name="ce97" office:value-type="float" office:value="0.5">
            <office:annotation draw:style-name="gr4" draw:text-style-name="P1" svg:width="1.1413in" svg:height="0.3902in" svg:x="12.4622in" svg:y="5.076in" draw:caption-point-x="-0.2402in" draw:caption-point-y="0.6024in">
              <dc:date>2015-06-22T00:00:00</dc:date>
              <text:p text:style-name="P1"><text:span text:style-name="T1">Đi học bằng lái xe</text:span></text:p>
            </office:annotation>
            <text:p>0.5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.5">
            <office:annotation draw:style-name="gr4" draw:text-style-name="P1" svg:width="1.1413in" svg:height="0.3902in" svg:x="13.3756in" svg:y="5.076in" draw:caption-point-x="-0.2402in" draw:caption-point-y="0.6024in">
              <dc:date>2015-06-22T00:00:00</dc:date>
              <text:p text:style-name="P1"><text:span text:style-name="T1">Đi học bằng lái xe</text:span></text:p>
            </office:annotation>
            <text:p>0.5</text:p>
          </table:table-cell>
          <table:table-cell table:number-columns-repeated="2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ThaoDTH</text:p>
          </table:table-cell>
          <table:table-cell table:style-name="ce93" table:formula="of:=SUM([.D25:.AG25])" office:value-type="float" office:value="0">
            <text:p>0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3" office:value-type="string">
            <text:p>ThaoTP</text:p>
          </table:table-cell>
          <table:table-cell table:style-name="ce93" table:formula="of:=SUM([.D26:.AG26])" office:value-type="float" office:value="1.5">
            <text:p>1.5</text:p>
          </table:table-cell>
          <table:table-cell table:style-name="ce97" office:value-type="float" office:value="1">
            <office:annotation draw:style-name="gr6" draw:text-style-name="P1" svg:width="1.1413in" svg:height="0.2346in" svg:x="2.6457in" svg:y="5.5587in" draw:caption-point-x="-0.2402in" draw:caption-point-y="0.615in">
              <dc:date>2015-06-01T00:00:00</dc:date>
              <text:p text:style-name="P1"><text:span text:style-name="T1">Đi làm giấy tờ</text:span></text:p>
            </office:annotation>
            <text:p>1</text:p>
          </table:table-cell>
          <table:table-cell table:number-columns-repeated="4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4" table:style-name="ce97" office:value-type="float" office:value="0">
            <text:p>0</text:p>
          </table:table-cell>
          <table:table-cell table:style-name="ce97" office:value-type="float" office:value="0.5">
            <office:annotation draw:style-name="gr4" draw:text-style-name="P1" svg:width="1.1413in" svg:height="0.3902in" svg:x="11.0925in" svg:y="5.5701in" draw:caption-point-x="-0.2402in" draw:caption-point-y="0.6035in">
              <dc:date>2015-06-19T00:00:00</dc:date>
              <text:p text:style-name="P1"><text:span text:style-name="T1">Bận việc ở trường</text:span></text:p>
            </office:annotation>
            <text:p>0.5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ThamDT</text:p>
          </table:table-cell>
          <table:table-cell table:style-name="ce93" table:formula="of:=SUM([.D27:.AG27])" office:value-type="float" office:value="0.5">
            <text:p>0.5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4" table:style-name="ce97" office:value-type="float" office:value="0">
            <text:p>0</text:p>
          </table:table-cell>
          <table:table-cell table:style-name="ce97" office:value-type="float" office:value="0.5">
            <office:annotation draw:style-name="gr4" draw:text-style-name="P1" svg:width="1.1413in" svg:height="0.3902in" svg:x="11.0925in" svg:y="5.8185in" draw:caption-point-x="-0.2402in" draw:caption-point-y="0.6028in">
              <dc:date>2015-07-02T00:00:00</dc:date>
              <text:p text:style-name="P1"><text:span text:style-name="T1">Bị ốm, nghỉ buổi chiều</text:span></text:p>
            </office:annotation>
            <text:p>0.5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ThienTN</text:p>
          </table:table-cell>
          <table:table-cell table:style-name="ce93" table:formula="of:=SUM([.D28:.AG28])" office:value-type="float" office:value="1.5">
            <text:p>1.5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0">
            <text:p>0</text:p>
          </table:table-cell>
          <table:table-cell table:style-name="ce97" office:value-type="float" office:value="0.5">
            <office:annotation draw:style-name="gr4" draw:text-style-name="P1" svg:width="1.1413in" svg:height="0.3902in" svg:x="6.3311in" svg:y="6.0598in" draw:caption-point-x="-0.2402in" draw:caption-point-y="0.6091in">
              <dc:date>2015-06-09T00:00:00</dc:date>
              <text:p text:style-name="P1"><text:span text:style-name="T1">Bị ốm, nghỉ buổi chiều</text:span></text:p>
            </office:annotation>
            <text:p>0.5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number-columns-repeated="4" table:style-name="ce97" office:value-type="float" office:value="0">
            <text:p>0</text:p>
          </table:table-cell>
          <table:table-cell table:style-name="ce97" office:value-type="float" office:value="1">
            <office:annotation draw:style-name="gr6" draw:text-style-name="P1" svg:width="1.1413in" svg:height="0.2346in" svg:x="11.0925in" svg:y="6.0654in" draw:caption-point-x="-0.2402in" draw:caption-point-y="0.6035in">
              <dc:date>2015-06-19T00:00:00</dc:date>
              <text:p text:style-name="P1"><text:span text:style-name="T1">Bận việc nhà</text:span></text:p>
            </office:annotation>
            <text:p>1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ThieuNV</text:p>
          </table:table-cell>
          <table:table-cell table:style-name="ce93" table:formula="of:=SUM([.D29:.AG29])" office:value-type="float" office:value="0">
            <text:p>0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ThinhT</text:p>
          </table:table-cell>
          <table:table-cell table:style-name="ce93" table:formula="of:=SUM([.D30:.AG30])" office:value-type="float" office:value="1.5">
            <text:p>1.5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office:value-type="float" office:value="0">
            <office:annotation draw:style-name="gr4" draw:text-style-name="P1" svg:width="1.1413in" svg:height="0.3902in" svg:x="4.0157in" svg:y="6.5531in" draw:caption-point-x="-0.2402in" draw:caption-point-y="0.6114in">
              <dc:date>2015-06-04T00:00:00</dc:date>
              <text:p text:style-name="P1"><text:span text:style-name="T1">Đi trễ ~2h, làm bù</text:span></text:p>
            </office:annotation>
            <text:p>0</text:p>
          </table:table-cell>
          <table:table-cell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97" office:value-type="float" office:value="1">
            <office:annotation draw:style-name="gr2" draw:text-style-name="P1" svg:width="1.1413in" svg:height="0.5457in" svg:x="6.8205in" svg:y="6.5524in" draw:caption-point-x="-0.2402in" draw:caption-point-y="0.6122in">
              <dc:date>2015-06-04T00:00:00</dc:date>
              <text:p text:style-name="P1"><text:span text:style-name="T1">Về quê khám nghĩa vụ quân sự</text:span></text:p>
            </office:annotation>
            <text:p>1</text:p>
          </table:table-cell>
          <table:table-cell table:style-name="ce97" office:value-type="float" office:value="0.5">
            <office:annotation draw:style-name="gr2" draw:text-style-name="P1" svg:width="1.1413in" svg:height="0.5457in" svg:x="7.3094in" svg:y="6.5539in" draw:caption-point-x="-0.2402in" draw:caption-point-y="0.6106in">
              <dc:date>2015-06-05T00:00:00</dc:date>
              <text:p text:style-name="P1"><text:span text:style-name="T1">Về quê khám nghĩa vụ quân sự</text:span></text:p>
            </office:annotation>
            <text:p>0.5</text:p>
          </table:table-cell>
          <table:table-cell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28">
            <text:p>28</text:p>
          </table:table-cell>
          <table:table-cell table:style-name="ce43" office:value-type="string">
            <text:p>ThuyLTT</text:p>
          </table:table-cell>
          <table:table-cell table:style-name="ce93" table:formula="of:=SUM([.D31:.AG31])" office:value-type="float" office:value="1.5">
            <text:p>1.5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1">
            <office:annotation draw:style-name="gr6" draw:text-style-name="P1" svg:width="1.1413in" svg:height="0.2346in" svg:x="3.1024in" svg:y="6.7988in" draw:caption-point-x="-0.2402in" draw:caption-point-y="0.6134in">
              <dc:date>2015-06-02T00:00:00</dc:date>
              <text:p text:style-name="P1"><text:span text:style-name="T1">Bận việc nhà</text:span></text:p>
            </office:annotation>
            <text:p>1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number-columns-repeated="3" table:style-name="ce97" office:value-type="float" office:value="0">
            <text:p>0</text:p>
          </table:table-cell>
          <table:table-cell table:style-name="ce97" office:value-type="float" office:value="0.5">
            <text:p>0.5</text:p>
          </table:table-cell>
          <table:table-cell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29">
            <text:p>29</text:p>
          </table:table-cell>
          <table:table-cell table:style-name="ce43" office:value-type="string">
            <text:p>TuanND</text:p>
          </table:table-cell>
          <table:table-cell table:style-name="ce93" table:formula="of:=SUM([.D32:.AG32])" office:value-type="float" office:value="0">
            <text:p>0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30">
            <text:p>30</text:p>
          </table:table-cell>
          <table:table-cell table:style-name="ce43" office:value-type="string">
            <text:p>VietBA</text:p>
          </table:table-cell>
          <table:table-cell table:style-name="ce93" table:formula="of:=SUM([.D33:.AG33])" office:value-type="float" office:value="0">
            <text:p>0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6">
          <table:table-cell table:style-name="ce41" office:value-type="float" office:value="31">
            <text:p>31</text:p>
          </table:table-cell>
          <table:table-cell table:style-name="ce43" office:value-type="string">
            <text:p>VuNA</text:p>
          </table:table-cell>
          <table:table-cell table:style-name="ce93" table:formula="of:=SUM([.D34:.AG34])" office:value-type="float" office:value="1">
            <text:p>1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3" table:style-name="ce97" office:value-type="float" office:value="0">
            <text:p>0</text:p>
          </table:table-cell>
          <table:table-cell table:style-name="ce97" office:value-type="float" office:value="1">
            <office:annotation draw:style-name="gr2" draw:text-style-name="P1" svg:width="1.1413in" svg:height="0.5457in" svg:x="10.6358in" svg:y="7.5512in" draw:caption-point-x="-0.2402in" draw:caption-point-y="0.6039in">
              <dc:date>2015-06-18T00:00:00</dc:date>
              <text:p text:style-name="P1"><text:span text:style-name="T1">Về quê khám nghãi vụ quân sự</text:span></text:p>
            </office:annotation>
            <text:p>1</text:p>
          </table:table-cell>
          <table:table-cell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42" table:number-columns-repeated="949"/>
        </table:table-row>
        <table:table-row table:style-name="ro2" table:number-rows-repeated="65404">
          <table:table-cell table:style-name="ce42" table:number-columns-repeated="3"/>
          <table:table-cell table:style-name="ce98" table:number-columns-repeated="30"/>
          <table:table-cell table:style-name="ce42" table:number-columns-repeated="949"/>
        </table:table-row>
        <table:table-row table:style-name="ro2" table:number-rows-repeated="983137">
          <table:table-cell table:number-columns-repeated="982"/>
        </table:table-row>
        <table:table-row table:style-name="ro2">
          <table:table-cell table:number-columns-repeated="982"/>
        </table:table-row>
      </table:table>
      <table:table table:name="Thong_Tin_Ngay_Nghi_201507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0" table:number-columns-repeated="8" table:default-cell-style-name="ce110"/>
        <table:table-column table:style-name="co21" table:number-columns-repeated="7" table:default-cell-style-name="ce110"/>
        <table:table-column table:style-name="co20" table:number-columns-repeated="16" table:default-cell-style-name="ce110"/>
        <table:table-column table:style-name="co7" table:number-columns-repeated="952" table:default-cell-style-name="Default"/>
        <table:table-row table:style-name="ro2">
          <table:table-cell table:style-name="ce58"/>
          <table:table-cell table:style-name="ce92" table:number-columns-repeated="2"/>
          <table:table-cell table:style-name="ce105" table:number-columns-repeated="8"/>
          <table:table-cell table:style-name="ce111" office:value-type="string" table:number-columns-spanned="2" table:number-rows-spanned="1">
            <text:p>Month</text:p>
          </table:table-cell>
          <table:covered-table-cell table:style-name="ce112"/>
          <table:table-cell table:style-name="ce113" table:content-validation-name="val1" office:value-type="float" office:value="7" table:number-columns-spanned="2" table:number-rows-spanned="1">
            <text:p>7</text:p>
          </table:table-cell>
          <table:covered-table-cell table:style-name="ce112"/>
          <table:table-cell table:style-name="ce111" office:value-type="string" table:number-columns-spanned="2" table:number-rows-spanned="1">
            <text:p>Year</text:p>
          </table:table-cell>
          <table:covered-table-cell table:style-name="ce112"/>
          <table:table-cell table:style-name="ce111" office:value-type="float" office:value="2015" table:number-columns-spanned="2" table:number-rows-spanned="1">
            <text:p>2015</text:p>
          </table:table-cell>
          <table:covered-table-cell table:style-name="ce114"/>
          <table:table-cell table:style-name="ce105" table:number-columns-repeated="15"/>
          <table:table-cell table:style-name="ce65" table:number-columns-repeated="952"/>
        </table:table-row>
        <table:table-row table:style-name="ro2">
          <table:table-cell table:style-name="ce58" table:number-columns-repeated="3"/>
          <table:table-cell table:style-name="ce106" table:formula="of:=DATE([.$R$1];[.N1];1)" office:value-type="date" office:date-value="2015-07-01">
            <text:p>01</text:p>
          </table:table-cell>
          <table:table-cell table:style-name="ce106" table:formula="of:=[.D2]+1" office:value-type="date" office:date-value="2015-07-02">
            <text:p>02</text:p>
          </table:table-cell>
          <table:table-cell table:style-name="ce106" table:formula="of:=[.E2]+1" office:value-type="date" office:date-value="2015-07-03">
            <text:p>03</text:p>
          </table:table-cell>
          <table:table-cell table:style-name="ce106" table:formula="of:=[.F2]+1" office:value-type="date" office:date-value="2015-07-04">
            <text:p>04</text:p>
          </table:table-cell>
          <table:table-cell table:style-name="ce106" table:formula="of:=[.G2]+1" office:value-type="date" office:date-value="2015-07-05">
            <text:p>05</text:p>
          </table:table-cell>
          <table:table-cell table:style-name="ce106" table:formula="of:=[.H2]+1" office:value-type="date" office:date-value="2015-07-06">
            <text:p>06</text:p>
          </table:table-cell>
          <table:table-cell table:style-name="ce106" table:formula="of:=[.I2]+1" office:value-type="date" office:date-value="2015-07-07">
            <text:p>07</text:p>
          </table:table-cell>
          <table:table-cell table:style-name="ce106" table:formula="of:=[.J2]+1" office:value-type="date" office:date-value="2015-07-08">
            <text:p>08</text:p>
          </table:table-cell>
          <table:table-cell table:style-name="ce106" table:formula="of:=[.K2]+1" office:value-type="date" office:date-value="2015-07-09">
            <text:p>09</text:p>
          </table:table-cell>
          <table:table-cell table:style-name="ce106" table:formula="of:=[.L2]+1" office:value-type="date" office:date-value="2015-07-10">
            <text:p>10</text:p>
          </table:table-cell>
          <table:table-cell table:style-name="ce106" table:formula="of:=[.M2]+1" office:value-type="date" office:date-value="2015-07-11">
            <text:p>11</text:p>
          </table:table-cell>
          <table:table-cell table:style-name="ce106" table:formula="of:=[.N2]+1" office:value-type="date" office:date-value="2015-07-12">
            <text:p>12</text:p>
          </table:table-cell>
          <table:table-cell table:style-name="ce106" table:formula="of:=[.O2]+1" office:value-type="date" office:date-value="2015-07-13">
            <text:p>13</text:p>
          </table:table-cell>
          <table:table-cell table:style-name="ce106" table:formula="of:=[.P2]+1" office:value-type="date" office:date-value="2015-07-14">
            <text:p>14</text:p>
          </table:table-cell>
          <table:table-cell table:style-name="ce106" table:formula="of:=[.Q2]+1" office:value-type="date" office:date-value="2015-07-15">
            <text:p>15</text:p>
          </table:table-cell>
          <table:table-cell table:style-name="ce106" table:formula="of:=[.R2]+1" office:value-type="date" office:date-value="2015-07-16">
            <text:p>16</text:p>
          </table:table-cell>
          <table:table-cell table:style-name="ce106" table:formula="of:=[.S2]+1" office:value-type="date" office:date-value="2015-07-17">
            <text:p>17</text:p>
          </table:table-cell>
          <table:table-cell table:style-name="ce106" table:formula="of:=[.T2]+1" office:value-type="date" office:date-value="2015-07-18">
            <text:p>18</text:p>
          </table:table-cell>
          <table:table-cell table:style-name="ce106" table:formula="of:=[.U2]+1" office:value-type="date" office:date-value="2015-07-19">
            <text:p>19</text:p>
          </table:table-cell>
          <table:table-cell table:style-name="ce106" table:formula="of:=[.V2]+1" office:value-type="date" office:date-value="2015-07-20">
            <text:p>20</text:p>
          </table:table-cell>
          <table:table-cell table:style-name="ce106" table:formula="of:=[.W2]+1" office:value-type="date" office:date-value="2015-07-21">
            <text:p>21</text:p>
          </table:table-cell>
          <table:table-cell table:style-name="ce106" table:formula="of:=[.X2]+1" office:value-type="date" office:date-value="2015-07-22">
            <text:p>22</text:p>
          </table:table-cell>
          <table:table-cell table:style-name="ce106" table:formula="of:=[.Y2]+1" office:value-type="date" office:date-value="2015-07-23">
            <text:p>23</text:p>
          </table:table-cell>
          <table:table-cell table:style-name="ce106" table:formula="of:=[.Z2]+1" office:value-type="date" office:date-value="2015-07-24">
            <text:p>24</text:p>
          </table:table-cell>
          <table:table-cell table:style-name="ce106" table:formula="of:=[.AA2]+1" office:value-type="date" office:date-value="2015-07-25">
            <text:p>25</text:p>
          </table:table-cell>
          <table:table-cell table:style-name="ce106" table:formula="of:=[.AB2]+1" office:value-type="date" office:date-value="2015-07-26">
            <text:p>26</text:p>
          </table:table-cell>
          <table:table-cell table:style-name="ce106" table:formula="of:=[.AC2]+1" office:value-type="date" office:date-value="2015-07-27">
            <text:p>27</text:p>
          </table:table-cell>
          <table:table-cell table:style-name="ce106" table:formula="of:=[.AD2]+1" office:value-type="date" office:date-value="2015-07-28">
            <text:p>28</text:p>
          </table:table-cell>
          <table:table-cell table:style-name="ce106" table:formula="of:=[.AE2]+1" office:value-type="date" office:date-value="2015-07-29">
            <text:p>29</text:p>
          </table:table-cell>
          <table:table-cell table:style-name="ce106" table:formula="of:=[.AF2]+1" office:value-type="date" office:date-value="2015-07-30">
            <text:p>30</text:p>
          </table:table-cell>
          <table:table-cell table:style-name="ce106" table:formula="of:=[.AG2]+1" office:value-type="date" office:date-value="2015-07-31">
            <text:p>31</text:p>
          </table:table-cell>
          <table:table-cell table:style-name="ce65" table:number-columns-repeated="952"/>
        </table:table-row>
        <table:table-row table:style-name="ro6">
          <table:table-cell table:style-name="ce58" office:value-type="string">
            <text:p>No.</text:p>
          </table:table-cell>
          <table:table-cell table:style-name="ce58" office:value-type="string">
            <text:p>Name</text:p>
          </table:table-cell>
          <table:table-cell table:style-name="ce58" office:value-type="string">
            <text:p>Absent</text:p>
          </table:table-cell>
          <table:table-cell table:style-name="ce107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7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7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7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7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7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7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7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7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7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7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7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7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7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7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7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7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7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7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7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7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7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7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7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7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7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7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7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7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7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7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5" table:number-columns-repeated="952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104" table:formula="of:=SUM([.D4:.AH4])" office:value-type="float" office:value="0.5">
            <text:p>0.5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text:p>0</text:p>
          </table:table-cell>
          <table:table-cell table:style-name="ce108" office:value-type="float" office:value="0.5">
            <text:p>0.5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AnhTTH</text:p>
          </table:table-cell>
          <table:table-cell table:style-name="ce104" table:formula="of:=SUM([.D5:.AH5])" office:value-type="float" office:value="1.5">
            <text:p>1.5</text:p>
          </table:table-cell>
          <table:table-cell table:style-name="ce108" table:number-columns-repeated="5"/>
          <table:table-cell table:number-columns-repeated="3" table:style-name="ce108" office:value-type="float" office:value="0">
            <text:p>0</text:p>
          </table:table-cell>
          <table:table-cell table:style-name="ce108" office:value-type="float" office:value="1">
            <office:annotation draw:style-name="gr4" draw:text-style-name="P1" svg:width="1.1413in" svg:height="0.3902in" svg:x="6.3311in" svg:y="0.3591in" draw:caption-point-x="-0.2402in" draw:caption-point-y="0.6063in">
              <dc:date>2015-07-09T00:00:00</dc:date>
              <text:p text:style-name="P1"><text:span text:style-name="T1">Báo cáo luận văn </text:span></text:p>
            </office:annotation>
            <text:p>1</text:p>
          </table:table-cell>
          <table:table-cell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0.5">
            <text:p>0.5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BinhNT</text:p>
          </table:table-cell>
          <table:table-cell table:style-name="ce104" table:formula="of:=SUM([.D6:.AH6])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3" table:style-name="ce108" office:value-type="float" office:value="0">
            <text:p>0</text:p>
          </table:table-cell>
          <table:table-cell table:style-name="ce108" office:value-type="float" office:value="0">
            <office:annotation draw:style-name="gr4" draw:text-style-name="P1" svg:width="1.1413in" svg:height="0.3902in" svg:x="16.1154in" svg:y="0.6161in" draw:caption-point-x="-0.2402in" draw:caption-point-y="0.5969in">
              <dc:date>2015-07-30T00:00:00</dc:date>
              <text:p text:style-name="P1"><text:span text:style-name="T1">Bận việc riêng, vào trễ ~1h30</text:span></text:p>
            </office:annotation>
            <text:p>0</text:p>
          </table:table-cell>
          <table:table-cell table:style-name="ce10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104" table:formula="of:=SUM([.D7:.AH7])" office:value-type="float" office:value="2">
            <text:p>2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4" table:style-name="ce108" office:value-type="float" office:value="0">
            <text:p>0</text:p>
          </table:table-cell>
          <table:table-cell table:style-name="ce108" office:value-type="float" office:value="1">
            <office:annotation draw:style-name="gr4" draw:text-style-name="P1" svg:width="1.1413in" svg:height="0.3902in" svg:x="6.8205in" svg:y="0.8543in" draw:caption-point-x="-0.2402in" draw:caption-point-y="0.6063in">
              <dc:date>2015-07-09T00:00:00</dc:date>
              <text:p text:style-name="P1"><text:span text:style-name="T1">Đi khám sức khỏe</text:span></text:p>
            </office:annotation>
            <text:p>1</text:p>
          </table:table-cell>
          <table:table-cell table:style-name="ce108" table:number-columns-repeated="2"/>
          <table:table-cell table:style-name="ce108" office:value-type="float" office:value="0">
            <text:p>0</text:p>
          </table:table-cell>
          <table:table-cell table:style-name="ce108" office:value-type="float" office:value="0">
            <office:annotation draw:style-name="gr4" draw:text-style-name="P1" svg:width="1.1413in" svg:height="0.3902in" svg:x="8.7768in" svg:y="0.8559in" draw:caption-point-x="-0.2402in" draw:caption-point-y="0.6047in">
              <dc:date>2015-07-14T00:00:00</dc:date>
              <text:p text:style-name="P1"><text:span text:style-name="T1">Vào trễ ~ 1h, bận việc riêng</text:span></text:p>
            </office:annotation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0">
            <office:annotation draw:style-name="gr4" draw:text-style-name="P1" svg:width="1.1413in" svg:height="0.3902in" svg:x="15.6587in" svg:y="0.8634in" draw:caption-point-x="-0.2402in" draw:caption-point-y="0.5972in">
              <dc:date>2015-07-29T00:00:00</dc:date>
              <text:p text:style-name="P1"><text:span text:style-name="T1">Ngủ quên, đi trễ &gt;1h</text:span></text:p>
            </office:annotation>
            <text:p>0</text:p>
          </table:table-cell>
          <table:table-cell table:style-name="ce108" office:value-type="float" office:value="0">
            <text:p>0</text:p>
          </table:table-cell>
          <table:table-cell table:style-name="ce108" office:value-type="float" office:value="1">
            <office:annotation draw:style-name="gr9" draw:text-style-name="P1" svg:width="1.1413in" svg:height="0.2634in" svg:x="16.572in" svg:y="0.863in" draw:caption-point-x="-0.2402in" draw:caption-point-y="0.5976in">
              <dc:date>2015-07-28T00:00:00</dc:date>
              <text:p text:style-name="P1"><text:span text:style-name="T1">Về quê</text:span></text:p>
            </office:annotation>
            <text:p>1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DuyNM</text:p>
          </table:table-cell>
          <table:table-cell table:style-name="ce104" table:formula="of:=SUM([.D8:.AH8])" office:value-type="float" office:value="1">
            <text:p>1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1">
            <office:annotation draw:style-name="gr4" draw:text-style-name="P1" svg:width="1.1413in" svg:height="0.3902in" svg:x="14.7457in" svg:y="1.1075in" draw:caption-point-x="-0.2402in" draw:caption-point-y="0.6008in">
              <dc:date>2015-07-21T00:00:00</dc:date>
              <text:p text:style-name="P1"><text:span text:style-name="T1">Về quê đám cưới chị gái</text:span></text:p>
            </office:annotation>
            <text:p>1</text:p>
          </table:table-cell>
          <table:table-cell table:number-columns-repeated="4" table:style-name="ce10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6">
            <text:p>6</text:p>
          </table:table-cell>
          <table:table-cell table:style-name="ce43" office:value-type="string">
            <text:p>GiauNV</text:p>
          </table:table-cell>
          <table:table-cell table:style-name="ce104" table:formula="of:=SUM([.D9:.AH9])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42" table:number-columns-repeated="952"/>
        </table:table-row>
        <table:table-row table:style-name="ro17">
          <table:table-cell table:style-name="ce41" office:value-type="float" office:value="7">
            <text:p>7</text:p>
          </table:table-cell>
          <table:table-cell table:style-name="ce43" office:value-type="string">
            <text:p>HaTH</text:p>
          </table:table-cell>
          <table:table-cell table:style-name="ce104" table:formula="of:=SUM([.D10:.AH10])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aiNM</text:p>
          </table:table-cell>
          <table:table-cell table:style-name="ce104" table:formula="of:=SUM([.D11:.AH11])" office:value-type="float" office:value="2">
            <text:p>2</text:p>
          </table:table-cell>
          <table:table-cell table:style-name="ce108" office:value-type="float" office:value="1">
            <office:annotation draw:style-name="gr6" draw:text-style-name="P1" svg:width="1.1413in" svg:height="0.2346in" svg:x="2.6457in" svg:y="1.8469in" draw:caption-point-x="-0.2402in" draw:caption-point-y="0.6114in">
              <dc:date>2015-07-02T00:00:00</dc:date>
              <text:p text:style-name="P1"><text:span text:style-name="T1">Đi coi thi</text:span></text:p>
            </office:annotation>
            <text:p>1</text:p>
          </table:table-cell>
          <table:table-cell table:style-name="ce108" office:value-type="float" office:value="0.5">
            <office:annotation draw:style-name="gr4" draw:text-style-name="P1" svg:width="1.1413in" svg:height="0.3902in" svg:x="3.1024in" svg:y="1.8469in" draw:caption-point-x="-0.2402in" draw:caption-point-y="0.6114in">
              <dc:date>2015-07-02T00:00:00</dc:date>
              <text:p text:style-name="P1"><text:span text:style-name="T1">Đi coi thi, nghỉ buổi sáng</text:span></text:p>
            </office:annotation>
            <text:p>0.5</text:p>
          </table:table-cell>
          <table:table-cell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0">
            <office:annotation draw:style-name="gr4" draw:text-style-name="P1" svg:width="1.1413in" svg:height="0.3902in" svg:x="9.2661in" svg:y="1.8543in" draw:caption-point-x="-0.2402in" draw:caption-point-y="0.6039in">
              <dc:date>2015-07-15T00:00:00</dc:date>
              <text:p text:style-name="P1"><text:span text:style-name="T1">Bận việc, vào trễ ~ 1h</text:span></text:p>
            </office:annotation>
            <text:p>0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.5">
            <office:annotation draw:style-name="gr2" draw:text-style-name="P1" svg:width="1.1413in" svg:height="0.5457in" svg:x="14.7457in" svg:y="1.8602in" draw:caption-point-x="-0.2402in" draw:caption-point-y="0.598in">
              <dc:date>2015-07-27T00:00:00</dc:date>
              <text:p text:style-name="P1"><text:span text:style-name="T1">Bị ốm, nghỉ buổi chiều</text:span></text:p>
              <text:p text:style-name="P1"><text:span text:style-name="T1"/></text:p>
            </office:annotation>
            <text:p>0.5</text:p>
          </table:table-cell>
          <table:table-cell table:number-columns-repeated="4" table:style-name="ce10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ienNV</text:p>
          </table:table-cell>
          <table:table-cell table:style-name="ce104" table:formula="of:=SUM([.D12:.AH12])" office:value-type="float" office:value="3">
            <text:p>3</text:p>
          </table:table-cell>
          <table:table-cell table:style-name="ce108" office:value-type="float" office:value="0">
            <text:p>0</text:p>
          </table:table-cell>
          <table:table-cell table:style-name="ce108" office:value-type="float" office:value="1">
            <text:p>1</text:p>
          </table:table-cell>
          <table:table-cell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1">
            <text:p>1</text:p>
          </table:table-cell>
          <table:table-cell table:number-columns-repeated="4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1">
            <text:p>1</text:p>
          </table:table-cell>
          <table:table-cell table:number-columns-repeated="4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HiepNH</text:p>
          </table:table-cell>
          <table:table-cell table:style-name="ce104" table:formula="of:=SUM([.D13:.AH13])" office:value-type="float" office:value="5">
            <text:p>5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1">
            <text:p>1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HieuPT</text:p>
          </table:table-cell>
          <table:table-cell table:style-name="ce104" table:formula="of:=SUM([.D14:.AH14])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HungPN</text:p>
          </table:table-cell>
          <table:table-cell table:style-name="ce104" table:formula="of:=SUM([.D15:.AH15])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KhoiNLD</text:p>
          </table:table-cell>
          <table:table-cell table:style-name="ce104" table:formula="of:=SUM([.D16:.AH16])" office:value-type="float" office:value="1">
            <text:p>1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4" table:style-name="ce108" office:value-type="float" office:value="0">
            <text:p>0</text:p>
          </table:table-cell>
          <table:table-cell table:style-name="ce108" office:value-type="float" office:value="0.5">
            <office:annotation draw:style-name="gr4" draw:text-style-name="P1" svg:width="1.1413in" svg:height="0.3902in" svg:x="6.8205in" svg:y="3.0909in" draw:caption-point-x="-0.2402in" draw:caption-point-y="0.6059in">
              <dc:date>2015-07-10T00:00:00</dc:date>
              <text:p text:style-name="P1"><text:span text:style-name="T1">Nghỉ buổi sáng, đi khám bệnh</text:span></text:p>
            </office:annotation>
            <text:p>0.5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3" table:style-name="ce108" office:value-type="float" office:value="0">
            <text:p>0</text:p>
          </table:table-cell>
          <table:table-cell table:style-name="ce108" office:value-type="float" office:value="0.5">
            <office:annotation draw:style-name="gr4" draw:text-style-name="P1" svg:width="1.1413in" svg:height="0.3902in" svg:x="12.9189in" svg:y="3.0969in" draw:caption-point-x="-0.2402in" draw:caption-point-y="0.6in">
              <dc:date>2015-07-23T00:00:00</dc:date>
              <text:p text:style-name="P1"><text:span text:style-name="T1">Bị ốm, nghỉ buổi chiều, đột xuât</text:span></text:p>
            </office:annotation>
            <text:p>0.5</text:p>
          </table:table-cell>
          <table:table-cell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LongNH</text:p>
          </table:table-cell>
          <table:table-cell table:style-name="ce104" table:formula="of:=SUM([.D17:.AH17])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office:annotation draw:style-name="gr4" draw:text-style-name="P1" svg:width="1.1413in" svg:height="0.3902in" svg:x="11.5492in" svg:y="3.3421in" draw:caption-point-x="-0.2402in" draw:caption-point-y="0.6024in">
              <dc:date>2015-07-20T00:00:00</dc:date>
              <text:p text:style-name="P1"><text:span text:style-name="T1">Ra ngân hàng, vào trễ ~ 1h</text:span></text:p>
            </office:annotation>
            <text:p>0</text:p>
          </table:table-cell>
          <table:table-cell table:number-columns-repeated="4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LuanNN</text:p>
          </table:table-cell>
          <table:table-cell table:style-name="ce104" table:formula="of:=SUM([.D18:.AH18])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MaiDTP</text:p>
          </table:table-cell>
          <table:table-cell table:style-name="ce104" table:formula="of:=SUM([.D19:.AH19])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text:p>0</text:p>
          </table:table-cell>
          <table:table-cell table:style-name="ce108" office:value-type="float" office:value="0">
            <office:annotation draw:style-name="gr4" draw:text-style-name="P1" svg:width="1.1413in" svg:height="0.3902in" svg:x="5.3854in" svg:y="3.8319in" draw:caption-point-x="-0.2402in" draw:caption-point-y="0.6079in">
              <dc:date>2015-07-07T00:00:00</dc:date>
              <text:p text:style-name="P1"><text:span text:style-name="T1">Bận việc riêng, tới trễ ~1h</text:span></text:p>
            </office:annotation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42" table:number-columns-repeated="952"/>
        </table:table-row>
        <table:table-row table:style-name="ro2">
          <table:table-cell table:style-name="ce41" office:value-type="float" office:value="17">
            <text:p>17</text:p>
          </table:table-cell>
          <table:table-cell table:style-name="ce43" office:value-type="string">
            <text:p>MaiNTT</text:p>
          </table:table-cell>
          <table:table-cell table:style-name="ce104"/>
          <table:table-cell table:style-name="ce108" table:number-columns-repeated="19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MinhTD</text:p>
          </table:table-cell>
          <table:table-cell table:style-name="ce104" table:formula="of:=SUM([.D21:.AH21])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text:p>0</text:p>
          </table:table-cell>
          <table:table-cell table:style-name="ce108" office:value-type="float" office:value="0">
            <office:annotation draw:style-name="gr9" draw:text-style-name="P1" svg:width="1.1413in" svg:height="0.2634in" svg:x="15.202in" svg:y="4.3252in" draw:caption-point-x="-0.2402in" draw:caption-point-y="0.5957in">
              <dc:date>2015-08-03T00:00:00</dc:date>
              <text:p text:style-name="P1"><text:span text:style-name="T1">Đi trễ 45'</text:span></text:p>
            </office:annotation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NamTD</text:p>
          </table:table-cell>
          <table:table-cell table:style-name="ce104" table:formula="of:=SUM([.D22:.AH22])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NamTV</text:p>
          </table:table-cell>
          <table:table-cell table:style-name="ce104" table:formula="of:=SUM([.D23:.AH23])" office:value-type="float" office:value="1">
            <text:p>1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1">
            <office:annotation draw:style-name="gr2" draw:text-style-name="P1" svg:width="1.1413in" svg:height="0.5457in" svg:x="11.5492in" svg:y="4.8142in" draw:caption-point-x="-0.2402in" draw:caption-point-y="0.602in">
              <dc:date>2015-07-20T00:00:00</dc:date>
              <text:p text:style-name="P1"><text:span text:style-name="T1">Về quê làm giấy tờ</text:span></text:p>
              <text:p text:style-name="P1"><text:span text:style-name="T1"/></text:p>
            </office:annotation>
            <text:p>1</text:p>
          </table:table-cell>
          <table:table-cell table:number-columns-repeated="4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NguyenHTT</text:p>
          </table:table-cell>
          <table:table-cell table:style-name="ce104" table:formula="of:=SUM([.D24:.AH24])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0">
            <office:annotation draw:style-name="gr4" draw:text-style-name="P1" svg:width="1.1413in" svg:height="0.3902in" svg:x="5.8421in" svg:y="5.0571in" draw:caption-point-x="-0.2402in" draw:caption-point-y="0.6067in">
              <dc:date>2015-07-08T00:00:00</dc:date>
              <text:p text:style-name="P1"><text:span text:style-name="T1">Nghỉ ở nhà (thai sản)</text:span></text:p>
            </office:annotation>
            <text:p>0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office:annotation draw:style-name="gr4" draw:text-style-name="P1" svg:width="1.1413in" svg:height="0.3902in" svg:x="11.5492in" svg:y="5.0614in" draw:caption-point-x="-0.2402in" draw:caption-point-y="0.6024in">
              <dc:date>2015-07-20T00:00:00</dc:date>
              <text:p text:style-name="P1"><text:span text:style-name="T1">Ra ngân hàng, vào trễ ~ 1h</text:span></text:p>
            </office:annotation>
            <text:p>0</text:p>
          </table:table-cell>
          <table:table-cell table:number-columns-repeated="4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3" table:style-name="ce108" office:value-type="float" office:value="0">
            <text:p>0</text:p>
          </table:table-cell>
          <table:table-cell table:style-name="ce108" office:value-type="float" office:value="0">
            <office:annotation draw:style-name="gr3" draw:text-style-name="P1" svg:width="1.1413in" svg:height="0.7012in" svg:x="16.1154in" svg:y="5.0669in" draw:caption-point-x="-0.2402in" draw:caption-point-y="0.5969in">
              <dc:date>2015-07-30T00:00:00</dc:date>
              <text:p text:style-name="P1"><text:span text:style-name="T1">Bị sốt, nghì 1 ngày nhưng trừ vào thời gian nghỉ thai sản</text:span></text:p>
            </office:annotation>
            <text:p>0</text:p>
          </table:table-cell>
          <table:table-cell table:style-name="ce10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NhanNM</text:p>
          </table:table-cell>
          <table:table-cell table:style-name="ce104" table:formula="of:=SUM([.D25:.AH25])" office:value-type="float" office:value="2">
            <text:p>2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1">
            <office:annotation draw:style-name="gr6" draw:text-style-name="P1" svg:width="1.1413in" svg:height="0.2346in" svg:x="4.9287in" svg:y="5.3008in" draw:caption-point-x="-0.2402in" draw:caption-point-y="0.6106in">
              <dc:date>2015-07-02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3" table:style-name="ce108" office:value-type="float" office:value="0">
            <text:p>0</text:p>
          </table:table-cell>
          <table:table-cell table:style-name="ce108" office:value-type="float" office:value="0.5">
            <office:annotation draw:style-name="gr4" draw:text-style-name="P1" svg:width="1.1413in" svg:height="0.3902in" svg:x="12.9189in" svg:y="5.3114in" draw:caption-point-x="-0.2402in" draw:caption-point-y="0.6in">
              <dc:date>2015-07-23T00:00:00</dc:date>
              <text:p text:style-name="P1"><text:span text:style-name="T1">Bị ốm, nghỉ buổi chiều, đột xuât</text:span></text:p>
            </office:annotation>
            <text:p>0.5</text:p>
          </table:table-cell>
          <table:table-cell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.5">
            <office:annotation draw:style-name="gr9" draw:text-style-name="P1" svg:width="1.1413in" svg:height="0.2634in" svg:x="14.7457in" svg:y="5.3126in" draw:caption-point-x="-0.2402in" draw:caption-point-y="0.5988in">
              <dc:date>2015-07-27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4" table:style-name="ce10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3" office:value-type="string">
            <text:p>NhanNV</text:p>
          </table:table-cell>
          <table:table-cell table:style-name="ce104" table:formula="of:=SUM([.D26:.AH26])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3" table:style-name="ce108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ThachBK</text:p>
          </table:table-cell>
          <table:table-cell table:style-name="ce104" table:formula="of:=SUM([.D27:.AH27])" office:value-type="float" office:value="2.5">
            <text:p>2.5</text:p>
          </table:table-cell>
          <table:table-cell table:style-name="ce108" office:value-type="float" office:value="0.5">
            <text:p>0.5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0.5">
            <office:annotation draw:style-name="gr2" draw:text-style-name="P1" svg:width="1.1413in" svg:height="0.5457in" svg:x="5.8421in" svg:y="5.8004in" draw:caption-point-x="-0.2402in" draw:caption-point-y="0.6063in">
              <dc:date>2015-07-08T00:00:00</dc:date>
              <text:p text:style-name="P1"><text:span text:style-name="T1">Đi học bằng lái xe</text:span></text:p>
              <text:p text:style-name="P1"><text:span text:style-name="T1"/></text:p>
            </office:annotation>
            <text:p>0.5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0.5">
            <office:annotation draw:style-name="gr4" draw:text-style-name="P1" svg:width="1.1413in" svg:height="0.3902in" svg:x="9.2661in" svg:y="5.8028in" draw:caption-point-x="-0.2402in" draw:caption-point-y="0.6039in">
              <dc:date>2015-07-15T00:00:00</dc:date>
              <text:p text:style-name="P1"><text:span text:style-name="T1">Nghỉ buổi sáng, học lái xe</text:span></text:p>
            </office:annotation>
            <text:p>0.5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0.5">
            <office:annotation draw:style-name="gr9" draw:text-style-name="P1" svg:width="1.1413in" svg:height="0.2634in" svg:x="12.4622in" svg:y="5.8094in" draw:caption-point-x="-0.2402in" draw:caption-point-y="0.5972in">
              <dc:date>2015-07-29T00:00:00</dc:date>
              <text:p text:style-name="P1"><text:span text:style-name="T1">Học bằng lái xe</text:span></text:p>
            </office:annotation>
            <text:p>0.5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0.5">
            <office:annotation draw:style-name="gr9" draw:text-style-name="P1" svg:width="1.1413in" svg:height="0.2634in" svg:x="15.6587in" svg:y="5.8094in" draw:caption-point-x="-0.2402in" draw:caption-point-y="0.5972in">
              <dc:date>2015-07-29T00:00:00</dc:date>
              <text:p text:style-name="P1"><text:span text:style-name="T1">Học bằng lái xe</text:span></text:p>
            </office:annotation>
            <text:p>0.5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ThaoDTH</text:p>
          </table:table-cell>
          <table:table-cell table:style-name="ce104" table:formula="of:=SUM([.D28:.AH28])" office:value-type="float" office:value="1">
            <text:p>1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0.5">
            <office:annotation draw:style-name="gr4" draw:text-style-name="P1" svg:width="1.1413in" svg:height="0.3902in" svg:x="3.5591in" svg:y="6.0445in" draw:caption-point-x="-0.2402in" draw:caption-point-y="0.6098in">
              <dc:date>2015-07-03T00:00:00</dc:date>
              <text:p text:style-name="P1"><text:span text:style-name="T1">Bị ốm, nghỉ buổi sáng</text:span></text:p>
            </office:annotation>
            <text:p>0.5</text:p>
          </table:table-cell>
          <table:table-cell table:style-name="ce108" table:number-columns-repeated="2"/>
          <table:table-cell table:style-name="ce108" office:value-type="float" office:value="0">
            <text:p>0</text:p>
          </table:table-cell>
          <table:table-cell table:style-name="ce108" office:value-type="float" office:value="0.5">
            <office:annotation draw:style-name="gr2" draw:text-style-name="P1" svg:width="1.1413in" svg:height="0.5457in" svg:x="5.3854in" svg:y="6.0472in" draw:caption-point-x="-0.2402in" draw:caption-point-y="0.6071in">
              <dc:date>2015-07-07T00:00:00</dc:date>
              <text:p text:style-name="P1"><text:span text:style-name="T1">Đi chứng thực giấy tờ, nghỉ buổi sáng</text:span></text:p>
            </office:annotation>
            <text:p>0.5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0">
            <office:annotation draw:style-name="gr4" draw:text-style-name="P1" svg:width="1.1413in" svg:height="0.3902in" svg:x="15.6587in" svg:y="6.0571in" draw:caption-point-x="-0.2402in" draw:caption-point-y="0.5972in">
              <dc:date>2015-07-29T00:00:00</dc:date>
              <text:p text:style-name="P1"><text:span text:style-name="T1">Bận việc nhà, vào trễ 1h</text:span></text:p>
            </office:annotation>
            <text:p>0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ThaoTP</text:p>
          </table:table-cell>
          <table:table-cell table:style-name="ce104" table:formula="of:=SUM([.D29:.AH29])" office:value-type="float" office:value="1">
            <text:p>1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text:p>0</text:p>
          </table:table-cell>
          <table:table-cell table:style-name="ce108" office:value-type="float" office:value="0">
            <office:annotation draw:style-name="gr9" draw:text-style-name="P1" svg:width="1.1413in" svg:height="0.2634in" svg:x="15.202in" svg:y="6.3067in" draw:caption-point-x="-0.2402in" draw:caption-point-y="0.5957in">
              <dc:date>2015-08-03T00:00:00</dc:date>
              <text:p text:style-name="P1"><text:span text:style-name="T1">Đi trễ 1h</text:span></text:p>
            </office:annotation>
            <text:p>0</text:p>
          </table:table-cell>
          <table:table-cell table:style-name="ce108" office:value-type="float" office:value="1">
            <office:annotation draw:style-name="gr9" draw:text-style-name="P1" svg:width="1.1413in" svg:height="0.2634in" svg:x="15.6587in" svg:y="6.3051in" draw:caption-point-x="-0.2402in" draw:caption-point-y="0.5972in">
              <dc:date>2015-07-29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ThamDT</text:p>
          </table:table-cell>
          <table:table-cell table:style-name="ce104" table:formula="of:=SUM([.D30:.AH30])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office:annotation draw:style-name="gr6" draw:text-style-name="P1" svg:width="1.1413in" svg:height="0.2346in" svg:x="4.9287in" svg:y="6.5406in" draw:caption-point-x="-0.2402in" draw:caption-point-y="0.6094in">
              <dc:date>2015-07-06T00:00:00</dc:date>
              <text:p text:style-name="P1"><text:span text:style-name="T1">Vào trễ ~ 1h</text:span></text:p>
            </office:annotation>
            <text:p>0</text:p>
          </table:table-cell>
          <table:table-cell table:number-columns-repeated="4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28">
            <text:p>28</text:p>
          </table:table-cell>
          <table:table-cell table:style-name="ce43" office:value-type="string">
            <text:p>ThangHM</text:p>
          </table:table-cell>
          <table:table-cell table:style-name="ce104" table:formula="of:=SUM([.D31:.AH31])" office:value-type="float" office:value="0">
            <text:p>0</text:p>
          </table:table-cell>
          <table:table-cell table:style-name="ce108" table:number-columns-repeated="19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29">
            <text:p>29</text:p>
          </table:table-cell>
          <table:table-cell table:style-name="ce43" office:value-type="string">
            <text:p>ThienTN</text:p>
          </table:table-cell>
          <table:table-cell table:style-name="ce104" table:formula="of:=SUM([.D32:.AH32])" office:value-type="float" office:value="2">
            <text:p>2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4" table:style-name="ce108" office:value-type="float" office:value="0">
            <text:p>0</text:p>
          </table:table-cell>
          <table:table-cell table:style-name="ce108" office:value-type="float" office:value="0.5">
            <office:annotation draw:style-name="gr6" draw:text-style-name="P1" svg:width="1.1413in" svg:height="0.2346in" svg:x="6.8205in" svg:y="7.0394in" draw:caption-point-x="-0.2402in" draw:caption-point-y="0.6059in">
              <dc:date>2015-07-10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text:p>0</text:p>
          </table:table-cell>
          <table:table-cell table:style-name="ce108" office:value-type="float" office:value="0.5">
            <office:annotation draw:style-name="gr2" draw:text-style-name="P1" svg:width="1.1413in" svg:height="0.5457in" svg:x="12.0059in" svg:y="7.0437in" draw:caption-point-x="-0.2402in" draw:caption-point-y="0.6016in">
              <dc:date>2015-07-21T00:00:00</dc:date>
              <text:p text:style-name="P1"><text:span text:style-name="T1">Đón người nhà ở quê, nghỉ buổi sáng</text:span></text:p>
            </office:annotation>
            <text:p>0.5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1">
            <office:annotation draw:style-name="gr2" draw:text-style-name="P1" svg:width="1.1413in" svg:height="0.5457in" svg:x="14.7457in" svg:y="7.0504in" draw:caption-point-x="-0.2402in" draw:caption-point-y="0.5949in">
              <dc:date>2015-08-11T00:00:00</dc:date>
              <text:p text:style-name="P1"><text:span text:style-name="T1">Bị ốm (ngày này ko contact dc với Thiện)</text:span></text:p>
            </office:annotation>
            <text:p>1</text:p>
          </table:table-cell>
          <table:table-cell table:number-columns-repeated="4" table:style-name="ce10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30">
            <text:p>30</text:p>
          </table:table-cell>
          <table:table-cell table:style-name="ce43" office:value-type="string">
            <text:p>ThieuNV</text:p>
          </table:table-cell>
          <table:table-cell table:style-name="ce104" table:formula="of:=SUM([.D33:.AH33])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31">
            <text:p>31</text:p>
          </table:table-cell>
          <table:table-cell table:style-name="ce43" office:value-type="string">
            <text:p>ThinhT</text:p>
          </table:table-cell>
          <table:table-cell table:style-name="ce104" table:formula="of:=SUM([.D34:.AH34])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-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32">
            <text:p>32</text:p>
          </table:table-cell>
          <table:table-cell table:style-name="ce43" office:value-type="string">
            <text:p>ThongDN</text:p>
          </table:table-cell>
          <table:table-cell table:style-name="ce104" table:formula="of:=SUM([.D35:.AH35])" office:value-type="float" office:value="1">
            <text:p>1</text:p>
          </table:table-cell>
          <table:table-cell table:style-name="ce108" table:number-columns-repeated="5"/>
          <table:table-cell table:style-name="ce108" office:value-type="float" office:value="0.5">
            <office:annotation draw:style-name="gr6" draw:text-style-name="P1" svg:width="1.1413in" svg:height="0.2346in" svg:x="4.9287in" svg:y="7.7803in" draw:caption-point-x="-0.2402in" draw:caption-point-y="0.6079in">
              <dc:date>2015-07-07T00:00:00</dc:date>
              <text:p text:style-name="P1"><text:span text:style-name="T1">Bảo vệ đồ án</text:span></text:p>
            </office:annotation>
            <text:p>0.5</text:p>
          </table:table-cell>
          <table:table-cell table:style-name="ce108" office:value-type="float" office:value="0.5">
            <office:annotation draw:style-name="gr6" draw:text-style-name="P1" svg:width="1.1413in" svg:height="0.2346in" svg:x="5.3854in" svg:y="7.7803in" draw:caption-point-x="-0.2402in" draw:caption-point-y="0.6079in">
              <dc:date>2015-07-07T00:00:00</dc:date>
              <text:p text:style-name="P1"><text:span text:style-name="T1">Bảo vệ đồ án</text:span></text:p>
            </office:annotation>
            <text:p>0.5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33">
            <text:p>33</text:p>
          </table:table-cell>
          <table:table-cell table:style-name="ce43" office:value-type="string">
            <text:p>ThuyLTT</text:p>
          </table:table-cell>
          <table:table-cell table:style-name="ce104" table:formula="of:=SUM([.D36:.AH36])" office:value-type="float" office:value="1">
            <text:p>1</text:p>
          </table:table-cell>
          <table:table-cell table:style-name="ce108" office:value-type="float" office:value="0.5">
            <text:p>0.5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text:p>0</text:p>
          </table:table-cell>
          <table:table-cell table:style-name="ce108" office:value-type="float" office:value="0.5">
            <office:annotation draw:style-name="gr2" draw:text-style-name="P1" svg:width="1.1413in" svg:height="0.5457in" svg:x="5.3854in" svg:y="8.0291in" draw:caption-point-x="-0.2402in" draw:caption-point-y="0.6067in">
              <dc:date>2015-07-07T00:00:00</dc:date>
              <text:p text:style-name="P1"><text:span text:style-name="T1">Nghỉ buổi sáng, bận việc nhà</text:span></text:p>
              <text:p text:style-name="P1"><text:span text:style-name="T1"/></text:p>
            </office:annotation>
            <text:p>0.5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42" table:number-columns-repeated="952"/>
        </table:table-row>
        <table:table-row table:style-name="ro2">
          <table:table-cell table:style-name="ce41" office:value-type="float" office:value="34">
            <text:p>34</text:p>
          </table:table-cell>
          <table:table-cell table:style-name="ce43" office:value-type="string">
            <text:p>ToiDB</text:p>
          </table:table-cell>
          <table:table-cell table:style-name="ce104"/>
          <table:table-cell table:style-name="ce108" table:number-columns-repeated="20"/>
          <table:table-cell table:number-columns-repeated="4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35">
            <text:p>35</text:p>
          </table:table-cell>
          <table:table-cell table:style-name="ce43" office:value-type="string">
            <text:p>TuanND</text:p>
          </table:table-cell>
          <table:table-cell table:style-name="ce104" table:formula="of:=SUM([.D38:.AH38])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office:annotation draw:style-name="gr6" draw:text-style-name="P1" svg:width="1.1413in" svg:height="0.2346in" svg:x="4.9287in" svg:y="8.5075in" draw:caption-point-x="-0.2402in" draw:caption-point-y="0.6094in">
              <dc:date>2015-07-06T00:00:00</dc:date>
              <text:p text:style-name="P1"><text:span text:style-name="T1">Vào trễ ~ 1h</text:span></text:p>
            </office:annotation>
            <text:p>0</text:p>
          </table:table-cell>
          <table:table-cell table:number-columns-repeated="4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36">
            <text:p>36</text:p>
          </table:table-cell>
          <table:table-cell table:style-name="ce43" office:value-type="string">
            <text:p>VietBA</text:p>
          </table:table-cell>
          <table:table-cell table:style-name="ce104" table:formula="of:=SUM([.D39:.AH39])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37">
            <text:p>37</text:p>
          </table:table-cell>
          <table:table-cell table:style-name="ce43" office:value-type="string">
            <text:p>VinhP</text:p>
          </table:table-cell>
          <table:table-cell table:style-name="ce104" table:formula="of:=SUM([.D40:.AH40])" office:value-type="float" office:value="0">
            <text:p>0</text:p>
          </table:table-cell>
          <table:table-cell table:style-name="ce108" table:number-columns-repeated="6"/>
          <table:table-cell table:number-columns-repeated="4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42" table:number-columns-repeated="952"/>
        </table:table-row>
        <table:table-row table:style-name="ro6">
          <table:table-cell table:style-name="ce41" office:value-type="float" office:value="38">
            <text:p>38</text:p>
          </table:table-cell>
          <table:table-cell table:style-name="ce43" office:value-type="string">
            <text:p>VuNA</text:p>
          </table:table-cell>
          <table:table-cell table:style-name="ce104" table:formula="of:=SUM([.D41:.AH41])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42" table:number-columns-repeated="952"/>
        </table:table-row>
        <table:table-row table:style-name="ro2" table:number-rows-repeated="65404">
          <table:table-cell table:style-name="ce42" table:number-columns-repeated="3"/>
          <table:table-cell table:style-name="ce109" table:number-columns-repeated="31"/>
          <table:table-cell table:style-name="ce42" table:number-columns-repeated="952"/>
        </table:table-row>
        <table:table-row table:style-name="ro2" table:number-rows-repeated="983130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508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0" table:number-columns-repeated="8" table:default-cell-style-name="ce121"/>
        <table:table-column table:style-name="co21" table:number-columns-repeated="7" table:default-cell-style-name="ce121"/>
        <table:table-column table:style-name="co20" table:number-columns-repeated="16" table:default-cell-style-name="ce121"/>
        <table:table-column table:style-name="co7" table:number-columns-repeated="952" table:default-cell-style-name="Default"/>
        <table:table-row table:style-name="ro2">
          <table:table-cell table:style-name="ce58"/>
          <table:table-cell table:style-name="ce92" table:number-columns-repeated="2"/>
          <table:table-cell table:style-name="ce116" table:number-columns-repeated="8"/>
          <table:table-cell table:style-name="ce122" office:value-type="string" table:number-columns-spanned="2" table:number-rows-spanned="1">
            <text:p>Month</text:p>
          </table:table-cell>
          <table:covered-table-cell table:style-name="ce123"/>
          <table:table-cell table:style-name="ce124" table:content-validation-name="val1" office:value-type="float" office:value="8" table:number-columns-spanned="2" table:number-rows-spanned="1">
            <text:p>8</text:p>
          </table:table-cell>
          <table:covered-table-cell table:style-name="ce123"/>
          <table:table-cell table:style-name="ce122" office:value-type="string" table:number-columns-spanned="2" table:number-rows-spanned="1">
            <text:p>Year</text:p>
          </table:table-cell>
          <table:covered-table-cell table:style-name="ce123"/>
          <table:table-cell table:style-name="ce122" office:value-type="float" office:value="2015" table:number-columns-spanned="2" table:number-rows-spanned="1">
            <text:p>2015</text:p>
          </table:table-cell>
          <table:covered-table-cell table:style-name="ce125"/>
          <table:table-cell table:style-name="ce116" table:number-columns-repeated="15"/>
          <table:table-cell table:style-name="ce65" table:number-columns-repeated="952"/>
        </table:table-row>
        <table:table-row table:style-name="ro2">
          <table:table-cell table:style-name="ce58" table:number-columns-repeated="3"/>
          <table:table-cell table:style-name="ce117" table:formula="of:=DATE([.$R$1];[.N1];1)" office:value-type="date" office:date-value="2015-08-01">
            <text:p>01</text:p>
          </table:table-cell>
          <table:table-cell table:style-name="ce117" table:formula="of:=[.D2]+1" office:value-type="date" office:date-value="2015-08-02">
            <text:p>02</text:p>
          </table:table-cell>
          <table:table-cell table:style-name="ce117" table:formula="of:=[.E2]+1" office:value-type="date" office:date-value="2015-08-03">
            <text:p>03</text:p>
          </table:table-cell>
          <table:table-cell table:style-name="ce117" table:formula="of:=[.F2]+1" office:value-type="date" office:date-value="2015-08-04">
            <text:p>04</text:p>
          </table:table-cell>
          <table:table-cell table:style-name="ce117" table:formula="of:=[.G2]+1" office:value-type="date" office:date-value="2015-08-05">
            <text:p>05</text:p>
          </table:table-cell>
          <table:table-cell table:style-name="ce117" table:formula="of:=[.H2]+1" office:value-type="date" office:date-value="2015-08-06">
            <text:p>06</text:p>
          </table:table-cell>
          <table:table-cell table:style-name="ce117" table:formula="of:=[.I2]+1" office:value-type="date" office:date-value="2015-08-07">
            <text:p>07</text:p>
          </table:table-cell>
          <table:table-cell table:style-name="ce117" table:formula="of:=[.J2]+1" office:value-type="date" office:date-value="2015-08-08">
            <text:p>08</text:p>
          </table:table-cell>
          <table:table-cell table:style-name="ce117" table:formula="of:=[.K2]+1" office:value-type="date" office:date-value="2015-08-09">
            <text:p>09</text:p>
          </table:table-cell>
          <table:table-cell table:style-name="ce117" table:formula="of:=[.L2]+1" office:value-type="date" office:date-value="2015-08-10">
            <text:p>10</text:p>
          </table:table-cell>
          <table:table-cell table:style-name="ce117" table:formula="of:=[.M2]+1" office:value-type="date" office:date-value="2015-08-11">
            <text:p>11</text:p>
          </table:table-cell>
          <table:table-cell table:style-name="ce117" table:formula="of:=[.N2]+1" office:value-type="date" office:date-value="2015-08-12">
            <text:p>12</text:p>
          </table:table-cell>
          <table:table-cell table:style-name="ce117" table:formula="of:=[.O2]+1" office:value-type="date" office:date-value="2015-08-13">
            <text:p>13</text:p>
          </table:table-cell>
          <table:table-cell table:style-name="ce117" table:formula="of:=[.P2]+1" office:value-type="date" office:date-value="2015-08-14">
            <text:p>14</text:p>
          </table:table-cell>
          <table:table-cell table:style-name="ce117" table:formula="of:=[.Q2]+1" office:value-type="date" office:date-value="2015-08-15">
            <text:p>15</text:p>
          </table:table-cell>
          <table:table-cell table:style-name="ce117" table:formula="of:=[.R2]+1" office:value-type="date" office:date-value="2015-08-16">
            <text:p>16</text:p>
          </table:table-cell>
          <table:table-cell table:style-name="ce117" table:formula="of:=[.S2]+1" office:value-type="date" office:date-value="2015-08-17">
            <text:p>17</text:p>
          </table:table-cell>
          <table:table-cell table:style-name="ce117" table:formula="of:=[.T2]+1" office:value-type="date" office:date-value="2015-08-18">
            <text:p>18</text:p>
          </table:table-cell>
          <table:table-cell table:style-name="ce117" table:formula="of:=[.U2]+1" office:value-type="date" office:date-value="2015-08-19">
            <text:p>19</text:p>
          </table:table-cell>
          <table:table-cell table:style-name="ce117" table:formula="of:=[.V2]+1" office:value-type="date" office:date-value="2015-08-20">
            <text:p>20</text:p>
          </table:table-cell>
          <table:table-cell table:style-name="ce117" table:formula="of:=[.W2]+1" office:value-type="date" office:date-value="2015-08-21">
            <text:p>21</text:p>
          </table:table-cell>
          <table:table-cell table:style-name="ce117" table:formula="of:=[.X2]+1" office:value-type="date" office:date-value="2015-08-22">
            <text:p>22</text:p>
          </table:table-cell>
          <table:table-cell table:style-name="ce117" table:formula="of:=[.Y2]+1" office:value-type="date" office:date-value="2015-08-23">
            <text:p>23</text:p>
          </table:table-cell>
          <table:table-cell table:style-name="ce117" table:formula="of:=[.Z2]+1" office:value-type="date" office:date-value="2015-08-24">
            <text:p>24</text:p>
          </table:table-cell>
          <table:table-cell table:style-name="ce117" table:formula="of:=[.AA2]+1" office:value-type="date" office:date-value="2015-08-25">
            <text:p>25</text:p>
          </table:table-cell>
          <table:table-cell table:style-name="ce117" table:formula="of:=[.AB2]+1" office:value-type="date" office:date-value="2015-08-26">
            <text:p>26</text:p>
          </table:table-cell>
          <table:table-cell table:style-name="ce117" table:formula="of:=[.AC2]+1" office:value-type="date" office:date-value="2015-08-27">
            <text:p>27</text:p>
          </table:table-cell>
          <table:table-cell table:style-name="ce117" table:formula="of:=[.AD2]+1" office:value-type="date" office:date-value="2015-08-28">
            <text:p>28</text:p>
          </table:table-cell>
          <table:table-cell table:style-name="ce117" table:formula="of:=[.AE2]+1" office:value-type="date" office:date-value="2015-08-29">
            <text:p>29</text:p>
          </table:table-cell>
          <table:table-cell table:style-name="ce117" table:formula="of:=[.AF2]+1" office:value-type="date" office:date-value="2015-08-30">
            <text:p>30</text:p>
          </table:table-cell>
          <table:table-cell table:style-name="ce117" table:formula="of:=[.AG2]+1" office:value-type="date" office:date-value="2015-08-31">
            <text:p>31</text:p>
          </table:table-cell>
          <table:table-cell table:style-name="ce65" table:number-columns-repeated="952"/>
        </table:table-row>
        <table:table-row table:style-name="ro6">
          <table:table-cell table:style-name="ce58" office:value-type="string">
            <text:p>No.</text:p>
          </table:table-cell>
          <table:table-cell table:style-name="ce58" office:value-type="string">
            <text:p>Name</text:p>
          </table:table-cell>
          <table:table-cell table:style-name="ce58" office:value-type="string">
            <text:p>Absent</text:p>
          </table:table-cell>
          <table:table-cell table:style-name="ce118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5" table:number-columns-repeated="952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115" table:formula="of:=SUM([.D4:.AH4])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0"/>
          <table:table-cell table:style-name="ce42" table:number-columns-repeated="952"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AnhTTH</text:p>
          </table:table-cell>
          <table:table-cell table:style-name="ce115" table:formula="of:=SUM([.D5:.AH5])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0"/>
          <table:table-cell table:style-name="ce42" table:number-columns-repeated="952"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BinhNT</text:p>
          </table:table-cell>
          <table:table-cell table:style-name="ce115" table:formula="of:=SUM([.D6:.AH6])" office:value-type="float" office:value="1">
            <text:p>1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1">
            <office:annotation draw:style-name="gr9" draw:text-style-name="P1" svg:width="1.1413in" svg:height="0.2634in" svg:x="6.8205in" svg:y="0.6177in" draw:caption-point-x="-0.2402in" draw:caption-point-y="0.5953in">
              <dc:date>2015-08-11T00:00:00</dc:date>
              <text:p text:style-name="P1"><text:span text:style-name="T1">Bị ốm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0"/>
          <table:table-cell table:style-name="ce42" table:number-columns-repeated="952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115" table:formula="of:=SUM([.D7:.AH7])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0"/>
          <table:table-cell table:style-name="ce42" table:number-columns-repeated="952"/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DuyNM</text:p>
          </table:table-cell>
          <table:table-cell table:style-name="ce115" table:formula="of:=SUM([.D8:.AH8])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0"/>
          <table:table-cell table:style-name="ce42" table:number-columns-repeated="952"/>
        </table:table-row>
        <table:table-row table:style-name="ro6">
          <table:table-cell table:style-name="ce41" office:value-type="float" office:value="6">
            <text:p>6</text:p>
          </table:table-cell>
          <table:table-cell table:style-name="ce43" office:value-type="string">
            <text:p>GiauNV</text:p>
          </table:table-cell>
          <table:table-cell table:style-name="ce115" table:formula="of:=SUM([.D9:.AH9])" office:value-type="float" office:value="1">
            <text:p>1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4.0157in" svg:y="1.3591in" draw:caption-point-x="-0.2402in" draw:caption-point-y="0.5972in">
              <dc:date>2015-08-04T00:00:00</dc:date>
              <text:p text:style-name="P1"><text:span text:style-name="T1">Đi trễ 1h. Ra ngân hàng có xíu việc</text:span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1">
            <office:annotation draw:style-name="gr9" draw:text-style-name="P1" svg:width="1.1413in" svg:height="0.2634in" svg:x="6.8205in" svg:y="1.361in" draw:caption-point-x="-0.2402in" draw:caption-point-y="0.5953in">
              <dc:date>2015-08-11T00:00:00</dc:date>
              <text:p text:style-name="P1"><text:span text:style-name="T1">Bận việc riêng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0"/>
          <table:table-cell table:style-name="ce42" table:number-columns-repeated="952"/>
        </table:table-row>
        <table:table-row table:style-name="ro17">
          <table:table-cell table:style-name="ce41" office:value-type="float" office:value="7">
            <text:p>7</text:p>
          </table:table-cell>
          <table:table-cell table:style-name="ce43" office:value-type="string">
            <text:p>HaTH</text:p>
          </table:table-cell>
          <table:table-cell table:style-name="ce115" table:formula="of:=SUM([.D10:.AH10])" office:value-type="float" office:value="0.5">
            <text:p>0.5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9" draw:text-style-name="P1" svg:width="1.1413in" svg:height="0.2634in" svg:x="4.0157in" svg:y="1.6079in" draw:caption-point-x="-0.2402in" draw:caption-point-y="0.5961in">
              <dc:date>2015-08-06T00:00:00</dc:date>
              <text:p text:style-name="P1"><text:span text:style-name="T1">Nghỉ buổi chiều</text:span></text:p>
            </office:annotation>
            <text:p>0.5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0"/>
          <table:table-cell table:style-name="ce42" table:number-columns-repeated="952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aiNM</text:p>
          </table:table-cell>
          <table:table-cell table:style-name="ce115" table:formula="of:=SUM([.D11:.AH11])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0"/>
          <table:table-cell table:style-name="ce42" table:number-columns-repeated="952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ienNV</text:p>
          </table:table-cell>
          <table:table-cell table:style-name="ce115" table:formula="of:=SUM([.D12:.AH12])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0"/>
          <table:table-cell table:style-name="ce42" table:number-columns-repeated="952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HiepNH</text:p>
          </table:table-cell>
          <table:table-cell table:style-name="ce115" table:formula="of:=SUM([.D13:.AH13])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9" draw:text-style-name="P1" svg:width="1.1413in" svg:height="0.2634in" svg:x="3.5591in" svg:y="2.3559in" draw:caption-point-x="-0.2402in" draw:caption-point-y="0.598in">
              <dc:date>2015-08-03T00:00:00</dc:date>
              <text:p text:style-name="P1"><text:span text:style-name="T1">Đ trễ 1h</text:span></text:p>
            </office:annotation>
            <text:p>0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0"/>
          <table:table-cell table:style-name="ce42" table:number-columns-repeated="952"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HieuPT</text:p>
          </table:table-cell>
          <table:table-cell table:style-name="ce115" table:formula="of:=SUM([.D14:.AH14])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4.9287in" svg:y="2.6055in" draw:caption-point-x="-0.2402in" draw:caption-point-y="0.5961in">
              <dc:date>2015-08-06T00:00:00</dc:date>
              <text:p text:style-name="P1"><text:span text:style-name="T1">Ngủ quên, đi trễ ~ 1h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0"/>
          <table:table-cell table:style-name="ce42" table:number-columns-repeated="952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HungPN</text:p>
          </table:table-cell>
          <table:table-cell table:style-name="ce115" table:formula="of:=SUM([.D15:.AH15])" office:value-type="float" office:value="1">
            <text:p>1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1">
            <office:annotation draw:style-name="gr4" draw:text-style-name="P1" svg:width="1.1413in" svg:height="0.3902in" svg:x="7.3094in" svg:y="2.8543in" draw:caption-point-x="-0.2402in" draw:caption-point-y="0.5949in">
              <dc:date>2015-08-11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19" table:number-columns-repeated="20"/>
          <table:table-cell table:style-name="ce42" table:number-columns-repeated="952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KhoiNLD</text:p>
          </table:table-cell>
          <table:table-cell table:style-name="ce115" table:formula="of:=SUM([.D16:.AH16])" office:value-type="float" office:value="2">
            <text:p>2</text:p>
          </table:table-cell>
          <table:table-cell table:style-name="ce119" table:number-columns-repeated="2"/>
          <table:table-cell table:style-name="ce119" office:value-type="float" office:value="1">
            <office:annotation draw:style-name="gr9" draw:text-style-name="P1" svg:width="1.1413in" svg:height="0.2634in" svg:x="3.5591in" svg:y="3.0988in" draw:caption-point-x="-0.2402in" draw:caption-point-y="0.598in">
              <dc:date>2015-08-03T00:00:00</dc:date>
              <text:p text:style-name="P1"><text:span text:style-name="T1">Bị ốm</text:span></text:p>
            </office:annotation>
            <text:p>1</text:p>
          </table:table-cell>
          <table:table-cell table:style-name="ce119" office:value-type="float" office:value="0">
            <office:annotation draw:style-name="gr9" draw:text-style-name="P1" svg:width="1.1413in" svg:height="0.2634in" svg:x="4.0157in" svg:y="3.1in" draw:caption-point-x="-0.2402in" draw:caption-point-y="0.5969in">
              <dc:date>2015-08-04T00:00:00</dc:date>
              <text:p text:style-name="P1"><text:span text:style-name="T1">Bận việc riêng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1">
            <office:annotation draw:style-name="gr9" draw:text-style-name="P1" svg:width="1.1413in" svg:height="0.2634in" svg:x="4.9287in" svg:y="3.1008in" draw:caption-point-x="-0.2402in" draw:caption-point-y="0.5961in">
              <dc:date>2015-08-06T00:00:00</dc:date>
              <text:p text:style-name="P1"><text:span text:style-name="T1">Bị ốm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0"/>
          <table:table-cell table:style-name="ce42" table:number-columns-repeated="952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LongNH</text:p>
          </table:table-cell>
          <table:table-cell table:style-name="ce115" table:formula="of:=SUM([.D17:.AH17])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9" draw:text-style-name="P1" svg:width="1.1413in" svg:height="0.2634in" svg:x="3.5591in" svg:y="3.3465in" draw:caption-point-x="-0.2402in" draw:caption-point-y="0.598in">
              <dc:date>2015-08-03T00:00:00</dc:date>
              <text:p text:style-name="P1"><text:span text:style-name="T1">Đ trễ 1h</text:span></text:p>
            </office:annotation>
            <text:p>0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0"/>
          <table:table-cell table:style-name="ce42" table:number-columns-repeated="952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LuanNN</text:p>
          </table:table-cell>
          <table:table-cell table:style-name="ce115" table:formula="of:=SUM([.D18:.AH18])" office:value-type="float" office:value="1">
            <text:p>1</text:p>
          </table:table-cell>
          <table:table-cell table:style-name="ce119" table:number-columns-repeated="2"/>
          <table:table-cell table:style-name="ce119" office:value-type="float" office:value="1">
            <office:annotation draw:style-name="gr4" draw:text-style-name="P1" svg:width="1.1413in" svg:height="0.3902in" svg:x="3.5591in" svg:y="3.5941in" draw:caption-point-x="-0.2402in" draw:caption-point-y="0.598in">
              <dc:date>2015-08-03T00:00:00</dc:date>
              <text:p text:style-name="P1"><text:span text:style-name="T1">Đi Đồng Tháp đám cưới bạn</text:span></text:p>
            </office:annotation>
            <text:p>1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0"/>
          <table:table-cell table:style-name="ce42" table:number-columns-repeated="952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MaiDTP</text:p>
          </table:table-cell>
          <table:table-cell table:style-name="ce115" table:formula="of:=SUM([.D19:.AH19])" office:value-type="float" office:value="1.5">
            <text:p>1.5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.5">
            <text:p>0.5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1">
            <office:annotation draw:style-name="gr9" draw:text-style-name="P1" svg:width="1.1413in" svg:height="0.2634in" svg:x="7.3094in" svg:y="3.8445in" draw:caption-point-x="-0.2402in" draw:caption-point-y="0.5953in">
              <dc:date>2015-08-11T00:00:00</dc:date>
              <text:p text:style-name="P1"><text:span text:style-name="T1">Bận việc riêng</text:span></text:p>
            </office:annotation>
            <text:p>1</text:p>
          </table:table-cell>
          <table:table-cell table:style-name="ce119" table:number-columns-repeated="20"/>
          <table:table-cell table:style-name="ce42" table:number-columns-repeated="952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MaiNTT</text:p>
          </table:table-cell>
          <table:table-cell table:style-name="ce115" table:formula="of:=SUM([.D20:.AH20])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0"/>
          <table:table-cell table:style-name="ce42" table:number-columns-repeated="952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MinhTD</text:p>
          </table:table-cell>
          <table:table-cell table:style-name="ce115" table:formula="of:=SUM([.D21:.AH21])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0"/>
          <table:table-cell table:style-name="ce42" table:number-columns-repeated="952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NamTD</text:p>
          </table:table-cell>
          <table:table-cell table:style-name="ce115" table:formula="of:=SUM([.D22:.AH22])" office:value-type="float" office:value="0.5">
            <text:p>0.5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9" draw:text-style-name="P1" svg:width="1.1413in" svg:height="0.2634in" svg:x="7.3094in" svg:y="4.5878in" draw:caption-point-x="-0.2402in" draw:caption-point-y="0.5953in">
              <dc:date>2015-08-11T00:00:00</dc:date>
              <text:p text:style-name="P1"><text:span text:style-name="T1">Bận việc nhà (</text:span></text:p>
            </office:annotation>
            <text:p>0.5</text:p>
          </table:table-cell>
          <table:table-cell table:style-name="ce119" table:number-columns-repeated="20"/>
          <table:table-cell table:style-name="ce42" table:number-columns-repeated="952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NamTV</text:p>
          </table:table-cell>
          <table:table-cell table:style-name="ce115" table:formula="of:=SUM([.D23:.AH23])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0"/>
          <table:table-cell table:style-name="ce42" table:number-columns-repeated="952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3" office:value-type="string">
            <text:p>NguyenHTT</text:p>
          </table:table-cell>
          <table:table-cell table:style-name="ce115" table:formula="of:=SUM([.D24:.AH24])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7.3094in" svg:y="5.0831in" draw:caption-point-x="-0.2402in" draw:caption-point-y="0.5953in">
              <dc:date>2015-08-11T00:00:00</dc:date>
              <text:p text:style-name="P1"><text:span text:style-name="T1">Nghỉ đi khám thai</text:span></text:p>
            </office:annotation>
            <text:p>0</text:p>
          </table:table-cell>
          <table:table-cell table:style-name="ce119" table:number-columns-repeated="20"/>
          <table:table-cell table:style-name="ce42" table:number-columns-repeated="952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NhanNM</text:p>
          </table:table-cell>
          <table:table-cell table:style-name="ce115" table:formula="of:=SUM([.D25:.AH25])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0"/>
          <table:table-cell table:style-name="ce42" table:number-columns-repeated="952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3" office:value-type="string">
            <text:p>NhanNV</text:p>
          </table:table-cell>
          <table:table-cell table:style-name="ce115" table:formula="of:=SUM([.D26:.AH26])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0"/>
          <table:table-cell table:style-name="ce42" table:number-columns-repeated="952"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ThachBK</text:p>
          </table:table-cell>
          <table:table-cell table:style-name="ce115" table:formula="of:=SUM([.D27:.AH27])" office:value-type="float" office:value="0.5">
            <text:p>0.5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9" draw:text-style-name="P1" svg:width="1.1413in" svg:height="0.2634in" svg:x="4.472in" svg:y="5.8244in" draw:caption-point-x="-0.2402in" draw:caption-point-y="0.5969in">
              <dc:date>2015-08-05T00:00:00</dc:date>
              <text:p text:style-name="P1"><text:span text:style-name="T1">Đi học lái xe</text:span></text:p>
            </office:annotation>
            <text:p>0.5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0"/>
          <table:table-cell table:style-name="ce42" table:number-columns-repeated="952"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ThaoDTH</text:p>
          </table:table-cell>
          <table:table-cell table:style-name="ce115" table:formula="of:=SUM([.D28:.AH28])" office:value-type="float" office:value="3">
            <text:p>3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4.472in" svg:y="6.0724in" draw:caption-point-x="-0.2402in" draw:caption-point-y="0.5965in">
              <dc:date>2015-08-05T00:00:00</dc:date>
              <text:p text:style-name="P1"><text:span text:style-name="T1">Đi trễ ~ 1h (bận việc nhà)</text:span></text:p>
            </office:annotation>
            <text:p>0</text:p>
          </table:table-cell>
          <table:table-cell table:style-name="ce119" office:value-type="float" office:value="1">
            <office:annotation draw:style-name="gr9" draw:text-style-name="P1" svg:width="1.1413in" svg:height="0.2634in" svg:x="4.9287in" svg:y="6.0713in" draw:caption-point-x="-0.2402in" draw:caption-point-y="0.5976in">
              <dc:date>2015-08-03T00:00:00</dc:date>
              <text:p text:style-name="P1"><text:span text:style-name="T1">Đi <text:s/>Nha Trang</text:span></text:p>
            </office:annotation>
            <text:p>1</text:p>
          </table:table-cell>
          <table:table-cell table:style-name="ce119" office:value-type="float" office:value="1">
            <office:annotation draw:style-name="gr9" draw:text-style-name="P1" svg:width="1.1413in" svg:height="0.2634in" svg:x="5.3854in" svg:y="6.0713in" draw:caption-point-x="-0.2402in" draw:caption-point-y="0.5976in">
              <dc:date>2015-08-03T00:00:00</dc:date>
              <text:p text:style-name="P1"><text:span text:style-name="T1">Đi <text:s/>Nha Trang</text:span></text:p>
            </office:annotation>
            <text:p>1</text:p>
          </table:table-cell>
          <table:table-cell table:style-name="ce119" table:number-columns-repeated="2"/>
          <table:table-cell table:style-name="ce119" office:value-type="float" office:value="1">
            <office:annotation draw:style-name="gr9" draw:text-style-name="P1" svg:width="1.1413in" svg:height="0.2634in" svg:x="6.8205in" svg:y="6.0736in" draw:caption-point-x="-0.2402in" draw:caption-point-y="0.5953in">
              <dc:date>2015-08-11T00:00:00</dc:date>
              <text:p text:style-name="P1"><text:span text:style-name="T1">Máy bay delay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0"/>
          <table:table-cell table:style-name="ce42" table:number-columns-repeated="952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ThaoTP</text:p>
          </table:table-cell>
          <table:table-cell table:style-name="ce115" table:formula="of:=SUM([.D29:.AH29])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0"/>
          <table:table-cell table:style-name="ce42" table:number-columns-repeated="952"/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ThamDT</text:p>
          </table:table-cell>
          <table:table-cell table:style-name="ce115" table:formula="of:=SUM([.D30:.AH30])" office:value-type="float" office:value="1">
            <text:p>1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1">
            <office:annotation draw:style-name="gr9" draw:text-style-name="P1" svg:width="1.1413in" svg:height="0.2634in" svg:x="6.8205in" svg:y="6.5693in" draw:caption-point-x="-0.2402in" draw:caption-point-y="0.5953in">
              <dc:date>2015-08-11T00:00:00</dc:date>
              <text:p text:style-name="P1"><text:span text:style-name="T1">Bị ốm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0"/>
          <table:table-cell table:style-name="ce42" table:number-columns-repeated="952"/>
        </table:table-row>
        <table:table-row table:style-name="ro6">
          <table:table-cell table:style-name="ce41" office:value-type="float" office:value="28">
            <text:p>28</text:p>
          </table:table-cell>
          <table:table-cell table:style-name="ce43" office:value-type="string">
            <text:p>ThangHM</text:p>
          </table:table-cell>
          <table:table-cell table:style-name="ce115" table:formula="of:=SUM([.D31:.AH31])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0"/>
          <table:table-cell table:style-name="ce42" table:number-columns-repeated="952"/>
        </table:table-row>
        <table:table-row table:style-name="ro6">
          <table:table-cell table:style-name="ce41" office:value-type="float" office:value="29">
            <text:p>29</text:p>
          </table:table-cell>
          <table:table-cell table:style-name="ce43" office:value-type="string">
            <text:p>ThienTN</text:p>
          </table:table-cell>
          <table:table-cell table:style-name="ce115" table:formula="of:=SUM([.D32:.AH32])" office:value-type="float" office:value="1.5">
            <text:p>1.5</text:p>
          </table:table-cell>
          <table:table-cell table:style-name="ce119" table:number-columns-repeated="2"/>
          <table:table-cell table:style-name="ce119" office:value-type="float" office:value="1">
            <office:annotation draw:style-name="gr4" draw:text-style-name="P1" svg:width="1.1413in" svg:height="0.3902in" svg:x="3.5591in" svg:y="7.0618in" draw:caption-point-x="-0.2402in" draw:caption-point-y="0.598in">
              <dc:date>2015-08-03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19" office:value-type="float" office:value="0.5">
            <office:annotation draw:style-name="gr9" draw:text-style-name="P1" svg:width="1.1413in" svg:height="0.2634in" svg:x="4.0157in" svg:y="7.0626in" draw:caption-point-x="-0.2402in" draw:caption-point-y="0.5972in">
              <dc:date>2015-08-04T00:00:00</dc:date>
              <text:p text:style-name="P1"><text:span text:style-name="T1">Đang ở quê</text:span></text:p>
            </office:annotation>
            <text:p>0.5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9" draw:text-style-name="P1" svg:width="1.1413in" svg:height="0.2634in" svg:x="6.8205in" svg:y="7.0646in" draw:caption-point-x="-0.2402in" draw:caption-point-y="0.5953in">
              <dc:date>2015-08-11T00:00:00</dc:date>
              <text:p text:style-name="P1"><text:span text:style-name="T1">Đi làm trễ ~ 1h 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0"/>
          <table:table-cell table:style-name="ce42" table:number-columns-repeated="952"/>
        </table:table-row>
        <table:table-row table:style-name="ro6">
          <table:table-cell table:style-name="ce41" office:value-type="float" office:value="30">
            <text:p>30</text:p>
          </table:table-cell>
          <table:table-cell table:style-name="ce43" office:value-type="string">
            <text:p>ThieuNV</text:p>
          </table:table-cell>
          <table:table-cell table:style-name="ce115" table:formula="of:=SUM([.D33:.AH33])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9" draw:text-style-name="P1" svg:width="1.1413in" svg:height="0.2634in" svg:x="3.5591in" svg:y="7.3094in" draw:caption-point-x="-0.2402in" draw:caption-point-y="0.598in">
              <dc:date>2015-08-03T00:00:00</dc:date>
              <text:p text:style-name="P1"><text:span text:style-name="T1">Đ trễ 1h</text:span></text:p>
            </office:annotation>
            <text:p>0</text:p>
          </table:table-cell>
          <table:table-cell table:style-name="ce119" office:value-type="float" office:value="0">
            <office:annotation draw:style-name="gr9" draw:text-style-name="P1" svg:width="1.1413in" svg:height="0.2634in" svg:x="4.0157in" svg:y="7.3106in" draw:caption-point-x="-0.2402in" draw:caption-point-y="0.5969in">
              <dc:date>2015-08-04T00:00:00</dc:date>
              <text:p text:style-name="P1"><text:span text:style-name="T1">Đi trễ ~ 1h</text:span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0"/>
          <table:table-cell table:style-name="ce42" table:number-columns-repeated="952"/>
        </table:table-row>
        <table:table-row table:style-name="ro6">
          <table:table-cell table:style-name="ce41" office:value-type="float" office:value="31">
            <text:p>31</text:p>
          </table:table-cell>
          <table:table-cell table:style-name="ce43" office:value-type="string">
            <text:p>ThinhT</text:p>
          </table:table-cell>
          <table:table-cell table:style-name="ce115" table:formula="of:=SUM([.D34:.AH34])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0"/>
          <table:table-cell table:style-name="ce42" table:number-columns-repeated="952"/>
        </table:table-row>
        <table:table-row table:style-name="ro6">
          <table:table-cell table:style-name="ce41" office:value-type="float" office:value="32">
            <text:p>32</text:p>
          </table:table-cell>
          <table:table-cell table:style-name="ce43" office:value-type="string">
            <text:p>ThongDN</text:p>
          </table:table-cell>
          <table:table-cell table:style-name="ce115" table:formula="of:=SUM([.D35:.AH35])" office:value-type="float" office:value="1">
            <text:p>1</text:p>
          </table:table-cell>
          <table:table-cell table:style-name="ce119" table:number-columns-repeated="2"/>
          <table:table-cell table:style-name="ce119" office:value-type="float" office:value="1">
            <office:annotation draw:style-name="gr4" draw:text-style-name="P1" svg:width="1.1413in" svg:height="0.3902in" svg:x="3.5591in" svg:y="7.8047in" draw:caption-point-x="-0.2402in" draw:caption-point-y="0.598in">
              <dc:date>2015-08-03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0"/>
          <table:table-cell table:style-name="ce42" table:number-columns-repeated="952"/>
        </table:table-row>
        <table:table-row table:style-name="ro6">
          <table:table-cell table:style-name="ce41" office:value-type="float" office:value="33">
            <text:p>33</text:p>
          </table:table-cell>
          <table:table-cell table:style-name="ce43" office:value-type="string">
            <text:p>ThuyLTT</text:p>
          </table:table-cell>
          <table:table-cell table:style-name="ce115" table:formula="of:=SUM([.D36:.AH36])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0"/>
          <table:table-cell table:style-name="ce42" table:number-columns-repeated="952"/>
        </table:table-row>
        <table:table-row table:style-name="ro6">
          <table:table-cell table:style-name="ce41" office:value-type="float" office:value="34">
            <text:p>34</text:p>
          </table:table-cell>
          <table:table-cell table:style-name="ce43" office:value-type="string">
            <text:p>ToiDB</text:p>
          </table:table-cell>
          <table:table-cell table:style-name="ce115" table:formula="of:=SUM([.D37:.AH37])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0"/>
          <table:table-cell table:style-name="ce42" table:number-columns-repeated="952"/>
        </table:table-row>
        <table:table-row table:style-name="ro6">
          <table:table-cell table:style-name="ce41" office:value-type="float" office:value="35">
            <text:p>35</text:p>
          </table:table-cell>
          <table:table-cell table:style-name="ce43" office:value-type="string">
            <text:p>TuanND</text:p>
          </table:table-cell>
          <table:table-cell table:style-name="ce115" table:formula="of:=SUM([.D38:.AH38])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0"/>
          <table:table-cell table:style-name="ce42" table:number-columns-repeated="952"/>
        </table:table-row>
        <table:table-row table:style-name="ro6">
          <table:table-cell table:style-name="ce41" office:value-type="float" office:value="36">
            <text:p>36</text:p>
          </table:table-cell>
          <table:table-cell table:style-name="ce43" office:value-type="string">
            <text:p>VietBA</text:p>
          </table:table-cell>
          <table:table-cell table:style-name="ce115" table:formula="of:=SUM([.D39:.AH39])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0"/>
          <table:table-cell table:style-name="ce42" table:number-columns-repeated="952"/>
        </table:table-row>
        <table:table-row table:style-name="ro6">
          <table:table-cell table:style-name="ce41" office:value-type="float" office:value="37">
            <text:p>37</text:p>
          </table:table-cell>
          <table:table-cell table:style-name="ce43" office:value-type="string">
            <text:p>VinhP</text:p>
          </table:table-cell>
          <table:table-cell table:style-name="ce115" table:formula="of:=SUM([.D40:.AH40])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0"/>
          <table:table-cell table:style-name="ce42" table:number-columns-repeated="952"/>
        </table:table-row>
        <table:table-row table:style-name="ro6">
          <table:table-cell table:style-name="ce41" office:value-type="float" office:value="38">
            <text:p>38</text:p>
          </table:table-cell>
          <table:table-cell table:style-name="ce43" office:value-type="string">
            <text:p>VuNA</text:p>
          </table:table-cell>
          <table:table-cell table:style-name="ce115" table:formula="of:=SUM([.D41:.AH41])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20"/>
          <table:table-cell table:style-name="ce42" table:number-columns-repeated="952"/>
        </table:table-row>
        <table:table-row table:style-name="ro2" table:number-rows-repeated="65404">
          <table:table-cell table:style-name="ce42" table:number-columns-repeated="3"/>
          <table:table-cell table:style-name="ce120" table:number-columns-repeated="31"/>
          <table:table-cell table:style-name="ce42" table:number-columns-repeated="952"/>
        </table:table-row>
        <table:table-row table:style-name="ro2" table:number-rows-repeated="983130">
          <table:table-cell table:number-columns-repeated="986"/>
        </table:table-row>
        <table:table-row table:style-name="ro2">
          <table:table-cell table:number-columns-repeated="98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1" svg:font-family="Arial1"/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8/12/2015</text:date>, <text:time>09:2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5-08-12">08/12/2015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315</meta:editing-cycles>
    <meta:editing-duration>P7DT17H54M26S</meta:editing-duration>
    <meta:generator>OpenOffice/4.1.1$Win32 OpenOffice.org_project/411m6$Build-9775</meta:generator>
    <dc:date>2015-08-12T09:28:28.29</dc:date>
    <meta:document-statistic meta:table-count="11" meta:cell-count="5792" meta:object-count="0"/>
    <meta:user-defined meta:name="Info 1"/>
    <meta:user-defined meta:name="Info 2"/>
    <meta:user-defined meta:name="Info 3"/>
    <meta:user-defined meta:name="Info 4"/>
  </office:meta>
</office:document-meta>
</file>